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84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Open Nebula</text:p>
          </table:table-cell>
          <table:table-cell table:number-columns-repeated="2"/>
          <table:table-cell office:value-type="string" calcext:value-type="string">
            <text:p>DAS</text:p>
          </table:table-cell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4"/>
          <table:table-cell office:value-type="string" calcext:value-type="string">
            <text:p>Amazon 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text:s text:c="3"/>Intel (R) MPI Benchmarks 4.0 Update 1</text:p>
          </table:table-cell>
          <table:table-cell table:number-columns-repeated="2"/>
          <table:table-cell office:value-type="string" calcext:value-type="string">
            <text:p># <text:s text:c="3"/>Intel (R) MPI Benchmarks 4.0 Update 1</text:p>
          </table:table-cell>
          <table:table-cell table:number-columns-repeated="2"/>
          <table:table-cell office:value-type="string" calcext:value-type="string">
            <text:p># <text:s text:c="3"/>Intel (R) MPI Benchmarks 4.0 Update 1, MPI-1 part <text:s text:c="3"/></text:p>
          </table:table-cell>
          <table:table-cell table:number-columns-repeated="4"/>
          <table:table-cell office:value-type="string" calcext:value-type="string">
            <text:p># <text:s text:c="3"/>Intel (R) MPI Benchmarks 4.0 Update 1, MPI-1 p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Date <text:s text:c="17"/>: Wed Jun 17 16:15:38 2015</text:p>
          </table:table-cell>
          <table:table-cell office:value-type="string" calcext:value-type="string">
            <text:p><text:s/>MPI-1 part <text:s text:c="3"/></text:p>
          </table:table-cell>
          <table:table-cell/>
          <table:table-cell office:value-type="string" calcext:value-type="string">
            <text:p># Date <text:s text:c="17"/>: Wed Jun 17 15:56:13 2015</text:p>
          </table:table-cell>
          <table:table-cell table:number-columns-repeated="2"/>
          <table:table-cell office:value-type="string" calcext:value-type="string">
            <text:p># Date <text:s text:c="17"/></text:p>
          </table:table-cell>
          <table:table-cell table:style-name="ce1" office:value-type="date" office:date-value="2009-06-18" calcext:value-type="date">
            <text:p>06/18/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7 2015</text:p>
          </table:table-cell>
          <table:table-cell/>
          <table:table-cell office:value-type="string" calcext:value-type="string">
            <text:p># Date <text:s text:c="17"/></text:p>
          </table:table-cell>
          <table:table-cell table:style-name="ce1" office:value-type="date" office:date-value="2011-06-28" calcext:value-type="date">
            <text:p>06/28/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3 2015</text:p>
          </table:table-cell>
        </table:table-row>
        <table:table-row table:style-name="ro1">
          <table:table-cell office:value-type="string" calcext:value-type="string">
            <text:p># Machine <text:s text:c="14"/>: x86_64</text:p>
          </table:table-cell>
          <table:table-cell table:number-columns-repeated="2"/>
          <table:table-cell office:value-type="string" calcext:value-type="string">
            <text:p># Machine <text:s text:c="14"/>: x86_64</text:p>
          </table:table-cell>
          <table:table-cell table:number-columns-repeated="2"/>
          <table:table-cell office:value-type="string" calcext:value-type="string">
            <text:p># Machine <text:s text:c="14"/></text:p>
          </table:table-cell>
          <table:table-cell office:value-type="string" calcext:value-type="string">
            <text:p><text:s/>x86_64</text:p>
          </table:table-cell>
          <table:table-cell table:number-columns-repeated="3"/>
          <table:table-cell office:value-type="string" calcext:value-type="string">
            <text:p># Machine <text:s text:c="14"/></text:p>
          </table:table-cell>
          <table:table-cell office:value-type="string" calcext:value-type="string">
            <text:p><text:s/>x86_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System <text:s text:c="15"/>: Linux</text:p>
          </table:table-cell>
          <table:table-cell table:number-columns-repeated="2"/>
          <table:table-cell office:value-type="string" calcext:value-type="string">
            <text:p># System <text:s text:c="15"/>: Linux</text:p>
          </table:table-cell>
          <table:table-cell table:number-columns-repeated="2"/>
          <table:table-cell office:value-type="string" calcext:value-type="string">
            <text:p># System <text:s text:c="15"/></text:p>
          </table:table-cell>
          <table:table-cell office:value-type="string" calcext:value-type="string">
            <text:p><text:s/>Linux</text:p>
          </table:table-cell>
          <table:table-cell table:number-columns-repeated="3"/>
          <table:table-cell office:value-type="string" calcext:value-type="string">
            <text:p># System <text:s text:c="15"/></text:p>
          </table:table-cell>
          <table:table-cell office:value-type="string" calcext:value-type="string">
            <text:p><text:s/>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Release <text:s text:c="14"/>: 2.6.18-406.el5</text:p>
          </table:table-cell>
          <table:table-cell table:number-columns-repeated="2"/>
          <table:table-cell office:value-type="string" calcext:value-type="string">
            <text:p># Release <text:s text:c="14"/>: 2.6.32-358.18.1.el6.x86_64</text:p>
          </table:table-cell>
          <table:table-cell table:number-columns-repeated="2"/>
          <table:table-cell office:value-type="string" calcext:value-type="string">
            <text:p># Release <text:s text:c="14"/></text:p>
          </table:table-cell>
          <table:table-cell office:value-type="string" calcext:value-type="string">
            <text:p><text:s/>2.6.32-358.18.1.el6.x86_64</text:p>
          </table:table-cell>
          <table:table-cell table:number-columns-repeated="3"/>
          <table:table-cell office:value-type="string" calcext:value-type="string">
            <text:p># Release <text:s text:c="14"/></text:p>
          </table:table-cell>
          <table:table-cell office:value-type="string" calcext:value-type="string">
            <text:p><text:s/>2.6.18-348.12.1.el5.centos.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Version <text:s text:c="14"/>: #1 SMP Tue Jun 2 17:25:57 EDT 2015</text:p>
          </table:table-cell>
          <table:table-cell table:number-columns-repeated="2"/>
          <table:table-cell office:value-type="string" calcext:value-type="string">
            <text:p># Version <text:s text:c="14"/>: #1 SMP Wed Aug 28 17:19:38 UTC 2013</text:p>
          </table:table-cell>
          <table:table-cell table:number-columns-repeated="2"/>
          <table:table-cell office:value-type="string" calcext:value-type="string">
            <text:p># Version <text:s text:c="14"/></text:p>
          </table:table-cell>
          <table:table-cell office:value-type="string" calcext:value-type="string">
            <text:p><text:s/>#1 SMP Wed Aug 28 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UTC 2013</text:p>
          </table:table-cell>
          <table:table-cell/>
          <table:table-cell office:value-type="string" calcext:value-type="string">
            <text:p># Version <text:s text:c="14"/></text:p>
          </table:table-cell>
          <table:table-cell office:value-type="string" calcext:value-type="string">
            <text:p><text:s/>#1 SMP Wed Jul 10 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 EDT 2013</text:p>
          </table:table-cell>
        </table:table-row>
        <table:table-row table:style-name="ro1">
          <table:table-cell office:value-type="string" calcext:value-type="string">
            <text:p># MPI Version <text:s text:c="10"/>: 2.1</text:p>
          </table:table-cell>
          <table:table-cell table:number-columns-repeated="2"/>
          <table:table-cell office:value-type="string" calcext:value-type="string">
            <text:p># MPI Version <text:s text:c="10"/>: 2.1</text:p>
          </table:table-cell>
          <table:table-cell table:number-columns-repeated="2"/>
          <table:table-cell office:value-type="string" calcext:value-type="string">
            <text:p># MPI Version <text:s text:c="10"/></text:p>
          </table:table-cell>
          <table:table-cell office:value-type="float" office:value="2.1" calcext:value-type="float">
            <text:p>2.1</text:p>
          </table:table-cell>
          <table:table-cell table:number-columns-repeated="3"/>
          <table:table-cell office:value-type="string" calcext:value-type="string">
            <text:p># MPI Version <text:s text:c="10"/>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 Thread Environment: </text:p>
          </table:table-cell>
          <table:table-cell table:number-columns-repeated="2"/>
          <table:table-cell office:value-type="string" calcext:value-type="string">
            <text:p># MPI Thread Environment: </text:p>
          </table:table-cell>
          <table:table-cell table:number-columns-repeated="2"/>
          <table:table-cell office:value-type="string" calcext:value-type="string">
            <text:p># MPI Thread Environment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# MPI Thread Environ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New default behavior from Version 3.2 on:</text:p>
          </table:table-cell>
          <table:table-cell table:number-columns-repeated="2"/>
          <table:table-cell office:value-type="string" calcext:value-type="string">
            <text:p># New default behavior from Version 3.2 on:</text:p>
          </table:table-cell>
          <table:table-cell table:number-columns-repeated="2"/>
          <table:table-cell office:value-type="string" calcext:value-type="string">
            <text:p># New default behavior from Version 3.2 on</text:p>
          </table:table-cell>
          <table:table-cell table:number-columns-repeated="4"/>
          <table:table-cell office:value-type="string" calcext:value-type="string">
            <text:p># New default behavior from Version 3.2 on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the number of iterations per message size is cut down </text:p>
          </table:table-cell>
          <table:table-cell table:number-columns-repeated="2"/>
          <table:table-cell office:value-type="string" calcext:value-type="string">
            <text:p># the number of iterations per message size is cut down </text:p>
          </table:table-cell>
          <table:table-cell table:number-columns-repeated="2"/>
          <table:table-cell office:value-type="string" calcext:value-type="string">
            <text:p># the number of iterations per message size is cut down </text:p>
          </table:table-cell>
          <table:table-cell table:number-columns-repeated="4"/>
          <table:table-cell office:value-type="string" calcext:value-type="string">
            <text:p># the number of iterations per message size is cut 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dynamically when a certain run time (per message size sample) </text:p>
          </table:table-cell>
          <table:table-cell table:number-columns-repeated="2"/>
          <table:table-cell office:value-type="string" calcext:value-type="string">
            <text:p># dynamically when a certain run time (per message size sample) </text:p>
          </table:table-cell>
          <table:table-cell table:number-columns-repeated="2"/>
          <table:table-cell office:value-type="string" calcext:value-type="string">
            <text:p># dynamically when a certain run time (per message size sample) </text:p>
          </table:table-cell>
          <table:table-cell table:number-columns-repeated="4"/>
          <table:table-cell office:value-type="string" calcext:value-type="string">
            <text:p># dynamically when a certain run time (per message size samp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is expected to be exceeded. Time limit is defined by variable </text:p>
          </table:table-cell>
          <table:table-cell table:number-columns-repeated="2"/>
          <table:table-cell office:value-type="string" calcext:value-type="string">
            <text:p># is expected to be exceeded. Time limit is defined by variable </text:p>
          </table:table-cell>
          <table:table-cell table:number-columns-repeated="2"/>
          <table:table-cell office:value-type="string" calcext:value-type="string">
            <text:p># is expected to be exceeded. Time limit is defined by variable </text:p>
          </table:table-cell>
          <table:table-cell table:number-columns-repeated="4"/>
          <table:table-cell office:value-type="string" calcext:value-type="string">
            <text:p># is expected to be exceeded. Time limit is defined by vari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"SECS_PER_SAMPLE" (=&gt; IMB_settings.h) </text:p>
          </table:table-cell>
          <table:table-cell table:number-columns-repeated="2"/>
          <table:table-cell office:value-type="string" calcext:value-type="string">
            <text:p># "SECS_PER_SAMPLE" (=&gt; IMB_settings.h) </text:p>
          </table:table-cell>
          <table:table-cell table:number-columns-repeated="2"/>
          <table:table-cell office:value-type="string" calcext:value-type="string">
            <text:p># "SECS_PER_SAMPLE" (=&gt; IMB_settings.h) </text:p>
          </table:table-cell>
          <table:table-cell table:number-columns-repeated="4"/>
          <table:table-cell office:value-type="string" calcext:value-type="string">
            <text:p># "SECS_PER_SAMPLE" (=&gt; IMB_settings.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or through the flag =&gt; -time </text:p>
          </table:table-cell>
          <table:table-cell table:number-columns-repeated="2"/>
          <table:table-cell office:value-type="string" calcext:value-type="string">
            <text:p># or through the flag =&gt; -time </text:p>
          </table:table-cell>
          <table:table-cell table:number-columns-repeated="2"/>
          <table:table-cell office:value-type="string" calcext:value-type="string">
            <text:p># or through the flag =&gt; -time </text:p>
          </table:table-cell>
          <table:table-cell table:number-columns-repeated="4"/>
          <table:table-cell office:value-type="string" calcext:value-type="string">
            <text:p># or through the flag =&gt; -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# Calling sequence was: </text:p>
          </table:table-cell>
          <table:table-cell table:number-columns-repeated="2"/>
          <table:table-cell office:value-type="string" calcext:value-type="string">
            <text:p># Calling sequence was: </text:p>
          </table:table-cell>
          <table:table-cell table:number-columns-repeated="2"/>
          <table:table-cell office:value-type="string" calcext:value-type="string">
            <text:p># Calling sequence wa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# Calling sequence was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/root/test/imb/src/IMB-MPI1</text:p>
          </table:table-cell>
          <table:table-cell table:number-columns-repeated="2"/>
          <table:table-cell office:value-type="string" calcext:value-type="string">
            <text:p># /home/hdermois/test/imb/src/IMB-MPI1</text:p>
          </table:table-cell>
          <table:table-cell table:number-columns-repeated="2"/>
          <table:table-cell office:value-type="string" calcext:value-type="string">
            <text:p># /home/hdermois/test/imb/src/IMB-MPI1</text:p>
          </table:table-cell>
          <table:table-cell table:number-columns-repeated="4"/>
          <table:table-cell office:value-type="string" calcext:value-type="string">
            <text:p># /root/imb/src/IMB-MPI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Minimum message length in bytes: <text:s text:c="2"/>0</text:p>
          </table:table-cell>
          <table:table-cell table:number-columns-repeated="2"/>
          <table:table-cell office:value-type="string" calcext:value-type="string">
            <text:p># Minimum message length in bytes: <text:s text:c="2"/>0</text:p>
          </table:table-cell>
          <table:table-cell table:number-columns-repeated="2"/>
          <table:table-cell office:value-type="string" calcext:value-type="string">
            <text:p># Minimum message length in byte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# Minimum message length in byte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ximum message length in bytes: <text:s text:c="2"/>4194304</text:p>
          </table:table-cell>
          <table:table-cell table:number-columns-repeated="2"/>
          <table:table-cell office:value-type="string" calcext:value-type="string">
            <text:p># Maximum message length in bytes: <text:s text:c="2"/>4194304</text:p>
          </table:table-cell>
          <table:table-cell table:number-columns-repeated="2"/>
          <table:table-cell office:value-type="string" calcext:value-type="string">
            <text:p># Maximum message length in bytes</text:p>
          </table:table-cell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string" calcext:value-type="string">
            <text:p># Maximum message length in bytes</text:p>
          </table:table-cell>
          <table:table-cell office:value-type="float" office:value="4194304" calcext:value-type="float">
            <text:p>4194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MPI_Datatype <text:s text:c="18"/>: <text:s text:c="2"/>MPI_BYTE </text:p>
          </table:table-cell>
          <table:table-cell table:number-columns-repeated="2"/>
          <table:table-cell office:value-type="string" calcext:value-type="string">
            <text:p># MPI_Datatype <text:s text:c="18"/>: <text:s text:c="2"/>MPI_BYTE </text:p>
          </table:table-cell>
          <table:table-cell table:number-columns-repeated="2"/>
          <table:table-cell office:value-type="string" calcext:value-type="string">
            <text:p># MPI_Datatype <text:s text:c="18"/></text:p>
          </table:table-cell>
          <table:table-cell office:value-type="string" calcext:value-type="string">
            <text:p><text:s text:c="3"/>MPI_BYTE </text:p>
          </table:table-cell>
          <table:table-cell table:number-columns-repeated="3"/>
          <table:table-cell office:value-type="string" calcext:value-type="string">
            <text:p># MPI_Datatype <text:s text:c="18"/></text:p>
          </table:table-cell>
          <table:table-cell office:value-type="string" calcext:value-type="string">
            <text:p><text:s text:c="3"/>MPI_B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_Datatype for reductions <text:s text:c="3"/>: <text:s text:c="2"/>MPI_FLOAT</text:p>
          </table:table-cell>
          <table:table-cell table:number-columns-repeated="2"/>
          <table:table-cell office:value-type="string" calcext:value-type="string">
            <text:p># MPI_Datatype for reductions <text:s text:c="3"/>: <text:s text:c="2"/>MPI_FLOAT</text:p>
          </table:table-cell>
          <table:table-cell table:number-columns-repeated="2"/>
          <table:table-cell office:value-type="string" calcext:value-type="string">
            <text:p># MPI_Datatype for reductions <text:s text:c="3"/></text:p>
          </table:table-cell>
          <table:table-cell office:value-type="string" calcext:value-type="string">
            <text:p><text:s text:c="3"/>MPI_FLOAT</text:p>
          </table:table-cell>
          <table:table-cell table:number-columns-repeated="3"/>
          <table:table-cell office:value-type="string" calcext:value-type="string">
            <text:p># MPI_Datatype for reductions <text:s text:c="3"/></text:p>
          </table:table-cell>
          <table:table-cell office:value-type="string" calcext:value-type="string">
            <text:p><text:s text:c="3"/>MPI_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_Op <text:s text:c="24"/>: <text:s text:c="2"/>MPI_SUM <text:s/></text:p>
          </table:table-cell>
          <table:table-cell table:number-columns-repeated="2"/>
          <table:table-cell office:value-type="string" calcext:value-type="string">
            <text:p># MPI_Op <text:s text:c="24"/>: <text:s text:c="2"/>MPI_SUM <text:s/></text:p>
          </table:table-cell>
          <table:table-cell table:number-columns-repeated="2"/>
          <table:table-cell office:value-type="string" calcext:value-type="string">
            <text:p># MPI_Op <text:s text:c="24"/></text:p>
          </table:table-cell>
          <table:table-cell office:value-type="string" calcext:value-type="string">
            <text:p><text:s text:c="3"/>MPI_SUM <text:s/></text:p>
          </table:table-cell>
          <table:table-cell table:number-columns-repeated="3"/>
          <table:table-cell office:value-type="string" calcext:value-type="string">
            <text:p># MPI_Op <text:s text:c="24"/></text:p>
          </table:table-cell>
          <table:table-cell office:value-type="string" calcext:value-type="string">
            <text:p><text:s text:c="3"/>MPI_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List of Benchmarks to run:</text:p>
          </table:table-cell>
          <table:table-cell table:number-columns-repeated="2"/>
          <table:table-cell office:value-type="string" calcext:value-type="string">
            <text:p># List of Benchmarks to run:</text:p>
          </table:table-cell>
          <table:table-cell table:number-columns-repeated="2"/>
          <table:table-cell office:value-type="string" calcext:value-type="string">
            <text:p># List of Benchmarks to run</text:p>
          </table:table-cell>
          <table:table-cell table:number-columns-repeated="4"/>
          <table:table-cell office:value-type="string" calcext:value-type="string">
            <text:p># List of Benchmarks to run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PingPong</text:p>
          </table:table-cell>
          <table:table-cell table:number-columns-repeated="2"/>
          <table:table-cell office:value-type="string" calcext:value-type="string">
            <text:p># PingPong</text:p>
          </table:table-cell>
          <table:table-cell table:number-columns-repeated="2"/>
          <table:table-cell office:value-type="string" calcext:value-type="string">
            <text:p># PingPong</text:p>
          </table:table-cell>
          <table:table-cell table:number-columns-repeated="4"/>
          <table:table-cell office:value-type="string" calcext:value-type="string">
            <text:p># PingP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PingPing</text:p>
          </table:table-cell>
          <table:table-cell table:number-columns-repeated="2"/>
          <table:table-cell office:value-type="string" calcext:value-type="string">
            <text:p># PingPing</text:p>
          </table:table-cell>
          <table:table-cell table:number-columns-repeated="2"/>
          <table:table-cell office:value-type="string" calcext:value-type="string">
            <text:p># PingPing</text:p>
          </table:table-cell>
          <table:table-cell table:number-columns-repeated="4"/>
          <table:table-cell office:value-type="string" calcext:value-type="string">
            <text:p># Ping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endrecv</text:p>
          </table:table-cell>
          <table:table-cell table:number-columns-repeated="2"/>
          <table:table-cell office:value-type="string" calcext:value-type="string">
            <text:p># Sendrecv</text:p>
          </table:table-cell>
          <table:table-cell table:number-columns-repeated="2"/>
          <table:table-cell office:value-type="string" calcext:value-type="string">
            <text:p># Sendrecv</text:p>
          </table:table-cell>
          <table:table-cell table:number-columns-repeated="4"/>
          <table:table-cell office:value-type="string" calcext:value-type="string">
            <text:p># Sendrec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Exchange</text:p>
          </table:table-cell>
          <table:table-cell table:number-columns-repeated="2"/>
          <table:table-cell office:value-type="string" calcext:value-type="string">
            <text:p># Exchange</text:p>
          </table:table-cell>
          <table:table-cell table:number-columns-repeated="2"/>
          <table:table-cell office:value-type="string" calcext:value-type="string">
            <text:p># Exchange</text:p>
          </table:table-cell>
          <table:table-cell table:number-columns-repeated="4"/>
          <table:table-cell office:value-type="string" calcext:value-type="string">
            <text:p># Ex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reduce</text:p>
          </table:table-cell>
          <table:table-cell table:number-columns-repeated="2"/>
          <table:table-cell office:value-type="string" calcext:value-type="string">
            <text:p># Allreduce</text:p>
          </table:table-cell>
          <table:table-cell table:number-columns-repeated="2"/>
          <table:table-cell office:value-type="string" calcext:value-type="string">
            <text:p># Allreduce</text:p>
          </table:table-cell>
          <table:table-cell table:number-columns-repeated="4"/>
          <table:table-cell office:value-type="string" calcext:value-type="string">
            <text:p># All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Reduce</text:p>
          </table:table-cell>
          <table:table-cell table:number-columns-repeated="2"/>
          <table:table-cell office:value-type="string" calcext:value-type="string">
            <text:p># Reduce</text:p>
          </table:table-cell>
          <table:table-cell table:number-columns-repeated="2"/>
          <table:table-cell office:value-type="string" calcext:value-type="string">
            <text:p># Reduce</text:p>
          </table:table-cell>
          <table:table-cell table:number-columns-repeated="4"/>
          <table:table-cell office:value-type="string" calcext:value-type="string">
            <text:p># 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Reduce_scatter</text:p>
          </table:table-cell>
          <table:table-cell table:number-columns-repeated="2"/>
          <table:table-cell office:value-type="string" calcext:value-type="string">
            <text:p># Reduce_scatter</text:p>
          </table:table-cell>
          <table:table-cell table:number-columns-repeated="2"/>
          <table:table-cell office:value-type="string" calcext:value-type="string">
            <text:p># Reduce_scatter</text:p>
          </table:table-cell>
          <table:table-cell table:number-columns-repeated="4"/>
          <table:table-cell office:value-type="string" calcext:value-type="string">
            <text:p># Reduce_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gather</text:p>
          </table:table-cell>
          <table:table-cell table:number-columns-repeated="2"/>
          <table:table-cell office:value-type="string" calcext:value-type="string">
            <text:p># Allgather</text:p>
          </table:table-cell>
          <table:table-cell table:number-columns-repeated="2"/>
          <table:table-cell office:value-type="string" calcext:value-type="string">
            <text:p># Allgather</text:p>
          </table:table-cell>
          <table:table-cell table:number-columns-repeated="4"/>
          <table:table-cell office:value-type="string" calcext:value-type="string">
            <text:p># All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gatherv</text:p>
          </table:table-cell>
          <table:table-cell table:number-columns-repeated="2"/>
          <table:table-cell office:value-type="string" calcext:value-type="string">
            <text:p># Allgatherv</text:p>
          </table:table-cell>
          <table:table-cell table:number-columns-repeated="2"/>
          <table:table-cell office:value-type="string" calcext:value-type="string">
            <text:p># Allgatherv</text:p>
          </table:table-cell>
          <table:table-cell table:number-columns-repeated="4"/>
          <table:table-cell office:value-type="string" calcext:value-type="string">
            <text:p># All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Gather</text:p>
          </table:table-cell>
          <table:table-cell table:number-columns-repeated="2"/>
          <table:table-cell office:value-type="string" calcext:value-type="string">
            <text:p># Gather</text:p>
          </table:table-cell>
          <table:table-cell table:number-columns-repeated="2"/>
          <table:table-cell office:value-type="string" calcext:value-type="string">
            <text:p># Gather</text:p>
          </table:table-cell>
          <table:table-cell table:number-columns-repeated="4"/>
          <table:table-cell office:value-type="string" calcext:value-type="string">
            <text:p># 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Gatherv</text:p>
          </table:table-cell>
          <table:table-cell table:number-columns-repeated="2"/>
          <table:table-cell office:value-type="string" calcext:value-type="string">
            <text:p># Gatherv</text:p>
          </table:table-cell>
          <table:table-cell table:number-columns-repeated="2"/>
          <table:table-cell office:value-type="string" calcext:value-type="string">
            <text:p># Gatherv</text:p>
          </table:table-cell>
          <table:table-cell table:number-columns-repeated="4"/>
          <table:table-cell office:value-type="string" calcext:value-type="string">
            <text:p># 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catter</text:p>
          </table:table-cell>
          <table:table-cell table:number-columns-repeated="2"/>
          <table:table-cell office:value-type="string" calcext:value-type="string">
            <text:p># Scatter</text:p>
          </table:table-cell>
          <table:table-cell table:number-columns-repeated="2"/>
          <table:table-cell office:value-type="string" calcext:value-type="string">
            <text:p># Scatter</text:p>
          </table:table-cell>
          <table:table-cell table:number-columns-repeated="4"/>
          <table:table-cell office:value-type="string" calcext:value-type="string">
            <text:p># 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catterv</text:p>
          </table:table-cell>
          <table:table-cell table:number-columns-repeated="2"/>
          <table:table-cell office:value-type="string" calcext:value-type="string">
            <text:p># Scatterv</text:p>
          </table:table-cell>
          <table:table-cell table:number-columns-repeated="2"/>
          <table:table-cell office:value-type="string" calcext:value-type="string">
            <text:p># Scatterv</text:p>
          </table:table-cell>
          <table:table-cell table:number-columns-repeated="4"/>
          <table:table-cell office:value-type="string" calcext:value-type="string">
            <text:p># Scatt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toall</text:p>
          </table:table-cell>
          <table:table-cell table:number-columns-repeated="2"/>
          <table:table-cell office:value-type="string" calcext:value-type="string">
            <text:p># Alltoall</text:p>
          </table:table-cell>
          <table:table-cell table:number-columns-repeated="2"/>
          <table:table-cell office:value-type="string" calcext:value-type="string">
            <text:p># Alltoall</text:p>
          </table:table-cell>
          <table:table-cell table:number-columns-repeated="4"/>
          <table:table-cell office:value-type="string" calcext:value-type="string">
            <text:p># Allto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toallv</text:p>
          </table:table-cell>
          <table:table-cell table:number-columns-repeated="2"/>
          <table:table-cell office:value-type="string" calcext:value-type="string">
            <text:p># Alltoallv</text:p>
          </table:table-cell>
          <table:table-cell table:number-columns-repeated="2"/>
          <table:table-cell office:value-type="string" calcext:value-type="string">
            <text:p># Alltoallv</text:p>
          </table:table-cell>
          <table:table-cell table:number-columns-repeated="4"/>
          <table:table-cell office:value-type="string" calcext:value-type="string">
            <text:p># Alltoall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cast</text:p>
          </table:table-cell>
          <table:table-cell table:number-columns-repeated="2"/>
          <table:table-cell office:value-type="string" calcext:value-type="string">
            <text:p># Bcast</text:p>
          </table:table-cell>
          <table:table-cell table:number-columns-repeated="2"/>
          <table:table-cell office:value-type="string" calcext:value-type="string">
            <text:p># Bcast</text:p>
          </table:table-cell>
          <table:table-cell table:number-columns-repeated="4"/>
          <table:table-cell office:value-type="string" calcext:value-type="string">
            <text:p># Bc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arrier</text:p>
          </table:table-cell>
          <table:table-cell table:number-columns-repeated="2"/>
          <table:table-cell office:value-type="string" calcext:value-type="string">
            <text:p># Barrier</text:p>
          </table:table-cell>
          <table:table-cell table:number-columns-repeated="2"/>
          <table:table-cell office:value-type="string" calcext:value-type="string">
            <text:p># Barrier</text:p>
          </table:table-cell>
          <table:table-cell table:number-columns-repeated="4"/>
          <table:table-cell office:value-type="string" calcext:value-type="string">
            <text:p># Barrier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PingPong </text:p>
          </table:table-cell>
          <table:table-cell table:number-columns-repeated="2"/>
          <table:table-cell office:value-type="string" calcext:value-type="string">
            <text:p># Benchmarking PingPong </text:p>
          </table:table-cell>
          <table:table-cell table:number-columns-repeated="2"/>
          <table:table-cell office:value-type="string" calcext:value-type="string">
            <text:p># Benchmarking PingPong </text:p>
          </table:table-cell>
          <table:table-cell table:number-columns-repeated="4"/>
          <table:table-cell office:value-type="string" calcext:value-type="string">
            <text:p># Benchmarking PingP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4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12.75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3.8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46.55 <text:s text:c="8"/>0.00</text:p>
          </table:table-cell>
          <table:table-cell table:number-columns-repeated="4"/>
          <table:table-cell office:value-type="string" calcext:value-type="string">
            <text:p><text:s text:c="12"/>0 <text:s text:c="8"/>1000 <text:s text:c="7"/>81.82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4.01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2.25 <text:s text:c="8"/>0.42</text:p>
          </table:table-cell>
          <table:table-cell table:number-columns-repeated="2"/>
          <table:table-cell office:value-type="string" calcext:value-type="string">
            <text:p><text:s text:c="12"/>1 <text:s text:c="8"/>1000 <text:s text:c="7"/>47.68 <text:s text:c="8"/>0.02</text:p>
          </table:table-cell>
          <table:table-cell table:number-columns-repeated="4"/>
          <table:table-cell office:value-type="string" calcext:value-type="string">
            <text:p><text:s text:c="12"/>1 <text:s text:c="8"/>1000 <text:s text:c="7"/>81.32 <text:s text:c="8"/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8 <text:s text:c="8"/>0.02</text:p>
          </table:table-cell>
          <table:table-cell table:number-columns-repeated="2"/>
          <table:table-cell office:value-type="string" calcext:value-type="string">
            <text:p><text:s text:c="12"/>2 <text:s text:c="8"/>1000 <text:s text:c="8"/>4.19 <text:s text:c="8"/>0.45</text:p>
          </table:table-cell>
          <table:table-cell table:number-columns-repeated="2"/>
          <table:table-cell office:value-type="string" calcext:value-type="string">
            <text:p><text:s text:c="12"/>2 <text:s text:c="8"/>1000 <text:s text:c="7"/>45.65 <text:s text:c="8"/>0.04</text:p>
          </table:table-cell>
          <table:table-cell table:number-columns-repeated="4"/>
          <table:table-cell office:value-type="string" calcext:value-type="string">
            <text:p><text:s text:c="12"/>2 <text:s text:c="8"/>1000 <text:s text:c="7"/>80.25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4.93 <text:s text:c="8"/>0.03</text:p>
          </table:table-cell>
          <table:table-cell table:number-columns-repeated="2"/>
          <table:table-cell office:value-type="string" calcext:value-type="string">
            <text:p><text:s text:c="12"/>4 <text:s text:c="8"/>1000 <text:s text:c="8"/>2.62 <text:s text:c="8"/>1.45</text:p>
          </table:table-cell>
          <table:table-cell table:number-columns-repeated="2"/>
          <table:table-cell office:value-type="string" calcext:value-type="string">
            <text:p><text:s text:c="12"/>4 <text:s text:c="8"/>1000 <text:s text:c="7"/>41.81 <text:s text:c="8"/>0.09</text:p>
          </table:table-cell>
          <table:table-cell table:number-columns-repeated="4"/>
          <table:table-cell office:value-type="string" calcext:value-type="string">
            <text:p><text:s text:c="12"/>4 <text:s text:c="8"/>1000 <text:s text:c="7"/>80.95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7.94 <text:s text:c="8"/>0.06</text:p>
          </table:table-cell>
          <table:table-cell table:number-columns-repeated="2"/>
          <table:table-cell office:value-type="string" calcext:value-type="string">
            <text:p><text:s text:c="12"/>8 <text:s text:c="8"/>1000 <text:s text:c="8"/>2.18 <text:s text:c="8"/>3.50</text:p>
          </table:table-cell>
          <table:table-cell table:number-columns-repeated="2"/>
          <table:table-cell office:value-type="string" calcext:value-type="string">
            <text:p><text:s text:c="12"/>8 <text:s text:c="8"/>1000 <text:s text:c="7"/>44.69 <text:s text:c="8"/>0.17</text:p>
          </table:table-cell>
          <table:table-cell table:number-columns-repeated="4"/>
          <table:table-cell office:value-type="string" calcext:value-type="string">
            <text:p><text:s text:c="12"/>8 <text:s text:c="8"/>1000 <text:s text:c="7"/>80.70 <text:s text:c="8"/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68 <text:s text:c="8"/>0.13</text:p>
          </table:table-cell>
          <table:table-cell table:number-columns-repeated="2"/>
          <table:table-cell office:value-type="string" calcext:value-type="string">
            <text:p><text:s text:c="11"/>16 <text:s text:c="8"/>1000 <text:s text:c="8"/>5.11 <text:s text:c="8"/>2.99</text:p>
          </table:table-cell>
          <table:table-cell table:number-columns-repeated="2"/>
          <table:table-cell office:value-type="string" calcext:value-type="string">
            <text:p><text:s text:c="11"/>16 <text:s text:c="8"/>1000 <text:s text:c="7"/>42.08 <text:s text:c="8"/>0.36</text:p>
          </table:table-cell>
          <table:table-cell table:number-columns-repeated="4"/>
          <table:table-cell office:value-type="string" calcext:value-type="string">
            <text:p><text:s text:c="11"/>16 <text:s text:c="8"/>1000 <text:s text:c="7"/>80.71 <text:s text:c="8"/>0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91 <text:s text:c="8"/>0.27</text:p>
          </table:table-cell>
          <table:table-cell table:number-columns-repeated="2"/>
          <table:table-cell office:value-type="string" calcext:value-type="string">
            <text:p><text:s text:c="11"/>32 <text:s text:c="8"/>1000 <text:s text:c="8"/>3.26 <text:s text:c="8"/>9.37</text:p>
          </table:table-cell>
          <table:table-cell table:number-columns-repeated="2"/>
          <table:table-cell office:value-type="string" calcext:value-type="string">
            <text:p><text:s text:c="11"/>32 <text:s text:c="8"/>1000 <text:s text:c="7"/>47.92 <text:s text:c="8"/>0.64</text:p>
          </table:table-cell>
          <table:table-cell table:number-columns-repeated="4"/>
          <table:table-cell office:value-type="string" calcext:value-type="string">
            <text:p><text:s text:c="11"/>32 <text:s text:c="8"/>1000 <text:s text:c="7"/>81.02 <text:s text:c="8"/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0.11 <text:s text:c="8"/>0.61</text:p>
          </table:table-cell>
          <table:table-cell table:number-columns-repeated="2"/>
          <table:table-cell office:value-type="string" calcext:value-type="string">
            <text:p><text:s text:c="11"/>64 <text:s text:c="8"/>1000 <text:s text:c="8"/>5.85 <text:s text:c="7"/>10.44</text:p>
          </table:table-cell>
          <table:table-cell table:number-columns-repeated="2"/>
          <table:table-cell office:value-type="string" calcext:value-type="string">
            <text:p><text:s text:c="11"/>64 <text:s text:c="8"/>1000 <text:s text:c="7"/>48.22 <text:s text:c="8"/>1.27</text:p>
          </table:table-cell>
          <table:table-cell table:number-columns-repeated="4"/>
          <table:table-cell office:value-type="string" calcext:value-type="string">
            <text:p><text:s text:c="11"/>64 <text:s text:c="8"/>1000 <text:s text:c="7"/>82.87 <text:s text:c="8"/>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0.87 <text:s text:c="8"/>1.21</text:p>
          </table:table-cell>
          <table:table-cell table:number-columns-repeated="2"/>
          <table:table-cell office:value-type="string" calcext:value-type="string">
            <text:p><text:s text:c="10"/>128 <text:s text:c="8"/>1000 <text:s text:c="8"/>5.47 <text:s text:c="7"/>22.30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43 <text:s text:c="8"/>2.52</text:p>
          </table:table-cell>
          <table:table-cell table:number-columns-repeated="4"/>
          <table:table-cell office:value-type="string" calcext:value-type="string">
            <text:p><text:s text:c="10"/>128 <text:s text:c="8"/>1000 <text:s text:c="7"/>81.76 <text:s text:c="8"/>1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5.15 <text:s text:c="8"/>2.32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69 <text:s text:c="7"/>66.14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1 <text:s text:c="8"/>4.93</text:p>
          </table:table-cell>
          <table:table-cell table:number-columns-repeated="4"/>
          <table:table-cell office:value-type="string" calcext:value-type="string">
            <text:p><text:s text:c="10"/>256 <text:s text:c="8"/>1000 <text:s text:c="7"/>83.15 <text:s text:c="8"/>2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08.65 <text:s text:c="8"/>4.49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04 <text:s text:c="6"/>121.00</text:p>
          </table:table-cell>
          <table:table-cell table:number-columns-repeated="2"/>
          <table:table-cell office:value-type="string" calcext:value-type="string">
            <text:p><text:s text:c="10"/>512 <text:s text:c="8"/>1000 <text:s text:c="7"/>50.95 <text:s text:c="8"/>9.58</text:p>
          </table:table-cell>
          <table:table-cell table:number-columns-repeated="4"/>
          <table:table-cell office:value-type="string" calcext:value-type="string">
            <text:p><text:s text:c="10"/>512 <text:s text:c="8"/>1000 <text:s text:c="7"/>87.67 <text:s text:c="8"/>5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0.76 <text:s text:c="8"/>7.47</text:p>
          </table:table-cell>
          <table:table-cell table:number-columns-repeated="2"/>
          <table:table-cell office:value-type="string" calcext:value-type="string">
            <text:p><text:s text:c="9"/>1024 <text:s text:c="8"/>1000 <text:s text:c="8"/>4.93 <text:s text:c="6"/>197.90</text:p>
          </table:table-cell>
          <table:table-cell table:number-columns-repeated="2"/>
          <table:table-cell office:value-type="string" calcext:value-type="string">
            <text:p><text:s text:c="9"/>1024 <text:s text:c="8"/>1000 <text:s text:c="7"/>56.97 <text:s text:c="7"/>17.14</text:p>
          </table:table-cell>
          <table:table-cell table:number-columns-repeated="4"/>
          <table:table-cell office:value-type="string" calcext:value-type="string">
            <text:p><text:s text:c="9"/>1024 <text:s text:c="8"/>1000 <text:s text:c="7"/>91.40 <text:s text:c="7"/>1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69.74 <text:s text:c="8"/>7.24</text:p>
          </table:table-cell>
          <table:table-cell table:number-columns-repeated="2"/>
          <table:table-cell office:value-type="string" calcext:value-type="string">
            <text:p><text:s text:c="9"/>2048 <text:s text:c="8"/>1000 <text:s text:c="8"/>5.96 <text:s text:c="6"/>327.46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36 <text:s text:c="7"/>28.57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2.96 <text:s text:c="7"/>18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4.64 <text:s text:c="7"/>11.33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36 <text:s text:c="6"/>530.9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9.08 <text:s text:c="7"/>49.40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5.58 <text:s text:c="7"/>31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62.49 <text:s text:c="7"/>21.55</text:p>
          </table:table-cell>
          <table:table-cell table:number-columns-repeated="2"/>
          <table:table-cell office:value-type="string" calcext:value-type="string">
            <text:p><text:s text:c="9"/>8192 <text:s text:c="8"/>1000 <text:s text:c="8"/>9.93 <text:s text:c="6"/>786.99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12 <text:s text:c="7"/>75.76</text:p>
          </table:table-cell>
          <table:table-cell table:number-columns-repeated="4"/>
          <table:table-cell office:value-type="string" calcext:value-type="string">
            <text:p><text:s text:c="9"/>8192 <text:s text:c="8"/>1000 <text:s text:c="6"/>143.53 <text:s text:c="7"/>54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19.48 <text:s text:c="7"/>30.08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9.66 <text:s text:c="6"/>794.8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9.36 <text:s text:c="7"/>74.63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16.97 <text:s text:c="7"/>72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3715.68 <text:s text:c="8"/>8.4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5.84 <text:s text:c="5"/>1209.5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62.14 <text:s text:c="6"/>119.21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8.57 <text:s text:c="6"/>120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755.55 <text:s text:c="7"/>35.60</text:p>
          </table:table-cell>
          <table:table-cell table:number-columns-repeated="2"/>
          <table:table-cell office:value-type="string" calcext:value-type="string">
            <text:p><text:s text:c="8"/>65536 <text:s text:c="9"/>640 <text:s text:c="7"/>29.42 <text:s text:c="5"/>2124.61</text:p>
          </table:table-cell>
          <table:table-cell table:number-columns-repeated="2"/>
          <table:table-cell office:value-type="string" calcext:value-type="string">
            <text:p><text:s text:c="8"/>65536 <text:s text:c="9"/>640 <text:s text:c="6"/>581.46 <text:s text:c="6"/>107.49</text:p>
          </table:table-cell>
          <table:table-cell table:number-columns-repeated="4"/>
          <table:table-cell office:value-type="string" calcext:value-type="string">
            <text:p><text:s text:c="8"/>65536 <text:s text:c="9"/>640 <text:s text:c="6"/>479.69 <text:s text:c="6"/>13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577.59 <text:s text:c="7"/>48.49</text:p>
          </table:table-cell>
          <table:table-cell table:number-columns-repeated="2"/>
          <table:table-cell office:value-type="string" calcext:value-type="string">
            <text:p><text:s text:c="7"/>131072 <text:s text:c="9"/>320 <text:s text:c="7"/>53.20 <text:s text:c="5"/>2349.4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31.22 <text:s text:c="6"/>121.22</text:p>
          </table:table-cell>
          <table:table-cell table:number-columns-repeated="4"/>
          <table:table-cell office:value-type="string" calcext:value-type="string">
            <text:p><text:s text:c="7"/>131072 <text:s text:c="9"/>320 <text:s text:c="6"/>568.67 <text:s text:c="6"/>219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4411.18 <text:s text:c="7"/>56.67</text:p>
          </table:table-cell>
          <table:table-cell table:number-columns-repeated="2"/>
          <table:table-cell office:value-type="string" calcext:value-type="string">
            <text:p><text:s text:c="7"/>262144 <text:s text:c="9"/>160 <text:s text:c="7"/>98.92 <text:s text:c="5"/>2527.2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1.03 <text:s text:c="6"/>158.12</text:p>
          </table:table-cell>
          <table:table-cell table:number-columns-repeated="4"/>
          <table:table-cell office:value-type="string" calcext:value-type="string">
            <text:p><text:s text:c="7"/>262144 <text:s text:c="9"/>160 <text:s text:c="5"/>1010.47 <text:s text:c="6"/>247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466.25 <text:s text:c="7"/>59.06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60.80 <text:s text:c="5"/>1917.18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96.03 <text:s text:c="6"/>178.8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660.28 <text:s text:c="6"/>301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8058.36 <text:s text:c="7"/>55.38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561.83 <text:s text:c="5"/>1779.9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16.38 <text:s text:c="6"/>195.45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8829.55 <text:s text:c="6"/>113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7539.18 <text:s text:c="7"/>53.28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738.45 <text:s text:c="5"/>2708.36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648.28 <text:s text:c="6"/>207.29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17482.83 <text:s text:c="6"/>114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0559.60 <text:s text:c="7"/>56.69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471.04 <text:s text:c="5"/>2719.16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591.14 <text:s text:c="6"/>215.16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5369.90 <text:s text:c="6"/>113.09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PingPing </text:p>
          </table:table-cell>
          <table:table-cell table:number-columns-repeated="2"/>
          <table:table-cell office:value-type="string" calcext:value-type="string">
            <text:p># Benchmarking PingPing </text:p>
          </table:table-cell>
          <table:table-cell table:number-columns-repeated="2"/>
          <table:table-cell office:value-type="string" calcext:value-type="string">
            <text:p># Benchmarking PingPing </text:p>
          </table:table-cell>
          <table:table-cell table:number-columns-repeated="4"/>
          <table:table-cell office:value-type="string" calcext:value-type="string">
            <text:p># Benchmarking Ping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4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17.10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2.0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71.95 <text:s text:c="8"/>0.00</text:p>
          </table:table-cell>
          <table:table-cell table:number-columns-repeated="4"/>
          <table:table-cell office:value-type="string" calcext:value-type="string">
            <text:p><text:s text:c="12"/>0 <text:s text:c="8"/>1000 <text:s text:c="7"/>83.39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7.04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2.10 <text:s text:c="8"/>0.45</text:p>
          </table:table-cell>
          <table:table-cell table:number-columns-repeated="2"/>
          <table:table-cell office:value-type="string" calcext:value-type="string">
            <text:p><text:s text:c="12"/>1 <text:s text:c="8"/>1000 <text:s text:c="7"/>73.94 <text:s text:c="8"/>0.01</text:p>
          </table:table-cell>
          <table:table-cell table:number-columns-repeated="4"/>
          <table:table-cell office:value-type="string" calcext:value-type="string">
            <text:p><text:s text:c="12"/>1 <text:s text:c="8"/>1000 <text:s text:c="7"/>84.87 <text:s text:c="8"/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39.68 <text:s text:c="8"/>0.01</text:p>
          </table:table-cell>
          <table:table-cell table:number-columns-repeated="2"/>
          <table:table-cell office:value-type="string" calcext:value-type="string">
            <text:p><text:s text:c="12"/>2 <text:s text:c="8"/>1000 <text:s text:c="8"/>2.11 <text:s text:c="8"/>0.90</text:p>
          </table:table-cell>
          <table:table-cell table:number-columns-repeated="2"/>
          <table:table-cell office:value-type="string" calcext:value-type="string">
            <text:p><text:s text:c="12"/>2 <text:s text:c="8"/>1000 <text:s text:c="7"/>73.58 <text:s text:c="8"/>0.03</text:p>
          </table:table-cell>
          <table:table-cell table:number-columns-repeated="4"/>
          <table:table-cell office:value-type="string" calcext:value-type="string">
            <text:p><text:s text:c="12"/>2 <text:s text:c="8"/>1000 <text:s text:c="7"/>86.8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39.18 <text:s text:c="8"/>0.03</text:p>
          </table:table-cell>
          <table:table-cell table:number-columns-repeated="2"/>
          <table:table-cell office:value-type="string" calcext:value-type="string">
            <text:p><text:s text:c="12"/>4 <text:s text:c="8"/>1000 <text:s text:c="8"/>2.11 <text:s text:c="8"/>1.81</text:p>
          </table:table-cell>
          <table:table-cell table:number-columns-repeated="2"/>
          <table:table-cell office:value-type="string" calcext:value-type="string">
            <text:p><text:s text:c="12"/>4 <text:s text:c="8"/>1000 <text:s text:c="7"/>74.03 <text:s text:c="8"/>0.05</text:p>
          </table:table-cell>
          <table:table-cell table:number-columns-repeated="4"/>
          <table:table-cell office:value-type="string" calcext:value-type="string">
            <text:p><text:s text:c="12"/>4 <text:s text:c="8"/>1000 <text:s text:c="7"/>83.71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8.43 <text:s text:c="8"/>0.06</text:p>
          </table:table-cell>
          <table:table-cell table:number-columns-repeated="2"/>
          <table:table-cell office:value-type="string" calcext:value-type="string">
            <text:p><text:s text:c="12"/>8 <text:s text:c="8"/>1000 <text:s text:c="8"/>2.15 <text:s text:c="8"/>3.55</text:p>
          </table:table-cell>
          <table:table-cell table:number-columns-repeated="2"/>
          <table:table-cell office:value-type="string" calcext:value-type="string">
            <text:p><text:s text:c="12"/>8 <text:s text:c="8"/>1000 <text:s text:c="7"/>74.14 <text:s text:c="8"/>0.10</text:p>
          </table:table-cell>
          <table:table-cell table:number-columns-repeated="4"/>
          <table:table-cell office:value-type="string" calcext:value-type="string">
            <text:p><text:s text:c="12"/>8 <text:s text:c="8"/>1000 <text:s text:c="7"/>83.13 <text:s text:c="8"/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31.32 <text:s text:c="8"/>0.12</text:p>
          </table:table-cell>
          <table:table-cell table:number-columns-repeated="2"/>
          <table:table-cell office:value-type="string" calcext:value-type="string">
            <text:p><text:s text:c="11"/>16 <text:s text:c="8"/>1000 <text:s text:c="8"/>2.15 <text:s text:c="8"/>7.09</text:p>
          </table:table-cell>
          <table:table-cell table:number-columns-repeated="2"/>
          <table:table-cell office:value-type="string" calcext:value-type="string">
            <text:p><text:s text:c="11"/>16 <text:s text:c="8"/>1000 <text:s text:c="7"/>73.30 <text:s text:c="8"/>0.21</text:p>
          </table:table-cell>
          <table:table-cell table:number-columns-repeated="4"/>
          <table:table-cell office:value-type="string" calcext:value-type="string">
            <text:p><text:s text:c="11"/>16 <text:s text:c="8"/>1000 <text:s text:c="7"/>92.57 <text:s text:c="8"/>0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3.43 <text:s text:c="8"/>0.30</text:p>
          </table:table-cell>
          <table:table-cell table:number-columns-repeated="2"/>
          <table:table-cell office:value-type="string" calcext:value-type="string">
            <text:p><text:s text:c="11"/>32 <text:s text:c="8"/>1000 <text:s text:c="8"/>2.19 <text:s text:c="7"/>13.95</text:p>
          </table:table-cell>
          <table:table-cell table:number-columns-repeated="2"/>
          <table:table-cell office:value-type="string" calcext:value-type="string">
            <text:p><text:s text:c="11"/>32 <text:s text:c="8"/>1000 <text:s text:c="7"/>73.35 <text:s text:c="8"/>0.42</text:p>
          </table:table-cell>
          <table:table-cell table:number-columns-repeated="4"/>
          <table:table-cell office:value-type="string" calcext:value-type="string">
            <text:p><text:s text:c="11"/>32 <text:s text:c="8"/>1000 <text:s text:c="7"/>86.45 <text:s text:c="8"/>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9.80 <text:s text:c="8"/>0.56</text:p>
          </table:table-cell>
          <table:table-cell table:number-columns-repeated="2"/>
          <table:table-cell office:value-type="string" calcext:value-type="string">
            <text:p><text:s text:c="11"/>64 <text:s text:c="8"/>1000 <text:s text:c="8"/>4.11 <text:s text:c="7"/>14.87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76 <text:s text:c="8"/>0.82</text:p>
          </table:table-cell>
          <table:table-cell table:number-columns-repeated="4"/>
          <table:table-cell office:value-type="string" calcext:value-type="string">
            <text:p><text:s text:c="11"/>64 <text:s text:c="8"/>1000 <text:s text:c="7"/>89.88 <text:s text:c="8"/>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9.21 <text:s text:c="8"/>1.12</text:p>
          </table:table-cell>
          <table:table-cell table:number-columns-repeated="2"/>
          <table:table-cell office:value-type="string" calcext:value-type="string">
            <text:p><text:s text:c="10"/>128 <text:s text:c="8"/>1000 <text:s text:c="8"/>6.34 <text:s text:c="7"/>19.27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08 <text:s text:c="8"/>1.63</text:p>
          </table:table-cell>
          <table:table-cell table:number-columns-repeated="4"/>
          <table:table-cell office:value-type="string" calcext:value-type="string">
            <text:p><text:s text:c="10"/>128 <text:s text:c="8"/>1000 <text:s text:c="7"/>85.68 <text:s text:c="8"/>1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1.80 <text:s text:c="8"/>2.18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32 <text:s text:c="7"/>56.50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86 <text:s text:c="8"/>3.22</text:p>
          </table:table-cell>
          <table:table-cell table:number-columns-repeated="4"/>
          <table:table-cell office:value-type="string" calcext:value-type="string">
            <text:p><text:s text:c="10"/>256 <text:s text:c="8"/>1000 <text:s text:c="7"/>86.63 <text:s text:c="8"/>2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7.01 <text:s text:c="8"/>4.17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94 <text:s text:c="7"/>82.17</text:p>
          </table:table-cell>
          <table:table-cell table:number-columns-repeated="2"/>
          <table:table-cell office:value-type="string" calcext:value-type="string">
            <text:p><text:s text:c="10"/>512 <text:s text:c="8"/>1000 <text:s text:c="7"/>77.11 <text:s text:c="8"/>6.33</text:p>
          </table:table-cell>
          <table:table-cell table:number-columns-repeated="4"/>
          <table:table-cell office:value-type="string" calcext:value-type="string">
            <text:p><text:s text:c="10"/>512 <text:s text:c="8"/>1000 <text:s text:c="7"/>96.44 <text:s text:c="8"/>5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44.90 <text:s text:c="8"/>6.74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65 <text:s text:c="6"/>146.77</text:p>
          </table:table-cell>
          <table:table-cell table:number-columns-repeated="2"/>
          <table:table-cell office:value-type="string" calcext:value-type="string">
            <text:p><text:s text:c="9"/>1024 <text:s text:c="8"/>1000 <text:s text:c="7"/>85.53 <text:s text:c="7"/>11.42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1.33 <text:s text:c="8"/>8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9.44 <text:s text:c="8"/>6.75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99 <text:s text:c="6"/>217.35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8.88 <text:s text:c="7"/>16.43</text:p>
          </table:table-cell>
          <table:table-cell table:number-columns-repeated="4"/>
          <table:table-cell office:value-type="string" calcext:value-type="string">
            <text:p><text:s text:c="9"/>2048 <text:s text:c="8"/>1000 <text:s text:c="6"/>127.29 <text:s text:c="7"/>15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6.52 <text:s text:c="7"/>10.66</text:p>
          </table:table-cell>
          <table:table-cell table:number-columns-repeated="2"/>
          <table:table-cell office:value-type="string" calcext:value-type="string">
            <text:p><text:s text:c="9"/>4096 <text:s text:c="8"/>1000 <text:s text:c="8"/>9.63 <text:s text:c="6"/>405.46</text:p>
          </table:table-cell>
          <table:table-cell table:number-columns-repeated="2"/>
          <table:table-cell office:value-type="string" calcext:value-type="string">
            <text:p><text:s text:c="9"/>4096 <text:s text:c="8"/>1000 <text:s text:c="6"/>119.77 <text:s text:c="7"/>32.62</text:p>
          </table:table-cell>
          <table:table-cell table:number-columns-repeated="4"/>
          <table:table-cell office:value-type="string" calcext:value-type="string">
            <text:p><text:s text:c="9"/>4096 <text:s text:c="8"/>1000 <text:s text:c="6"/>145.10 <text:s text:c="7"/>26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9.74 <text:s text:c="7"/>20.57</text:p>
          </table:table-cell>
          <table:table-cell table:number-columns-repeated="2"/>
          <table:table-cell office:value-type="string" calcext:value-type="string">
            <text:p><text:s text:c="9"/>8192 <text:s text:c="8"/>1000 <text:s text:c="7"/>11.47 <text:s text:c="6"/>680.9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3.33 <text:s text:c="7"/>47.83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2.41 <text:s text:c="7"/>40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47.14 <text:s text:c="7"/>24.14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5.46 <text:s text:c="6"/>613.7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91.34 <text:s text:c="7"/>53.63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11.42 <text:s text:c="7"/>73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17.48 <text:s text:c="7"/>30.7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1.18 <text:s text:c="5"/>1002.27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28.02 <text:s text:c="7"/>73.01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77.38 <text:s text:c="6"/>112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937.91 <text:s text:c="7"/>32.25</text:p>
          </table:table-cell>
          <table:table-cell table:number-columns-repeated="2"/>
          <table:table-cell office:value-type="string" calcext:value-type="string">
            <text:p><text:s text:c="8"/>65536 <text:s text:c="9"/>640 <text:s text:c="7"/>36.84 <text:s text:c="5"/>1696.64</text:p>
          </table:table-cell>
          <table:table-cell table:number-columns-repeated="2"/>
          <table:table-cell office:value-type="string" calcext:value-type="string">
            <text:p><text:s text:c="8"/>65536 <text:s text:c="9"/>640 <text:s text:c="6"/>926.96 <text:s text:c="7"/>67.42</text:p>
          </table:table-cell>
          <table:table-cell table:number-columns-repeated="4"/>
          <table:table-cell office:value-type="string" calcext:value-type="string">
            <text:p><text:s text:c="8"/>65536 <text:s text:c="9"/>640 <text:s text:c="6"/>440.77 <text:s text:c="6"/>141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4817.41 <text:s text:c="7"/>25.95</text:p>
          </table:table-cell>
          <table:table-cell table:number-columns-repeated="2"/>
          <table:table-cell office:value-type="string" calcext:value-type="string">
            <text:p><text:s text:c="7"/>131072 <text:s text:c="9"/>320 <text:s text:c="7"/>61.27 <text:s text:c="5"/>2040.08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34.88 <text:s text:c="6"/>120.79</text:p>
          </table:table-cell>
          <table:table-cell table:number-columns-repeated="4"/>
          <table:table-cell office:value-type="string" calcext:value-type="string">
            <text:p><text:s text:c="7"/>131072 <text:s text:c="9"/>320 <text:s text:c="6"/>611.07 <text:s text:c="6"/>204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020.05 <text:s text:c="7"/>17.83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09.49 <text:s text:c="5"/>2283.3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768.50 <text:s text:c="6"/>141.36</text:p>
          </table:table-cell>
          <table:table-cell table:number-columns-repeated="4"/>
          <table:table-cell office:value-type="string" calcext:value-type="string">
            <text:p><text:s text:c="7"/>262144 <text:s text:c="9"/>160 <text:s text:c="5"/>4498.27 <text:s text:c="7"/>55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5934.78 <text:s text:c="7"/>13.91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65.91 <text:s text:c="5"/>1880.3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95.62 <text:s text:c="6"/>151.7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78.33 <text:s text:c="7"/>56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2804.75 <text:s text:c="7"/>18.94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516.60 <text:s text:c="5"/>1935.7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079.42 <text:s text:c="6"/>164.49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766.45 <text:s text:c="7"/>56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07187.90 <text:s text:c="7"/>18.66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983.89 <text:s text:c="5"/>2032.74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52.61 <text:s text:c="6"/>184.29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398.26 <text:s text:c="7"/>56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3286.20 <text:s text:c="7"/>23.08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2070.40 <text:s text:c="5"/>1931.9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0596.81 <text:s text:c="6"/>194.2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656.70 <text:s text:c="7"/>56.6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4"/>
          <table:table-cell office:value-type="string" calcext:value-type="string">
            <text:p># Benchmarking Sendrec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34.74 <text:s text:c="6"/>134.80 <text:s text:c="6"/>134.77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2.49 <text:s text:c="8"/>2.49 <text:s text:c="8"/>2.49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44.88 <text:s text:c="7"/>44.91 <text:s text:c="7"/>44.89 <text:s text:c="8"/>0.00</text:p>
          </table:table-cell>
          <table:table-cell table:number-columns-repeated="4"/>
          <table:table-cell office:value-type="string" calcext:value-type="string">
            <text:p><text:s text:c="12"/>0 <text:s text:c="8"/>1000 <text:s text:c="7"/>83.82 <text:s text:c="7"/>83.95 <text:s text:c="7"/>83.88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43.20 <text:s text:c="6"/>143.28 <text:s text:c="6"/>143.24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3.07 <text:s text:c="8"/>3.07 <text:s text:c="8"/>3.07 <text:s text:c="8"/>0.62</text:p>
          </table:table-cell>
          <table:table-cell table:number-columns-repeated="2"/>
          <table:table-cell office:value-type="string" calcext:value-type="string">
            <text:p><text:s text:c="12"/>1 <text:s text:c="8"/>1000 <text:s text:c="7"/>44.80 <text:s text:c="7"/>44.82 <text:s text:c="7"/>44.81 <text:s text:c="8"/>0.04</text:p>
          </table:table-cell>
          <table:table-cell table:number-columns-repeated="4"/>
          <table:table-cell office:value-type="string" calcext:value-type="string">
            <text:p><text:s text:c="12"/>1 <text:s text:c="8"/>1000 <text:s text:c="7"/>87.70 <text:s text:c="7"/>87.86 <text:s text:c="7"/>87.78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42.67 <text:s text:c="6"/>142.70 <text:s text:c="6"/>142.68 <text:s text:c="8"/>0.03</text:p>
          </table:table-cell>
          <table:table-cell table:number-columns-repeated="2"/>
          <table:table-cell office:value-type="string" calcext:value-type="string">
            <text:p><text:s text:c="12"/>2 <text:s text:c="8"/>1000 <text:s text:c="8"/>2.36 <text:s text:c="8"/>2.36 <text:s text:c="8"/>2.36 <text:s text:c="8"/>1.62</text:p>
          </table:table-cell>
          <table:table-cell table:number-columns-repeated="2"/>
          <table:table-cell office:value-type="string" calcext:value-type="string">
            <text:p><text:s text:c="12"/>2 <text:s text:c="8"/>1000 <text:s text:c="7"/>45.51 <text:s text:c="7"/>45.51 <text:s text:c="7"/>45.51 <text:s text:c="8"/>0.08</text:p>
          </table:table-cell>
          <table:table-cell table:number-columns-repeated="4"/>
          <table:table-cell office:value-type="string" calcext:value-type="string">
            <text:p><text:s text:c="12"/>2 <text:s text:c="8"/>1000 <text:s text:c="7"/>84.67 <text:s text:c="7"/>84.68 <text:s text:c="7"/>84.67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5.89 <text:s text:c="6"/>115.97 <text:s text:c="6"/>115.93 <text:s text:c="8"/>0.07</text:p>
          </table:table-cell>
          <table:table-cell table:number-columns-repeated="2"/>
          <table:table-cell office:value-type="string" calcext:value-type="string">
            <text:p><text:s text:c="12"/>4 <text:s text:c="8"/>1000 <text:s text:c="8"/>2.77 <text:s text:c="8"/>2.77 <text:s text:c="8"/>2.77 <text:s text:c="8"/>2.75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4 <text:s text:c="7"/>45.75 <text:s text:c="7"/>45.74 <text:s text:c="8"/>0.17</text:p>
          </table:table-cell>
          <table:table-cell table:number-columns-repeated="4"/>
          <table:table-cell office:value-type="string" calcext:value-type="string">
            <text:p><text:s text:c="12"/>4 <text:s text:c="8"/>1000 <text:s text:c="7"/>85.19 <text:s text:c="7"/>85.20 <text:s text:c="7"/>85.19 <text:s text:c="8"/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5.02 <text:s text:c="6"/>115.08 <text:s text:c="6"/>115.05 <text:s text:c="8"/>0.13</text:p>
          </table:table-cell>
          <table:table-cell table:number-columns-repeated="2"/>
          <table:table-cell office:value-type="string" calcext:value-type="string">
            <text:p><text:s text:c="12"/>8 <text:s text:c="8"/>1000 <text:s text:c="8"/>3.66 <text:s text:c="8"/>3.67 <text:s text:c="8"/>3.67 <text:s text:c="8"/>4.16</text:p>
          </table:table-cell>
          <table:table-cell table:number-columns-repeated="2"/>
          <table:table-cell office:value-type="string" calcext:value-type="string">
            <text:p><text:s text:c="12"/>8 <text:s text:c="8"/>1000 <text:s text:c="7"/>45.70 <text:s text:c="7"/>45.70 <text:s text:c="7"/>45.70 <text:s text:c="8"/>0.33</text:p>
          </table:table-cell>
          <table:table-cell table:number-columns-repeated="4"/>
          <table:table-cell office:value-type="string" calcext:value-type="string">
            <text:p><text:s text:c="12"/>8 <text:s text:c="8"/>1000 <text:s text:c="7"/>84.92 <text:s text:c="7"/>85.07 <text:s text:c="7"/>85.00 <text:s text:c="8"/>0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6.25 <text:s text:c="6"/>116.26 <text:s text:c="6"/>116.25 <text:s text:c="8"/>0.26</text:p>
          </table:table-cell>
          <table:table-cell table:number-columns-repeated="2"/>
          <table:table-cell office:value-type="string" calcext:value-type="string">
            <text:p><text:s text:c="11"/>16 <text:s text:c="8"/>1000 <text:s text:c="8"/>2.21 <text:s text:c="8"/>2.21 <text:s text:c="8"/>2.21 <text:s text:c="7"/>13.80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90 <text:s text:c="7"/>45.93 <text:s text:c="7"/>45.91 <text:s text:c="8"/>0.66</text:p>
          </table:table-cell>
          <table:table-cell table:number-columns-repeated="4"/>
          <table:table-cell office:value-type="string" calcext:value-type="string">
            <text:p><text:s text:c="11"/>16 <text:s text:c="8"/>1000 <text:s text:c="7"/>85.32 <text:s text:c="7"/>85.46 <text:s text:c="7"/>85.39 <text:s text:c="8"/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9.95 <text:s text:c="6"/>110.02 <text:s text:c="6"/>109.99 <text:s text:c="8"/>0.55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6 <text:s text:c="8"/>2.26 <text:s text:c="8"/>2.26 <text:s text:c="7"/>26.97</text:p>
          </table:table-cell>
          <table:table-cell table:number-columns-repeated="2"/>
          <table:table-cell office:value-type="string" calcext:value-type="string">
            <text:p><text:s text:c="11"/>32 <text:s text:c="8"/>1000 <text:s text:c="7"/>45.77 <text:s text:c="7"/>45.79 <text:s text:c="7"/>45.78 <text:s text:c="8"/>1.33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81 <text:s text:c="7"/>84.86 <text:s text:c="7"/>84.84 <text:s text:c="8"/>0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17 <text:s text:c="6"/>121.22 <text:s text:c="6"/>121.20 <text:s text:c="8"/>1.01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1 <text:s text:c="8"/>2.41 <text:s text:c="8"/>2.41 <text:s text:c="7"/>50.65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02 <text:s text:c="7"/>47.04 <text:s text:c="7"/>47.03 <text:s text:c="8"/>2.60</text:p>
          </table:table-cell>
          <table:table-cell table:number-columns-repeated="4"/>
          <table:table-cell office:value-type="string" calcext:value-type="string">
            <text:p><text:s text:c="11"/>64 <text:s text:c="8"/>1000 <text:s text:c="7"/>87.03 <text:s text:c="7"/>87.04 <text:s text:c="7"/>87.03 <text:s text:c="8"/>1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2.59 <text:s text:c="6"/>122.60 <text:s text:c="6"/>122.59 <text:s text:c="8"/>1.9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60 <text:s text:c="8"/>3.60 <text:s text:c="8"/>3.60 <text:s text:c="7"/>67.74</text:p>
          </table:table-cell>
          <table:table-cell table:number-columns-repeated="2"/>
          <table:table-cell office:value-type="string" calcext:value-type="string">
            <text:p><text:s text:c="10"/>128 <text:s text:c="8"/>1000 <text:s text:c="7"/>45.83 <text:s text:c="7"/>45.86 <text:s text:c="7"/>45.84 <text:s text:c="8"/>5.32</text:p>
          </table:table-cell>
          <table:table-cell table:number-columns-repeated="4"/>
          <table:table-cell office:value-type="string" calcext:value-type="string">
            <text:p><text:s text:c="10"/>128 <text:s text:c="8"/>1000 <text:s text:c="7"/>86.50 <text:s text:c="7"/>86.62 <text:s text:c="7"/>86.56 <text:s text:c="8"/>2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0.37 <text:s text:c="6"/>120.44 <text:s text:c="6"/>120.41 <text:s text:c="8"/>4.05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79 <text:s text:c="8"/>3.80 <text:s text:c="8"/>3.80 <text:s text:c="6"/>128.59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32 <text:s text:c="7"/>52.32 <text:s text:c="7"/>52.32 <text:s text:c="8"/>9.33</text:p>
          </table:table-cell>
          <table:table-cell table:number-columns-repeated="4"/>
          <table:table-cell office:value-type="string" calcext:value-type="string">
            <text:p><text:s text:c="10"/>256 <text:s text:c="8"/>1000 <text:s text:c="7"/>87.13 <text:s text:c="7"/>87.17 <text:s text:c="7"/>87.15 <text:s text:c="8"/>5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6.57 <text:s text:c="6"/>126.59 <text:s text:c="6"/>126.58 <text:s text:c="8"/>7.71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15 <text:s text:c="8"/>4.15 <text:s text:c="8"/>4.15 <text:s text:c="6"/>235.09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20 <text:s text:c="7"/>53.26 <text:s text:c="7"/>53.23 <text:s text:c="7"/>18.34</text:p>
          </table:table-cell>
          <table:table-cell table:number-columns-repeated="4"/>
          <table:table-cell office:value-type="string" calcext:value-type="string">
            <text:p><text:s text:c="10"/>512 <text:s text:c="8"/>1000 <text:s text:c="7"/>98.54 <text:s text:c="7"/>98.57 <text:s text:c="7"/>98.56 <text:s text:c="8"/>9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5.29 <text:s text:c="6"/>135.37 <text:s text:c="6"/>135.33 <text:s text:c="7"/>14.43</text:p>
          </table:table-cell>
          <table:table-cell table:number-columns-repeated="2"/>
          <table:table-cell office:value-type="string" calcext:value-type="string">
            <text:p><text:s text:c="9"/>1024 <text:s text:c="8"/>1000 <text:s text:c="8"/>5.03 <text:s text:c="8"/>5.04 <text:s text:c="8"/>5.03 <text:s text:c="6"/>387.82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43 <text:s text:c="7"/>61.45 <text:s text:c="7"/>61.44 <text:s text:c="7"/>31.79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7.62 <text:s text:c="6"/>117.69 <text:s text:c="6"/>117.66 <text:s text:c="7"/>16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1.16 <text:s text:c="6"/>271.32 <text:s text:c="6"/>271.24 <text:s text:c="7"/>14.40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05 <text:s text:c="8"/>6.05 <text:s text:c="8"/>6.05 <text:s text:c="6"/>645.47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48 <text:s text:c="7"/>78.52 <text:s text:c="7"/>78.50 <text:s text:c="7"/>49.75</text:p>
          </table:table-cell>
          <table:table-cell table:number-columns-repeated="4"/>
          <table:table-cell office:value-type="string" calcext:value-type="string">
            <text:p><text:s text:c="9"/>2048 <text:s text:c="8"/>1000 <text:s text:c="6"/>129.11 <text:s text:c="6"/>129.34 <text:s text:c="6"/>129.23 <text:s text:c="7"/>3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2.91 <text:s text:c="6"/>343.12 <text:s text:c="6"/>343.02 <text:s text:c="7"/>22.77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43 <text:s text:c="8"/>7.43 <text:s text:c="8"/>7.43 <text:s text:c="5"/>1051.17</text:p>
          </table:table-cell>
          <table:table-cell table:number-columns-repeated="2"/>
          <table:table-cell office:value-type="string" calcext:value-type="string">
            <text:p><text:s text:c="9"/>4096 <text:s text:c="8"/>1000 <text:s text:c="7"/>86.19 <text:s text:c="7"/>86.21 <text:s text:c="7"/>86.20 <text:s text:c="7"/>90.62</text:p>
          </table:table-cell>
          <table:table-cell table:number-columns-repeated="4"/>
          <table:table-cell office:value-type="string" calcext:value-type="string">
            <text:p><text:s text:c="9"/>4096 <text:s text:c="8"/>1000 <text:s text:c="6"/>140.85 <text:s text:c="6"/>141.05 <text:s text:c="6"/>140.95 <text:s text:c="7"/>5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30.48 <text:s text:c="6"/>430.58 <text:s text:c="6"/>430.53 <text:s text:c="7"/>36.29</text:p>
          </table:table-cell>
          <table:table-cell table:number-columns-repeated="2"/>
          <table:table-cell office:value-type="string" calcext:value-type="string">
            <text:p><text:s text:c="9"/>8192 <text:s text:c="8"/>1000 <text:s text:c="7"/>10.21 <text:s text:c="7"/>10.21 <text:s text:c="7"/>10.21 <text:s text:c="5"/>1529.7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10 <text:s text:c="6"/>103.15 <text:s text:c="6"/>103.12 <text:s text:c="6"/>151.48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0.85 <text:s text:c="6"/>190.92 <text:s text:c="6"/>190.88 <text:s text:c="7"/>81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89.22 <text:s text:c="6"/>589.38 <text:s text:c="6"/>589.30 <text:s text:c="7"/>53.0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6.92 <text:s text:c="7"/>16.92 <text:s text:c="7"/>16.92 <text:s text:c="5"/>1847.3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1.81 <text:s text:c="6"/>211.86 <text:s text:c="6"/>211.83 <text:s text:c="6"/>147.50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51.37 <text:s text:c="6"/>251.39 <text:s text:c="6"/>251.38 <text:s text:c="6"/>124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949.11 <text:s text:c="6"/>949.19 <text:s text:c="6"/>949.15 <text:s text:c="7"/>65.85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5.12 <text:s text:c="7"/>35.13 <text:s text:c="7"/>35.13 <text:s text:c="5"/>1779.26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10.71 <text:s text:c="6"/>310.78 <text:s text:c="6"/>310.74 <text:s text:c="6"/>201.11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61.87 <text:s text:c="6"/>261.94 <text:s text:c="6"/>261.91 <text:s text:c="6"/>238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744.05 <text:s text:c="5"/>2744.32 <text:s text:c="5"/>2744.18 <text:s text:c="7"/>45.55</text:p>
          </table:table-cell>
          <table:table-cell table:number-columns-repeated="2"/>
          <table:table-cell office:value-type="string" calcext:value-type="string">
            <text:p><text:s text:c="8"/>65536 <text:s text:c="9"/>640 <text:s text:c="7"/>54.59 <text:s text:c="7"/>54.59 <text:s text:c="7"/>54.59 <text:s text:c="5"/>2289.64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43.86 <text:s text:c="5"/>1144.98 <text:s text:c="5"/>1144.42 <text:s text:c="6"/>109.17</text:p>
          </table:table-cell>
          <table:table-cell table:number-columns-repeated="4"/>
          <table:table-cell office:value-type="string" calcext:value-type="string">
            <text:p><text:s text:c="8"/>65536 <text:s text:c="9"/>640 <text:s text:c="6"/>676.19 <text:s text:c="6"/>676.53 <text:s text:c="6"/>676.36 <text:s text:c="6"/>184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9607.52 <text:s text:c="5"/>9608.22 <text:s text:c="5"/>9607.87 <text:s text:c="7"/>26.02</text:p>
          </table:table-cell>
          <table:table-cell table:number-columns-repeated="2"/>
          <table:table-cell office:value-type="string" calcext:value-type="string">
            <text:p><text:s text:c="7"/>131072 <text:s text:c="9"/>320 <text:s text:c="7"/>73.47 <text:s text:c="7"/>73.47 <text:s text:c="7"/>73.47 <text:s text:c="5"/>3402.81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659.72 <text:s text:c="5"/>1662.19 <text:s text:c="5"/>1660.96 <text:s text:c="6"/>150.40</text:p>
          </table:table-cell>
          <table:table-cell table:number-columns-repeated="4"/>
          <table:table-cell office:value-type="string" calcext:value-type="string">
            <text:p><text:s text:c="7"/>131072 <text:s text:c="9"/>320 <text:s text:c="6"/>890.97 <text:s text:c="6"/>891.99 <text:s text:c="6"/>891.48 <text:s text:c="6"/>28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2788.33 <text:s text:c="4"/>12789.95 <text:s text:c="4"/>12789.14 <text:s text:c="7"/>39.09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37.23 <text:s text:c="6"/>137.25 <text:s text:c="6"/>137.24 <text:s text:c="5"/>3642.98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32.62 <text:s text:c="5"/>2840.18 <text:s text:c="5"/>2836.40 <text:s text:c="6"/>176.05</text:p>
          </table:table-cell>
          <table:table-cell table:number-columns-repeated="4"/>
          <table:table-cell office:value-type="string" calcext:value-type="string">
            <text:p><text:s text:c="7"/>262144 <text:s text:c="9"/>160 <text:s text:c="5"/>3600.86 <text:s text:c="5"/>3605.12 <text:s text:c="5"/>3602.99 <text:s text:c="6"/>138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41592.48 <text:s text:c="4"/>41595.56 <text:s text:c="4"/>41594.02 <text:s text:c="7"/>24.04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08.40 <text:s text:c="6"/>208.44 <text:s text:c="6"/>208.42 <text:s text:c="5"/>4797.6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32.45 <text:s text:c="5"/>5144.36 <text:s text:c="5"/>5138.41 <text:s text:c="6"/>194.39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90.19 <text:s text:c="5"/>8895.43 <text:s text:c="5"/>8892.81 <text:s text:c="6"/>112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62304.82 <text:s text:c="4"/>62312.55 <text:s text:c="4"/>62308.69 <text:s text:c="7"/>32.10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00.08 <text:s text:c="6"/>400.13 <text:s text:c="6"/>400.10 <text:s text:c="5"/>4998.43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600.32 <text:s text:c="5"/>9645.07 <text:s text:c="5"/>9622.70 <text:s text:c="6"/>207.36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707.53 <text:s text:c="4"/>17726.33 <text:s text:c="4"/>17716.93 <text:s text:c="6"/>112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07148.46 <text:s text:c="3"/>107165.71 <text:s text:c="3"/>107157.08 <text:s text:c="7"/>37.33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787.40 <text:s text:c="6"/>787.50 <text:s text:c="6"/>787.45 <text:s text:c="5"/>5079.39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8681.65 <text:s text:c="4"/>18757.05 <text:s text:c="4"/>18719.35 <text:s text:c="6"/>213.25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895.10 <text:s text:c="4"/>35930.40 <text:s text:c="4"/>35912.75 <text:s text:c="6"/>111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38978.51 <text:s text:c="3"/>139001.11 <text:s text:c="3"/>138989.81 <text:s text:c="7"/>57.55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572.30 <text:s text:c="5"/>1572.61 <text:s text:c="5"/>1572.45 <text:s text:c="5"/>5087.0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6385.70 <text:s text:c="4"/>36584.78 <text:s text:c="4"/>36485.24 <text:s text:c="6"/>218.67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943.40 <text:s text:c="4"/>70977.00 <text:s text:c="4"/>70960.20 <text:s text:c="6"/>112.7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4"/>
          <table:table-cell office:value-type="string" calcext:value-type="string">
            <text:p># Benchmarking Ex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200.78 <text:s text:c="6"/>200.93 <text:s text:c="6"/>200.85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3.50 <text:s text:c="8"/>3.51 <text:s text:c="8"/>3.5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74.09 <text:s text:c="7"/>74.12 <text:s text:c="7"/>74.11 <text:s text:c="8"/>0.00</text:p>
          </table:table-cell>
          <table:table-cell table:number-columns-repeated="4"/>
          <table:table-cell office:value-type="string" calcext:value-type="string">
            <text:p><text:s text:c="12"/>0 <text:s text:c="8"/>1000 <text:s text:c="7"/>97.29 <text:s text:c="7"/>97.32 <text:s text:c="7"/>97.31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80.86 <text:s text:c="6"/>180.97 <text:s text:c="6"/>180.91 <text:s text:c="8"/>0.02</text:p>
          </table:table-cell>
          <table:table-cell table:number-columns-repeated="2"/>
          <table:table-cell office:value-type="string" calcext:value-type="string">
            <text:p><text:s text:c="12"/>1 <text:s text:c="8"/>1000 <text:s text:c="8"/>3.15 <text:s text:c="8"/>3.16 <text:s text:c="8"/>3.16 <text:s text:c="8"/>0.60</text:p>
          </table:table-cell>
          <table:table-cell table:number-columns-repeated="2"/>
          <table:table-cell office:value-type="string" calcext:value-type="string">
            <text:p><text:s text:c="12"/>1 <text:s text:c="8"/>1000 <text:s text:c="7"/>75.23 <text:s text:c="7"/>75.33 <text:s text:c="7"/>75.28 <text:s text:c="8"/>0.05</text:p>
          </table:table-cell>
          <table:table-cell table:number-columns-repeated="4"/>
          <table:table-cell office:value-type="string" calcext:value-type="string">
            <text:p><text:s text:c="12"/>1 <text:s text:c="8"/>1000 <text:s text:c="6"/>102.96 <text:s text:c="6"/>103.05 <text:s text:c="6"/>103.01 <text:s text:c="8"/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83.84 <text:s text:c="6"/>183.89 <text:s text:c="6"/>183.87 <text:s text:c="8"/>0.04</text:p>
          </table:table-cell>
          <table:table-cell table:number-columns-repeated="2"/>
          <table:table-cell office:value-type="string" calcext:value-type="string">
            <text:p><text:s text:c="12"/>2 <text:s text:c="8"/>1000 <text:s text:c="8"/>2.80 <text:s text:c="8"/>2.81 <text:s text:c="8"/>2.80 <text:s text:c="8"/>1.36</text:p>
          </table:table-cell>
          <table:table-cell table:number-columns-repeated="2"/>
          <table:table-cell office:value-type="string" calcext:value-type="string">
            <text:p><text:s text:c="12"/>2 <text:s text:c="8"/>1000 <text:s text:c="7"/>75.04 <text:s text:c="7"/>75.06 <text:s text:c="7"/>75.05 <text:s text:c="8"/>0.10</text:p>
          </table:table-cell>
          <table:table-cell table:number-columns-repeated="4"/>
          <table:table-cell office:value-type="string" calcext:value-type="string">
            <text:p><text:s text:c="12"/>2 <text:s text:c="8"/>1000 <text:s text:c="7"/>99.52 <text:s text:c="7"/>99.52 <text:s text:c="7"/>99.52 <text:s text:c="8"/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84.23 <text:s text:c="6"/>184.48 <text:s text:c="6"/>184.36 <text:s text:c="8"/>0.08</text:p>
          </table:table-cell>
          <table:table-cell table:number-columns-repeated="2"/>
          <table:table-cell office:value-type="string" calcext:value-type="string">
            <text:p><text:s text:c="12"/>4 <text:s text:c="8"/>1000 <text:s text:c="8"/>2.35 <text:s text:c="8"/>2.36 <text:s text:c="8"/>2.36 <text:s text:c="8"/>3.23</text:p>
          </table:table-cell>
          <table:table-cell table:number-columns-repeated="2"/>
          <table:table-cell office:value-type="string" calcext:value-type="string">
            <text:p><text:s text:c="12"/>4 <text:s text:c="8"/>1000 <text:s text:c="7"/>75.40 <text:s text:c="7"/>75.53 <text:s text:c="7"/>75.47 <text:s text:c="8"/>0.20</text:p>
          </table:table-cell>
          <table:table-cell table:number-columns-repeated="4"/>
          <table:table-cell office:value-type="string" calcext:value-type="string">
            <text:p><text:s text:c="12"/>4 <text:s text:c="8"/>1000 <text:s text:c="6"/>115.99 <text:s text:c="6"/>116.09 <text:s text:c="6"/>116.04 <text:s text:c="8"/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205.90 <text:s text:c="6"/>206.05 <text:s text:c="6"/>205.98 <text:s text:c="8"/>0.15</text:p>
          </table:table-cell>
          <table:table-cell table:number-columns-repeated="2"/>
          <table:table-cell office:value-type="string" calcext:value-type="string">
            <text:p><text:s text:c="12"/>8 <text:s text:c="8"/>1000 <text:s text:c="8"/>2.90 <text:s text:c="8"/>2.93 <text:s text:c="8"/>2.92 <text:s text:c="8"/>5.21</text:p>
          </table:table-cell>
          <table:table-cell table:number-columns-repeated="2"/>
          <table:table-cell office:value-type="string" calcext:value-type="string">
            <text:p><text:s text:c="12"/>8 <text:s text:c="8"/>1000 <text:s text:c="7"/>75.59 <text:s text:c="7"/>75.59 <text:s text:c="7"/>75.59 <text:s text:c="8"/>0.40</text:p>
          </table:table-cell>
          <table:table-cell table:number-columns-repeated="4"/>
          <table:table-cell office:value-type="string" calcext:value-type="string">
            <text:p><text:s text:c="12"/>8 <text:s text:c="8"/>1000 <text:s text:c="6"/>106.03 <text:s text:c="6"/>106.14 <text:s text:c="6"/>106.09 <text:s text:c="8"/>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87.16 <text:s text:c="6"/>187.36 <text:s text:c="6"/>187.26 <text:s text:c="8"/>0.33</text:p>
          </table:table-cell>
          <table:table-cell table:number-columns-repeated="2"/>
          <table:table-cell office:value-type="string" calcext:value-type="string">
            <text:p><text:s text:c="11"/>16 <text:s text:c="8"/>1000 <text:s text:c="8"/>2.40 <text:s text:c="8"/>2.43 <text:s text:c="8"/>2.42 <text:s text:c="7"/>12.55</text:p>
          </table:table-cell>
          <table:table-cell table:number-columns-repeated="2"/>
          <table:table-cell office:value-type="string" calcext:value-type="string">
            <text:p><text:s text:c="11"/>16 <text:s text:c="8"/>1000 <text:s text:c="7"/>75.64 <text:s text:c="7"/>75.74 <text:s text:c="7"/>75.69 <text:s text:c="8"/>0.81</text:p>
          </table:table-cell>
          <table:table-cell table:number-columns-repeated="4"/>
          <table:table-cell office:value-type="string" calcext:value-type="string">
            <text:p><text:s text:c="11"/>16 <text:s text:c="8"/>1000 <text:s text:c="6"/>109.48 <text:s text:c="6"/>109.55 <text:s text:c="6"/>109.52 <text:s text:c="8"/>0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200.74 <text:s text:c="6"/>200.90 <text:s text:c="6"/>200.82 <text:s text:c="8"/>0.6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8 <text:s text:c="8"/>2.28 <text:s text:c="8"/>2.28 <text:s text:c="7"/>26.72</text:p>
          </table:table-cell>
          <table:table-cell table:number-columns-repeated="2"/>
          <table:table-cell office:value-type="string" calcext:value-type="string">
            <text:p><text:s text:c="11"/>32 <text:s text:c="8"/>1000 <text:s text:c="7"/>75.37 <text:s text:c="7"/>75.37 <text:s text:c="7"/>75.37 <text:s text:c="8"/>1.62</text:p>
          </table:table-cell>
          <table:table-cell table:number-columns-repeated="4"/>
          <table:table-cell office:value-type="string" calcext:value-type="string">
            <text:p><text:s text:c="11"/>32 <text:s text:c="8"/>1000 <text:s text:c="6"/>113.05 <text:s text:c="6"/>113.18 <text:s text:c="6"/>113.12 <text:s text:c="8"/>1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202.75 <text:s text:c="6"/>202.80 <text:s text:c="6"/>202.77 <text:s text:c="8"/>1.20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1 <text:s text:c="8"/>2.41 <text:s text:c="8"/>2.41 <text:s text:c="7"/>50.59</text:p>
          </table:table-cell>
          <table:table-cell table:number-columns-repeated="2"/>
          <table:table-cell office:value-type="string" calcext:value-type="string">
            <text:p><text:s text:c="11"/>64 <text:s text:c="8"/>1000 <text:s text:c="7"/>76.61 <text:s text:c="7"/>76.64 <text:s text:c="7"/>76.63 <text:s text:c="8"/>3.19</text:p>
          </table:table-cell>
          <table:table-cell table:number-columns-repeated="4"/>
          <table:table-cell office:value-type="string" calcext:value-type="string">
            <text:p><text:s text:c="11"/>64 <text:s text:c="8"/>1000 <text:s text:c="6"/>113.38 <text:s text:c="6"/>113.49 <text:s text:c="6"/>113.44 <text:s text:c="8"/>2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85.04 <text:s text:c="6"/>185.12 <text:s text:c="6"/>185.08 <text:s text:c="8"/>2.64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95 <text:s text:c="8"/>4.96 <text:s text:c="8"/>4.96 <text:s text:c="7"/>49.19</text:p>
          </table:table-cell>
          <table:table-cell table:number-columns-repeated="2"/>
          <table:table-cell office:value-type="string" calcext:value-type="string">
            <text:p><text:s text:c="10"/>128 <text:s text:c="8"/>1000 <text:s text:c="7"/>76.89 <text:s text:c="7"/>76.90 <text:s text:c="7"/>76.90 <text:s text:c="8"/>6.35</text:p>
          </table:table-cell>
          <table:table-cell table:number-columns-repeated="4"/>
          <table:table-cell office:value-type="string" calcext:value-type="string">
            <text:p><text:s text:c="10"/>128 <text:s text:c="8"/>1000 <text:s text:c="6"/>109.96 <text:s text:c="6"/>110.00 <text:s text:c="6"/>109.98 <text:s text:c="8"/>4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94.42 <text:s text:c="6"/>194.49 <text:s text:c="6"/>194.46 <text:s text:c="8"/>5.02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2 <text:s text:c="8"/>4.55 <text:s text:c="8"/>4.54 <text:s text:c="6"/>107.24</text:p>
          </table:table-cell>
          <table:table-cell table:number-columns-repeated="2"/>
          <table:table-cell office:value-type="string" calcext:value-type="string">
            <text:p><text:s text:c="10"/>256 <text:s text:c="8"/>1000 <text:s text:c="7"/>78.14 <text:s text:c="7"/>78.14 <text:s text:c="7"/>78.14 <text:s text:c="7"/>12.50</text:p>
          </table:table-cell>
          <table:table-cell table:number-columns-repeated="4"/>
          <table:table-cell office:value-type="string" calcext:value-type="string">
            <text:p><text:s text:c="10"/>256 <text:s text:c="8"/>1000 <text:s text:c="6"/>120.03 <text:s text:c="6"/>120.13 <text:s text:c="6"/>120.08 <text:s text:c="8"/>8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208.39 <text:s text:c="6"/>208.46 <text:s text:c="6"/>208.42 <text:s text:c="8"/>9.37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34 <text:s text:c="8"/>5.35 <text:s text:c="8"/>5.35 <text:s text:c="6"/>182.60</text:p>
          </table:table-cell>
          <table:table-cell table:number-columns-repeated="2"/>
          <table:table-cell office:value-type="string" calcext:value-type="string">
            <text:p><text:s text:c="10"/>512 <text:s text:c="8"/>1000 <text:s text:c="7"/>82.37 <text:s text:c="7"/>82.40 <text:s text:c="7"/>82.39 <text:s text:c="7"/>23.70</text:p>
          </table:table-cell>
          <table:table-cell table:number-columns-repeated="4"/>
          <table:table-cell office:value-type="string" calcext:value-type="string">
            <text:p><text:s text:c="10"/>512 <text:s text:c="8"/>1000 <text:s text:c="6"/>137.58 <text:s text:c="6"/>137.71 <text:s text:c="6"/>137.64 <text:s text:c="7"/>1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251.99 <text:s text:c="6"/>252.12 <text:s text:c="6"/>252.05 <text:s text:c="7"/>15.49</text:p>
          </table:table-cell>
          <table:table-cell table:number-columns-repeated="2"/>
          <table:table-cell office:value-type="string" calcext:value-type="string">
            <text:p><text:s text:c="9"/>1024 <text:s text:c="8"/>1000 <text:s text:c="8"/>5.04 <text:s text:c="8"/>5.04 <text:s text:c="8"/>5.04 <text:s text:c="6"/>387.37</text:p>
          </table:table-cell>
          <table:table-cell table:number-columns-repeated="2"/>
          <table:table-cell office:value-type="string" calcext:value-type="string">
            <text:p><text:s text:c="9"/>1024 <text:s text:c="8"/>1000 <text:s text:c="7"/>99.06 <text:s text:c="7"/>99.10 <text:s text:c="7"/>99.08 <text:s text:c="7"/>39.42</text:p>
          </table:table-cell>
          <table:table-cell table:number-columns-repeated="4"/>
          <table:table-cell office:value-type="string" calcext:value-type="string">
            <text:p><text:s text:c="9"/>1024 <text:s text:c="8"/>1000 <text:s text:c="6"/>166.63 <text:s text:c="6"/>166.70 <text:s text:c="6"/>166.67 <text:s text:c="7"/>23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0.62 <text:s text:c="6"/>280.64 <text:s text:c="6"/>280.63 <text:s text:c="7"/>27.84</text:p>
          </table:table-cell>
          <table:table-cell table:number-columns-repeated="2"/>
          <table:table-cell office:value-type="string" calcext:value-type="string">
            <text:p><text:s text:c="9"/>2048 <text:s text:c="8"/>1000 <text:s text:c="8"/>7.45 <text:s text:c="8"/>7.48 <text:s text:c="8"/>7.46 <text:s text:c="6"/>522.17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85 <text:s text:c="6"/>119.88 <text:s text:c="6"/>119.87 <text:s text:c="7"/>65.17</text:p>
          </table:table-cell>
          <table:table-cell table:number-columns-repeated="4"/>
          <table:table-cell office:value-type="string" calcext:value-type="string">
            <text:p><text:s text:c="9"/>2048 <text:s text:c="8"/>1000 <text:s text:c="6"/>181.16 <text:s text:c="6"/>181.22 <text:s text:c="6"/>181.19 <text:s text:c="7"/>43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400.52 <text:s text:c="6"/>400.79 <text:s text:c="6"/>400.65 <text:s text:c="7"/>38.99</text:p>
          </table:table-cell>
          <table:table-cell table:number-columns-repeated="2"/>
          <table:table-cell office:value-type="string" calcext:value-type="string">
            <text:p><text:s text:c="9"/>4096 <text:s text:c="8"/>1000 <text:s text:c="8"/>8.06 <text:s text:c="8"/>8.09 <text:s text:c="8"/>8.08 <text:s text:c="6"/>965.70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8.82 <text:s text:c="6"/>128.82 <text:s text:c="6"/>128.82 <text:s text:c="6"/>121.29</text:p>
          </table:table-cell>
          <table:table-cell table:number-columns-repeated="4"/>
          <table:table-cell office:value-type="string" calcext:value-type="string">
            <text:p><text:s text:c="9"/>4096 <text:s text:c="8"/>1000 <text:s text:c="6"/>200.31 <text:s text:c="6"/>200.35 <text:s text:c="6"/>200.33 <text:s text:c="7"/>7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652.68 <text:s text:c="6"/>652.91 <text:s text:c="6"/>652.80 <text:s text:c="7"/>47.86</text:p>
          </table:table-cell>
          <table:table-cell table:number-columns-repeated="2"/>
          <table:table-cell office:value-type="string" calcext:value-type="string">
            <text:p><text:s text:c="9"/>8192 <text:s text:c="8"/>1000 <text:s text:c="7"/>11.90 <text:s text:c="7"/>11.93 <text:s text:c="7"/>11.92 <text:s text:c="5"/>1309.28</text:p>
          </table:table-cell>
          <table:table-cell table:number-columns-repeated="2"/>
          <table:table-cell office:value-type="string" calcext:value-type="string">
            <text:p><text:s text:c="9"/>8192 <text:s text:c="8"/>1000 <text:s text:c="6"/>250.50 <text:s text:c="6"/>250.59 <text:s text:c="6"/>250.55 <text:s text:c="6"/>124.70</text:p>
          </table:table-cell>
          <table:table-cell table:number-columns-repeated="4"/>
          <table:table-cell office:value-type="string" calcext:value-type="string">
            <text:p><text:s text:c="9"/>8192 <text:s text:c="8"/>1000 <text:s text:c="6"/>205.67 <text:s text:c="6"/>205.67 <text:s text:c="6"/>205.67 <text:s text:c="6"/>151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943.85 <text:s text:c="6"/>943.86 <text:s text:c="6"/>943.86 <text:s text:c="7"/>66.2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8.17 <text:s text:c="7"/>28.17 <text:s text:c="7"/>28.17 <text:s text:c="5"/>1109.14</text:p>
          </table:table-cell>
          <table:table-cell table:number-columns-repeated="2"/>
          <table:table-cell office:value-type="string" calcext:value-type="string">
            <text:p><text:s text:c="8"/>16384 <text:s text:c="8"/>1000 <text:s text:c="6"/>389.03 <text:s text:c="6"/>389.12 <text:s text:c="6"/>389.08 <text:s text:c="6"/>160.62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38.82 <text:s text:c="6"/>238.92 <text:s text:c="6"/>238.87 <text:s text:c="6"/>261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759.34 <text:s text:c="5"/>1759.37 <text:s text:c="5"/>1759.36 <text:s text:c="7"/>71.05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3.32 <text:s text:c="7"/>23.32 <text:s text:c="7"/>23.32 <text:s text:c="5"/>2679.8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510.29 <text:s text:c="6"/>510.39 <text:s text:c="6"/>510.34 <text:s text:c="6"/>244.91</text:p>
          </table:table-cell>
          <table:table-cell table:number-columns-repeated="4"/>
          <table:table-cell office:value-type="string" calcext:value-type="string">
            <text:p><text:s text:c="8"/>32768 <text:s text:c="8"/>1000 <text:s text:c="6"/>305.52 <text:s text:c="6"/>305.65 <text:s text:c="6"/>305.59 <text:s text:c="6"/>408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940.54 <text:s text:c="5"/>3940.94 <text:s text:c="5"/>3940.74 <text:s text:c="7"/>63.44</text:p>
          </table:table-cell>
          <table:table-cell table:number-columns-repeated="2"/>
          <table:table-cell office:value-type="string" calcext:value-type="string">
            <text:p><text:s text:c="8"/>65536 <text:s text:c="9"/>640 <text:s text:c="7"/>35.78 <text:s text:c="7"/>35.80 <text:s text:c="7"/>35.79 <text:s text:c="5"/>3491.29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45.69 <text:s text:c="5"/>1146.13 <text:s text:c="5"/>1145.91 <text:s text:c="6"/>218.13</text:p>
          </table:table-cell>
          <table:table-cell table:number-columns-repeated="4"/>
          <table:table-cell office:value-type="string" calcext:value-type="string">
            <text:p><text:s text:c="8"/>65536 <text:s text:c="9"/>640 <text:s text:c="5"/>2161.45 <text:s text:c="5"/>2162.45 <text:s text:c="5"/>2161.95 <text:s text:c="6"/>115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9347.75 <text:s text:c="5"/>9348.44 <text:s text:c="5"/>9348.09 <text:s text:c="7"/>53.48</text:p>
          </table:table-cell>
          <table:table-cell table:number-columns-repeated="2"/>
          <table:table-cell office:value-type="string" calcext:value-type="string">
            <text:p><text:s text:c="7"/>131072 <text:s text:c="9"/>320 <text:s text:c="7"/>59.10 <text:s text:c="7"/>59.15 <text:s text:c="7"/>59.13 <text:s text:c="5"/>4226.8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256.84 <text:s text:c="5"/>2258.93 <text:s text:c="5"/>2257.89 <text:s text:c="6"/>221.34</text:p>
          </table:table-cell>
          <table:table-cell table:number-columns-repeated="4"/>
          <table:table-cell office:value-type="string" calcext:value-type="string">
            <text:p><text:s text:c="7"/>131072 <text:s text:c="9"/>320 <text:s text:c="5"/>4462.83 <text:s text:c="5"/>4469.00 <text:s text:c="5"/>4465.92 <text:s text:c="6"/>111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29593.79 <text:s text:c="4"/>29596.01 <text:s text:c="4"/>29594.90 <text:s text:c="7"/>33.79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08.19 <text:s text:c="6"/>108.31 <text:s text:c="6"/>108.25 <text:s text:c="5"/>4616.5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3662.07 <text:s text:c="5"/>3664.07 <text:s text:c="5"/>3663.07 <text:s text:c="6"/>272.92</text:p>
          </table:table-cell>
          <table:table-cell table:number-columns-repeated="4"/>
          <table:table-cell office:value-type="string" calcext:value-type="string">
            <text:p><text:s text:c="7"/>262144 <text:s text:c="9"/>160 <text:s text:c="5"/>8900.40 <text:s text:c="5"/>8920.39 <text:s text:c="5"/>8910.39 <text:s text:c="6"/>112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68388.04 <text:s text:c="4"/>68410.56 <text:s text:c="4"/>68399.30 <text:s text:c="7"/>29.24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07.13 <text:s text:c="6"/>207.33 <text:s text:c="6"/>207.25 <text:s text:c="5"/>4823.3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8484.55 <text:s text:c="5"/>8498.09 <text:s text:c="5"/>8491.32 <text:s text:c="6"/>235.35</text:p>
          </table:table-cell>
          <table:table-cell table:number-columns-repeated="4"/>
          <table:table-cell office:value-type="string" calcext:value-type="string">
            <text:p><text:s text:c="7"/>524288 <text:s text:c="10"/>80 <text:s text:c="4"/>17807.20 <text:s text:c="4"/>17857.26 <text:s text:c="4"/>17832.23 <text:s text:c="6"/>11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3"/>155935.60 <text:s text:c="3"/>155943.77 <text:s text:c="3"/>155939.69 <text:s text:c="7"/>25.65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79.65 <text:s text:c="6"/>490.75 <text:s text:c="6"/>485.32 <text:s text:c="5"/>4075.40</text:p>
          </table:table-cell>
          <table:table-cell table:number-columns-repeated="2"/>
          <table:table-cell office:value-type="string" calcext:value-type="string">
            <text:p><text:s text:c="6"/>1048576 <text:s text:c="10"/>40 <text:s text:c="4"/>13285.03 <text:s text:c="4"/>13294.67 <text:s text:c="4"/>13289.85 <text:s text:c="6"/>300.87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35467.58 <text:s text:c="4"/>35555.90 <text:s text:c="4"/>35511.74 <text:s text:c="6"/>11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214788.50 <text:s text:c="3"/>214792.91 <text:s text:c="3"/>214790.70 <text:s text:c="7"/>37.25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980.59 <text:s text:c="6"/>999.45 <text:s text:c="6"/>992.06 <text:s text:c="5"/>4002.20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28840.10 <text:s text:c="4"/>28918.90 <text:s text:c="4"/>28879.50 <text:s text:c="6"/>276.64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71094.45 <text:s text:c="4"/>71161.64 <text:s text:c="4"/>71128.05 <text:s text:c="6"/>112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362820.91 <text:s text:c="3"/>362851.60 <text:s text:c="3"/>362836.25 <text:s text:c="7"/>44.10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841.31 <text:s text:c="5"/>1865.01 <text:s text:c="5"/>1854.90 <text:s text:c="5"/>4289.53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55284.21 <text:s text:c="4"/>55508.69 <text:s text:c="4"/>55396.45 <text:s text:c="6"/>288.24</text:p>
          </table:table-cell>
          <table:table-cell table:number-columns-repeated="4"/>
          <table:table-cell office:value-type="string" calcext:value-type="string">
            <text:p><text:s text:c="6"/>4194304 <text:s text:c="10"/>10 <text:s text:c="3"/>142094.90 <text:s text:c="3"/>142345.50 <text:s text:c="3"/>142220.20 <text:s text:c="6"/>112.4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4"/>
          <table:table-cell office:value-type="string" calcext:value-type="string">
            <text:p># Benchmarking All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12"/>0 <text:s text:c="8"/>1000 <text:s text:c="8"/>3.05 <text:s text:c="8"/>3.07 <text:s text:c="8"/>3.06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35.33 <text:s text:c="6"/>135.46 <text:s text:c="6"/>135.39</text:p>
          </table:table-cell>
          <table:table-cell table:number-columns-repeated="2"/>
          <table:table-cell office:value-type="string" calcext:value-type="string">
            <text:p><text:s text:c="12"/>1 <text:s text:c="8"/>1000 <text:s text:c="8"/>2.51 <text:s text:c="8"/>2.51 <text:s text:c="8"/>2.51 <text:s text:c="8"/>0.76</text:p>
          </table:table-cell>
          <table:table-cell table:number-columns-repeated="2"/>
          <table:table-cell office:value-type="string" calcext:value-type="string">
            <text:p><text:s text:c="12"/>4 <text:s text:c="8"/>1000 <text:s text:c="7"/>45.60 <text:s text:c="7"/>45.61 <text:s text:c="7"/>45.60</text:p>
          </table:table-cell>
          <table:table-cell table:number-columns-repeated="4"/>
          <table:table-cell office:value-type="string" calcext:value-type="string">
            <text:p><text:s text:c="12"/>4 <text:s text:c="8"/>1000 <text:s text:c="7"/>85.76 <text:s text:c="7"/>85.76 <text:s text:c="7"/>85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36.98 <text:s text:c="6"/>136.98 <text:s text:c="6"/>136.98</text:p>
          </table:table-cell>
          <table:table-cell table:number-columns-repeated="2"/>
          <table:table-cell office:value-type="string" calcext:value-type="string">
            <text:p><text:s text:c="12"/>2 <text:s text:c="8"/>1000 <text:s text:c="8"/>2.31 <text:s text:c="8"/>2.31 <text:s text:c="8"/>2.31 <text:s text:c="8"/>1.65</text:p>
          </table:table-cell>
          <table:table-cell table:number-columns-repeated="2"/>
          <table:table-cell office:value-type="string" calcext:value-type="string">
            <text:p><text:s text:c="12"/>8 <text:s text:c="8"/>1000 <text:s text:c="7"/>45.84 <text:s text:c="7"/>45.87 <text:s text:c="7"/>45.86</text:p>
          </table:table-cell>
          <table:table-cell table:number-columns-repeated="4"/>
          <table:table-cell office:value-type="string" calcext:value-type="string">
            <text:p><text:s text:c="12"/>8 <text:s text:c="8"/>1000 <text:s text:c="7"/>86.74 <text:s text:c="7"/>86.88 <text:s text:c="7"/>86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34.80 <text:s text:c="6"/>134.88 <text:s text:c="6"/>134.84</text:p>
          </table:table-cell>
          <table:table-cell table:number-columns-repeated="2"/>
          <table:table-cell office:value-type="string" calcext:value-type="string">
            <text:p><text:s text:c="12"/>4 <text:s text:c="8"/>1000 <text:s text:c="8"/>2.27 <text:s text:c="8"/>2.28 <text:s text:c="8"/>2.27 <text:s text:c="8"/>3.35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40 <text:s text:c="7"/>46.43 <text:s text:c="7"/>46.41</text:p>
          </table:table-cell>
          <table:table-cell table:number-columns-repeated="4"/>
          <table:table-cell office:value-type="string" calcext:value-type="string">
            <text:p><text:s text:c="11"/>16 <text:s text:c="8"/>1000 <text:s text:c="7"/>85.41 <text:s text:c="7"/>85.42 <text:s text:c="7"/>85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42.30 <text:s text:c="6"/>142.40 <text:s text:c="6"/>142.35</text:p>
          </table:table-cell>
          <table:table-cell table:number-columns-repeated="2"/>
          <table:table-cell office:value-type="string" calcext:value-type="string">
            <text:p><text:s text:c="12"/>8 <text:s text:c="8"/>1000 <text:s text:c="8"/>2.87 <text:s text:c="8"/>2.88 <text:s text:c="8"/>2.88 <text:s text:c="8"/>5.30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05 <text:s text:c="7"/>46.07 <text:s text:c="7"/>46.06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66 <text:s text:c="7"/>84.68 <text:s text:c="7"/>84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0.15 <text:s text:c="6"/>110.15 <text:s text:c="6"/>110.15</text:p>
          </table:table-cell>
          <table:table-cell table:number-columns-repeated="2"/>
          <table:table-cell office:value-type="string" calcext:value-type="string">
            <text:p><text:s text:c="11"/>16 <text:s text:c="8"/>1000 <text:s text:c="8"/>2.74 <text:s text:c="8"/>2.75 <text:s text:c="8"/>2.74 <text:s text:c="7"/>11.12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71 <text:s text:c="7"/>47.72 <text:s text:c="7"/>47.72</text:p>
          </table:table-cell>
          <table:table-cell table:number-columns-repeated="4"/>
          <table:table-cell office:value-type="string" calcext:value-type="string">
            <text:p><text:s text:c="11"/>64 <text:s text:c="8"/>1000 <text:s text:c="7"/>85.99 <text:s text:c="7"/>86.00 <text:s text:c="7"/>85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2.02 <text:s text:c="6"/>112.04 <text:s text:c="6"/>112.03</text:p>
          </table:table-cell>
          <table:table-cell table:number-columns-repeated="2"/>
          <table:table-cell office:value-type="string" calcext:value-type="string">
            <text:p><text:s text:c="11"/>32 <text:s text:c="8"/>1000 <text:s text:c="8"/>2.63 <text:s text:c="8"/>2.64 <text:s text:c="8"/>2.64 <text:s text:c="7"/>23.14</text:p>
          </table:table-cell>
          <table:table-cell table:number-columns-repeated="2"/>
          <table:table-cell office:value-type="string" calcext:value-type="string">
            <text:p><text:s text:c="10"/>128 <text:s text:c="8"/>1000 <text:s text:c="7"/>52.33 <text:s text:c="7"/>52.33 <text:s text:c="7"/>52.33</text:p>
          </table:table-cell>
          <table:table-cell table:number-columns-repeated="4"/>
          <table:table-cell office:value-type="string" calcext:value-type="string">
            <text:p><text:s text:c="10"/>128 <text:s text:c="8"/>1000 <text:s text:c="7"/>86.58 <text:s text:c="7"/>86.72 <text:s text:c="7"/>86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5.98 <text:s text:c="6"/>116.01 <text:s text:c="6"/>115.99</text:p>
          </table:table-cell>
          <table:table-cell table:number-columns-repeated="2"/>
          <table:table-cell office:value-type="string" calcext:value-type="string">
            <text:p><text:s text:c="11"/>64 <text:s text:c="8"/>1000 <text:s text:c="8"/>3.21 <text:s text:c="8"/>3.22 <text:s text:c="8"/>3.22 <text:s text:c="7"/>37.90</text:p>
          </table:table-cell>
          <table:table-cell table:number-columns-repeated="2"/>
          <table:table-cell office:value-type="string" calcext:value-type="string">
            <text:p><text:s text:c="10"/>256 <text:s text:c="8"/>1000 <text:s text:c="7"/>53.57 <text:s text:c="7"/>53.63 <text:s text:c="7"/>53.60</text:p>
          </table:table-cell>
          <table:table-cell table:number-columns-repeated="4"/>
          <table:table-cell office:value-type="string" calcext:value-type="string">
            <text:p><text:s text:c="10"/>256 <text:s text:c="8"/>1000 <text:s text:c="7"/>89.02 <text:s text:c="7"/>89.02 <text:s text:c="7"/>89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4.72 <text:s text:c="6"/>114.73 <text:s text:c="6"/>114.72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56 <text:s text:c="8"/>4.57 <text:s text:c="8"/>4.56 <text:s text:c="7"/>53.47</text:p>
          </table:table-cell>
          <table:table-cell table:number-columns-repeated="2"/>
          <table:table-cell office:value-type="string" calcext:value-type="string">
            <text:p><text:s text:c="10"/>512 <text:s text:c="8"/>1000 <text:s text:c="7"/>55.14 <text:s text:c="7"/>55.15 <text:s text:c="7"/>55.14</text:p>
          </table:table-cell>
          <table:table-cell table:number-columns-repeated="4"/>
          <table:table-cell office:value-type="string" calcext:value-type="string">
            <text:p><text:s text:c="10"/>512 <text:s text:c="8"/>1000 <text:s text:c="7"/>99.67 <text:s text:c="7"/>99.71 <text:s text:c="7"/>99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5.95 <text:s text:c="6"/>126.04 <text:s text:c="6"/>125.99</text:p>
          </table:table-cell>
          <table:table-cell table:number-columns-repeated="2"/>
          <table:table-cell office:value-type="string" calcext:value-type="string">
            <text:p><text:s text:c="10"/>256 <text:s text:c="8"/>1000 <text:s text:c="8"/>5.36 <text:s text:c="8"/>5.39 <text:s text:c="8"/>5.37 <text:s text:c="7"/>90.66</text:p>
          </table:table-cell>
          <table:table-cell table:number-columns-repeated="2"/>
          <table:table-cell office:value-type="string" calcext:value-type="string">
            <text:p><text:s text:c="9"/>1024 <text:s text:c="8"/>1000 <text:s text:c="7"/>64.62 <text:s text:c="7"/>64.65 <text:s text:c="7"/>64.64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5.12 <text:s text:c="6"/>115.30 <text:s text:c="6"/>115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9.70 <text:s text:c="6"/>279.90 <text:s text:c="6"/>279.80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44 <text:s text:c="8"/>5.45 <text:s text:c="8"/>5.45 <text:s text:c="6"/>179.15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79 <text:s text:c="7"/>78.79 <text:s text:c="7"/>78.79</text:p>
          </table:table-cell>
          <table:table-cell table:number-columns-repeated="4"/>
          <table:table-cell office:value-type="string" calcext:value-type="string">
            <text:p><text:s text:c="9"/>2048 <text:s text:c="8"/>1000 <text:s text:c="6"/>134.37 <text:s text:c="6"/>134.55 <text:s text:c="6"/>134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4.59 <text:s text:c="6"/>354.67 <text:s text:c="6"/>354.6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03 <text:s text:c="8"/>6.04 <text:s text:c="8"/>6.03 <text:s text:c="6"/>323.46</text:p>
          </table:table-cell>
          <table:table-cell table:number-columns-repeated="2"/>
          <table:table-cell office:value-type="string" calcext:value-type="string">
            <text:p><text:s text:c="9"/>4096 <text:s text:c="8"/>1000 <text:s text:c="7"/>88.47 <text:s text:c="7"/>88.54 <text:s text:c="7"/>88.51</text:p>
          </table:table-cell>
          <table:table-cell table:number-columns-repeated="4"/>
          <table:table-cell office:value-type="string" calcext:value-type="string">
            <text:p><text:s text:c="9"/>4096 <text:s text:c="8"/>1000 <text:s text:c="6"/>136.62 <text:s text:c="6"/>136.70 <text:s text:c="6"/>136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40.10 <text:s text:c="6"/>440.27 <text:s text:c="6"/>440.19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69 <text:s text:c="8"/>6.71 <text:s text:c="8"/>6.70 <text:s text:c="6"/>582.23</text:p>
          </table:table-cell>
          <table:table-cell table:number-columns-repeated="2"/>
          <table:table-cell office:value-type="string" calcext:value-type="string">
            <text:p><text:s text:c="9"/>8192 <text:s text:c="8"/>1000 <text:s text:c="6"/>111.00 <text:s text:c="6"/>111.00 <text:s text:c="6"/>111.00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4.99 <text:s text:c="6"/>195.23 <text:s text:c="6"/>195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855.33 <text:s text:c="6"/>855.37 <text:s text:c="6"/>855.35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74 <text:s text:c="8"/>7.75 <text:s text:c="8"/>7.74 <text:s text:c="5"/>1008.4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3.49 <text:s text:c="6"/>213.51 <text:s text:c="6"/>213.50</text:p>
          </table:table-cell>
          <table:table-cell table:number-columns-repeated="4"/>
          <table:table-cell office:value-type="string" calcext:value-type="string">
            <text:p><text:s text:c="8"/>16384 <text:s text:c="8"/>1000 <text:s text:c="6"/>404.17 <text:s text:c="6"/>404.29 <text:s text:c="6"/>404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322.35 <text:s text:c="5"/>1322.45 <text:s text:c="5"/>1322.40</text:p>
          </table:table-cell>
          <table:table-cell table:number-columns-repeated="2"/>
          <table:table-cell office:value-type="string" calcext:value-type="string">
            <text:p><text:s text:c="9"/>8192 <text:s text:c="8"/>1000 <text:s text:c="7"/>10.51 <text:s text:c="7"/>10.53 <text:s text:c="7"/>10.52 <text:s text:c="5"/>1483.5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40.88 <text:s text:c="6"/>440.92 <text:s text:c="6"/>440.90</text:p>
          </table:table-cell>
          <table:table-cell table:number-columns-repeated="4"/>
          <table:table-cell office:value-type="string" calcext:value-type="string">
            <text:p><text:s text:c="8"/>32768 <text:s text:c="8"/>1000 <text:s text:c="6"/>484.67 <text:s text:c="6"/>484.97 <text:s text:c="6"/>484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945.56 <text:s text:c="5"/>1945.90 <text:s text:c="5"/>1945.73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7.44 <text:s text:c="7"/>17.45 <text:s text:c="7"/>17.44 <text:s text:c="5"/>1791.24</text:p>
          </table:table-cell>
          <table:table-cell table:number-columns-repeated="2"/>
          <table:table-cell office:value-type="string" calcext:value-type="string">
            <text:p><text:s text:c="8"/>65536 <text:s text:c="9"/>640 <text:s text:c="6"/>654.63 <text:s text:c="6"/>654.71 <text:s text:c="6"/>654.67</text:p>
          </table:table-cell>
          <table:table-cell table:number-columns-repeated="4"/>
          <table:table-cell office:value-type="string" calcext:value-type="string">
            <text:p><text:s text:c="8"/>65536 <text:s text:c="9"/>640 <text:s text:c="6"/>576.69 <text:s text:c="6"/>576.78 <text:s text:c="6"/>576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6401.07 <text:s text:c="5"/>6402.55 <text:s text:c="5"/>6401.8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3.28 <text:s text:c="7"/>23.29 <text:s text:c="7"/>23.29 <text:s text:c="5"/>2682.99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347.75 <text:s text:c="5"/>2349.72 <text:s text:c="5"/>2348.74</text:p>
          </table:table-cell>
          <table:table-cell table:number-columns-repeated="4"/>
          <table:table-cell office:value-type="string" calcext:value-type="string">
            <text:p><text:s text:c="7"/>131072 <text:s text:c="9"/>320 <text:s text:c="5"/>1342.59 <text:s text:c="5"/>1343.25 <text:s text:c="5"/>1342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9322.18 <text:s text:c="5"/>9323.84 <text:s text:c="5"/>9323.01</text:p>
          </table:table-cell>
          <table:table-cell table:number-columns-repeated="2"/>
          <table:table-cell office:value-type="string" calcext:value-type="string">
            <text:p><text:s text:c="8"/>65536 <text:s text:c="9"/>640 <text:s text:c="7"/>61.17 <text:s text:c="7"/>61.33 <text:s text:c="7"/>61.28 <text:s text:c="5"/>2038.2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3465.47 <text:s text:c="5"/>3469.44 <text:s text:c="5"/>3467.46</text:p>
          </table:table-cell>
          <table:table-cell table:number-columns-repeated="4"/>
          <table:table-cell office:value-type="string" calcext:value-type="string">
            <text:p><text:s text:c="7"/>262144 <text:s text:c="9"/>160 <text:s text:c="5"/>1771.39 <text:s text:c="5"/>1773.98 <text:s text:c="5"/>1772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7350.14 <text:s text:c="4"/>17353.35 <text:s text:c="4"/>17351.74</text:p>
          </table:table-cell>
          <table:table-cell table:number-columns-repeated="2"/>
          <table:table-cell office:value-type="string" calcext:value-type="string">
            <text:p><text:s text:c="7"/>131072 <text:s text:c="9"/>320 <text:s text:c="7"/>84.38 <text:s text:c="7"/>84.47 <text:s text:c="7"/>84.45 <text:s text:c="5"/>2959.5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862.31 <text:s text:c="5"/>5876.93 <text:s text:c="5"/>5869.6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676.75 <text:s text:c="5"/>8706.70 <text:s text:c="5"/>8691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78259.68 <text:s text:c="4"/>78291.65 <text:s text:c="4"/>78275.66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32.92 <text:s text:c="6"/>133.46 <text:s text:c="6"/>133.22 <text:s text:c="5"/>3746.55</text:p>
          </table:table-cell>
          <table:table-cell table:number-columns-repeated="2"/>
          <table:table-cell office:value-type="string" calcext:value-type="string">
            <text:p><text:s text:c="6"/>1048576 <text:s text:c="10"/>40 <text:s text:c="4"/>10613.75 <text:s text:c="4"/>10648.88 <text:s text:c="4"/>10631.31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694.60 <text:s text:c="4"/>17710.49 <text:s text:c="4"/>17702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3910.85 <text:s text:c="3"/>133928.36 <text:s text:c="3"/>133919.60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52.53 <text:s text:c="6"/>252.74 <text:s text:c="6"/>252.64 <text:s text:c="5"/>3956.66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9624.04 <text:s text:c="4"/>19730.65 <text:s text:c="4"/>19677.35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248.65 <text:s text:c="4"/>35282.80 <text:s text:c="4"/>35265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36513.59 <text:s text:c="3"/>236548.50 <text:s text:c="3"/>236531.04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01.10 <text:s text:c="6"/>401.55 <text:s text:c="6"/>401.35 <text:s text:c="5"/>4980.6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8994.50 <text:s text:c="4"/>39182.28 <text:s text:c="4"/>39088.39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908.50 <text:s text:c="4"/>70947.72 <text:s text:c="4"/>70928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788.00 <text:s text:c="6"/>788.70 <text:s text:c="6"/>788.36 <text:s text:c="5"/>5071.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573.71 <text:s text:c="5"/>1575.40 <text:s text:c="5"/>1574.46 <text:s text:c="5"/>5078.0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Reduce </text:p>
          </table:table-cell>
          <table:table-cell table:number-columns-repeated="5"/>
          <table:table-cell office:value-type="string" calcext:value-type="string">
            <text:p># Benchmarking Reduce </text:p>
          </table:table-cell>
          <table:table-cell table:number-columns-repeated="4"/>
          <table:table-cell office:value-type="string" calcext:value-type="string">
            <text:p># Benchmarking 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1.84 <text:s text:c="6"/>112.00 <text:s text:c="6"/>111.92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5.52 <text:s text:c="7"/>45.55 <text:s text:c="7"/>45.54</text:p>
          </table:table-cell>
          <table:table-cell table:number-columns-repeated="4"/>
          <table:table-cell office:value-type="string" calcext:value-type="string">
            <text:p><text:s text:c="12"/>4 <text:s text:c="8"/>1000 <text:s text:c="7"/>85.23 <text:s text:c="7"/>85.41 <text:s text:c="7"/>85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0.32 <text:s text:c="6"/>100.46 <text:s text:c="6"/>100.39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2"/>8 <text:s text:c="8"/>1000 <text:s text:c="7"/>46.48 <text:s text:c="7"/>46.53 <text:s text:c="7"/>46.50</text:p>
          </table:table-cell>
          <table:table-cell table:number-columns-repeated="4"/>
          <table:table-cell office:value-type="string" calcext:value-type="string">
            <text:p><text:s text:c="12"/>8 <text:s text:c="8"/>1000 <text:s text:c="7"/>86.96 <text:s text:c="7"/>87.13 <text:s text:c="7"/>87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0.36 <text:s text:c="6"/>100.49 <text:s text:c="6"/>100.42</text:p>
          </table:table-cell>
          <table:table-cell table:number-columns-repeated="2"/>
          <table:table-cell office:value-type="string" calcext:value-type="string">
            <text:p><text:s text:c="12"/>0 <text:s text:c="8"/>1000 <text:s text:c="8"/>2.70 <text:s text:c="8"/>2.71 <text:s text:c="8"/>2.70 <text:s text:c="8"/>0.00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39 <text:s text:c="7"/>46.43 <text:s text:c="7"/>46.41</text:p>
          </table:table-cell>
          <table:table-cell table:number-columns-repeated="4"/>
          <table:table-cell office:value-type="string" calcext:value-type="string">
            <text:p><text:s text:c="11"/>16 <text:s text:c="8"/>1000 <text:s text:c="7"/>85.93 <text:s text:c="7"/>86.08 <text:s text:c="7"/>86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2.39 <text:s text:c="6"/>102.50 <text:s text:c="6"/>102.45</text:p>
          </table:table-cell>
          <table:table-cell table:number-columns-repeated="2"/>
          <table:table-cell office:value-type="string" calcext:value-type="string">
            <text:p><text:s text:c="12"/>1 <text:s text:c="8"/>1000 <text:s text:c="8"/>2.74 <text:s text:c="8"/>2.74 <text:s text:c="8"/>2.74 <text:s text:c="8"/>1.39</text:p>
          </table:table-cell>
          <table:table-cell table:number-columns-repeated="2"/>
          <table:table-cell office:value-type="string" calcext:value-type="string">
            <text:p><text:s text:c="11"/>32 <text:s text:c="8"/>1000 <text:s text:c="7"/>45.31 <text:s text:c="7"/>45.36 <text:s text:c="7"/>45.33</text:p>
          </table:table-cell>
          <table:table-cell table:number-columns-repeated="4"/>
          <table:table-cell office:value-type="string" calcext:value-type="string">
            <text:p><text:s text:c="11"/>32 <text:s text:c="8"/>1000 <text:s text:c="7"/>89.40 <text:s text:c="7"/>89.56 <text:s text:c="7"/>89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3.45 <text:s text:c="6"/>103.58 <text:s text:c="6"/>103.52</text:p>
          </table:table-cell>
          <table:table-cell table:number-columns-repeated="2"/>
          <table:table-cell office:value-type="string" calcext:value-type="string">
            <text:p><text:s text:c="12"/>2 <text:s text:c="8"/>1000 <text:s text:c="8"/>2.88 <text:s text:c="8"/>2.89 <text:s text:c="8"/>2.89 <text:s text:c="8"/>2.64</text:p>
          </table:table-cell>
          <table:table-cell table:number-columns-repeated="2"/>
          <table:table-cell office:value-type="string" calcext:value-type="string">
            <text:p><text:s text:c="11"/>64 <text:s text:c="8"/>1000 <text:s text:c="7"/>45.22 <text:s text:c="7"/>45.28 <text:s text:c="7"/>45.25</text:p>
          </table:table-cell>
          <table:table-cell table:number-columns-repeated="4"/>
          <table:table-cell office:value-type="string" calcext:value-type="string">
            <text:p><text:s text:c="11"/>64 <text:s text:c="8"/>1000 <text:s text:c="7"/>88.26 <text:s text:c="7"/>88.42 <text:s text:c="7"/>88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4.45 <text:s text:c="6"/>104.57 <text:s text:c="6"/>104.51</text:p>
          </table:table-cell>
          <table:table-cell table:number-columns-repeated="2"/>
          <table:table-cell office:value-type="string" calcext:value-type="string">
            <text:p><text:s text:c="12"/>4 <text:s text:c="8"/>1000 <text:s text:c="8"/>2.92 <text:s text:c="8"/>2.92 <text:s text:c="8"/>2.92 <text:s text:c="8"/>5.23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95 <text:s text:c="7"/>49.00 <text:s text:c="7"/>48.98</text:p>
          </table:table-cell>
          <table:table-cell table:number-columns-repeated="4"/>
          <table:table-cell office:value-type="string" calcext:value-type="string">
            <text:p><text:s text:c="10"/>128 <text:s text:c="8"/>1000 <text:s text:c="7"/>87.15 <text:s text:c="7"/>87.28 <text:s text:c="7"/>87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9.04 <text:s text:c="6"/>109.18 <text:s text:c="6"/>109.11</text:p>
          </table:table-cell>
          <table:table-cell table:number-columns-repeated="2"/>
          <table:table-cell office:value-type="string" calcext:value-type="string">
            <text:p><text:s text:c="12"/>8 <text:s text:c="8"/>1000 <text:s text:c="8"/>4.34 <text:s text:c="8"/>4.34 <text:s text:c="8"/>4.34 <text:s text:c="8"/>7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50.34 <text:s text:c="7"/>50.38 <text:s text:c="7"/>50.36</text:p>
          </table:table-cell>
          <table:table-cell table:number-columns-repeated="4"/>
          <table:table-cell office:value-type="string" calcext:value-type="string">
            <text:p><text:s text:c="10"/>256 <text:s text:c="8"/>1000 <text:s text:c="7"/>86.47 <text:s text:c="7"/>86.63 <text:s text:c="7"/>86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5.85 <text:s text:c="6"/>115.99 <text:s text:c="6"/>115.92</text:p>
          </table:table-cell>
          <table:table-cell table:number-columns-repeated="2"/>
          <table:table-cell office:value-type="string" calcext:value-type="string">
            <text:p><text:s text:c="11"/>16 <text:s text:c="8"/>1000 <text:s text:c="8"/>2.89 <text:s text:c="8"/>2.89 <text:s text:c="8"/>2.89 <text:s text:c="7"/>21.13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86 <text:s text:c="7"/>51.90 <text:s text:c="7"/>51.88</text:p>
          </table:table-cell>
          <table:table-cell table:number-columns-repeated="4"/>
          <table:table-cell office:value-type="string" calcext:value-type="string">
            <text:p><text:s text:c="10"/>512 <text:s text:c="8"/>1000 <text:s text:c="7"/>93.18 <text:s text:c="7"/>93.32 <text:s text:c="7"/>93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6.35 <text:s text:c="6"/>126.43 <text:s text:c="6"/>126.39</text:p>
          </table:table-cell>
          <table:table-cell table:number-columns-repeated="2"/>
          <table:table-cell office:value-type="string" calcext:value-type="string">
            <text:p><text:s text:c="11"/>32 <text:s text:c="8"/>1000 <text:s text:c="8"/>3.07 <text:s text:c="8"/>3.08 <text:s text:c="8"/>3.08 <text:s text:c="7"/>39.68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40 <text:s text:c="7"/>61.41 <text:s text:c="7"/>61.40</text:p>
          </table:table-cell>
          <table:table-cell table:number-columns-repeated="4"/>
          <table:table-cell office:value-type="string" calcext:value-type="string">
            <text:p><text:s text:c="9"/>1024 <text:s text:c="8"/>1000 <text:s text:c="6"/>106.86 <text:s text:c="6"/>107.03 <text:s text:c="6"/>106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1.05 <text:s text:c="6"/>271.26 <text:s text:c="6"/>271.16</text:p>
          </table:table-cell>
          <table:table-cell table:number-columns-repeated="2"/>
          <table:table-cell office:value-type="string" calcext:value-type="string">
            <text:p><text:s text:c="11"/>64 <text:s text:c="8"/>1000 <text:s text:c="8"/>3.17 <text:s text:c="8"/>3.17 <text:s text:c="8"/>3.17 <text:s text:c="7"/>77.02</text:p>
          </table:table-cell>
          <table:table-cell table:number-columns-repeated="2"/>
          <table:table-cell office:value-type="string" calcext:value-type="string">
            <text:p><text:s text:c="9"/>2048 <text:s text:c="8"/>1000 <text:s text:c="7"/>71.06 <text:s text:c="7"/>71.11 <text:s text:c="7"/>71.09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3.14 <text:s text:c="6"/>103.34 <text:s text:c="6"/>103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2.03 <text:s text:c="6"/>342.41 <text:s text:c="6"/>342.22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17 <text:s text:c="8"/>4.18 <text:s text:c="8"/>4.17 <text:s text:c="6"/>116.93</text:p>
          </table:table-cell>
          <table:table-cell table:number-columns-repeated="2"/>
          <table:table-cell office:value-type="string" calcext:value-type="string">
            <text:p><text:s text:c="9"/>4096 <text:s text:c="8"/>1000 <text:s text:c="7"/>76.57 <text:s text:c="7"/>76.58 <text:s text:c="7"/>76.58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4.50 <text:s text:c="6"/>124.72 <text:s text:c="6"/>124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88.36 <text:s text:c="6"/>388.78 <text:s text:c="6"/>388.57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9 <text:s text:c="8"/>4.59 <text:s text:c="8"/>4.59 <text:s text:c="6"/>212.8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7.49 <text:s text:c="6"/>107.50 <text:s text:c="6"/>107.50</text:p>
          </table:table-cell>
          <table:table-cell table:number-columns-repeated="4"/>
          <table:table-cell office:value-type="string" calcext:value-type="string">
            <text:p><text:s text:c="9"/>8192 <text:s text:c="8"/>1000 <text:s text:c="6"/>142.30 <text:s text:c="6"/>142.52 <text:s text:c="6"/>142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69.45 <text:s text:c="6"/>569.70 <text:s text:c="6"/>569.58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95 <text:s text:c="8"/>4.95 <text:s text:c="8"/>4.95 <text:s text:c="6"/>394.42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7.84 <text:s text:c="6"/>207.87 <text:s text:c="6"/>207.85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00.16 <text:s text:c="6"/>200.46 <text:s text:c="6"/>20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5673.54 <text:s text:c="5"/>5673.70 <text:s text:c="5"/>5673.62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29 <text:s text:c="8"/>6.29 <text:s text:c="8"/>6.29 <text:s text:c="6"/>621.0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86.97 <text:s text:c="6"/>287.00 <text:s text:c="6"/>286.99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1.51 <text:s text:c="6"/>251.83 <text:s text:c="6"/>251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271.74 <text:s text:c="5"/>1272.01 <text:s text:c="5"/>1271.88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95 <text:s text:c="7"/>10.95 <text:s text:c="7"/>10.95 <text:s text:c="6"/>713.40</text:p>
          </table:table-cell>
          <table:table-cell table:number-columns-repeated="2"/>
          <table:table-cell office:value-type="string" calcext:value-type="string">
            <text:p><text:s text:c="8"/>65536 <text:s text:c="9"/>640 <text:s text:c="6"/>528.25 <text:s text:c="6"/>529.09 <text:s text:c="6"/>528.67</text:p>
          </table:table-cell>
          <table:table-cell table:number-columns-repeated="4"/>
          <table:table-cell office:value-type="string" calcext:value-type="string">
            <text:p><text:s text:c="8"/>65536 <text:s text:c="9"/>640 <text:s text:c="6"/>314.83 <text:s text:c="6"/>315.52 <text:s text:c="6"/>315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644.43 <text:s text:c="5"/>5645.25 <text:s text:c="5"/>5644.84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06 <text:s text:c="7"/>12.07 <text:s text:c="7"/>12.06 <text:s text:c="5"/>1294.64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52.17 <text:s text:c="5"/>1254.33 <text:s text:c="5"/>1253.25</text:p>
          </table:table-cell>
          <table:table-cell table:number-columns-repeated="4"/>
          <table:table-cell office:value-type="string" calcext:value-type="string">
            <text:p><text:s text:c="7"/>131072 <text:s text:c="9"/>320 <text:s text:c="6"/>914.71 <text:s text:c="6"/>915.90 <text:s text:c="6"/>915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018.60 <text:s text:c="5"/>6020.01 <text:s text:c="5"/>6019.31</text:p>
          </table:table-cell>
          <table:table-cell table:number-columns-repeated="2"/>
          <table:table-cell office:value-type="string" calcext:value-type="string">
            <text:p><text:s text:c="9"/>8192 <text:s text:c="8"/>1000 <text:s text:c="7"/>17.69 <text:s text:c="7"/>17.70 <text:s text:c="7"/>17.69 <text:s text:c="5"/>1765.5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143.13 <text:s text:c="5"/>2147.71 <text:s text:c="5"/>2145.42</text:p>
          </table:table-cell>
          <table:table-cell table:number-columns-repeated="4"/>
          <table:table-cell office:value-type="string" calcext:value-type="string">
            <text:p><text:s text:c="7"/>262144 <text:s text:c="9"/>160 <text:s text:c="5"/>1847.30 <text:s text:c="5"/>1850.08 <text:s text:c="5"/>1848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1088.37 <text:s text:c="4"/>11092.14 <text:s text:c="4"/>11090.26</text:p>
          </table:table-cell>
          <table:table-cell table:number-columns-repeated="2"/>
          <table:table-cell office:value-type="string" calcext:value-type="string">
            <text:p><text:s text:c="8"/>16384 <text:s text:c="8"/>1000 <text:s text:c="7"/>36.93 <text:s text:c="7"/>36.93 <text:s text:c="7"/>36.93 <text:s text:c="5"/>1692.4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922.81 <text:s text:c="5"/>3932.44 <text:s text:c="5"/>3927.63</text:p>
          </table:table-cell>
          <table:table-cell table:number-columns-repeated="4"/>
          <table:table-cell office:value-type="string" calcext:value-type="string">
            <text:p><text:s text:c="7"/>524288 <text:s text:c="10"/>80 <text:s text:c="5"/>3584.60 <text:s text:c="5"/>3589.69 <text:s text:c="5"/>3587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2336.38 <text:s text:c="4"/>22343.36 <text:s text:c="4"/>22339.8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40.92 <text:s text:c="7"/>40.92 <text:s text:c="7"/>40.92 <text:s text:c="5"/>3054.6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7458.22 <text:s text:c="5"/>7475.48 <text:s text:c="5"/>7466.85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7360.60 <text:s text:c="5"/>7371.97 <text:s text:c="5"/>7366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43725.30 <text:s text:c="4"/>43737.70 <text:s text:c="4"/>43731.50</text:p>
          </table:table-cell>
          <table:table-cell table:number-columns-repeated="2"/>
          <table:table-cell office:value-type="string" calcext:value-type="string">
            <text:p><text:s text:c="8"/>65536 <text:s text:c="9"/>640 <text:s text:c="7"/>65.67 <text:s text:c="7"/>65.67 <text:s text:c="7"/>65.67 <text:s text:c="5"/>3806.82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4581.50 <text:s text:c="4"/>14623.06 <text:s text:c="4"/>14602.28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14569.95 <text:s text:c="4"/>14591.44 <text:s text:c="4"/>14580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7430.39 <text:s text:c="3"/>177449.99 <text:s text:c="3"/>177440.19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73.04 <text:s text:c="6"/>173.14 <text:s text:c="6"/>173.09 <text:s text:c="5"/>2887.83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8531.19 <text:s text:c="4"/>28609.59 <text:s text:c="4"/>28570.39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0502.80 <text:s text:c="4"/>30545.81 <text:s text:c="4"/>30524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58.27 <text:s text:c="6"/>258.37 <text:s text:c="6"/>258.32 <text:s text:c="5"/>3870.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432.01 <text:s text:c="6"/>432.05 <text:s text:c="6"/>432.03 <text:s text:c="5"/>4629.0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798.40 <text:s text:c="6"/>798.45 <text:s text:c="6"/>798.43 <text:s text:c="5"/>5009.69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4"/>
          <table:table-cell office:value-type="string" calcext:value-type="string">
            <text:p># Benchmarking Reduce_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1989.29 <text:s text:c="5"/>1989.31 <text:s text:c="5"/>1989.30 <text:s text:c="5"/>4021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3886.20 <text:s text:c="5"/>3886.20 <text:s text:c="5"/>3886.20 <text:s text:c="5"/>4117.1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5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4 <text:s text:c="8"/>0.0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7"/>28.59 <text:s text:c="7"/>28.66 <text:s text:c="7"/>28.63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<text:s text:c="12"/>4 <text:s text:c="8"/>1000 <text:s text:c="8"/>7.85 <text:s text:c="8"/>7.97 <text:s text:c="8"/>7.91</text:p>
          </table:table-cell>
          <table:table-cell table:number-columns-repeated="4"/>
          <table:table-cell office:value-type="string" calcext:value-type="string">
            <text:p><text:s text:c="12"/>4 <text:s text:c="8"/>1000 <text:s text:c="8"/>1.06 <text:s text:c="8"/>1.09 <text:s text:c="8"/>1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6.25 <text:s text:c="6"/>106.28 <text:s text:c="6"/>106.27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8 <text:s text:c="8"/>1000 <text:s text:c="7"/>75.33 <text:s text:c="7"/>75.46 <text:s text:c="7"/>75.39</text:p>
          </table:table-cell>
          <table:table-cell table:number-columns-repeated="4"/>
          <table:table-cell office:value-type="string" calcext:value-type="string">
            <text:p><text:s text:c="12"/>8 <text:s text:c="8"/>1000 <text:s text:c="7"/>83.48 <text:s text:c="7"/>83.55 <text:s text:c="7"/>83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43 <text:s text:c="6"/>115.48 <text:s text:c="6"/>115.46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91 <text:s text:c="7"/>75.04 <text:s text:c="7"/>74.98</text:p>
          </table:table-cell>
          <table:table-cell table:number-columns-repeated="4"/>
          <table:table-cell office:value-type="string" calcext:value-type="string">
            <text:p><text:s text:c="11"/>16 <text:s text:c="8"/>1000 <text:s text:c="7"/>85.36 <text:s text:c="7"/>85.40 <text:s text:c="7"/>85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5.81 <text:s text:c="6"/>115.86 <text:s text:c="6"/>115.84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75.07 <text:s text:c="7"/>75.19 <text:s text:c="7"/>75.13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21 <text:s text:c="7"/>84.34 <text:s text:c="7"/>84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6.35 <text:s text:c="6"/>116.41 <text:s text:c="6"/>116.38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1"/>64 <text:s text:c="8"/>1000 <text:s text:c="7"/>75.10 <text:s text:c="7"/>75.23 <text:s text:c="7"/>75.16</text:p>
          </table:table-cell>
          <table:table-cell table:number-columns-repeated="4"/>
          <table:table-cell office:value-type="string" calcext:value-type="string">
            <text:p><text:s text:c="11"/>64 <text:s text:c="8"/>1000 <text:s text:c="7"/>89.12 <text:s text:c="7"/>89.13 <text:s text:c="7"/>89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9.15 <text:s text:c="6"/>119.16 <text:s text:c="6"/>119.15</text:p>
          </table:table-cell>
          <table:table-cell table:number-columns-repeated="2"/>
          <table:table-cell office:value-type="string" calcext:value-type="string">
            <text:p><text:s text:c="12"/>0 <text:s text:c="8"/>1000 <text:s text:c="8"/>4.94 <text:s text:c="8"/>4.95 <text:s text:c="8"/>4.94 <text:s text:c="8"/>0.00</text:p>
          </table:table-cell>
          <table:table-cell table:number-columns-repeated="2"/>
          <table:table-cell office:value-type="string" calcext:value-type="string">
            <text:p><text:s text:c="10"/>128 <text:s text:c="8"/>1000 <text:s text:c="7"/>76.53 <text:s text:c="7"/>76.68 <text:s text:c="7"/>76.61</text:p>
          </table:table-cell>
          <table:table-cell table:number-columns-repeated="4"/>
          <table:table-cell office:value-type="string" calcext:value-type="string">
            <text:p><text:s text:c="10"/>128 <text:s text:c="8"/>1000 <text:s text:c="7"/>85.89 <text:s text:c="7"/>85.93 <text:s text:c="7"/>85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77 <text:s text:c="6"/>117.79 <text:s text:c="6"/>117.78</text:p>
          </table:table-cell>
          <table:table-cell table:number-columns-repeated="2"/>
          <table:table-cell office:value-type="string" calcext:value-type="string">
            <text:p><text:s text:c="12"/>1 <text:s text:c="8"/>1000 <text:s text:c="8"/>4.43 <text:s text:c="8"/>4.44 <text:s text:c="8"/>4.43 <text:s text:c="8"/>0.86</text:p>
          </table:table-cell>
          <table:table-cell table:number-columns-repeated="2"/>
          <table:table-cell office:value-type="string" calcext:value-type="string">
            <text:p><text:s text:c="10"/>256 <text:s text:c="8"/>1000 <text:s text:c="7"/>76.92 <text:s text:c="7"/>77.05 <text:s text:c="7"/>76.98</text:p>
          </table:table-cell>
          <table:table-cell table:number-columns-repeated="4"/>
          <table:table-cell office:value-type="string" calcext:value-type="string">
            <text:p><text:s text:c="10"/>256 <text:s text:c="8"/>1000 <text:s text:c="7"/>86.38 <text:s text:c="7"/>86.52 <text:s text:c="7"/>86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0.88 <text:s text:c="6"/>120.88 <text:s text:c="6"/>120.88</text:p>
          </table:table-cell>
          <table:table-cell table:number-columns-repeated="2"/>
          <table:table-cell office:value-type="string" calcext:value-type="string">
            <text:p><text:s text:c="12"/>2 <text:s text:c="8"/>1000 <text:s text:c="8"/>4.57 <text:s text:c="8"/>4.58 <text:s text:c="8"/>4.58 <text:s text:c="8"/>1.67</text:p>
          </table:table-cell>
          <table:table-cell table:number-columns-repeated="2"/>
          <table:table-cell office:value-type="string" calcext:value-type="string">
            <text:p><text:s text:c="10"/>512 <text:s text:c="8"/>1000 <text:s text:c="7"/>77.67 <text:s text:c="7"/>77.81 <text:s text:c="7"/>77.74</text:p>
          </table:table-cell>
          <table:table-cell table:number-columns-repeated="4"/>
          <table:table-cell office:value-type="string" calcext:value-type="string">
            <text:p><text:s text:c="10"/>512 <text:s text:c="8"/>1000 <text:s text:c="7"/>88.95 <text:s text:c="7"/>89.10 <text:s text:c="7"/>89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4.23 <text:s text:c="6"/>134.25 <text:s text:c="6"/>134.24</text:p>
          </table:table-cell>
          <table:table-cell table:number-columns-repeated="2"/>
          <table:table-cell office:value-type="string" calcext:value-type="string">
            <text:p><text:s text:c="12"/>4 <text:s text:c="8"/>1000 <text:s text:c="8"/>3.44 <text:s text:c="8"/>3.46 <text:s text:c="8"/>3.45 <text:s text:c="8"/>4.41</text:p>
          </table:table-cell>
          <table:table-cell table:number-columns-repeated="2"/>
          <table:table-cell office:value-type="string" calcext:value-type="string">
            <text:p><text:s text:c="9"/>1024 <text:s text:c="8"/>1000 <text:s text:c="7"/>79.99 <text:s text:c="7"/>80.12 <text:s text:c="7"/>80.05</text:p>
          </table:table-cell>
          <table:table-cell table:number-columns-repeated="4"/>
          <table:table-cell office:value-type="string" calcext:value-type="string">
            <text:p><text:s text:c="9"/>1024 <text:s text:c="8"/>1000 <text:s text:c="7"/>99.65 <text:s text:c="7"/>99.65 <text:s text:c="7"/>99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148.67 <text:s text:c="6"/>148.83 <text:s text:c="6"/>148.75</text:p>
          </table:table-cell>
          <table:table-cell table:number-columns-repeated="2"/>
          <table:table-cell office:value-type="string" calcext:value-type="string">
            <text:p><text:s text:c="12"/>8 <text:s text:c="8"/>1000 <text:s text:c="8"/>6.48 <text:s text:c="8"/>6.50 <text:s text:c="8"/>6.49 <text:s text:c="8"/>4.70</text:p>
          </table:table-cell>
          <table:table-cell table:number-columns-repeated="2"/>
          <table:table-cell office:value-type="string" calcext:value-type="string">
            <text:p><text:s text:c="9"/>2048 <text:s text:c="8"/>1000 <text:s text:c="7"/>94.58 <text:s text:c="7"/>94.74 <text:s text:c="7"/>94.66</text:p>
          </table:table-cell>
          <table:table-cell table:number-columns-repeated="4"/>
          <table:table-cell office:value-type="string" calcext:value-type="string">
            <text:p><text:s text:c="9"/>2048 <text:s text:c="8"/>1000 <text:s text:c="6"/>114.26 <text:s text:c="6"/>114.33 <text:s text:c="6"/>11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04.67 <text:s text:c="6"/>304.75 <text:s text:c="6"/>304.71</text:p>
          </table:table-cell>
          <table:table-cell table:number-columns-repeated="2"/>
          <table:table-cell office:value-type="string" calcext:value-type="string">
            <text:p><text:s text:c="11"/>16 <text:s text:c="8"/>1000 <text:s text:c="8"/>3.63 <text:s text:c="8"/>3.63 <text:s text:c="8"/>3.63 <text:s text:c="7"/>16.80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16 <text:s text:c="6"/>120.33 <text:s text:c="6"/>120.25</text:p>
          </table:table-cell>
          <table:table-cell table:number-columns-repeated="4"/>
          <table:table-cell office:value-type="string" calcext:value-type="string">
            <text:p><text:s text:c="9"/>4096 <text:s text:c="8"/>1000 <text:s text:c="6"/>139.39 <text:s text:c="6"/>139.60 <text:s text:c="6"/>139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64.70 <text:s text:c="6"/>364.72 <text:s text:c="6"/>364.71</text:p>
          </table:table-cell>
          <table:table-cell table:number-columns-repeated="2"/>
          <table:table-cell office:value-type="string" calcext:value-type="string">
            <text:p><text:s text:c="11"/>32 <text:s text:c="8"/>1000 <text:s text:c="8"/>3.68 <text:s text:c="8"/>3.69 <text:s text:c="8"/>3.68 <text:s text:c="7"/>33.1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29.21 <text:s text:c="6"/>129.37 <text:s text:c="6"/>129.29</text:p>
          </table:table-cell>
          <table:table-cell table:number-columns-repeated="4"/>
          <table:table-cell office:value-type="string" calcext:value-type="string">
            <text:p><text:s text:c="9"/>8192 <text:s text:c="8"/>1000 <text:s text:c="6"/>130.97 <text:s text:c="6"/>130.99 <text:s text:c="6"/>130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426.06 <text:s text:c="6"/>426.09 <text:s text:c="6"/>426.08</text:p>
          </table:table-cell>
          <table:table-cell table:number-columns-repeated="2"/>
          <table:table-cell office:value-type="string" calcext:value-type="string">
            <text:p><text:s text:c="11"/>64 <text:s text:c="8"/>1000 <text:s text:c="8"/>3.17 <text:s text:c="8"/>3.18 <text:s text:c="8"/>3.18 <text:s text:c="7"/>76.87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75.50 <text:s text:c="6"/>175.69 <text:s text:c="6"/>175.60</text:p>
          </table:table-cell>
          <table:table-cell table:number-columns-repeated="4"/>
          <table:table-cell office:value-type="string" calcext:value-type="string">
            <text:p><text:s text:c="8"/>16384 <text:s text:c="8"/>1000 <text:s text:c="6"/>190.52 <text:s text:c="6"/>190.62 <text:s text:c="6"/>19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620.25 <text:s text:c="6"/>620.26 <text:s text:c="6"/>620.26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30 <text:s text:c="8"/>4.30 <text:s text:c="8"/>4.30 <text:s text:c="6"/>113.5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86.33 <text:s text:c="6"/>286.71 <text:s text:c="6"/>286.52</text:p>
          </table:table-cell>
          <table:table-cell table:number-columns-repeated="4"/>
          <table:table-cell office:value-type="string" calcext:value-type="string">
            <text:p><text:s text:c="8"/>32768 <text:s text:c="8"/>1000 <text:s text:c="6"/>198.85 <text:s text:c="6"/>198.98 <text:s text:c="6"/>198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050.52 <text:s text:c="5"/>1050.84 <text:s text:c="5"/>1050.68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2 <text:s text:c="8"/>4.52 <text:s text:c="8"/>4.52 <text:s text:c="6"/>215.86</text:p>
          </table:table-cell>
          <table:table-cell table:number-columns-repeated="2"/>
          <table:table-cell office:value-type="string" calcext:value-type="string">
            <text:p><text:s text:c="8"/>65536 <text:s text:c="9"/>640 <text:s text:c="6"/>516.83 <text:s text:c="6"/>517.84 <text:s text:c="6"/>517.33</text:p>
          </table:table-cell>
          <table:table-cell table:number-columns-repeated="4"/>
          <table:table-cell office:value-type="string" calcext:value-type="string">
            <text:p><text:s text:c="8"/>65536 <text:s text:c="9"/>640 <text:s text:c="6"/>280.74 <text:s text:c="6"/>280.75 <text:s text:c="6"/>28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222.53 <text:s text:c="5"/>2222.91 <text:s text:c="5"/>2222.72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00 <text:s text:c="8"/>5.01 <text:s text:c="8"/>5.01 <text:s text:c="6"/>390.1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54.31 <text:s text:c="5"/>1256.17 <text:s text:c="5"/>1255.24</text:p>
          </table:table-cell>
          <table:table-cell table:number-columns-repeated="4"/>
          <table:table-cell office:value-type="string" calcext:value-type="string">
            <text:p><text:s text:c="7"/>131072 <text:s text:c="9"/>320 <text:s text:c="6"/>554.86 <text:s text:c="6"/>555.60 <text:s text:c="6"/>555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622.84 <text:s text:c="5"/>6624.01 <text:s text:c="5"/>6623.4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12 <text:s text:c="8"/>6.13 <text:s text:c="8"/>6.13 <text:s text:c="6"/>637.3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322.08 <text:s text:c="5"/>1322.88 <text:s text:c="5"/>1322.48</text:p>
          </table:table-cell>
          <table:table-cell table:number-columns-repeated="4"/>
          <table:table-cell office:value-type="string" calcext:value-type="string">
            <text:p><text:s text:c="7"/>262144 <text:s text:c="9"/>160 <text:s text:c="6"/>929.79 <text:s text:c="6"/>929.81 <text:s text:c="6"/>929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0640.80 <text:s text:c="4"/>10652.99 <text:s text:c="4"/>10646.89</text:p>
          </table:table-cell>
          <table:table-cell table:number-columns-repeated="2"/>
          <table:table-cell office:value-type="string" calcext:value-type="string">
            <text:p><text:s text:c="9"/>2048 <text:s text:c="8"/>1000 <text:s text:c="8"/>7.94 <text:s text:c="8"/>7.94 <text:s text:c="8"/>7.94 <text:s text:c="6"/>983.9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296.21 <text:s text:c="5"/>2297.19 <text:s text:c="5"/>2296.70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232.58 <text:s text:c="5"/>1233.47 <text:s text:c="5"/>1233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32053.85 <text:s text:c="4"/>32059.60 <text:s text:c="4"/>32056.73</text:p>
          </table:table-cell>
          <table:table-cell table:number-columns-repeated="2"/>
          <table:table-cell office:value-type="string" calcext:value-type="string">
            <text:p><text:s text:c="9"/>4096 <text:s text:c="8"/>1000 <text:s text:c="7"/>10.32 <text:s text:c="7"/>10.33 <text:s text:c="7"/>10.32 <text:s text:c="5"/>1512.87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4500.15 <text:s text:c="5"/>4506.98 <text:s text:c="5"/>4503.56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2231.10 <text:s text:c="5"/>2233.77 <text:s text:c="5"/>2232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80538.00 <text:s text:c="4"/>80636.49 <text:s text:c="4"/>80587.24</text:p>
          </table:table-cell>
          <table:table-cell table:number-columns-repeated="2"/>
          <table:table-cell office:value-type="string" calcext:value-type="string">
            <text:p><text:s text:c="9"/>8192 <text:s text:c="8"/>1000 <text:s text:c="7"/>15.18 <text:s text:c="7"/>15.19 <text:s text:c="7"/>15.18 <text:s text:c="5"/>2057.8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8075.75 <text:s text:c="5"/>8084.70 <text:s text:c="5"/>8080.23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17557.75 <text:s text:c="4"/>17582.50 <text:s text:c="4"/>1757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16789.82 <text:s text:c="3"/>116796.49 <text:s text:c="3"/>116793.16</text:p>
          </table:table-cell>
          <table:table-cell table:number-columns-repeated="2"/>
          <table:table-cell office:value-type="string" calcext:value-type="string">
            <text:p><text:s text:c="8"/>16384 <text:s text:c="8"/>1000 <text:s text:c="7"/>38.12 <text:s text:c="7"/>38.12 <text:s text:c="7"/>38.12 <text:s text:c="5"/>1639.52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5221.00 <text:s text:c="4"/>15289.00 <text:s text:c="4"/>15255.0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6349.80 <text:s text:c="4"/>36388.30 <text:s text:c="4"/>36369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1.65 <text:s text:c="7"/>51.70 <text:s text:c="7"/>51.68 <text:s text:c="5"/>2417.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8"/>65536 <text:s text:c="9"/>640 <text:s text:c="7"/>70.67 <text:s text:c="7"/>70.68 <text:s text:c="7"/>70.68 <text:s text:c="5"/>3537.24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gather 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25.93 <text:s text:c="6"/>125.94 <text:s text:c="6"/>125.93 <text:s text:c="5"/>3970.23</text:p>
          </table:table-cell>
          <table:table-cell table:number-columns-repeated="2"/>
          <table:table-cell office:value-type="string" calcext:value-type="string">
            <text:p># Benchmarking Allgather </text:p>
          </table:table-cell>
          <table:table-cell table:number-columns-repeated="4"/>
          <table:table-cell office:value-type="string" calcext:value-type="string">
            <text:p># Benchmarking All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323.69 <text:s text:c="6"/>324.07 <text:s text:c="6"/>323.94 <text:s text:c="5"/>3085.76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600.61 <text:s text:c="6"/>606.41 <text:s text:c="6"/>603.73 <text:s text:c="5"/>3298.0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845.70 <text:s text:c="6"/>848.00 <text:s text:c="6"/>846.90 <text:s text:c="5"/>4716.97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1586.70 <text:s text:c="5"/>1587.00 <text:s text:c="5"/>1586.86 <text:s text:c="5"/>5040.97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2.75 <text:s text:c="6"/>112.77 <text:s text:c="6"/>112.76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506.99 <text:s text:c="5"/>4544.21 <text:s text:c="5"/>4530.13 <text:s text:c="5"/>3520.96</text:p>
          </table:table-cell>
          <table:table-cell table:number-columns-repeated="2"/>
          <table:table-cell office:value-type="string" calcext:value-type="string">
            <text:p><text:s text:c="12"/>1 <text:s text:c="8"/>1000 <text:s text:c="7"/>45.24 <text:s text:c="7"/>45.27 <text:s text:c="7"/>45.25</text:p>
          </table:table-cell>
          <table:table-cell table:number-columns-repeated="4"/>
          <table:table-cell office:value-type="string" calcext:value-type="string">
            <text:p><text:s text:c="12"/>1 <text:s text:c="8"/>1000 <text:s text:c="7"/>83.95 <text:s text:c="7"/>83.97 <text:s text:c="7"/>83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33 <text:s text:c="6"/>114.45 <text:s text:c="6"/>114.39</text:p>
          </table:table-cell>
          <table:table-cell table:number-columns-repeated="5"/>
          <table:table-cell office:value-type="string" calcext:value-type="string">
            <text:p><text:s text:c="12"/>2 <text:s text:c="8"/>1000 <text:s text:c="7"/>45.26 <text:s text:c="7"/>45.28 <text:s text:c="7"/>45.27</text:p>
          </table:table-cell>
          <table:table-cell table:number-columns-repeated="4"/>
          <table:table-cell office:value-type="string" calcext:value-type="string">
            <text:p><text:s text:c="12"/>2 <text:s text:c="8"/>1000 <text:s text:c="7"/>83.74 <text:s text:c="7"/>83.90 <text:s text:c="7"/>83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3.29 <text:s text:c="6"/>113.30 <text:s text:c="6"/>113.29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5 <text:s text:c="7"/>45.78 <text:s text:c="7"/>45.77</text:p>
          </table:table-cell>
          <table:table-cell table:number-columns-repeated="4"/>
          <table:table-cell office:value-type="string" calcext:value-type="string">
            <text:p><text:s text:c="12"/>4 <text:s text:c="8"/>1000 <text:s text:c="7"/>83.56 <text:s text:c="7"/>83.66 <text:s text:c="7"/>83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3.28 <text:s text:c="6"/>113.37 <text:s text:c="6"/>113.33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<text:s text:c="12"/>8 <text:s text:c="8"/>1000 <text:s text:c="7"/>45.89 <text:s text:c="7"/>45.89 <text:s text:c="7"/>45.89</text:p>
          </table:table-cell>
          <table:table-cell table:number-columns-repeated="4"/>
          <table:table-cell office:value-type="string" calcext:value-type="string">
            <text:p><text:s text:c="12"/>8 <text:s text:c="8"/>1000 <text:s text:c="7"/>84.49 <text:s text:c="7"/>84.66 <text:s text:c="7"/>84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3.01 <text:s text:c="6"/>113.04 <text:s text:c="6"/>113.03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77 <text:s text:c="7"/>46.78 <text:s text:c="7"/>46.78</text:p>
          </table:table-cell>
          <table:table-cell table:number-columns-repeated="4"/>
          <table:table-cell office:value-type="string" calcext:value-type="string">
            <text:p><text:s text:c="11"/>16 <text:s text:c="8"/>1000 <text:s text:c="7"/>84.35 <text:s text:c="7"/>84.42 <text:s text:c="7"/>84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9.06 <text:s text:c="6"/>119.09 <text:s text:c="6"/>119.08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81 <text:s text:c="7"/>46.83 <text:s text:c="7"/>46.82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41 <text:s text:c="7"/>84.44 <text:s text:c="7"/>84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50 <text:s text:c="6"/>121.50 <text:s text:c="6"/>121.50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31 <text:s text:c="7"/>47.35 <text:s text:c="7"/>47.33</text:p>
          </table:table-cell>
          <table:table-cell table:number-columns-repeated="4"/>
          <table:table-cell office:value-type="string" calcext:value-type="string">
            <text:p><text:s text:c="11"/>64 <text:s text:c="8"/>1000 <text:s text:c="7"/>86.89 <text:s text:c="7"/>87.05 <text:s text:c="7"/>86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1.27 <text:s text:c="6"/>121.31 <text:s text:c="6"/>121.29</text:p>
          </table:table-cell>
          <table:table-cell table:number-columns-repeated="2"/>
          <table:table-cell office:value-type="string" calcext:value-type="string">
            <text:p><text:s text:c="12"/>0 <text:s text:c="8"/>1000 <text:s text:c="8"/>3.47 <text:s text:c="8"/>3.48 <text:s text:c="8"/>3.48 <text:s text:c="8"/>0.00</text:p>
          </table:table-cell>
          <table:table-cell table:number-columns-repeated="2"/>
          <table:table-cell office:value-type="string" calcext:value-type="string">
            <text:p><text:s text:c="10"/>128 <text:s text:c="8"/>1000 <text:s text:c="7"/>50.49 <text:s text:c="7"/>50.49 <text:s text:c="7"/>50.49</text:p>
          </table:table-cell>
          <table:table-cell table:number-columns-repeated="4"/>
          <table:table-cell office:value-type="string" calcext:value-type="string">
            <text:p><text:s text:c="10"/>128 <text:s text:c="8"/>1000 <text:s text:c="7"/>84.96 <text:s text:c="7"/>85.12 <text:s text:c="7"/>85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93 <text:s text:c="6"/>118.02 <text:s text:c="6"/>117.98</text:p>
          </table:table-cell>
          <table:table-cell table:number-columns-repeated="2"/>
          <table:table-cell office:value-type="string" calcext:value-type="string">
            <text:p><text:s text:c="12"/>1 <text:s text:c="8"/>1000 <text:s text:c="8"/>3.68 <text:s text:c="8"/>3.69 <text:s text:c="8"/>3.68 <text:s text:c="8"/>1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43 <text:s text:c="7"/>52.46 <text:s text:c="7"/>52.44</text:p>
          </table:table-cell>
          <table:table-cell table:number-columns-repeated="4"/>
          <table:table-cell office:value-type="string" calcext:value-type="string">
            <text:p><text:s text:c="10"/>256 <text:s text:c="8"/>1000 <text:s text:c="7"/>91.49 <text:s text:c="7"/>91.68 <text:s text:c="7"/>91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1.03 <text:s text:c="6"/>121.04 <text:s text:c="6"/>121.03</text:p>
          </table:table-cell>
          <table:table-cell table:number-columns-repeated="2"/>
          <table:table-cell office:value-type="string" calcext:value-type="string">
            <text:p><text:s text:c="12"/>2 <text:s text:c="8"/>1000 <text:s text:c="8"/>7.65 <text:s text:c="8"/>7.65 <text:s text:c="8"/>7.65 <text:s text:c="8"/>1.00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75 <text:s text:c="7"/>53.75 <text:s text:c="7"/>53.75</text:p>
          </table:table-cell>
          <table:table-cell table:number-columns-repeated="4"/>
          <table:table-cell office:value-type="string" calcext:value-type="string">
            <text:p><text:s text:c="10"/>512 <text:s text:c="8"/>1000 <text:s text:c="6"/>104.25 <text:s text:c="6"/>104.39 <text:s text:c="6"/>104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7.17 <text:s text:c="6"/>137.23 <text:s text:c="6"/>137.20</text:p>
          </table:table-cell>
          <table:table-cell table:number-columns-repeated="2"/>
          <table:table-cell office:value-type="string" calcext:value-type="string">
            <text:p><text:s text:c="12"/>4 <text:s text:c="8"/>1000 <text:s text:c="8"/>3.82 <text:s text:c="8"/>3.84 <text:s text:c="8"/>3.83 <text:s text:c="8"/>3.97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50 <text:s text:c="7"/>61.57 <text:s text:c="7"/>61.53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2.51 <text:s text:c="6"/>112.54 <text:s text:c="6"/>112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6.00 <text:s text:c="6"/>276.27 <text:s text:c="6"/>276.13</text:p>
          </table:table-cell>
          <table:table-cell table:number-columns-repeated="2"/>
          <table:table-cell office:value-type="string" calcext:value-type="string">
            <text:p><text:s text:c="12"/>8 <text:s text:c="8"/>1000 <text:s text:c="8"/>3.67 <text:s text:c="8"/>3.68 <text:s text:c="8"/>3.67 <text:s text:c="8"/>8.29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59 <text:s text:c="7"/>78.60 <text:s text:c="7"/>78.60</text:p>
          </table:table-cell>
          <table:table-cell table:number-columns-repeated="4"/>
          <table:table-cell office:value-type="string" calcext:value-type="string">
            <text:p><text:s text:c="9"/>2048 <text:s text:c="8"/>1000 <text:s text:c="6"/>136.62 <text:s text:c="6"/>136.71 <text:s text:c="6"/>136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9.82 <text:s text:c="6"/>370.18 <text:s text:c="6"/>370.00</text:p>
          </table:table-cell>
          <table:table-cell table:number-columns-repeated="2"/>
          <table:table-cell office:value-type="string" calcext:value-type="string">
            <text:p><text:s text:c="11"/>16 <text:s text:c="8"/>1000 <text:s text:c="8"/>4.65 <text:s text:c="8"/>4.68 <text:s text:c="8"/>4.67 <text:s text:c="7"/>13.05</text:p>
          </table:table-cell>
          <table:table-cell table:number-columns-repeated="2"/>
          <table:table-cell office:value-type="string" calcext:value-type="string">
            <text:p><text:s text:c="9"/>4096 <text:s text:c="8"/>1000 <text:s text:c="7"/>85.06 <text:s text:c="7"/>85.10 <text:s text:c="7"/>85.08</text:p>
          </table:table-cell>
          <table:table-cell table:number-columns-repeated="4"/>
          <table:table-cell office:value-type="string" calcext:value-type="string">
            <text:p><text:s text:c="9"/>4096 <text:s text:c="8"/>1000 <text:s text:c="6"/>168.08 <text:s text:c="6"/>168.09 <text:s text:c="6"/>168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67.84 <text:s text:c="6"/>467.96 <text:s text:c="6"/>467.90</text:p>
          </table:table-cell>
          <table:table-cell table:number-columns-repeated="2"/>
          <table:table-cell office:value-type="string" calcext:value-type="string">
            <text:p><text:s text:c="11"/>32 <text:s text:c="8"/>1000 <text:s text:c="8"/>4.38 <text:s text:c="8"/>4.42 <text:s text:c="8"/>4.40 <text:s text:c="7"/>27.6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65 <text:s text:c="6"/>103.67 <text:s text:c="6"/>103.66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8.04 <text:s text:c="6"/>198.08 <text:s text:c="6"/>198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748.07 <text:s text:c="6"/>748.30 <text:s text:c="6"/>748.19</text:p>
          </table:table-cell>
          <table:table-cell table:number-columns-repeated="2"/>
          <table:table-cell office:value-type="string" calcext:value-type="string">
            <text:p><text:s text:c="11"/>64 <text:s text:c="8"/>1000 <text:s text:c="8"/>4.27 <text:s text:c="8"/>4.27 <text:s text:c="8"/>4.27 <text:s text:c="7"/>57.15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7.17 <text:s text:c="6"/>217.31 <text:s text:c="6"/>217.24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01.94 <text:s text:c="6"/>202.12 <text:s text:c="6"/>202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58.98 <text:s text:c="5"/>1059.21 <text:s text:c="5"/>1059.10</text:p>
          </table:table-cell>
          <table:table-cell table:number-columns-repeated="2"/>
          <table:table-cell office:value-type="string" calcext:value-type="string">
            <text:p><text:s text:c="10"/>128 <text:s text:c="8"/>1000 <text:s text:c="8"/>7.88 <text:s text:c="8"/>7.92 <text:s text:c="8"/>7.90 <text:s text:c="7"/>61.6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20.58 <text:s text:c="6"/>320.64 <text:s text:c="6"/>320.61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62.07 <text:s text:c="6"/>262.25 <text:s text:c="6"/>262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159.23 <text:s text:c="5"/>3159.59 <text:s text:c="5"/>3159.41</text:p>
          </table:table-cell>
          <table:table-cell table:number-columns-repeated="2"/>
          <table:table-cell office:value-type="string" calcext:value-type="string">
            <text:p><text:s text:c="10"/>256 <text:s text:c="8"/>1000 <text:s text:c="8"/>5.71 <text:s text:c="8"/>5.72 <text:s text:c="8"/>5.71 <text:s text:c="6"/>170.82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59.24 <text:s text:c="5"/>1160.03 <text:s text:c="5"/>1159.63</text:p>
          </table:table-cell>
          <table:table-cell table:number-columns-repeated="4"/>
          <table:table-cell office:value-type="string" calcext:value-type="string">
            <text:p><text:s text:c="8"/>65536 <text:s text:c="9"/>640 <text:s text:c="6"/>657.08 <text:s text:c="6"/>657.62 <text:s text:c="6"/>657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6096.02 <text:s text:c="5"/>6096.47 <text:s text:c="5"/>6096.25</text:p>
          </table:table-cell>
          <table:table-cell table:number-columns-repeated="2"/>
          <table:table-cell office:value-type="string" calcext:value-type="string">
            <text:p><text:s text:c="10"/>512 <text:s text:c="8"/>1000 <text:s text:c="8"/>7.75 <text:s text:c="8"/>7.76 <text:s text:c="8"/>7.76 <text:s text:c="6"/>251.6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709.93 <text:s text:c="5"/>1712.31 <text:s text:c="5"/>1711.12</text:p>
          </table:table-cell>
          <table:table-cell table:number-columns-repeated="4"/>
          <table:table-cell office:value-type="string" calcext:value-type="string">
            <text:p><text:s text:c="7"/>131072 <text:s text:c="9"/>320 <text:s text:c="6"/>887.22 <text:s text:c="6"/>888.03 <text:s text:c="6"/>887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1084.74 <text:s text:c="4"/>11085.89 <text:s text:c="4"/>11085.32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53 <text:s text:c="8"/>6.53 <text:s text:c="8"/>6.53 <text:s text:c="6"/>598.1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83.01 <text:s text:c="5"/>2890.39 <text:s text:c="5"/>2886.70</text:p>
          </table:table-cell>
          <table:table-cell table:number-columns-repeated="4"/>
          <table:table-cell office:value-type="string" calcext:value-type="string">
            <text:p><text:s text:c="7"/>262144 <text:s text:c="9"/>160 <text:s text:c="5"/>4355.19 <text:s text:c="5"/>4359.01 <text:s text:c="5"/>4357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42345.45 <text:s text:c="4"/>42390.85 <text:s text:c="4"/>42368.15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05 <text:s text:c="8"/>8.06 <text:s text:c="8"/>8.06 <text:s text:c="6"/>969.55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95.75 <text:s text:c="5"/>5209.73 <text:s text:c="5"/>5202.74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33.39 <text:s text:c="5"/>8837.53 <text:s text:c="5"/>8835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81297.65 <text:s text:c="4"/>81377.02 <text:s text:c="4"/>81337.34</text:p>
          </table:table-cell>
          <table:table-cell table:number-columns-repeated="2"/>
          <table:table-cell office:value-type="string" calcext:value-type="string">
            <text:p><text:s text:c="9"/>4096 <text:s text:c="8"/>1000 <text:s text:c="7"/>10.23 <text:s text:c="7"/>10.23 <text:s text:c="7"/>10.23 <text:s text:c="5"/>1527.5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792.65 <text:s text:c="5"/>9838.23 <text:s text:c="5"/>9815.44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655.25 <text:s text:c="4"/>17663.70 <text:s text:c="4"/>17659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12424.85 <text:s text:c="3"/>112433.60 <text:s text:c="3"/>112429.23</text:p>
          </table:table-cell>
          <table:table-cell table:number-columns-repeated="2"/>
          <table:table-cell office:value-type="string" calcext:value-type="string">
            <text:p><text:s text:c="9"/>8192 <text:s text:c="8"/>1000 <text:s text:c="7"/>14.69 <text:s text:c="7"/>14.70 <text:s text:c="7"/>14.69 <text:s text:c="5"/>2126.55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8557.00 <text:s text:c="4"/>18647.25 <text:s text:c="4"/>18602.13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665.30 <text:s text:c="4"/>35695.85 <text:s text:c="4"/>3568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81026.20 <text:s text:c="3"/>181055.90 <text:s text:c="3"/>181041.05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7.96 <text:s text:c="7"/>27.97 <text:s text:c="7"/>27.97 <text:s text:c="5"/>2234.30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7289.69 <text:s text:c="4"/>37485.22 <text:s text:c="4"/>37387.45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678.28 <text:s text:c="4"/>70689.30 <text:s text:c="4"/>70683.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0.82 <text:s text:c="7"/>60.84 <text:s text:c="7"/>60.83 <text:s text:c="5"/>2054.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8"/>65536 <text:s text:c="9"/>640 <text:s text:c="7"/>98.94 <text:s text:c="7"/>98.97 <text:s text:c="7"/>98.95 <text:s text:c="5"/>2525.97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gatherv 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29.55 <text:s text:c="6"/>129.57 <text:s text:c="6"/>129.56 <text:s text:c="5"/>3858.78</text:p>
          </table:table-cell>
          <table:table-cell table:number-columns-repeated="2"/>
          <table:table-cell office:value-type="string" calcext:value-type="string">
            <text:p># Benchmarking Allgatherv </text:p>
          </table:table-cell>
          <table:table-cell table:number-columns-repeated="4"/>
          <table:table-cell office:value-type="string" calcext:value-type="string">
            <text:p># Benchmarking All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242.88 <text:s text:c="6"/>242.92 <text:s text:c="6"/>242.91 <text:s text:c="5"/>4116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476.75 <text:s text:c="6"/>477.51 <text:s text:c="6"/>477.16 <text:s text:c="5"/>4188.3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343.57 <text:s text:c="5"/>1346.52 <text:s text:c="5"/>1345.28 <text:s text:c="5"/>2970.61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173.26 <text:s text:c="5"/>2227.31 <text:s text:c="5"/>2200.42 <text:s text:c="5"/>3591.7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6.75 <text:s text:c="6"/>116.81 <text:s text:c="6"/>116.78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3475.90 <text:s text:c="5"/>3482.01 <text:s text:c="5"/>3479.37 <text:s text:c="5"/>4595.05</text:p>
          </table:table-cell>
          <table:table-cell table:number-columns-repeated="2"/>
          <table:table-cell office:value-type="string" calcext:value-type="string">
            <text:p><text:s text:c="12"/>1 <text:s text:c="8"/>1000 <text:s text:c="7"/>73.97 <text:s text:c="7"/>73.99 <text:s text:c="7"/>73.98</text:p>
          </table:table-cell>
          <table:table-cell table:number-columns-repeated="4"/>
          <table:table-cell office:value-type="string" calcext:value-type="string">
            <text:p><text:s text:c="12"/>1 <text:s text:c="8"/>1000 <text:s text:c="7"/>83.33 <text:s text:c="7"/>83.50 <text:s text:c="7"/>83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02.43 <text:s text:c="6"/>102.45 <text:s text:c="6"/>102.44</text:p>
          </table:table-cell>
          <table:table-cell table:number-columns-repeated="5"/>
          <table:table-cell office:value-type="string" calcext:value-type="string">
            <text:p><text:s text:c="12"/>2 <text:s text:c="8"/>1000 <text:s text:c="7"/>73.97 <text:s text:c="7"/>73.97 <text:s text:c="7"/>73.97</text:p>
          </table:table-cell>
          <table:table-cell table:number-columns-repeated="4"/>
          <table:table-cell office:value-type="string" calcext:value-type="string">
            <text:p><text:s text:c="12"/>2 <text:s text:c="8"/>1000 <text:s text:c="7"/>84.04 <text:s text:c="7"/>84.09 <text:s text:c="7"/>84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4.33 <text:s text:c="6"/>104.33 <text:s text:c="6"/>104.3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73.78 <text:s text:c="7"/>73.79 <text:s text:c="7"/>73.79</text:p>
          </table:table-cell>
          <table:table-cell table:number-columns-repeated="4"/>
          <table:table-cell office:value-type="string" calcext:value-type="string">
            <text:p><text:s text:c="12"/>4 <text:s text:c="8"/>1000 <text:s text:c="7"/>84.23 <text:s text:c="7"/>84.26 <text:s text:c="7"/>84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0.99 <text:s text:c="6"/>101.01 <text:s text:c="6"/>101.00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8 <text:s text:c="8"/>1000 <text:s text:c="7"/>73.97 <text:s text:c="7"/>73.97 <text:s text:c="7"/>73.97</text:p>
          </table:table-cell>
          <table:table-cell table:number-columns-repeated="4"/>
          <table:table-cell office:value-type="string" calcext:value-type="string">
            <text:p><text:s text:c="12"/>8 <text:s text:c="8"/>1000 <text:s text:c="7"/>84.10 <text:s text:c="7"/>84.14 <text:s text:c="7"/>84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4.43 <text:s text:c="6"/>104.57 <text:s text:c="6"/>104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33 <text:s text:c="7"/>74.34 <text:s text:c="7"/>74.34</text:p>
          </table:table-cell>
          <table:table-cell table:number-columns-repeated="4"/>
          <table:table-cell office:value-type="string" calcext:value-type="string">
            <text:p><text:s text:c="11"/>16 <text:s text:c="8"/>1000 <text:s text:c="7"/>81.84 <text:s text:c="7"/>82.00 <text:s text:c="7"/>81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5.60 <text:s text:c="6"/>105.62 <text:s text:c="6"/>105.61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1"/>32 <text:s text:c="8"/>1000 <text:s text:c="7"/>74.64 <text:s text:c="7"/>74.64 <text:s text:c="7"/>74.64</text:p>
          </table:table-cell>
          <table:table-cell table:number-columns-repeated="4"/>
          <table:table-cell office:value-type="string" calcext:value-type="string">
            <text:p><text:s text:c="11"/>32 <text:s text:c="8"/>1000 <text:s text:c="7"/>82.62 <text:s text:c="7"/>82.64 <text:s text:c="7"/>82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8.27 <text:s text:c="6"/>118.33 <text:s text:c="6"/>118.3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96 <text:s text:c="7"/>74.96 <text:s text:c="7"/>74.96</text:p>
          </table:table-cell>
          <table:table-cell table:number-columns-repeated="4"/>
          <table:table-cell office:value-type="string" calcext:value-type="string">
            <text:p><text:s text:c="11"/>64 <text:s text:c="8"/>1000 <text:s text:c="7"/>84.50 <text:s text:c="7"/>84.50 <text:s text:c="7"/>84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0.24 <text:s text:c="6"/>120.27 <text:s text:c="6"/>120.2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38 <text:s text:c="7"/>75.38 <text:s text:c="7"/>75.38</text:p>
          </table:table-cell>
          <table:table-cell table:number-columns-repeated="4"/>
          <table:table-cell office:value-type="string" calcext:value-type="string">
            <text:p><text:s text:c="10"/>128 <text:s text:c="8"/>1000 <text:s text:c="7"/>85.09 <text:s text:c="7"/>85.20 <text:s text:c="7"/>85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30.89 <text:s text:c="6"/>130.97 <text:s text:c="6"/>130.9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4 <text:s text:c="8"/>0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88 <text:s text:c="7"/>75.88 <text:s text:c="7"/>75.88</text:p>
          </table:table-cell>
          <table:table-cell table:number-columns-repeated="4"/>
          <table:table-cell office:value-type="string" calcext:value-type="string">
            <text:p><text:s text:c="10"/>256 <text:s text:c="8"/>1000 <text:s text:c="7"/>86.21 <text:s text:c="7"/>86.34 <text:s text:c="7"/>8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39.31 <text:s text:c="6"/>139.31 <text:s text:c="6"/>139.31</text:p>
          </table:table-cell>
          <table:table-cell table:number-columns-repeated="2"/>
          <table:table-cell office:value-type="string" calcext:value-type="string">
            <text:p><text:s text:c="12"/>4 <text:s text:c="8"/>1000 <text:s text:c="8"/>2.44 <text:s text:c="8"/>2.44 <text:s text:c="8"/>2.44</text:p>
          </table:table-cell>
          <table:table-cell table:number-columns-repeated="2"/>
          <table:table-cell office:value-type="string" calcext:value-type="string">
            <text:p><text:s text:c="10"/>512 <text:s text:c="8"/>1000 <text:s text:c="7"/>78.66 <text:s text:c="7"/>78.67 <text:s text:c="7"/>78.67</text:p>
          </table:table-cell>
          <table:table-cell table:number-columns-repeated="4"/>
          <table:table-cell office:value-type="string" calcext:value-type="string">
            <text:p><text:s text:c="10"/>512 <text:s text:c="8"/>1000 <text:s text:c="7"/>97.48 <text:s text:c="7"/>97.48 <text:s text:c="7"/>97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53.27 <text:s text:c="6"/>153.33 <text:s text:c="6"/>153.30</text:p>
          </table:table-cell>
          <table:table-cell table:number-columns-repeated="2"/>
          <table:table-cell office:value-type="string" calcext:value-type="string">
            <text:p><text:s text:c="12"/>8 <text:s text:c="8"/>1000 <text:s text:c="8"/>2.47 <text:s text:c="8"/>2.47 <text:s text:c="8"/>2.47</text:p>
          </table:table-cell>
          <table:table-cell table:number-columns-repeated="2"/>
          <table:table-cell office:value-type="string" calcext:value-type="string">
            <text:p><text:s text:c="9"/>1024 <text:s text:c="8"/>1000 <text:s text:c="7"/>88.28 <text:s text:c="7"/>88.30 <text:s text:c="7"/>88.29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3.59 <text:s text:c="6"/>113.80 <text:s text:c="6"/>113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2.58 <text:s text:c="6"/>292.74 <text:s text:c="6"/>292.66</text:p>
          </table:table-cell>
          <table:table-cell table:number-columns-repeated="2"/>
          <table:table-cell office:value-type="string" calcext:value-type="string">
            <text:p><text:s text:c="11"/>16 <text:s text:c="8"/>1000 <text:s text:c="8"/>2.49 <text:s text:c="8"/>2.49 <text:s text:c="8"/>2.49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31 <text:s text:c="6"/>119.35 <text:s text:c="6"/>119.33</text:p>
          </table:table-cell>
          <table:table-cell table:number-columns-repeated="4"/>
          <table:table-cell office:value-type="string" calcext:value-type="string">
            <text:p><text:s text:c="9"/>2048 <text:s text:c="8"/>1000 <text:s text:c="6"/>130.68 <text:s text:c="6"/>130.80 <text:s text:c="6"/>13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9.61 <text:s text:c="6"/>349.80 <text:s text:c="6"/>349.7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54 <text:s text:c="8"/>2.55 <text:s text:c="8"/>2.54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18 <text:s text:c="6"/>120.23 <text:s text:c="6"/>120.21</text:p>
          </table:table-cell>
          <table:table-cell table:number-columns-repeated="4"/>
          <table:table-cell office:value-type="string" calcext:value-type="string">
            <text:p><text:s text:c="9"/>4096 <text:s text:c="8"/>1000 <text:s text:c="6"/>132.07 <text:s text:c="6"/>132.18 <text:s text:c="6"/>132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80.12 <text:s text:c="6"/>380.16 <text:s text:c="6"/>380.14</text:p>
          </table:table-cell>
          <table:table-cell table:number-columns-repeated="2"/>
          <table:table-cell office:value-type="string" calcext:value-type="string">
            <text:p><text:s text:c="11"/>64 <text:s text:c="8"/>1000 <text:s text:c="8"/>2.75 <text:s text:c="8"/>2.75 <text:s text:c="8"/>2.7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5.92 <text:s text:c="6"/>166.01 <text:s text:c="6"/>165.96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7.14 <text:s text:c="6"/>197.35 <text:s text:c="6"/>197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26.45 <text:s text:c="6"/>626.55 <text:s text:c="6"/>626.50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00 <text:s text:c="8"/>4.01 <text:s text:c="8"/>4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6.52 <text:s text:c="6"/>286.74 <text:s text:c="6"/>286.63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20.54 <text:s text:c="6"/>220.59 <text:s text:c="6"/>220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945.94 <text:s text:c="6"/>946.12 <text:s text:c="6"/>946.03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27 <text:s text:c="8"/>4.28 <text:s text:c="8"/>4.27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56.73 <text:s text:c="6"/>457.11 <text:s text:c="6"/>456.92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8.33 <text:s text:c="6"/>258.61 <text:s text:c="6"/>258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533.01 <text:s text:c="5"/>3533.32 <text:s text:c="5"/>3533.17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81 <text:s text:c="8"/>4.81 <text:s text:c="8"/>4.81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53.41 <text:s text:c="5"/>1154.36 <text:s text:c="5"/>1153.89</text:p>
          </table:table-cell>
          <table:table-cell table:number-columns-repeated="4"/>
          <table:table-cell office:value-type="string" calcext:value-type="string">
            <text:p><text:s text:c="8"/>65536 <text:s text:c="9"/>640 <text:s text:c="6"/>675.49 <text:s text:c="6"/>675.77 <text:s text:c="6"/>675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883.92 <text:s text:c="5"/>5884.97 <text:s text:c="5"/>5884.44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02 <text:s text:c="8"/>6.03 <text:s text:c="8"/>6.0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709.31 <text:s text:c="5"/>1710.85 <text:s text:c="5"/>1710.08</text:p>
          </table:table-cell>
          <table:table-cell table:number-columns-repeated="4"/>
          <table:table-cell office:value-type="string" calcext:value-type="string">
            <text:p><text:s text:c="7"/>131072 <text:s text:c="9"/>320 <text:s text:c="6"/>879.88 <text:s text:c="6"/>879.95 <text:s text:c="6"/>879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8446.66 <text:s text:c="4"/>19721.83 <text:s text:c="4"/>19084.24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58 <text:s text:c="7"/>10.58 <text:s text:c="7"/>10.58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99.59 <text:s text:c="5"/>2907.06 <text:s text:c="5"/>2903.32</text:p>
          </table:table-cell>
          <table:table-cell table:number-columns-repeated="4"/>
          <table:table-cell office:value-type="string" calcext:value-type="string">
            <text:p><text:s text:c="7"/>262144 <text:s text:c="9"/>160 <text:s text:c="5"/>4408.28 <text:s text:c="5"/>4412.91 <text:s text:c="5"/>4410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28619.30 <text:s text:c="4"/>28649.64 <text:s text:c="4"/>28634.47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50 <text:s text:c="7"/>12.55 <text:s text:c="7"/>12.5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89.79 <text:s text:c="5"/>5206.56 <text:s text:c="5"/>5198.17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68.86 <text:s text:c="5"/>8872.30 <text:s text:c="5"/>8870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7028.00 <text:s text:c="4"/>57030.83 <text:s text:c="4"/>57029.41</text:p>
          </table:table-cell>
          <table:table-cell table:number-columns-repeated="2"/>
          <table:table-cell office:value-type="string" calcext:value-type="string">
            <text:p><text:s text:c="9"/>8192 <text:s text:c="8"/>1000 <text:s text:c="7"/>18.77 <text:s text:c="7"/>18.77 <text:s text:c="7"/>18.77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801.73 <text:s text:c="5"/>9850.73 <text:s text:c="5"/>9826.23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721.90 <text:s text:c="4"/>17729.55 <text:s text:c="4"/>17725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20122.55 <text:s text:c="3"/>120132.20 <text:s text:c="3"/>120127.37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9.95 <text:s text:c="7"/>29.96 <text:s text:c="7"/>29.96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9006.20 <text:s text:c="4"/>19080.75 <text:s text:c="4"/>19043.48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428.35 <text:s text:c="4"/>35441.05 <text:s text:c="4"/>35434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3230.20 <text:s text:c="3"/>173250.41 <text:s text:c="3"/>173240.30</text:p>
          </table:table-cell>
          <table:table-cell table:number-columns-repeated="2"/>
          <table:table-cell office:value-type="string" calcext:value-type="string">
            <text:p><text:s text:c="8"/>32768 <text:s text:c="8"/>1000 <text:s text:c="7"/>49.74 <text:s text:c="7"/>49.74 <text:s text:c="7"/>49.74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7251.90 <text:s text:c="4"/>37454.70 <text:s text:c="4"/>37353.3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1966.89 <text:s text:c="4"/>71987.99 <text:s text:c="4"/>71977.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1.34 <text:s text:c="7"/>81.35 <text:s text:c="7"/>8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55.50 <text:s text:c="6"/>155.50 <text:s text:c="6"/>155.5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Gather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476.87 <text:s text:c="6"/>476.89 <text:s text:c="6"/>476.88</text:p>
          </table:table-cell>
          <table:table-cell table:number-columns-repeated="2"/>
          <table:table-cell office:value-type="string" calcext:value-type="string">
            <text:p># Benchmarking Gather </text:p>
          </table:table-cell>
          <table:table-cell table:number-columns-repeated="4"/>
          <table:table-cell office:value-type="string" calcext:value-type="string">
            <text:p># Benchmarking 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524288 <text:s text:c="10"/>80 <text:s text:c="6"/>705.50 <text:s text:c="6"/>705.55 <text:s text:c="6"/>705.5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423.45 <text:s text:c="5"/>1423.57 <text:s text:c="5"/>1423.51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526.80 <text:s text:c="5"/>2526.90 <text:s text:c="5"/>2526.85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5 <text:s text:c="8"/>0.04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290.10 <text:s text:c="5"/>4290.39 <text:s text:c="5"/>4290.25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05.64 <text:s text:c="6"/>105.77 <text:s text:c="6"/>105.71</text:p>
          </table:table-cell>
          <table:table-cell table:number-columns-repeated="5"/>
          <table:table-cell office:value-type="string" calcext:value-type="string">
            <text:p><text:s text:c="12"/>1 <text:s text:c="8"/>1000 <text:s text:c="7"/>46.29 <text:s text:c="7"/>46.41 <text:s text:c="7"/>46.35</text:p>
          </table:table-cell>
          <table:table-cell table:number-columns-repeated="4"/>
          <table:table-cell office:value-type="string" calcext:value-type="string">
            <text:p><text:s text:c="12"/>1 <text:s text:c="8"/>1000 <text:s text:c="7"/>82.49 <text:s text:c="7"/>82.64 <text:s text:c="7"/>82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22.12 <text:s text:c="6"/>122.40 <text:s text:c="6"/>122.2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2 <text:s text:c="8"/>1000 <text:s text:c="7"/>41.39 <text:s text:c="7"/>41.47 <text:s text:c="7"/>41.43</text:p>
          </table:table-cell>
          <table:table-cell table:number-columns-repeated="4"/>
          <table:table-cell office:value-type="string" calcext:value-type="string">
            <text:p><text:s text:c="12"/>2 <text:s text:c="8"/>1000 <text:s text:c="7"/>82.17 <text:s text:c="7"/>82.36 <text:s text:c="7"/>82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5.12 <text:s text:c="6"/>105.32 <text:s text:c="6"/>105.22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4 <text:s text:c="8"/>1000 <text:s text:c="7"/>46.05 <text:s text:c="7"/>46.17 <text:s text:c="7"/>46.11</text:p>
          </table:table-cell>
          <table:table-cell table:number-columns-repeated="4"/>
          <table:table-cell office:value-type="string" calcext:value-type="string">
            <text:p><text:s text:c="12"/>4 <text:s text:c="8"/>1000 <text:s text:c="7"/>82.08 <text:s text:c="7"/>82.24 <text:s text:c="7"/>82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2.49 <text:s text:c="6"/>102.65 <text:s text:c="6"/>102.57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8 <text:s text:c="8"/>1000 <text:s text:c="7"/>44.48 <text:s text:c="7"/>44.53 <text:s text:c="7"/>44.50</text:p>
          </table:table-cell>
          <table:table-cell table:number-columns-repeated="4"/>
          <table:table-cell office:value-type="string" calcext:value-type="string">
            <text:p><text:s text:c="12"/>8 <text:s text:c="8"/>1000 <text:s text:c="7"/>81.87 <text:s text:c="7"/>82.03 <text:s text:c="7"/>81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6.71 <text:s text:c="6"/>106.86 <text:s text:c="6"/>106.79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39 <text:s text:c="7"/>46.52 <text:s text:c="7"/>46.46</text:p>
          </table:table-cell>
          <table:table-cell table:number-columns-repeated="4"/>
          <table:table-cell office:value-type="string" calcext:value-type="string">
            <text:p><text:s text:c="11"/>16 <text:s text:c="8"/>1000 <text:s text:c="7"/>82.25 <text:s text:c="7"/>82.42 <text:s text:c="7"/>82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5.59 <text:s text:c="6"/>105.73 <text:s text:c="6"/>105.6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44.64 <text:s text:c="7"/>44.69 <text:s text:c="7"/>44.66</text:p>
          </table:table-cell>
          <table:table-cell table:number-columns-repeated="4"/>
          <table:table-cell office:value-type="string" calcext:value-type="string">
            <text:p><text:s text:c="11"/>32 <text:s text:c="8"/>1000 <text:s text:c="7"/>81.51 <text:s text:c="7"/>81.65 <text:s text:c="7"/>81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6.06 <text:s text:c="6"/>106.20 <text:s text:c="6"/>106.13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1"/>64 <text:s text:c="8"/>1000 <text:s text:c="7"/>45.75 <text:s text:c="7"/>45.87 <text:s text:c="7"/>45.81</text:p>
          </table:table-cell>
          <table:table-cell table:number-columns-repeated="4"/>
          <table:table-cell office:value-type="string" calcext:value-type="string">
            <text:p><text:s text:c="11"/>64 <text:s text:c="8"/>1000 <text:s text:c="7"/>82.96 <text:s text:c="7"/>83.12 <text:s text:c="7"/>83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7.67 <text:s text:c="6"/>107.76 <text:s text:c="6"/>107.72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2"/>
          <table:table-cell office:value-type="string" calcext:value-type="string">
            <text:p><text:s text:c="10"/>128 <text:s text:c="8"/>1000 <text:s text:c="7"/>47.60 <text:s text:c="7"/>47.68 <text:s text:c="7"/>47.64</text:p>
          </table:table-cell>
          <table:table-cell table:number-columns-repeated="4"/>
          <table:table-cell office:value-type="string" calcext:value-type="string">
            <text:p><text:s text:c="10"/>128 <text:s text:c="8"/>1000 <text:s text:c="7"/>91.96 <text:s text:c="7"/>92.15 <text:s text:c="7"/>92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1.10 <text:s text:c="6"/>111.26 <text:s text:c="6"/>111.18</text:p>
          </table:table-cell>
          <table:table-cell table:number-columns-repeated="2"/>
          <table:table-cell office:value-type="string" calcext:value-type="string">
            <text:p><text:s text:c="12"/>4 <text:s text:c="8"/>1000 <text:s text:c="8"/>4.36 <text:s text:c="8"/>4.37 <text:s text:c="8"/>4.36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48 <text:s text:c="7"/>49.61 <text:s text:c="7"/>49.54</text:p>
          </table:table-cell>
          <table:table-cell table:number-columns-repeated="4"/>
          <table:table-cell office:value-type="string" calcext:value-type="string">
            <text:p><text:s text:c="10"/>256 <text:s text:c="8"/>1000 <text:s text:c="7"/>90.63 <text:s text:c="7"/>90.80 <text:s text:c="7"/>90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6.23 <text:s text:c="6"/>116.33 <text:s text:c="6"/>116.28</text:p>
          </table:table-cell>
          <table:table-cell table:number-columns-repeated="2"/>
          <table:table-cell office:value-type="string" calcext:value-type="string">
            <text:p><text:s text:c="12"/>8 <text:s text:c="8"/>1000 <text:s text:c="8"/>4.43 <text:s text:c="8"/>4.43 <text:s text:c="8"/>4.43</text:p>
          </table:table-cell>
          <table:table-cell table:number-columns-repeated="2"/>
          <table:table-cell office:value-type="string" calcext:value-type="string">
            <text:p><text:s text:c="10"/>512 <text:s text:c="8"/>1000 <text:s text:c="7"/>50.61 <text:s text:c="7"/>50.70 <text:s text:c="7"/>50.65</text:p>
          </table:table-cell>
          <table:table-cell table:number-columns-repeated="4"/>
          <table:table-cell office:value-type="string" calcext:value-type="string">
            <text:p><text:s text:c="10"/>512 <text:s text:c="8"/>1000 <text:s text:c="7"/>90.62 <text:s text:c="7"/>90.83 <text:s text:c="7"/>90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8.57 <text:s text:c="6"/>128.77 <text:s text:c="6"/>128.67</text:p>
          </table:table-cell>
          <table:table-cell table:number-columns-repeated="2"/>
          <table:table-cell office:value-type="string" calcext:value-type="string">
            <text:p><text:s text:c="11"/>16 <text:s text:c="8"/>1000 <text:s text:c="8"/>4.44 <text:s text:c="8"/>4.44 <text:s text:c="8"/>4.44</text:p>
          </table:table-cell>
          <table:table-cell table:number-columns-repeated="2"/>
          <table:table-cell office:value-type="string" calcext:value-type="string">
            <text:p><text:s text:c="9"/>1024 <text:s text:c="8"/>1000 <text:s text:c="7"/>54.46 <text:s text:c="7"/>54.59 <text:s text:c="7"/>54.53</text:p>
          </table:table-cell>
          <table:table-cell table:number-columns-repeated="4"/>
          <table:table-cell office:value-type="string" calcext:value-type="string">
            <text:p><text:s text:c="9"/>1024 <text:s text:c="8"/>1000 <text:s text:c="7"/>94.54 <text:s text:c="7"/>94.74 <text:s text:c="7"/>94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6.40 <text:s text:c="6"/>276.60 <text:s text:c="6"/>276.50</text:p>
          </table:table-cell>
          <table:table-cell table:number-columns-repeated="2"/>
          <table:table-cell office:value-type="string" calcext:value-type="string">
            <text:p><text:s text:c="11"/>32 <text:s text:c="8"/>1000 <text:s text:c="8"/>4.50 <text:s text:c="8"/>4.50 <text:s text:c="8"/>4.50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55 <text:s text:c="7"/>68.66 <text:s text:c="7"/>68.61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3.37 <text:s text:c="6"/>103.56 <text:s text:c="6"/>103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30.31 <text:s text:c="6"/>330.58 <text:s text:c="6"/>330.44</text:p>
          </table:table-cell>
          <table:table-cell table:number-columns-repeated="2"/>
          <table:table-cell office:value-type="string" calcext:value-type="string">
            <text:p><text:s text:c="11"/>64 <text:s text:c="8"/>1000 <text:s text:c="8"/>4.87 <text:s text:c="8"/>4.88 <text:s text:c="8"/>4.88</text:p>
          </table:table-cell>
          <table:table-cell table:number-columns-repeated="2"/>
          <table:table-cell office:value-type="string" calcext:value-type="string">
            <text:p><text:s text:c="9"/>4096 <text:s text:c="8"/>1000 <text:s text:c="7"/>79.54 <text:s text:c="7"/>79.70 <text:s text:c="7"/>79.62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4.89 <text:s text:c="6"/>125.14 <text:s text:c="6"/>125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50.23 <text:s text:c="6"/>350.41 <text:s text:c="6"/>350.32</text:p>
          </table:table-cell>
          <table:table-cell table:number-columns-repeated="2"/>
          <table:table-cell office:value-type="string" calcext:value-type="string">
            <text:p><text:s text:c="10"/>128 <text:s text:c="8"/>1000 <text:s text:c="8"/>7.44 <text:s text:c="8"/>7.44 <text:s text:c="8"/>7.4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31.43 <text:s text:c="6"/>131.53 <text:s text:c="6"/>131.48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8.52 <text:s text:c="6"/>198.80 <text:s text:c="6"/>198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86.12 <text:s text:c="6"/>586.22 <text:s text:c="6"/>586.17</text:p>
          </table:table-cell>
          <table:table-cell table:number-columns-repeated="2"/>
          <table:table-cell office:value-type="string" calcext:value-type="string">
            <text:p><text:s text:c="10"/>256 <text:s text:c="8"/>1000 <text:s text:c="8"/>8.01 <text:s text:c="8"/>8.01 <text:s text:c="8"/>8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6.63 <text:s text:c="6"/>287.00 <text:s text:c="6"/>286.81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06.31 <text:s text:c="6"/>206.59 <text:s text:c="6"/>206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498.05 <text:s text:c="5"/>1498.32 <text:s text:c="5"/>1498.18</text:p>
          </table:table-cell>
          <table:table-cell table:number-columns-repeated="2"/>
          <table:table-cell office:value-type="string" calcext:value-type="string">
            <text:p><text:s text:c="10"/>512 <text:s text:c="8"/>1000 <text:s text:c="8"/>9.00 <text:s text:c="8"/>9.01 <text:s text:c="8"/>9.01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44.92 <text:s text:c="6"/>344.92 <text:s text:c="6"/>344.92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1.42 <text:s text:c="6"/>251.74 <text:s text:c="6"/>251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261.38 <text:s text:c="5"/>1261.72 <text:s text:c="5"/>1261.55</text:p>
          </table:table-cell>
          <table:table-cell table:number-columns-repeated="2"/>
          <table:table-cell office:value-type="string" calcext:value-type="string">
            <text:p><text:s text:c="9"/>1024 <text:s text:c="8"/>1000 <text:s text:c="7"/>11.40 <text:s text:c="7"/>11.40 <text:s text:c="7"/>11.40</text:p>
          </table:table-cell>
          <table:table-cell table:number-columns-repeated="2"/>
          <table:table-cell office:value-type="string" calcext:value-type="string">
            <text:p><text:s text:c="8"/>65536 <text:s text:c="9"/>640 <text:s text:c="6"/>509.66 <text:s text:c="6"/>509.92 <text:s text:c="6"/>509.79</text:p>
          </table:table-cell>
          <table:table-cell table:number-columns-repeated="4"/>
          <table:table-cell office:value-type="string" calcext:value-type="string">
            <text:p><text:s text:c="8"/>65536 <text:s text:c="9"/>640 <text:s text:c="6"/>315.84 <text:s text:c="6"/>316.37 <text:s text:c="6"/>316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7231.19 <text:s text:c="5"/>7231.75 <text:s text:c="5"/>7231.47</text:p>
          </table:table-cell>
          <table:table-cell table:number-columns-repeated="2"/>
          <table:table-cell office:value-type="string" calcext:value-type="string">
            <text:p><text:s text:c="9"/>2048 <text:s text:c="8"/>1000 <text:s text:c="7"/>14.33 <text:s text:c="7"/>14.34 <text:s text:c="7"/>14.33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55.14 <text:s text:c="5"/>1056.33 <text:s text:c="5"/>1055.73</text:p>
          </table:table-cell>
          <table:table-cell table:number-columns-repeated="4"/>
          <table:table-cell office:value-type="string" calcext:value-type="string">
            <text:p><text:s text:c="7"/>131072 <text:s text:c="9"/>320 <text:s text:c="6"/>706.94 <text:s text:c="6"/>708.24 <text:s text:c="6"/>707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3789.94 <text:s text:c="4"/>13791.91 <text:s text:c="4"/>13790.93</text:p>
          </table:table-cell>
          <table:table-cell table:number-columns-repeated="2"/>
          <table:table-cell office:value-type="string" calcext:value-type="string">
            <text:p><text:s text:c="9"/>4096 <text:s text:c="8"/>1000 <text:s text:c="7"/>18.60 <text:s text:c="7"/>18.61 <text:s text:c="7"/>18.6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638.44 <text:s text:c="5"/>1644.87 <text:s text:c="5"/>1641.65</text:p>
          </table:table-cell>
          <table:table-cell table:number-columns-repeated="4"/>
          <table:table-cell office:value-type="string" calcext:value-type="string">
            <text:p><text:s text:c="7"/>262144 <text:s text:c="9"/>160 <text:s text:c="5"/>1119.07 <text:s text:c="5"/>1124.13 <text:s text:c="5"/>112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2796.35 <text:s text:c="4"/>12797.70 <text:s text:c="4"/>12797.02</text:p>
          </table:table-cell>
          <table:table-cell table:number-columns-repeated="2"/>
          <table:table-cell office:value-type="string" calcext:value-type="string">
            <text:p><text:s text:c="9"/>8192 <text:s text:c="8"/>1000 <text:s text:c="7"/>31.68 <text:s text:c="7"/>31.69 <text:s text:c="7"/>31.68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875.56 <text:s text:c="5"/>2903.29 <text:s text:c="5"/>2889.4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841.12 <text:s text:c="5"/>1848.25 <text:s text:c="5"/>1844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2023.87 <text:s text:c="4"/>22031.97 <text:s text:c="4"/>22027.9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54.27 <text:s text:c="7"/>54.29 <text:s text:c="7"/>54.28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40.50 <text:s text:c="5"/>5183.52 <text:s text:c="5"/>5162.01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3168.93 <text:s text:c="5"/>3186.67 <text:s text:c="5"/>3177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8849.65 <text:s text:c="4"/>38856.15 <text:s text:c="4"/>38852.90</text:p>
          </table:table-cell>
          <table:table-cell table:number-columns-repeated="2"/>
          <table:table-cell office:value-type="string" calcext:value-type="string">
            <text:p><text:s text:c="8"/>32768 <text:s text:c="8"/>1000 <text:s text:c="7"/>80.11 <text:s text:c="7"/>80.12 <text:s text:c="7"/>80.1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508.40 <text:s text:c="5"/>9575.40 <text:s text:c="5"/>9541.90</text:p>
          </table:table-cell>
          <table:table-cell table:number-columns-repeated="4"/>
          <table:table-cell office:value-type="string" calcext:value-type="string">
            <text:p><text:s text:c="6"/>2097152 <text:s text:c="10"/>20 <text:s text:c="5"/>5908.56 <text:s text:c="5"/>5941.84 <text:s text:c="5"/>5925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6923.80 <text:s text:c="4"/>76941.49 <text:s text:c="4"/>76932.64</text:p>
          </table:table-cell>
          <table:table-cell table:number-columns-repeated="2"/>
          <table:table-cell office:value-type="string" calcext:value-type="string">
            <text:p><text:s text:c="8"/>65536 <text:s text:c="9"/>640 <text:s text:c="6"/>141.86 <text:s text:c="6"/>141.87 <text:s text:c="6"/>141.86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530.49 <text:s text:c="4"/>18704.10 <text:s text:c="4"/>18617.3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6454.01 <text:s text:c="4"/>36514.12 <text:s text:c="4"/>36484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37.56 <text:s text:c="6"/>237.58 <text:s text:c="6"/>237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262144 <text:s text:c="9"/>160 <text:s text:c="6"/>476.96 <text:s text:c="6"/>477.43 <text:s text:c="6"/>477.1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Gatherv </text:p>
          </table:table-cell>
          <table:table-cell table:number-columns-repeated="2"/>
          <table:table-cell office:value-type="string" calcext:value-type="string">
            <text:p><text:s text:c="7"/>524288 <text:s text:c="10"/>80 <text:s text:c="6"/>876.81 <text:s text:c="6"/>876.98 <text:s text:c="6"/>876.93</text:p>
          </table:table-cell>
          <table:table-cell table:number-columns-repeated="2"/>
          <table:table-cell office:value-type="string" calcext:value-type="string">
            <text:p># Benchmarking Gatherv </text:p>
          </table:table-cell>
          <table:table-cell table:number-columns-repeated="4"/>
          <table:table-cell office:value-type="string" calcext:value-type="string">
            <text:p># Benchmarking 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055.87 <text:s text:c="5"/>2059.42 <text:s text:c="5"/>2057.8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3508.06 <text:s text:c="5"/>3509.00 <text:s text:c="5"/>3508.5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6437.21 <text:s text:c="5"/>6459.40 <text:s text:c="5"/>6450.3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18 <text:s text:c="8"/>0.21 <text:s text:c="8"/>0.19</text:p>
          </table:table-cell>
          <table:table-cell table:number-columns-repeated="5"/>
          <table:table-cell office:value-type="string" calcext:value-type="string">
            <text:p><text:s text:c="12"/>0 <text:s text:c="8"/>1000 <text:s text:c="8"/>0.08 <text:s text:c="8"/>0.09 <text:s text:c="8"/>0.09</text:p>
          </table:table-cell>
          <table:table-cell table:number-columns-repeated="4"/>
          <table:table-cell office:value-type="string" calcext:value-type="string">
            <text:p><text:s text:c="12"/>0 <text:s text:c="8"/>1000 <text:s text:c="8"/>0.05 <text:s text:c="8"/>0.22 <text:s text:c="8"/>0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25.44 <text:s text:c="6"/>125.66 <text:s text:c="6"/>125.55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1 <text:s text:c="8"/>1000 <text:s text:c="7"/>43.51 <text:s text:c="7"/>43.56 <text:s text:c="7"/>43.54</text:p>
          </table:table-cell>
          <table:table-cell table:number-columns-repeated="4"/>
          <table:table-cell office:value-type="string" calcext:value-type="string">
            <text:p><text:s text:c="12"/>1 <text:s text:c="8"/>1000 <text:s text:c="7"/>87.29 <text:s text:c="7"/>87.45 <text:s text:c="7"/>87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24.90 <text:s text:c="6"/>125.19 <text:s text:c="6"/>125.04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2 <text:s text:c="8"/>1000 <text:s text:c="7"/>47.66 <text:s text:c="7"/>47.67 <text:s text:c="7"/>47.67</text:p>
          </table:table-cell>
          <table:table-cell table:number-columns-repeated="4"/>
          <table:table-cell office:value-type="string" calcext:value-type="string">
            <text:p><text:s text:c="12"/>2 <text:s text:c="8"/>1000 <text:s text:c="7"/>84.98 <text:s text:c="7"/>85.14 <text:s text:c="7"/>85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5.21 <text:s text:c="6"/>125.39 <text:s text:c="6"/>125.30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12"/>4 <text:s text:c="8"/>1000 <text:s text:c="7"/>43.44 <text:s text:c="7"/>43.49 <text:s text:c="7"/>43.47</text:p>
          </table:table-cell>
          <table:table-cell table:number-columns-repeated="4"/>
          <table:table-cell office:value-type="string" calcext:value-type="string">
            <text:p><text:s text:c="12"/>4 <text:s text:c="8"/>1000 <text:s text:c="7"/>89.57 <text:s text:c="7"/>89.74 <text:s text:c="7"/>89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5.14 <text:s text:c="6"/>125.27 <text:s text:c="6"/>125.2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8 <text:s text:c="8"/>1000 <text:s text:c="7"/>48.34 <text:s text:c="7"/>48.35 <text:s text:c="7"/>48.34</text:p>
          </table:table-cell>
          <table:table-cell table:number-columns-repeated="4"/>
          <table:table-cell office:value-type="string" calcext:value-type="string">
            <text:p><text:s text:c="12"/>8 <text:s text:c="8"/>1000 <text:s text:c="7"/>89.23 <text:s text:c="7"/>89.40 <text:s text:c="7"/>89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25.58 <text:s text:c="6"/>125.74 <text:s text:c="6"/>125.6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40 <text:s text:c="7"/>46.45 <text:s text:c="7"/>46.43</text:p>
          </table:table-cell>
          <table:table-cell table:number-columns-repeated="4"/>
          <table:table-cell office:value-type="string" calcext:value-type="string">
            <text:p><text:s text:c="11"/>16 <text:s text:c="8"/>1000 <text:s text:c="7"/>85.30 <text:s text:c="7"/>85.47 <text:s text:c="7"/>85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23.86 <text:s text:c="6"/>124.03 <text:s text:c="6"/>123.95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40 <text:s text:c="7"/>46.44 <text:s text:c="7"/>46.42</text:p>
          </table:table-cell>
          <table:table-cell table:number-columns-repeated="4"/>
          <table:table-cell office:value-type="string" calcext:value-type="string">
            <text:p><text:s text:c="11"/>32 <text:s text:c="8"/>1000 <text:s text:c="7"/>85.39 <text:s text:c="7"/>86.31 <text:s text:c="7"/>85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4.81 <text:s text:c="6"/>124.99 <text:s text:c="6"/>124.90</text:p>
          </table:table-cell>
          <table:table-cell table:number-columns-repeated="2"/>
          <table:table-cell office:value-type="string" calcext:value-type="string">
            <text:p><text:s text:c="12"/>4 <text:s text:c="8"/>1000 <text:s text:c="8"/>8.73 <text:s text:c="8"/>8.75 <text:s text:c="8"/>8.74</text:p>
          </table:table-cell>
          <table:table-cell table:number-columns-repeated="2"/>
          <table:table-cell office:value-type="string" calcext:value-type="string">
            <text:p><text:s text:c="11"/>64 <text:s text:c="8"/>1000 <text:s text:c="7"/>48.45 <text:s text:c="7"/>48.50 <text:s text:c="7"/>48.47</text:p>
          </table:table-cell>
          <table:table-cell table:number-columns-repeated="4"/>
          <table:table-cell office:value-type="string" calcext:value-type="string">
            <text:p><text:s text:c="11"/>64 <text:s text:c="8"/>1000 <text:s text:c="7"/>99.25 <text:s text:c="7"/>99.41 <text:s text:c="7"/>99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5.01 <text:s text:c="6"/>125.15 <text:s text:c="6"/>125.08</text:p>
          </table:table-cell>
          <table:table-cell table:number-columns-repeated="2"/>
          <table:table-cell office:value-type="string" calcext:value-type="string">
            <text:p><text:s text:c="12"/>8 <text:s text:c="8"/>1000 <text:s text:c="7"/>15.03 <text:s text:c="7"/>15.05 <text:s text:c="7"/>15.04</text:p>
          </table:table-cell>
          <table:table-cell table:number-columns-repeated="2"/>
          <table:table-cell office:value-type="string" calcext:value-type="string">
            <text:p><text:s text:c="10"/>128 <text:s text:c="8"/>1000 <text:s text:c="7"/>45.42 <text:s text:c="7"/>45.47 <text:s text:c="7"/>45.44</text:p>
          </table:table-cell>
          <table:table-cell table:number-columns-repeated="4"/>
          <table:table-cell office:value-type="string" calcext:value-type="string">
            <text:p><text:s text:c="10"/>128 <text:s text:c="8"/>1000 <text:s text:c="6"/>106.53 <text:s text:c="6"/>106.70 <text:s text:c="6"/>106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93 <text:s text:c="6"/>118.04 <text:s text:c="6"/>117.98</text:p>
          </table:table-cell>
          <table:table-cell table:number-columns-repeated="2"/>
          <table:table-cell office:value-type="string" calcext:value-type="string">
            <text:p><text:s text:c="11"/>16 <text:s text:c="8"/>1000 <text:s text:c="7"/>10.12 <text:s text:c="7"/>10.13 <text:s text:c="7"/>10.13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5 <text:s text:c="7"/>49.59 <text:s text:c="7"/>49.57</text:p>
          </table:table-cell>
          <table:table-cell table:number-columns-repeated="4"/>
          <table:table-cell office:value-type="string" calcext:value-type="string">
            <text:p><text:s text:c="10"/>256 <text:s text:c="8"/>1000 <text:s text:c="7"/>91.04 <text:s text:c="7"/>91.21 <text:s text:c="7"/>91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3.79 <text:s text:c="6"/>123.98 <text:s text:c="6"/>123.89</text:p>
          </table:table-cell>
          <table:table-cell table:number-columns-repeated="2"/>
          <table:table-cell office:value-type="string" calcext:value-type="string">
            <text:p><text:s text:c="11"/>32 <text:s text:c="8"/>1000 <text:s text:c="7"/>19.25 <text:s text:c="7"/>19.26 <text:s text:c="7"/>19.26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08 <text:s text:c="7"/>51.12 <text:s text:c="7"/>51.10</text:p>
          </table:table-cell>
          <table:table-cell table:number-columns-repeated="4"/>
          <table:table-cell office:value-type="string" calcext:value-type="string">
            <text:p><text:s text:c="10"/>512 <text:s text:c="8"/>1000 <text:s text:c="7"/>88.76 <text:s text:c="7"/>88.94 <text:s text:c="7"/>88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4.58 <text:s text:c="6"/>124.72 <text:s text:c="6"/>124.65</text:p>
          </table:table-cell>
          <table:table-cell table:number-columns-repeated="2"/>
          <table:table-cell office:value-type="string" calcext:value-type="string">
            <text:p><text:s text:c="11"/>64 <text:s text:c="8"/>1000 <text:s text:c="7"/>26.76 <text:s text:c="7"/>26.77 <text:s text:c="7"/>26.77</text:p>
          </table:table-cell>
          <table:table-cell table:number-columns-repeated="2"/>
          <table:table-cell office:value-type="string" calcext:value-type="string">
            <text:p><text:s text:c="9"/>1024 <text:s text:c="8"/>1000 <text:s text:c="7"/>63.98 <text:s text:c="7"/>64.02 <text:s text:c="7"/>64.00</text:p>
          </table:table-cell>
          <table:table-cell table:number-columns-repeated="4"/>
          <table:table-cell office:value-type="string" calcext:value-type="string">
            <text:p><text:s text:c="9"/>1024 <text:s text:c="8"/>1000 <text:s text:c="7"/>90.27 <text:s text:c="7"/>90.44 <text:s text:c="7"/>9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2.42 <text:s text:c="6"/>292.64 <text:s text:c="6"/>292.53</text:p>
          </table:table-cell>
          <table:table-cell table:number-columns-repeated="2"/>
          <table:table-cell office:value-type="string" calcext:value-type="string">
            <text:p><text:s text:c="10"/>128 <text:s text:c="8"/>1000 <text:s text:c="7"/>18.25 <text:s text:c="7"/>18.26 <text:s text:c="7"/>18.26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43 <text:s text:c="7"/>68.45 <text:s text:c="7"/>68.44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3.05 <text:s text:c="6"/>103.21 <text:s text:c="6"/>103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2.93 <text:s text:c="6"/>353.29 <text:s text:c="6"/>353.11</text:p>
          </table:table-cell>
          <table:table-cell table:number-columns-repeated="2"/>
          <table:table-cell office:value-type="string" calcext:value-type="string">
            <text:p><text:s text:c="10"/>256 <text:s text:c="8"/>1000 <text:s text:c="7"/>12.88 <text:s text:c="7"/>12.89 <text:s text:c="7"/>12.8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8.14 <text:s text:c="7"/>78.18 <text:s text:c="7"/>78.16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4.91 <text:s text:c="6"/>125.11 <text:s text:c="6"/>125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3.53 <text:s text:c="6"/>373.72 <text:s text:c="6"/>373.63</text:p>
          </table:table-cell>
          <table:table-cell table:number-columns-repeated="2"/>
          <table:table-cell office:value-type="string" calcext:value-type="string">
            <text:p><text:s text:c="10"/>512 <text:s text:c="8"/>1000 <text:s text:c="7"/>13.15 <text:s text:c="7"/>13.15 <text:s text:c="7"/>13.1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4.45 <text:s text:c="6"/>104.49 <text:s text:c="6"/>104.47</text:p>
          </table:table-cell>
          <table:table-cell table:number-columns-repeated="4"/>
          <table:table-cell office:value-type="string" calcext:value-type="string">
            <text:p><text:s text:c="9"/>8192 <text:s text:c="8"/>1000 <text:s text:c="6"/>137.49 <text:s text:c="6"/>137.70 <text:s text:c="6"/>137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34.43 <text:s text:c="6"/>534.89 <text:s text:c="6"/>534.66</text:p>
          </table:table-cell>
          <table:table-cell table:number-columns-repeated="2"/>
          <table:table-cell office:value-type="string" calcext:value-type="string">
            <text:p><text:s text:c="9"/>1024 <text:s text:c="8"/>1000 <text:s text:c="7"/>16.49 <text:s text:c="7"/>16.49 <text:s text:c="7"/>16.49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0.60 <text:s text:c="6"/>210.65 <text:s text:c="6"/>210.63</text:p>
          </table:table-cell>
          <table:table-cell table:number-columns-repeated="4"/>
          <table:table-cell office:value-type="string" calcext:value-type="string">
            <text:p><text:s text:c="8"/>16384 <text:s text:c="8"/>1000 <text:s text:c="6"/>194.46 <text:s text:c="6"/>194.65 <text:s text:c="6"/>194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2085.46 <text:s text:c="5"/>2085.76 <text:s text:c="5"/>2085.61</text:p>
          </table:table-cell>
          <table:table-cell table:number-columns-repeated="2"/>
          <table:table-cell office:value-type="string" calcext:value-type="string">
            <text:p><text:s text:c="9"/>2048 <text:s text:c="8"/>1000 <text:s text:c="7"/>21.14 <text:s text:c="7"/>21.14 <text:s text:c="7"/>21.14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58.09 <text:s text:c="6"/>258.27 <text:s text:c="6"/>258.18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44.91 <text:s text:c="6"/>245.20 <text:s text:c="6"/>245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508.69 <text:s text:c="5"/>2509.29 <text:s text:c="5"/>2508.99</text:p>
          </table:table-cell>
          <table:table-cell table:number-columns-repeated="2"/>
          <table:table-cell office:value-type="string" calcext:value-type="string">
            <text:p><text:s text:c="9"/>4096 <text:s text:c="8"/>1000 <text:s text:c="7"/>32.73 <text:s text:c="7"/>32.73 <text:s text:c="7"/>32.73</text:p>
          </table:table-cell>
          <table:table-cell table:number-columns-repeated="2"/>
          <table:table-cell office:value-type="string" calcext:value-type="string">
            <text:p><text:s text:c="8"/>65536 <text:s text:c="9"/>640 <text:s text:c="6"/>581.87 <text:s text:c="6"/>582.06 <text:s text:c="6"/>581.97</text:p>
          </table:table-cell>
          <table:table-cell table:number-columns-repeated="4"/>
          <table:table-cell office:value-type="string" calcext:value-type="string">
            <text:p><text:s text:c="8"/>65536 <text:s text:c="9"/>640 <text:s text:c="6"/>467.00 <text:s text:c="6"/>467.49 <text:s text:c="6"/>467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466.52 <text:s text:c="5"/>2467.30 <text:s text:c="5"/>2466.91</text:p>
          </table:table-cell>
          <table:table-cell table:number-columns-repeated="2"/>
          <table:table-cell office:value-type="string" calcext:value-type="string">
            <text:p><text:s text:c="9"/>8192 <text:s text:c="8"/>1000 <text:s text:c="7"/>42.52 <text:s text:c="7"/>42.53 <text:s text:c="7"/>42.53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63.75 <text:s text:c="5"/>1066.57 <text:s text:c="5"/>1065.16</text:p>
          </table:table-cell>
          <table:table-cell table:number-columns-repeated="4"/>
          <table:table-cell office:value-type="string" calcext:value-type="string">
            <text:p><text:s text:c="7"/>131072 <text:s text:c="9"/>320 <text:s text:c="6"/>581.29 <text:s text:c="6"/>582.81 <text:s text:c="6"/>582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5778.99 <text:s text:c="5"/>5780.19 <text:s text:c="5"/>5779.59</text:p>
          </table:table-cell>
          <table:table-cell table:number-columns-repeated="2"/>
          <table:table-cell office:value-type="string" calcext:value-type="string">
            <text:p><text:s text:c="8"/>16384 <text:s text:c="8"/>1000 <text:s text:c="7"/>76.15 <text:s text:c="7"/>76.17 <text:s text:c="7"/>76.1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8.24 <text:s text:c="5"/>1596.40 <text:s text:c="5"/>1592.32</text:p>
          </table:table-cell>
          <table:table-cell table:number-columns-repeated="4"/>
          <table:table-cell office:value-type="string" calcext:value-type="string">
            <text:p><text:s text:c="7"/>262144 <text:s text:c="9"/>160 <text:s text:c="6"/>996.62 <text:s text:c="5"/>1001.91 <text:s text:c="6"/>999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484.86 <text:s text:c="5"/>8488.69 <text:s text:c="5"/>8486.7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90.12 <text:s text:c="7"/>90.14 <text:s text:c="7"/>90.1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88.08 <text:s text:c="5"/>2805.16 <text:s text:c="5"/>2796.6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710.92 <text:s text:c="5"/>1717.10 <text:s text:c="5"/>1714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9245.00 <text:s text:c="4"/>29255.10 <text:s text:c="4"/>29250.05</text:p>
          </table:table-cell>
          <table:table-cell table:number-columns-repeated="2"/>
          <table:table-cell office:value-type="string" calcext:value-type="string">
            <text:p><text:s text:c="8"/>65536 <text:s text:c="9"/>640 <text:s text:c="6"/>229.93 <text:s text:c="6"/>229.95 <text:s text:c="6"/>229.9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44.23 <text:s text:c="5"/>5199.42 <text:s text:c="5"/>5171.82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3334.95 <text:s text:c="5"/>3356.53 <text:s text:c="5"/>3345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9000.09 <text:s text:c="4"/>39025.01 <text:s text:c="4"/>39012.5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299.27 <text:s text:c="6"/>299.66 <text:s text:c="6"/>299.50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756.10 <text:s text:c="5"/>9854.56 <text:s text:c="5"/>9805.33</text:p>
          </table:table-cell>
          <table:table-cell table:number-columns-repeated="4"/>
          <table:table-cell office:value-type="string" calcext:value-type="string">
            <text:p><text:s text:c="6"/>2097152 <text:s text:c="10"/>20 <text:s text:c="5"/>5913.70 <text:s text:c="5"/>5951.44 <text:s text:c="5"/>5932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6811.70 <text:s text:c="4"/>76935.51 <text:s text:c="4"/>76873.60</text:p>
          </table:table-cell>
          <table:table-cell table:number-columns-repeated="2"/>
          <table:table-cell office:value-type="string" calcext:value-type="string">
            <text:p><text:s text:c="7"/>262144 <text:s text:c="9"/>160 <text:s text:c="6"/>517.34 <text:s text:c="6"/>517.41 <text:s text:c="6"/>517.3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785.72 <text:s text:c="4"/>19023.70 <text:s text:c="4"/>18904.71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27560.69 <text:s text:c="4"/>27680.40 <text:s text:c="4"/>27620.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74.07 <text:s text:c="6"/>974.18 <text:s text:c="6"/>974.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842.00 <text:s text:c="5"/>1842.30 <text:s text:c="5"/>1842.1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catter 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3685.30 <text:s text:c="5"/>3698.60 <text:s text:c="5"/>3693.30</text:p>
          </table:table-cell>
          <table:table-cell table:number-columns-repeated="2"/>
          <table:table-cell office:value-type="string" calcext:value-type="string">
            <text:p># Benchmarking Scatter </text:p>
          </table:table-cell>
          <table:table-cell table:number-columns-repeated="4"/>
          <table:table-cell office:value-type="string" calcext:value-type="string">
            <text:p># Benchmarking 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6388.31 <text:s text:c="5"/>6390.00 <text:s text:c="5"/>6389.3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5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24.14 <text:s text:c="6"/>124.23 <text:s text:c="6"/>124.18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12"/>1 <text:s text:c="8"/>1000 <text:s text:c="7"/>43.10 <text:s text:c="7"/>43.20 <text:s text:c="7"/>43.15</text:p>
          </table:table-cell>
          <table:table-cell table:number-columns-repeated="4"/>
          <table:table-cell office:value-type="string" calcext:value-type="string">
            <text:p><text:s text:c="12"/>1 <text:s text:c="8"/>1000 <text:s text:c="7"/>81.82 <text:s text:c="7"/>81.85 <text:s text:c="7"/>81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6 <text:s text:c="6"/>115.06 <text:s text:c="6"/>115.01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2"/>2 <text:s text:c="8"/>1000 <text:s text:c="7"/>42.76 <text:s text:c="7"/>42.83 <text:s text:c="7"/>42.79</text:p>
          </table:table-cell>
          <table:table-cell table:number-columns-repeated="4"/>
          <table:table-cell office:value-type="string" calcext:value-type="string">
            <text:p><text:s text:c="12"/>2 <text:s text:c="8"/>1000 <text:s text:c="7"/>81.16 <text:s text:c="7"/>81.17 <text:s text:c="7"/>81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5.90 <text:s text:c="6"/>115.97 <text:s text:c="6"/>115.9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7.05 <text:s text:c="7"/>47.17 <text:s text:c="7"/>47.11</text:p>
          </table:table-cell>
          <table:table-cell table:number-columns-repeated="4"/>
          <table:table-cell office:value-type="string" calcext:value-type="string">
            <text:p><text:s text:c="12"/>4 <text:s text:c="8"/>1000 <text:s text:c="7"/>81.68 <text:s text:c="7"/>81.70 <text:s text:c="7"/>81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4.67 <text:s text:c="6"/>114.74 <text:s text:c="6"/>114.70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8 <text:s text:c="8"/>1000 <text:s text:c="7"/>44.13 <text:s text:c="7"/>44.20 <text:s text:c="7"/>44.17</text:p>
          </table:table-cell>
          <table:table-cell table:number-columns-repeated="4"/>
          <table:table-cell office:value-type="string" calcext:value-type="string">
            <text:p><text:s text:c="12"/>8 <text:s text:c="8"/>1000 <text:s text:c="7"/>81.14 <text:s text:c="7"/>81.17 <text:s text:c="7"/>81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4.14 <text:s text:c="6"/>114.24 <text:s text:c="6"/>114.19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<text:s text:c="11"/>16 <text:s text:c="8"/>1000 <text:s text:c="7"/>44.42 <text:s text:c="7"/>44.51 <text:s text:c="7"/>44.47</text:p>
          </table:table-cell>
          <table:table-cell table:number-columns-repeated="4"/>
          <table:table-cell office:value-type="string" calcext:value-type="string">
            <text:p><text:s text:c="11"/>16 <text:s text:c="8"/>1000 <text:s text:c="7"/>83.27 <text:s text:c="7"/>83.32 <text:s text:c="7"/>83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77 <text:s text:c="6"/>114.88 <text:s text:c="6"/>114.83</text:p>
          </table:table-cell>
          <table:table-cell table:number-columns-repeated="2"/>
          <table:table-cell office:value-type="string" calcext:value-type="string">
            <text:p><text:s text:c="12"/>4 <text:s text:c="8"/>1000 <text:s text:c="8"/>2.18 <text:s text:c="8"/>2.18 <text:s text:c="8"/>2.18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51 <text:s text:c="7"/>46.56 <text:s text:c="7"/>46.53</text:p>
          </table:table-cell>
          <table:table-cell table:number-columns-repeated="4"/>
          <table:table-cell office:value-type="string" calcext:value-type="string">
            <text:p><text:s text:c="11"/>32 <text:s text:c="8"/>1000 <text:s text:c="7"/>81.97 <text:s text:c="7"/>81.98 <text:s text:c="7"/>81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4.18 <text:s text:c="6"/>114.27 <text:s text:c="6"/>114.23</text:p>
          </table:table-cell>
          <table:table-cell table:number-columns-repeated="2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2"/>
          <table:table-cell office:value-type="string" calcext:value-type="string">
            <text:p><text:s text:c="11"/>64 <text:s text:c="8"/>1000 <text:s text:c="7"/>44.57 <text:s text:c="7"/>44.66 <text:s text:c="7"/>44.62</text:p>
          </table:table-cell>
          <table:table-cell table:number-columns-repeated="4"/>
          <table:table-cell office:value-type="string" calcext:value-type="string">
            <text:p><text:s text:c="11"/>64 <text:s text:c="8"/>1000 <text:s text:c="7"/>82.85 <text:s text:c="7"/>82.90 <text:s text:c="7"/>82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5.71 <text:s text:c="6"/>115.99 <text:s text:c="6"/>115.85</text:p>
          </table:table-cell>
          <table:table-cell table:number-columns-repeated="2"/>
          <table:table-cell office:value-type="string" calcext:value-type="string">
            <text:p><text:s text:c="11"/>16 <text:s text:c="8"/>1000 <text:s text:c="8"/>2.23 <text:s text:c="8"/>2.23 <text:s text:c="8"/>2.23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40 <text:s text:c="7"/>48.48 <text:s text:c="7"/>48.44</text:p>
          </table:table-cell>
          <table:table-cell table:number-columns-repeated="4"/>
          <table:table-cell office:value-type="string" calcext:value-type="string">
            <text:p><text:s text:c="10"/>128 <text:s text:c="8"/>1000 <text:s text:c="7"/>84.30 <text:s text:c="7"/>84.32 <text:s text:c="7"/>84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4.54 <text:s text:c="6"/>104.67 <text:s text:c="6"/>104.6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7 <text:s text:c="8"/>2.28 <text:s text:c="8"/>2.28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3 <text:s text:c="7"/>49.67 <text:s text:c="7"/>49.60</text:p>
          </table:table-cell>
          <table:table-cell table:number-columns-repeated="4"/>
          <table:table-cell office:value-type="string" calcext:value-type="string">
            <text:p><text:s text:c="10"/>256 <text:s text:c="8"/>1000 <text:s text:c="7"/>84.48 <text:s text:c="7"/>84.49 <text:s text:c="7"/>8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6.44 <text:s text:c="6"/>116.49 <text:s text:c="6"/>116.46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8 <text:s text:c="8"/>2.49 <text:s text:c="8"/>2.48</text:p>
          </table:table-cell>
          <table:table-cell table:number-columns-repeated="2"/>
          <table:table-cell office:value-type="string" calcext:value-type="string">
            <text:p><text:s text:c="10"/>512 <text:s text:c="8"/>1000 <text:s text:c="7"/>62.47 <text:s text:c="7"/>62.54 <text:s text:c="7"/>62.50</text:p>
          </table:table-cell>
          <table:table-cell table:number-columns-repeated="4"/>
          <table:table-cell office:value-type="string" calcext:value-type="string">
            <text:p><text:s text:c="10"/>512 <text:s text:c="8"/>1000 <text:s text:c="7"/>87.52 <text:s text:c="7"/>87.57 <text:s text:c="7"/>87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5.65 <text:s text:c="6"/>125.73 <text:s text:c="6"/>125.6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73 <text:s text:c="8"/>3.73 <text:s text:c="8"/>3.73</text:p>
          </table:table-cell>
          <table:table-cell table:number-columns-repeated="2"/>
          <table:table-cell office:value-type="string" calcext:value-type="string">
            <text:p><text:s text:c="9"/>1024 <text:s text:c="8"/>1000 <text:s text:c="7"/>70.15 <text:s text:c="7"/>70.30 <text:s text:c="7"/>70.22</text:p>
          </table:table-cell>
          <table:table-cell table:number-columns-repeated="4"/>
          <table:table-cell office:value-type="string" calcext:value-type="string">
            <text:p><text:s text:c="9"/>1024 <text:s text:c="8"/>1000 <text:s text:c="7"/>90.83 <text:s text:c="7"/>90.88 <text:s text:c="7"/>90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3.35 <text:s text:c="6"/>283.47 <text:s text:c="6"/>283.41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97 <text:s text:c="8"/>3.97 <text:s text:c="8"/>3.97</text:p>
          </table:table-cell>
          <table:table-cell table:number-columns-repeated="2"/>
          <table:table-cell office:value-type="string" calcext:value-type="string">
            <text:p><text:s text:c="9"/>2048 <text:s text:c="8"/>1000 <text:s text:c="7"/>69.28 <text:s text:c="7"/>69.40 <text:s text:c="7"/>69.34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8.41 <text:s text:c="6"/>108.42 <text:s text:c="6"/>108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35.42 <text:s text:c="6"/>335.75 <text:s text:c="6"/>335.59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59 <text:s text:c="8"/>5.59 <text:s text:c="8"/>5.5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6.50 <text:s text:c="7"/>76.66 <text:s text:c="7"/>76.58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4.49 <text:s text:c="6"/>124.53 <text:s text:c="6"/>124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7.32 <text:s text:c="6"/>377.62 <text:s text:c="6"/>377.47</text:p>
          </table:table-cell>
          <table:table-cell table:number-columns-repeated="2"/>
          <table:table-cell office:value-type="string" calcext:value-type="string">
            <text:p><text:s text:c="9"/>1024 <text:s text:c="8"/>1000 <text:s text:c="8"/>8.61 <text:s text:c="8"/>8.61 <text:s text:c="8"/>8.6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6.47 <text:s text:c="6"/>106.62 <text:s text:c="6"/>106.55</text:p>
          </table:table-cell>
          <table:table-cell table:number-columns-repeated="4"/>
          <table:table-cell office:value-type="string" calcext:value-type="string">
            <text:p><text:s text:c="9"/>8192 <text:s text:c="8"/>1000 <text:s text:c="6"/>138.39 <text:s text:c="6"/>138.42 <text:s text:c="6"/>138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35.29 <text:s text:c="6"/>535.49 <text:s text:c="6"/>535.39</text:p>
          </table:table-cell>
          <table:table-cell table:number-columns-repeated="2"/>
          <table:table-cell office:value-type="string" calcext:value-type="string">
            <text:p><text:s text:c="9"/>2048 <text:s text:c="8"/>1000 <text:s text:c="8"/>9.32 <text:s text:c="8"/>9.33 <text:s text:c="8"/>9.3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98.60 <text:s text:c="6"/>199.07 <text:s text:c="6"/>198.84</text:p>
          </table:table-cell>
          <table:table-cell table:number-columns-repeated="4"/>
          <table:table-cell office:value-type="string" calcext:value-type="string">
            <text:p><text:s text:c="8"/>16384 <text:s text:c="8"/>1000 <text:s text:c="6"/>195.67 <text:s text:c="6"/>195.81 <text:s text:c="6"/>195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2200.52 <text:s text:c="5"/>2200.79 <text:s text:c="5"/>2200.6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77 <text:s text:c="7"/>12.78 <text:s text:c="7"/>12.78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98.23 <text:s text:c="6"/>298.70 <text:s text:c="6"/>298.47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4.13 <text:s text:c="6"/>254.32 <text:s text:c="6"/>254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473.07 <text:s text:c="5"/>1473.44 <text:s text:c="5"/>1473.25</text:p>
          </table:table-cell>
          <table:table-cell table:number-columns-repeated="2"/>
          <table:table-cell office:value-type="string" calcext:value-type="string">
            <text:p><text:s text:c="9"/>8192 <text:s text:c="8"/>1000 <text:s text:c="7"/>15.92 <text:s text:c="7"/>15.94 <text:s text:c="7"/>15.93</text:p>
          </table:table-cell>
          <table:table-cell table:number-columns-repeated="2"/>
          <table:table-cell office:value-type="string" calcext:value-type="string">
            <text:p><text:s text:c="8"/>65536 <text:s text:c="9"/>640 <text:s text:c="6"/>579.43 <text:s text:c="6"/>580.28 <text:s text:c="6"/>579.85</text:p>
          </table:table-cell>
          <table:table-cell table:number-columns-repeated="4"/>
          <table:table-cell office:value-type="string" calcext:value-type="string">
            <text:p><text:s text:c="8"/>65536 <text:s text:c="9"/>640 <text:s text:c="6"/>461.95 <text:s text:c="6"/>462.27 <text:s text:c="6"/>462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431.53 <text:s text:c="5"/>2432.05 <text:s text:c="5"/>2431.79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8.75 <text:s text:c="7"/>28.75 <text:s text:c="7"/>28.7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8.13 <text:s text:c="5"/>1080.24 <text:s text:c="5"/>1079.19</text:p>
          </table:table-cell>
          <table:table-cell table:number-columns-repeated="4"/>
          <table:table-cell office:value-type="string" calcext:value-type="string">
            <text:p><text:s text:c="7"/>131072 <text:s text:c="9"/>320 <text:s text:c="6"/>579.44 <text:s text:c="6"/>580.29 <text:s text:c="6"/>579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2645.08 <text:s text:c="4"/>12645.86 <text:s text:c="4"/>12645.4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8.12 <text:s text:c="7"/>38.14 <text:s text:c="7"/>38.13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8.55 <text:s text:c="5"/>1594.56 <text:s text:c="5"/>1591.55</text:p>
          </table:table-cell>
          <table:table-cell table:number-columns-repeated="4"/>
          <table:table-cell office:value-type="string" calcext:value-type="string">
            <text:p><text:s text:c="7"/>262144 <text:s text:c="9"/>160 <text:s text:c="6"/>986.51 <text:s text:c="6"/>990.01 <text:s text:c="6"/>988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9626.14 <text:s text:c="5"/>9627.28 <text:s text:c="5"/>9626.71</text:p>
          </table:table-cell>
          <table:table-cell table:number-columns-repeated="2"/>
          <table:table-cell office:value-type="string" calcext:value-type="string">
            <text:p><text:s text:c="8"/>65536 <text:s text:c="9"/>640 <text:s text:c="7"/>72.75 <text:s text:c="7"/>72.77 <text:s text:c="7"/>72.76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96.38 <text:s text:c="5"/>2810.20 <text:s text:c="5"/>2803.29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681.62 <text:s text:c="5"/>1685.68 <text:s text:c="5"/>1683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8828.80 <text:s text:c="4"/>18831.30 <text:s text:c="4"/>18830.0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38.27 <text:s text:c="6"/>138.38 <text:s text:c="6"/>138.32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96.05 <text:s text:c="5"/>5234.00 <text:s text:c="5"/>5215.02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3071.25 <text:s text:c="5"/>3081.15 <text:s text:c="5"/>3076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6167.71 <text:s text:c="4"/>36175.10 <text:s text:c="4"/>36171.40</text:p>
          </table:table-cell>
          <table:table-cell table:number-columns-repeated="2"/>
          <table:table-cell office:value-type="string" calcext:value-type="string">
            <text:p><text:s text:c="7"/>262144 <text:s text:c="9"/>160 <text:s text:c="6"/>312.01 <text:s text:c="6"/>312.22 <text:s text:c="6"/>312.12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836.10 <text:s text:c="5"/>9876.85 <text:s text:c="5"/>9856.47</text:p>
          </table:table-cell>
          <table:table-cell table:number-columns-repeated="4"/>
          <table:table-cell office:value-type="string" calcext:value-type="string">
            <text:p><text:s text:c="6"/>2097152 <text:s text:c="10"/>20 <text:s text:c="5"/>6034.30 <text:s text:c="5"/>6041.75 <text:s text:c="5"/>6038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67187.09 <text:s text:c="4"/>67243.10 <text:s text:c="4"/>67215.10</text:p>
          </table:table-cell>
          <table:table-cell table:number-columns-repeated="2"/>
          <table:table-cell office:value-type="string" calcext:value-type="string">
            <text:p><text:s text:c="7"/>524288 <text:s text:c="10"/>80 <text:s text:c="6"/>566.97 <text:s text:c="6"/>567.39 <text:s text:c="6"/>567.1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878.20 <text:s text:c="4"/>19004.70 <text:s text:c="4"/>18941.45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4290.89 <text:s text:c="4"/>34307.19 <text:s text:c="4"/>34299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55.55 <text:s text:c="5"/>1056.55 <text:s text:c="5"/>1056.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031.20 <text:s text:c="5"/>2032.90 <text:s text:c="5"/>2032.05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catterv 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170.80 <text:s text:c="5"/>4174.40 <text:s text:c="5"/>4172.60</text:p>
          </table:table-cell>
          <table:table-cell table:number-columns-repeated="2"/>
          <table:table-cell office:value-type="string" calcext:value-type="string">
            <text:p># Benchmarking Scatterv </text:p>
          </table:table-cell>
          <table:table-cell table:number-columns-repeated="4"/>
          <table:table-cell office:value-type="string" calcext:value-type="string">
            <text:p># Benchmarking Scatt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5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14 <text:s text:c="8"/>0.16 <text:s text:c="8"/>0.15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0 <text:s text:c="8"/>1000 <text:s text:c="8"/>0.11 <text:s text:c="8"/>0.15 <text:s text:c="8"/>0.1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6 <text:s text:c="8"/>0.21 <text:s text:c="8"/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04.88 <text:s text:c="6"/>104.93 <text:s text:c="6"/>104.91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2"/>1 <text:s text:c="8"/>1000 <text:s text:c="7"/>42.45 <text:s text:c="7"/>42.58 <text:s text:c="7"/>42.51</text:p>
          </table:table-cell>
          <table:table-cell table:number-columns-repeated="4"/>
          <table:table-cell office:value-type="string" calcext:value-type="string">
            <text:p><text:s text:c="12"/>1 <text:s text:c="8"/>1000 <text:s text:c="7"/>80.73 <text:s text:c="7"/>80.74 <text:s text:c="7"/>80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04.41 <text:s text:c="6"/>104.51 <text:s text:c="6"/>104.4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2 <text:s text:c="8"/>1000 <text:s text:c="7"/>43.01 <text:s text:c="7"/>43.06 <text:s text:c="7"/>43.04</text:p>
          </table:table-cell>
          <table:table-cell table:number-columns-repeated="4"/>
          <table:table-cell office:value-type="string" calcext:value-type="string">
            <text:p><text:s text:c="12"/>2 <text:s text:c="8"/>1000 <text:s text:c="7"/>80.65 <text:s text:c="7"/>80.66 <text:s text:c="7"/>8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4.48 <text:s text:c="6"/>104.58 <text:s text:c="6"/>104.53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4 <text:s text:c="8"/>1000 <text:s text:c="7"/>41.76 <text:s text:c="7"/>41.85 <text:s text:c="7"/>41.80</text:p>
          </table:table-cell>
          <table:table-cell table:number-columns-repeated="4"/>
          <table:table-cell office:value-type="string" calcext:value-type="string">
            <text:p><text:s text:c="12"/>4 <text:s text:c="8"/>1000 <text:s text:c="7"/>81.09 <text:s text:c="7"/>81.12 <text:s text:c="7"/>81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4.08 <text:s text:c="6"/>114.18 <text:s text:c="6"/>114.1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2"/>
          <table:table-cell office:value-type="string" calcext:value-type="string">
            <text:p><text:s text:c="12"/>8 <text:s text:c="8"/>1000 <text:s text:c="7"/>42.78 <text:s text:c="7"/>42.83 <text:s text:c="7"/>42.81</text:p>
          </table:table-cell>
          <table:table-cell table:number-columns-repeated="4"/>
          <table:table-cell office:value-type="string" calcext:value-type="string">
            <text:p><text:s text:c="12"/>8 <text:s text:c="8"/>1000 <text:s text:c="7"/>81.34 <text:s text:c="7"/>81.34 <text:s text:c="7"/>81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53 <text:s text:c="6"/>115.61 <text:s text:c="6"/>115.57</text:p>
          </table:table-cell>
          <table:table-cell table:number-columns-repeated="2"/>
          <table:table-cell office:value-type="string" calcext:value-type="string">
            <text:p><text:s text:c="12"/>4 <text:s text:c="8"/>1000 <text:s text:c="8"/>6.40 <text:s text:c="8"/>6.41 <text:s text:c="8"/>6.40</text:p>
          </table:table-cell>
          <table:table-cell table:number-columns-repeated="2"/>
          <table:table-cell office:value-type="string" calcext:value-type="string">
            <text:p><text:s text:c="11"/>16 <text:s text:c="8"/>1000 <text:s text:c="7"/>41.91 <text:s text:c="7"/>42.05 <text:s text:c="7"/>41.98</text:p>
          </table:table-cell>
          <table:table-cell table:number-columns-repeated="4"/>
          <table:table-cell office:value-type="string" calcext:value-type="string">
            <text:p><text:s text:c="11"/>16 <text:s text:c="8"/>1000 <text:s text:c="7"/>81.42 <text:s text:c="7"/>81.47 <text:s text:c="7"/>81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6.50 <text:s text:c="6"/>116.62 <text:s text:c="6"/>116.56</text:p>
          </table:table-cell>
          <table:table-cell table:number-columns-repeated="2"/>
          <table:table-cell office:value-type="string" calcext:value-type="string">
            <text:p><text:s text:c="12"/>8 <text:s text:c="8"/>1000 <text:s text:c="8"/>5.86 <text:s text:c="8"/>5.89 <text:s text:c="8"/>5.87</text:p>
          </table:table-cell>
          <table:table-cell table:number-columns-repeated="2"/>
          <table:table-cell office:value-type="string" calcext:value-type="string">
            <text:p><text:s text:c="11"/>32 <text:s text:c="8"/>1000 <text:s text:c="7"/>44.81 <text:s text:c="7"/>44.88 <text:s text:c="7"/>44.84</text:p>
          </table:table-cell>
          <table:table-cell table:number-columns-repeated="4"/>
          <table:table-cell office:value-type="string" calcext:value-type="string">
            <text:p><text:s text:c="11"/>32 <text:s text:c="8"/>1000 <text:s text:c="7"/>82.18 <text:s text:c="7"/>82.21 <text:s text:c="7"/>82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7.25 <text:s text:c="6"/>117.38 <text:s text:c="6"/>117.31</text:p>
          </table:table-cell>
          <table:table-cell table:number-columns-repeated="2"/>
          <table:table-cell office:value-type="string" calcext:value-type="string">
            <text:p><text:s text:c="11"/>16 <text:s text:c="8"/>1000 <text:s text:c="8"/>6.21 <text:s text:c="8"/>6.24 <text:s text:c="8"/>6.22</text:p>
          </table:table-cell>
          <table:table-cell table:number-columns-repeated="2"/>
          <table:table-cell office:value-type="string" calcext:value-type="string">
            <text:p><text:s text:c="11"/>64 <text:s text:c="8"/>1000 <text:s text:c="7"/>42.66 <text:s text:c="7"/>42.80 <text:s text:c="7"/>42.73</text:p>
          </table:table-cell>
          <table:table-cell table:number-columns-repeated="4"/>
          <table:table-cell office:value-type="string" calcext:value-type="string">
            <text:p><text:s text:c="11"/>64 <text:s text:c="8"/>1000 <text:s text:c="7"/>85.23 <text:s text:c="7"/>85.24 <text:s text:c="7"/>85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8.13 <text:s text:c="6"/>118.28 <text:s text:c="6"/>118.21</text:p>
          </table:table-cell>
          <table:table-cell table:number-columns-repeated="2"/>
          <table:table-cell office:value-type="string" calcext:value-type="string">
            <text:p><text:s text:c="11"/>32 <text:s text:c="8"/>1000 <text:s text:c="8"/>5.41 <text:s text:c="8"/>5.41 <text:s text:c="8"/>5.41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56 <text:s text:c="7"/>48.64 <text:s text:c="7"/>48.60</text:p>
          </table:table-cell>
          <table:table-cell table:number-columns-repeated="4"/>
          <table:table-cell office:value-type="string" calcext:value-type="string">
            <text:p><text:s text:c="10"/>128 <text:s text:c="8"/>1000 <text:s text:c="7"/>83.11 <text:s text:c="7"/>83.14 <text:s text:c="7"/>83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4.39 <text:s text:c="6"/>124.46 <text:s text:c="6"/>124.42</text:p>
          </table:table-cell>
          <table:table-cell table:number-columns-repeated="2"/>
          <table:table-cell office:value-type="string" calcext:value-type="string">
            <text:p><text:s text:c="11"/>64 <text:s text:c="8"/>1000 <text:s text:c="8"/>4.94 <text:s text:c="8"/>4.96 <text:s text:c="8"/>4.95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29 <text:s text:c="7"/>49.43 <text:s text:c="7"/>49.36</text:p>
          </table:table-cell>
          <table:table-cell table:number-columns-repeated="4"/>
          <table:table-cell office:value-type="string" calcext:value-type="string">
            <text:p><text:s text:c="10"/>256 <text:s text:c="8"/>1000 <text:s text:c="7"/>83.96 <text:s text:c="7"/>83.98 <text:s text:c="7"/>83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2.92 <text:s text:c="6"/>123.03 <text:s text:c="6"/>122.97</text:p>
          </table:table-cell>
          <table:table-cell table:number-columns-repeated="2"/>
          <table:table-cell office:value-type="string" calcext:value-type="string">
            <text:p><text:s text:c="10"/>128 <text:s text:c="8"/>1000 <text:s text:c="8"/>6.60 <text:s text:c="8"/>6.62 <text:s text:c="8"/>6.61</text:p>
          </table:table-cell>
          <table:table-cell table:number-columns-repeated="2"/>
          <table:table-cell office:value-type="string" calcext:value-type="string">
            <text:p><text:s text:c="10"/>512 <text:s text:c="8"/>1000 <text:s text:c="7"/>60.96 <text:s text:c="7"/>61.06 <text:s text:c="7"/>61.01</text:p>
          </table:table-cell>
          <table:table-cell table:number-columns-repeated="4"/>
          <table:table-cell office:value-type="string" calcext:value-type="string">
            <text:p><text:s text:c="10"/>512 <text:s text:c="8"/>1000 <text:s text:c="7"/>87.26 <text:s text:c="7"/>87.28 <text:s text:c="7"/>87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2.83 <text:s text:c="6"/>122.91 <text:s text:c="6"/>122.87</text:p>
          </table:table-cell>
          <table:table-cell table:number-columns-repeated="2"/>
          <table:table-cell office:value-type="string" calcext:value-type="string">
            <text:p><text:s text:c="10"/>256 <text:s text:c="8"/>1000 <text:s text:c="8"/>6.40 <text:s text:c="8"/>6.42 <text:s text:c="8"/>6.41</text:p>
          </table:table-cell>
          <table:table-cell table:number-columns-repeated="2"/>
          <table:table-cell office:value-type="string" calcext:value-type="string">
            <text:p><text:s text:c="9"/>1024 <text:s text:c="8"/>1000 <text:s text:c="7"/>68.66 <text:s text:c="7"/>68.85 <text:s text:c="7"/>68.76</text:p>
          </table:table-cell>
          <table:table-cell table:number-columns-repeated="4"/>
          <table:table-cell office:value-type="string" calcext:value-type="string">
            <text:p><text:s text:c="9"/>1024 <text:s text:c="8"/>1000 <text:s text:c="7"/>91.40 <text:s text:c="7"/>91.40 <text:s text:c="7"/>91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9.70 <text:s text:c="6"/>279.85 <text:s text:c="6"/>279.78</text:p>
          </table:table-cell>
          <table:table-cell table:number-columns-repeated="2"/>
          <table:table-cell office:value-type="string" calcext:value-type="string">
            <text:p><text:s text:c="10"/>512 <text:s text:c="8"/>1000 <text:s text:c="7"/>13.39 <text:s text:c="7"/>13.42 <text:s text:c="7"/>13.41</text:p>
          </table:table-cell>
          <table:table-cell table:number-columns-repeated="2"/>
          <table:table-cell office:value-type="string" calcext:value-type="string">
            <text:p><text:s text:c="9"/>2048 <text:s text:c="8"/>1000 <text:s text:c="7"/>69.09 <text:s text:c="7"/>69.22 <text:s text:c="7"/>69.15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4.01 <text:s text:c="6"/>104.04 <text:s text:c="6"/>104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2.72 <text:s text:c="6"/>353.05 <text:s text:c="6"/>352.88</text:p>
          </table:table-cell>
          <table:table-cell table:number-columns-repeated="2"/>
          <table:table-cell office:value-type="string" calcext:value-type="string">
            <text:p><text:s text:c="9"/>1024 <text:s text:c="8"/>1000 <text:s text:c="7"/>16.26 <text:s text:c="7"/>16.28 <text:s text:c="7"/>16.27</text:p>
          </table:table-cell>
          <table:table-cell table:number-columns-repeated="2"/>
          <table:table-cell office:value-type="string" calcext:value-type="string">
            <text:p><text:s text:c="9"/>4096 <text:s text:c="8"/>1000 <text:s text:c="7"/>73.61 <text:s text:c="7"/>73.77 <text:s text:c="7"/>73.69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5.14 <text:s text:c="6"/>125.20 <text:s text:c="6"/>125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3.12 <text:s text:c="6"/>373.31 <text:s text:c="6"/>373.21</text:p>
          </table:table-cell>
          <table:table-cell table:number-columns-repeated="2"/>
          <table:table-cell office:value-type="string" calcext:value-type="string">
            <text:p><text:s text:c="9"/>2048 <text:s text:c="8"/>1000 <text:s text:c="7"/>17.49 <text:s text:c="7"/>17.51 <text:s text:c="7"/>17.50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42 <text:s text:c="6"/>103.59 <text:s text:c="6"/>103.51</text:p>
          </table:table-cell>
          <table:table-cell table:number-columns-repeated="4"/>
          <table:table-cell office:value-type="string" calcext:value-type="string">
            <text:p><text:s text:c="9"/>8192 <text:s text:c="8"/>1000 <text:s text:c="6"/>139.97 <text:s text:c="6"/>140.00 <text:s text:c="6"/>139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55.52 <text:s text:c="6"/>555.78 <text:s text:c="6"/>555.6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7.99 <text:s text:c="7"/>18.02 <text:s text:c="7"/>18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99.65 <text:s text:c="6"/>200.12 <text:s text:c="6"/>199.88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03.45 <text:s text:c="6"/>203.60 <text:s text:c="6"/>203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3736.83 <text:s text:c="5"/>3737.05 <text:s text:c="5"/>3736.94</text:p>
          </table:table-cell>
          <table:table-cell table:number-columns-repeated="2"/>
          <table:table-cell office:value-type="string" calcext:value-type="string">
            <text:p><text:s text:c="9"/>8192 <text:s text:c="8"/>1000 <text:s text:c="7"/>26.58 <text:s text:c="7"/>26.61 <text:s text:c="7"/>26.5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98.09 <text:s text:c="6"/>298.57 <text:s text:c="6"/>298.33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45.95 <text:s text:c="6"/>246.10 <text:s text:c="6"/>246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949.16 <text:s text:c="5"/>2949.54 <text:s text:c="5"/>2949.35</text:p>
          </table:table-cell>
          <table:table-cell table:number-columns-repeated="2"/>
          <table:table-cell office:value-type="string" calcext:value-type="string">
            <text:p><text:s text:c="8"/>16384 <text:s text:c="8"/>1000 <text:s text:c="7"/>45.76 <text:s text:c="7"/>45.79 <text:s text:c="7"/>45.77</text:p>
          </table:table-cell>
          <table:table-cell table:number-columns-repeated="2"/>
          <table:table-cell office:value-type="string" calcext:value-type="string">
            <text:p><text:s text:c="8"/>65536 <text:s text:c="9"/>640 <text:s text:c="6"/>605.67 <text:s text:c="6"/>605.80 <text:s text:c="6"/>605.74</text:p>
          </table:table-cell>
          <table:table-cell table:number-columns-repeated="4"/>
          <table:table-cell office:value-type="string" calcext:value-type="string">
            <text:p><text:s text:c="8"/>65536 <text:s text:c="9"/>640 <text:s text:c="6"/>461.87 <text:s text:c="6"/>462.19 <text:s text:c="6"/>462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3697.43 <text:s text:c="5"/>3698.07 <text:s text:c="5"/>3697.7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120.58 <text:s text:c="6"/>120.68 <text:s text:c="6"/>120.64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45.04 <text:s text:c="5"/>1047.37 <text:s text:c="5"/>1046.21</text:p>
          </table:table-cell>
          <table:table-cell table:number-columns-repeated="4"/>
          <table:table-cell office:value-type="string" calcext:value-type="string">
            <text:p><text:s text:c="7"/>131072 <text:s text:c="9"/>320 <text:s text:c="6"/>580.19 <text:s text:c="6"/>580.85 <text:s text:c="6"/>580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8854.42 <text:s text:c="5"/>8855.66 <text:s text:c="5"/>8855.04</text:p>
          </table:table-cell>
          <table:table-cell table:number-columns-repeated="2"/>
          <table:table-cell office:value-type="string" calcext:value-type="string">
            <text:p><text:s text:c="8"/>65536 <text:s text:c="9"/>640 <text:s text:c="6"/>156.76 <text:s text:c="6"/>157.04 <text:s text:c="6"/>156.9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49.96 <text:s text:c="5"/>1556.48 <text:s text:c="5"/>1553.22</text:p>
          </table:table-cell>
          <table:table-cell table:number-columns-repeated="4"/>
          <table:table-cell office:value-type="string" calcext:value-type="string">
            <text:p><text:s text:c="7"/>262144 <text:s text:c="9"/>160 <text:s text:c="6"/>969.43 <text:s text:c="6"/>973.39 <text:s text:c="6"/>971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361.18 <text:s text:c="5"/>8363.52 <text:s text:c="5"/>8362.3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274.92 <text:s text:c="6"/>275.26 <text:s text:c="6"/>275.1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70.91 <text:s text:c="5"/>2788.90 <text:s text:c="5"/>2779.91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678.09 <text:s text:c="5"/>1681.51 <text:s text:c="5"/>1679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6986.00 <text:s text:c="4"/>16986.80 <text:s text:c="4"/>16986.40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739.36 <text:s text:c="5"/>1740.71 <text:s text:c="5"/>1740.3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59.22 <text:s text:c="5"/>5198.35 <text:s text:c="5"/>5178.79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3111.82 <text:s text:c="5"/>3126.65 <text:s text:c="5"/>3119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5095.64 <text:s text:c="4"/>35101.25 <text:s text:c="4"/>35098.45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350.00 <text:s text:c="5"/>5353.05 <text:s text:c="5"/>5352.1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736.94 <text:s text:c="5"/>9812.86 <text:s text:c="5"/>9774.90</text:p>
          </table:table-cell>
          <table:table-cell table:number-columns-repeated="4"/>
          <table:table-cell office:value-type="string" calcext:value-type="string">
            <text:p><text:s text:c="6"/>2097152 <text:s text:c="10"/>20 <text:s text:c="5"/>6268.20 <text:s text:c="5"/>6277.06 <text:s text:c="5"/>6272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63469.60 <text:s text:c="4"/>63522.60 <text:s text:c="4"/>63496.1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453.97 <text:s text:c="5"/>6464.45 <text:s text:c="5"/>6461.1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851.90 <text:s text:c="4"/>18959.50 <text:s text:c="4"/>18905.7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3056.90 <text:s text:c="4"/>33064.32 <text:s text:c="4"/>33060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4"/>11631.30 <text:s text:c="4"/>11652.80 <text:s text:c="4"/>11645.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0677.30 <text:s text:c="4"/>20709.80 <text:s text:c="4"/>20700.3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toall </text:p>
          </table:table-cell>
          <table:table-cell table:number-columns-repeated="5"/>
          <table:table-cell office:value-type="string" calcext:value-type="string">
            <text:p># Benchmarking Alltoall </text:p>
          </table:table-cell>
          <table:table-cell table:number-columns-repeated="4"/>
          <table:table-cell office:value-type="string" calcext:value-type="string">
            <text:p># Benchmarking Allto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4"/>
          <table:table-cell office:value-type="string" calcext:value-type="string">
            <text:p><text:s text:c="12"/>0 <text:s text:c="8"/>1000 <text:s text:c="8"/>0.01 <text:s text:c="8"/>0.04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6.15 <text:s text:c="6"/>116.20 <text:s text:c="6"/>116.18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1 <text:s text:c="8"/>1000 <text:s text:c="7"/>45.51 <text:s text:c="7"/>45.52 <text:s text:c="7"/>45.51</text:p>
          </table:table-cell>
          <table:table-cell table:number-columns-repeated="4"/>
          <table:table-cell office:value-type="string" calcext:value-type="string">
            <text:p><text:s text:c="12"/>1 <text:s text:c="8"/>1000 <text:s text:c="7"/>87.91 <text:s text:c="7"/>87.92 <text:s text:c="7"/>87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2 <text:s text:c="6"/>115.03 <text:s text:c="6"/>114.9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2"/>
          <table:table-cell office:value-type="string" calcext:value-type="string">
            <text:p><text:s text:c="12"/>2 <text:s text:c="8"/>1000 <text:s text:c="7"/>45.68 <text:s text:c="7"/>45.70 <text:s text:c="7"/>45.69</text:p>
          </table:table-cell>
          <table:table-cell table:number-columns-repeated="4"/>
          <table:table-cell office:value-type="string" calcext:value-type="string">
            <text:p><text:s text:c="12"/>2 <text:s text:c="8"/>1000 <text:s text:c="7"/>89.83 <text:s text:c="7"/>89.84 <text:s text:c="7"/>89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0.33 <text:s text:c="6"/>120.38 <text:s text:c="6"/>120.36</text:p>
          </table:table-cell>
          <table:table-cell table:number-columns-repeated="2"/>
          <table:table-cell office:value-type="string" calcext:value-type="string">
            <text:p><text:s text:c="12"/>4 <text:s text:c="8"/>1000 <text:s text:c="8"/>2.27 <text:s text:c="8"/>2.28 <text:s text:c="8"/>2.28</text:p>
          </table:table-cell>
          <table:table-cell table:number-columns-repeated="2"/>
          <table:table-cell office:value-type="string" calcext:value-type="string">
            <text:p><text:s text:c="12"/>4 <text:s text:c="8"/>1000 <text:s text:c="7"/>45.55 <text:s text:c="7"/>45.59 <text:s text:c="7"/>45.57</text:p>
          </table:table-cell>
          <table:table-cell table:number-columns-repeated="4"/>
          <table:table-cell office:value-type="string" calcext:value-type="string">
            <text:p><text:s text:c="12"/>4 <text:s text:c="8"/>1000 <text:s text:c="7"/>90.63 <text:s text:c="7"/>90.64 <text:s text:c="7"/>9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3.99 <text:s text:c="6"/>124.08 <text:s text:c="6"/>124.04</text:p>
          </table:table-cell>
          <table:table-cell table:number-columns-repeated="2"/>
          <table:table-cell office:value-type="string" calcext:value-type="string">
            <text:p><text:s text:c="12"/>8 <text:s text:c="8"/>1000 <text:s text:c="8"/>2.31 <text:s text:c="8"/>2.31 <text:s text:c="8"/>2.31</text:p>
          </table:table-cell>
          <table:table-cell table:number-columns-repeated="2"/>
          <table:table-cell office:value-type="string" calcext:value-type="string">
            <text:p><text:s text:c="12"/>8 <text:s text:c="8"/>1000 <text:s text:c="7"/>45.75 <text:s text:c="7"/>45.77 <text:s text:c="7"/>45.76</text:p>
          </table:table-cell>
          <table:table-cell table:number-columns-repeated="4"/>
          <table:table-cell office:value-type="string" calcext:value-type="string">
            <text:p><text:s text:c="12"/>8 <text:s text:c="8"/>1000 <text:s text:c="7"/>88.26 <text:s text:c="7"/>88.29 <text:s text:c="7"/>88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24.61 <text:s text:c="6"/>124.67 <text:s text:c="6"/>124.64</text:p>
          </table:table-cell>
          <table:table-cell table:number-columns-repeated="2"/>
          <table:table-cell office:value-type="string" calcext:value-type="string">
            <text:p><text:s text:c="11"/>16 <text:s text:c="8"/>1000 <text:s text:c="8"/>2.32 <text:s text:c="8"/>2.33 <text:s text:c="8"/>2.33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67 <text:s text:c="7"/>45.67 <text:s text:c="7"/>45.67</text:p>
          </table:table-cell>
          <table:table-cell table:number-columns-repeated="4"/>
          <table:table-cell office:value-type="string" calcext:value-type="string">
            <text:p><text:s text:c="11"/>16 <text:s text:c="8"/>1000 <text:s text:c="7"/>90.99 <text:s text:c="7"/>91.00 <text:s text:c="7"/>9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9.51 <text:s text:c="6"/>119.62 <text:s text:c="6"/>119.56</text:p>
          </table:table-cell>
          <table:table-cell table:number-columns-repeated="2"/>
          <table:table-cell office:value-type="string" calcext:value-type="string">
            <text:p><text:s text:c="11"/>32 <text:s text:c="8"/>1000 <text:s text:c="8"/>2.40 <text:s text:c="8"/>2.41 <text:s text:c="8"/>2.40</text:p>
          </table:table-cell>
          <table:table-cell table:number-columns-repeated="2"/>
          <table:table-cell office:value-type="string" calcext:value-type="string">
            <text:p><text:s text:c="11"/>32 <text:s text:c="8"/>1000 <text:s text:c="7"/>47.22 <text:s text:c="7"/>47.24 <text:s text:c="7"/>47.23</text:p>
          </table:table-cell>
          <table:table-cell table:number-columns-repeated="4"/>
          <table:table-cell office:value-type="string" calcext:value-type="string">
            <text:p><text:s text:c="11"/>32 <text:s text:c="8"/>1000 <text:s text:c="7"/>94.59 <text:s text:c="7"/>94.60 <text:s text:c="7"/>94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6.89 <text:s text:c="6"/>116.91 <text:s text:c="6"/>116.90</text:p>
          </table:table-cell>
          <table:table-cell table:number-columns-repeated="2"/>
          <table:table-cell office:value-type="string" calcext:value-type="string">
            <text:p><text:s text:c="11"/>64 <text:s text:c="8"/>1000 <text:s text:c="8"/>2.61 <text:s text:c="8"/>2.62 <text:s text:c="8"/>2.62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30 <text:s text:c="7"/>47.32 <text:s text:c="7"/>47.31</text:p>
          </table:table-cell>
          <table:table-cell table:number-columns-repeated="4"/>
          <table:table-cell office:value-type="string" calcext:value-type="string">
            <text:p><text:s text:c="11"/>64 <text:s text:c="8"/>1000 <text:s text:c="6"/>103.79 <text:s text:c="6"/>103.96 <text:s text:c="6"/>103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3.25 <text:s text:c="6"/>123.33 <text:s text:c="6"/>123.2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90 <text:s text:c="8"/>3.91 <text:s text:c="8"/>3.90</text:p>
          </table:table-cell>
          <table:table-cell table:number-columns-repeated="2"/>
          <table:table-cell office:value-type="string" calcext:value-type="string">
            <text:p><text:s text:c="10"/>128 <text:s text:c="8"/>1000 <text:s text:c="7"/>50.51 <text:s text:c="7"/>50.51 <text:s text:c="7"/>50.51</text:p>
          </table:table-cell>
          <table:table-cell table:number-columns-repeated="4"/>
          <table:table-cell office:value-type="string" calcext:value-type="string">
            <text:p><text:s text:c="10"/>128 <text:s text:c="8"/>1000 <text:s text:c="6"/>106.03 <text:s text:c="6"/>106.07 <text:s text:c="6"/>106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7.38 <text:s text:c="6"/>127.53 <text:s text:c="6"/>127.46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28 <text:s text:c="8"/>4.30 <text:s text:c="8"/>4.29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83 <text:s text:c="7"/>52.90 <text:s text:c="7"/>52.87</text:p>
          </table:table-cell>
          <table:table-cell table:number-columns-repeated="4"/>
          <table:table-cell office:value-type="string" calcext:value-type="string">
            <text:p><text:s text:c="10"/>256 <text:s text:c="8"/>1000 <text:s text:c="6"/>115.46 <text:s text:c="6"/>115.51 <text:s text:c="6"/>115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7.53 <text:s text:c="6"/>127.59 <text:s text:c="6"/>127.56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15 <text:s text:c="8"/>5.16 <text:s text:c="8"/>5.16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80 <text:s text:c="7"/>53.80 <text:s text:c="7"/>53.80</text:p>
          </table:table-cell>
          <table:table-cell table:number-columns-repeated="4"/>
          <table:table-cell office:value-type="string" calcext:value-type="string">
            <text:p><text:s text:c="10"/>512 <text:s text:c="8"/>1000 <text:s text:c="6"/>101.19 <text:s text:c="6"/>101.39 <text:s text:c="6"/>101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49.69 <text:s text:c="6"/>149.78 <text:s text:c="6"/>149.7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58 <text:s text:c="8"/>6.60 <text:s text:c="8"/>6.59</text:p>
          </table:table-cell>
          <table:table-cell table:number-columns-repeated="2"/>
          <table:table-cell office:value-type="string" calcext:value-type="string">
            <text:p><text:s text:c="9"/>1024 <text:s text:c="8"/>1000 <text:s text:c="7"/>62.14 <text:s text:c="7"/>62.20 <text:s text:c="7"/>62.17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6.52 <text:s text:c="6"/>116.57 <text:s text:c="6"/>116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8.75 <text:s text:c="6"/>298.81 <text:s text:c="6"/>298.78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62 <text:s text:c="8"/>8.63 <text:s text:c="8"/>8.62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59 <text:s text:c="7"/>78.60 <text:s text:c="7"/>78.60</text:p>
          </table:table-cell>
          <table:table-cell table:number-columns-repeated="4"/>
          <table:table-cell office:value-type="string" calcext:value-type="string">
            <text:p><text:s text:c="9"/>2048 <text:s text:c="8"/>1000 <text:s text:c="6"/>134.41 <text:s text:c="6"/>134.58 <text:s text:c="6"/>13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7.40 <text:s text:c="6"/>367.71 <text:s text:c="6"/>367.5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1.79 <text:s text:c="7"/>11.81 <text:s text:c="7"/>11.80</text:p>
          </table:table-cell>
          <table:table-cell table:number-columns-repeated="2"/>
          <table:table-cell office:value-type="string" calcext:value-type="string">
            <text:p><text:s text:c="9"/>4096 <text:s text:c="8"/>1000 <text:s text:c="7"/>85.81 <text:s text:c="7"/>85.81 <text:s text:c="7"/>85.81</text:p>
          </table:table-cell>
          <table:table-cell table:number-columns-repeated="4"/>
          <table:table-cell office:value-type="string" calcext:value-type="string">
            <text:p><text:s text:c="9"/>4096 <text:s text:c="8"/>1000 <text:s text:c="6"/>133.71 <text:s text:c="6"/>133.76 <text:s text:c="6"/>133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54.54 <text:s text:c="6"/>454.83 <text:s text:c="6"/>454.69</text:p>
          </table:table-cell>
          <table:table-cell table:number-columns-repeated="2"/>
          <table:table-cell office:value-type="string" calcext:value-type="string">
            <text:p><text:s text:c="9"/>8192 <text:s text:c="8"/>1000 <text:s text:c="7"/>18.19 <text:s text:c="7"/>18.23 <text:s text:c="7"/>18.2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2.88 <text:s text:c="6"/>102.90 <text:s text:c="6"/>102.89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9.31 <text:s text:c="6"/>199.61 <text:s text:c="6"/>199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91.57 <text:s text:c="6"/>591.64 <text:s text:c="6"/>591.60</text:p>
          </table:table-cell>
          <table:table-cell table:number-columns-repeated="2"/>
          <table:table-cell office:value-type="string" calcext:value-type="string">
            <text:p><text:s text:c="8"/>16384 <text:s text:c="8"/>1000 <text:s text:c="7"/>58.12 <text:s text:c="7"/>58.21 <text:s text:c="7"/>58.18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5.52 <text:s text:c="6"/>215.65 <text:s text:c="6"/>215.59</text:p>
          </table:table-cell>
          <table:table-cell table:number-columns-repeated="4"/>
          <table:table-cell office:value-type="string" calcext:value-type="string">
            <text:p><text:s text:c="8"/>16384 <text:s text:c="8"/>1000 <text:s text:c="6"/>199.73 <text:s text:c="6"/>199.76 <text:s text:c="6"/>199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33.12 <text:s text:c="5"/>1033.34 <text:s text:c="5"/>1033.2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138.81 <text:s text:c="6"/>138.99 <text:s text:c="6"/>138.91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19.30 <text:s text:c="6"/>319.35 <text:s text:c="6"/>319.32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3.08 <text:s text:c="6"/>253.15 <text:s text:c="6"/>253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986.68 <text:s text:c="5"/>2987.21 <text:s text:c="5"/>2986.95</text:p>
          </table:table-cell>
          <table:table-cell table:number-columns-repeated="2"/>
          <table:table-cell office:value-type="string" calcext:value-type="string">
            <text:p><text:s text:c="8"/>65536 <text:s text:c="9"/>640 <text:s text:c="6"/>193.60 <text:s text:c="6"/>193.81 <text:s text:c="6"/>193.71</text:p>
          </table:table-cell>
          <table:table-cell table:number-columns-repeated="2"/>
          <table:table-cell office:value-type="string" calcext:value-type="string">
            <text:p><text:s text:c="8"/>65536 <text:s text:c="9"/>640 <text:s text:c="6"/>811.70 <text:s text:c="6"/>812.69 <text:s text:c="6"/>812.20</text:p>
          </table:table-cell>
          <table:table-cell table:number-columns-repeated="4"/>
          <table:table-cell office:value-type="string" calcext:value-type="string">
            <text:p><text:s text:c="8"/>65536 <text:s text:c="9"/>640 <text:s text:c="6"/>662.00 <text:s text:c="6"/>662.54 <text:s text:c="6"/>662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124.88 <text:s text:c="5"/>5125.54 <text:s text:c="5"/>5125.21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136.61 <text:s text:c="5"/>2137.54 <text:s text:c="5"/>2137.2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5.80 <text:s text:c="5"/>1076.11 <text:s text:c="5"/>1075.96</text:p>
          </table:table-cell>
          <table:table-cell table:number-columns-repeated="4"/>
          <table:table-cell office:value-type="string" calcext:value-type="string">
            <text:p><text:s text:c="7"/>131072 <text:s text:c="9"/>320 <text:s text:c="6"/>888.21 <text:s text:c="6"/>889.07 <text:s text:c="6"/>888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508.68 <text:s text:c="4"/>14510.11 <text:s text:c="4"/>14509.39</text:p>
          </table:table-cell>
          <table:table-cell table:number-columns-repeated="2"/>
          <table:table-cell office:value-type="string" calcext:value-type="string">
            <text:p><text:s text:c="7"/>262144 <text:s text:c="9"/>160 <text:s text:c="5"/>5322.11 <text:s text:c="5"/>5324.51 <text:s text:c="5"/>5323.7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65.10 <text:s text:c="5"/>1865.11 <text:s text:c="5"/>1865.11</text:p>
          </table:table-cell>
          <table:table-cell table:number-columns-repeated="4"/>
          <table:table-cell office:value-type="string" calcext:value-type="string">
            <text:p><text:s text:c="7"/>262144 <text:s text:c="9"/>160 <text:s text:c="5"/>4482.43 <text:s text:c="5"/>4486.61 <text:s text:c="5"/>4484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9671.41 <text:s text:c="4"/>39676.39 <text:s text:c="4"/>39673.9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7848.99 <text:s text:c="5"/>7852.94 <text:s text:c="5"/>7851.6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83.21 <text:s text:c="5"/>3285.65 <text:s text:c="5"/>3284.43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31.18 <text:s text:c="5"/>8834.69 <text:s text:c="5"/>8832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1400.25 <text:s text:c="4"/>51406.25 <text:s text:c="4"/>51403.25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025.82 <text:s text:c="5"/>9038.28 <text:s text:c="5"/>9034.2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923.80 <text:s text:c="5"/>5929.01 <text:s text:c="5"/>5926.40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892.30 <text:s text:c="4"/>17909.20 <text:s text:c="4"/>1790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7709.44 <text:s text:c="3"/>137723.90 <text:s text:c="3"/>137716.67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4511.64 <text:s text:c="4"/>14541.75 <text:s text:c="4"/>14530.88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72.30 <text:s text:c="4"/>10878.65 <text:s text:c="4"/>10875.48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563.10 <text:s text:c="4"/>35574.45 <text:s text:c="4"/>35568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49712.30 <text:s text:c="3"/>249746.39 <text:s text:c="3"/>249729.35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4644.52 <text:s text:c="4"/>24702.41 <text:s text:c="4"/>24683.3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1562.31 <text:s text:c="4"/>21621.08 <text:s text:c="4"/>21591.7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723.10 <text:s text:c="4"/>70750.81 <text:s text:c="4"/>70736.96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toallv 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# Benchmarking Alltoallv </text:p>
          </table:table-cell>
          <table:table-cell table:number-columns-repeated="4"/>
          <table:table-cell office:value-type="string" calcext:value-type="string">
            <text:p># Benchmarking Alltoall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6 <text:s text:c="8"/>0.06 <text:s text:c="8"/>0.0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0 <text:s text:c="8"/>1000 <text:s text:c="8"/>0.05 <text:s text:c="8"/>0.08 <text:s text:c="8"/>0.07</text:p>
          </table:table-cell>
          <table:table-cell table:number-columns-repeated="4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7.15 <text:s text:c="6"/>117.22 <text:s text:c="6"/>117.1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<text:s text:c="12"/>1 <text:s text:c="8"/>1000 <text:s text:c="7"/>73.84 <text:s text:c="7"/>73.86 <text:s text:c="7"/>73.85</text:p>
          </table:table-cell>
          <table:table-cell table:number-columns-repeated="4"/>
          <table:table-cell office:value-type="string" calcext:value-type="string">
            <text:p><text:s text:c="12"/>1 <text:s text:c="8"/>1000 <text:s text:c="7"/>84.91 <text:s text:c="7"/>85.07 <text:s text:c="7"/>84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9.95 <text:s text:c="6"/>120.06 <text:s text:c="6"/>120.01</text:p>
          </table:table-cell>
          <table:table-cell table:number-columns-repeated="2"/>
          <table:table-cell office:value-type="string" calcext:value-type="string">
            <text:p><text:s text:c="12"/>4 <text:s text:c="8"/>1000 <text:s text:c="8"/>0.84 <text:s text:c="8"/>0.84 <text:s text:c="8"/>0.84</text:p>
          </table:table-cell>
          <table:table-cell table:number-columns-repeated="2"/>
          <table:table-cell office:value-type="string" calcext:value-type="string">
            <text:p><text:s text:c="12"/>2 <text:s text:c="8"/>1000 <text:s text:c="7"/>74.16 <text:s text:c="7"/>74.17 <text:s text:c="7"/>74.17</text:p>
          </table:table-cell>
          <table:table-cell table:number-columns-repeated="4"/>
          <table:table-cell office:value-type="string" calcext:value-type="string">
            <text:p><text:s text:c="12"/>2 <text:s text:c="8"/>1000 <text:s text:c="7"/>84.11 <text:s text:c="7"/>84.25 <text:s text:c="7"/>8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0.98 <text:s text:c="6"/>121.00 <text:s text:c="6"/>120.99</text:p>
          </table:table-cell>
          <table:table-cell table:number-columns-repeated="2"/>
          <table:table-cell office:value-type="string" calcext:value-type="string">
            <text:p><text:s text:c="12"/>8 <text:s text:c="8"/>1000 <text:s text:c="8"/>2.67 <text:s text:c="8"/>2.67 <text:s text:c="8"/>2.67</text:p>
          </table:table-cell>
          <table:table-cell table:number-columns-repeated="2"/>
          <table:table-cell office:value-type="string" calcext:value-type="string">
            <text:p><text:s text:c="12"/>4 <text:s text:c="8"/>1000 <text:s text:c="7"/>74.20 <text:s text:c="7"/>74.23 <text:s text:c="7"/>74.21</text:p>
          </table:table-cell>
          <table:table-cell table:number-columns-repeated="4"/>
          <table:table-cell office:value-type="string" calcext:value-type="string">
            <text:p><text:s text:c="12"/>4 <text:s text:c="8"/>1000 <text:s text:c="7"/>83.69 <text:s text:c="7"/>83.70 <text:s text:c="7"/>83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5.85 <text:s text:c="6"/>115.89 <text:s text:c="6"/>115.87</text:p>
          </table:table-cell>
          <table:table-cell table:number-columns-repeated="2"/>
          <table:table-cell office:value-type="string" calcext:value-type="string">
            <text:p><text:s text:c="11"/>16 <text:s text:c="8"/>1000 <text:s text:c="8"/>5.11 <text:s text:c="8"/>5.12 <text:s text:c="8"/>5.11</text:p>
          </table:table-cell>
          <table:table-cell table:number-columns-repeated="2"/>
          <table:table-cell office:value-type="string" calcext:value-type="string">
            <text:p><text:s text:c="12"/>8 <text:s text:c="8"/>1000 <text:s text:c="7"/>74.40 <text:s text:c="7"/>74.41 <text:s text:c="7"/>74.41</text:p>
          </table:table-cell>
          <table:table-cell table:number-columns-repeated="4"/>
          <table:table-cell office:value-type="string" calcext:value-type="string">
            <text:p><text:s text:c="12"/>8 <text:s text:c="8"/>1000 <text:s text:c="7"/>84.20 <text:s text:c="7"/>84.33 <text:s text:c="7"/>84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44 <text:s text:c="6"/>115.49 <text:s text:c="6"/>115.47</text:p>
          </table:table-cell>
          <table:table-cell table:number-columns-repeated="2"/>
          <table:table-cell office:value-type="string" calcext:value-type="string">
            <text:p><text:s text:c="11"/>32 <text:s text:c="8"/>1000 <text:s text:c="8"/>4.81 <text:s text:c="8"/>4.81 <text:s text:c="8"/>4.81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33 <text:s text:c="7"/>74.34 <text:s text:c="7"/>74.33</text:p>
          </table:table-cell>
          <table:table-cell table:number-columns-repeated="4"/>
          <table:table-cell office:value-type="string" calcext:value-type="string">
            <text:p><text:s text:c="11"/>16 <text:s text:c="8"/>1000 <text:s text:c="7"/>90.00 <text:s text:c="7"/>90.17 <text:s text:c="7"/>9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22.12 <text:s text:c="6"/>122.12 <text:s text:c="6"/>122.12</text:p>
          </table:table-cell>
          <table:table-cell table:number-columns-repeated="2"/>
          <table:table-cell office:value-type="string" calcext:value-type="string">
            <text:p><text:s text:c="11"/>64 <text:s text:c="8"/>1000 <text:s text:c="8"/>3.30 <text:s text:c="8"/>3.30 <text:s text:c="8"/>3.30</text:p>
          </table:table-cell>
          <table:table-cell table:number-columns-repeated="2"/>
          <table:table-cell office:value-type="string" calcext:value-type="string">
            <text:p><text:s text:c="11"/>32 <text:s text:c="8"/>1000 <text:s text:c="7"/>74.30 <text:s text:c="7"/>74.31 <text:s text:c="7"/>74.31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04 <text:s text:c="7"/>84.14 <text:s text:c="7"/>84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81 <text:s text:c="6"/>121.88 <text:s text:c="6"/>121.84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79 <text:s text:c="8"/>4.81 <text:s text:c="8"/>4.80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48 <text:s text:c="7"/>74.50 <text:s text:c="7"/>74.49</text:p>
          </table:table-cell>
          <table:table-cell table:number-columns-repeated="4"/>
          <table:table-cell office:value-type="string" calcext:value-type="string">
            <text:p><text:s text:c="11"/>64 <text:s text:c="8"/>1000 <text:s text:c="7"/>86.06 <text:s text:c="7"/>86.24 <text:s text:c="7"/>86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1.08 <text:s text:c="6"/>121.09 <text:s text:c="6"/>121.09</text:p>
          </table:table-cell>
          <table:table-cell table:number-columns-repeated="2"/>
          <table:table-cell office:value-type="string" calcext:value-type="string">
            <text:p><text:s text:c="10"/>256 <text:s text:c="8"/>1000 <text:s text:c="8"/>7.52 <text:s text:c="8"/>7.54 <text:s text:c="8"/>7.53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04 <text:s text:c="7"/>75.04 <text:s text:c="7"/>75.04</text:p>
          </table:table-cell>
          <table:table-cell table:number-columns-repeated="4"/>
          <table:table-cell office:value-type="string" calcext:value-type="string">
            <text:p><text:s text:c="10"/>128 <text:s text:c="8"/>1000 <text:s text:c="7"/>85.86 <text:s text:c="7"/>85.99 <text:s text:c="7"/>85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5.25 <text:s text:c="6"/>125.37 <text:s text:c="6"/>125.31</text:p>
          </table:table-cell>
          <table:table-cell table:number-columns-repeated="2"/>
          <table:table-cell office:value-type="string" calcext:value-type="string">
            <text:p><text:s text:c="10"/>512 <text:s text:c="8"/>1000 <text:s text:c="8"/>6.35 <text:s text:c="8"/>6.38 <text:s text:c="8"/>6.36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79 <text:s text:c="7"/>75.80 <text:s text:c="7"/>75.79</text:p>
          </table:table-cell>
          <table:table-cell table:number-columns-repeated="4"/>
          <table:table-cell office:value-type="string" calcext:value-type="string">
            <text:p><text:s text:c="10"/>256 <text:s text:c="8"/>1000 <text:s text:c="7"/>86.28 <text:s text:c="7"/>86.31 <text:s text:c="7"/>86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8.90 <text:s text:c="6"/>128.93 <text:s text:c="6"/>128.92</text:p>
          </table:table-cell>
          <table:table-cell table:number-columns-repeated="2"/>
          <table:table-cell office:value-type="string" calcext:value-type="string">
            <text:p><text:s text:c="9"/>1024 <text:s text:c="8"/>1000 <text:s text:c="8"/>8.20 <text:s text:c="8"/>8.20 <text:s text:c="8"/>8.20</text:p>
          </table:table-cell>
          <table:table-cell table:number-columns-repeated="2"/>
          <table:table-cell office:value-type="string" calcext:value-type="string">
            <text:p><text:s text:c="10"/>512 <text:s text:c="8"/>1000 <text:s text:c="7"/>78.06 <text:s text:c="7"/>78.06 <text:s text:c="7"/>78.06</text:p>
          </table:table-cell>
          <table:table-cell table:number-columns-repeated="4"/>
          <table:table-cell office:value-type="string" calcext:value-type="string">
            <text:p><text:s text:c="10"/>512 <text:s text:c="8"/>1000 <text:s text:c="7"/>96.40 <text:s text:c="7"/>96.41 <text:s text:c="7"/>96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8.14 <text:s text:c="6"/>138.19 <text:s text:c="6"/>138.16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74 <text:s text:c="8"/>6.74 <text:s text:c="8"/>6.74</text:p>
          </table:table-cell>
          <table:table-cell table:number-columns-repeated="2"/>
          <table:table-cell office:value-type="string" calcext:value-type="string">
            <text:p><text:s text:c="9"/>1024 <text:s text:c="8"/>1000 <text:s text:c="7"/>89.47 <text:s text:c="7"/>89.47 <text:s text:c="7"/>89.47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3.00 <text:s text:c="6"/>113.10 <text:s text:c="6"/>113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2.72 <text:s text:c="6"/>272.81 <text:s text:c="6"/>272.76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41 <text:s text:c="7"/>12.44 <text:s text:c="7"/>12.42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53 <text:s text:c="6"/>119.57 <text:s text:c="6"/>119.55</text:p>
          </table:table-cell>
          <table:table-cell table:number-columns-repeated="4"/>
          <table:table-cell office:value-type="string" calcext:value-type="string">
            <text:p><text:s text:c="9"/>2048 <text:s text:c="8"/>1000 <text:s text:c="6"/>131.12 <text:s text:c="6"/>131.28 <text:s text:c="6"/>131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1.45 <text:s text:c="6"/>341.54 <text:s text:c="6"/>341.50</text:p>
          </table:table-cell>
          <table:table-cell table:number-columns-repeated="2"/>
          <table:table-cell office:value-type="string" calcext:value-type="string">
            <text:p><text:s text:c="9"/>8192 <text:s text:c="8"/>1000 <text:s text:c="7"/>14.24 <text:s text:c="7"/>14.25 <text:s text:c="7"/>14.25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66 <text:s text:c="6"/>120.70 <text:s text:c="6"/>120.68</text:p>
          </table:table-cell>
          <table:table-cell table:number-columns-repeated="4"/>
          <table:table-cell office:value-type="string" calcext:value-type="string">
            <text:p><text:s text:c="9"/>4096 <text:s text:c="8"/>1000 <text:s text:c="6"/>134.35 <text:s text:c="6"/>134.54 <text:s text:c="6"/>134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90.25 <text:s text:c="6"/>390.43 <text:s text:c="6"/>390.34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9.61 <text:s text:c="7"/>19.61 <text:s text:c="7"/>19.6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6.14 <text:s text:c="6"/>166.22 <text:s text:c="6"/>166.18</text:p>
          </table:table-cell>
          <table:table-cell table:number-columns-repeated="4"/>
          <table:table-cell office:value-type="string" calcext:value-type="string">
            <text:p><text:s text:c="9"/>8192 <text:s text:c="8"/>1000 <text:s text:c="6"/>186.77 <text:s text:c="6"/>186.78 <text:s text:c="6"/>186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60.51 <text:s text:c="6"/>660.63 <text:s text:c="6"/>660.5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5.30 <text:s text:c="7"/>35.31 <text:s text:c="7"/>35.3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5.80 <text:s text:c="6"/>286.01 <text:s text:c="6"/>285.91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03.81 <text:s text:c="6"/>203.86 <text:s text:c="6"/>203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10.96 <text:s text:c="5"/>1011.16 <text:s text:c="5"/>1011.06</text:p>
          </table:table-cell>
          <table:table-cell table:number-columns-repeated="2"/>
          <table:table-cell office:value-type="string" calcext:value-type="string">
            <text:p><text:s text:c="8"/>65536 <text:s text:c="9"/>640 <text:s text:c="7"/>61.82 <text:s text:c="7"/>61.83 <text:s text:c="7"/>61.8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46.98 <text:s text:c="6"/>447.35 <text:s text:c="6"/>447.17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62.05 <text:s text:c="6"/>262.16 <text:s text:c="6"/>262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838.76 <text:s text:c="5"/>2839.04 <text:s text:c="5"/>2838.9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587.20 <text:s text:c="5"/>1587.20 <text:s text:c="5"/>1587.20</text:p>
          </table:table-cell>
          <table:table-cell table:number-columns-repeated="2"/>
          <table:table-cell office:value-type="string" calcext:value-type="string">
            <text:p><text:s text:c="8"/>65536 <text:s text:c="9"/>640 <text:s text:c="6"/>862.61 <text:s text:c="6"/>863.39 <text:s text:c="6"/>863.00</text:p>
          </table:table-cell>
          <table:table-cell table:number-columns-repeated="4"/>
          <table:table-cell office:value-type="string" calcext:value-type="string">
            <text:p><text:s text:c="8"/>65536 <text:s text:c="9"/>640 <text:s text:c="6"/>679.69 <text:s text:c="6"/>680.18 <text:s text:c="6"/>679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087.89 <text:s text:c="5"/>5088.43 <text:s text:c="5"/>5088.1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10.94 <text:s text:c="5"/>1810.96 <text:s text:c="5"/>1810.9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0.84 <text:s text:c="5"/>1071.73 <text:s text:c="5"/>1071.29</text:p>
          </table:table-cell>
          <table:table-cell table:number-columns-repeated="4"/>
          <table:table-cell office:value-type="string" calcext:value-type="string">
            <text:p><text:s text:c="7"/>131072 <text:s text:c="9"/>320 <text:s text:c="6"/>864.70 <text:s text:c="6"/>865.77 <text:s text:c="6"/>865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318.70 <text:s text:c="4"/>14320.65 <text:s text:c="4"/>14319.67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220.25 <text:s text:c="5"/>2220.29 <text:s text:c="5"/>2220.27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54.84 <text:s text:c="5"/>1858.19 <text:s text:c="5"/>1856.52</text:p>
          </table:table-cell>
          <table:table-cell table:number-columns-repeated="4"/>
          <table:table-cell office:value-type="string" calcext:value-type="string">
            <text:p><text:s text:c="7"/>262144 <text:s text:c="9"/>160 <text:s text:c="5"/>4413.71 <text:s text:c="5"/>4417.66 <text:s text:c="5"/>4415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4214.88 <text:s text:c="4"/>34217.00 <text:s text:c="4"/>34215.9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999.35 <text:s text:c="5"/>2999.65 <text:s text:c="5"/>2999.5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96.68 <text:s text:c="5"/>3299.56 <text:s text:c="5"/>3298.1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09.86 <text:s text:c="5"/>8811.94 <text:s text:c="5"/>8810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78354.50 <text:s text:c="4"/>78361.23 <text:s text:c="4"/>78357.86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4841.90 <text:s text:c="5"/>4841.90 <text:s text:c="5"/>4841.9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922.90 <text:s text:c="5"/>5925.42 <text:s text:c="5"/>5924.16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813.40 <text:s text:c="4"/>17830.95 <text:s text:c="4"/>17822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4577.66 <text:s text:c="3"/>134593.86 <text:s text:c="3"/>134585.76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7367.49 <text:s text:c="5"/>7368.11 <text:s text:c="5"/>7367.80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95.05 <text:s text:c="4"/>10900.95 <text:s text:c="4"/>10898.00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349.75 <text:s text:c="4"/>35366.95 <text:s text:c="4"/>35358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32046.20 <text:s text:c="3"/>232062.20 <text:s text:c="3"/>232054.20</text:p>
          </table:table-cell>
          <table:table-cell table:number-columns-repeated="5"/>
          <table:table-cell office:value-type="string" calcext:value-type="string">
            <text:p><text:s text:c="6"/>4194304 <text:s text:c="10"/>10 <text:s text:c="4"/>21221.49 <text:s text:c="4"/>21222.59 <text:s text:c="4"/>21222.04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829.70 <text:s text:c="4"/>70888.81 <text:s text:c="4"/>70859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Bcast 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# Benchmarking Bcast </text:p>
          </table:table-cell>
          <table:table-cell table:number-columns-repeated="4"/>
          <table:table-cell office:value-type="string" calcext:value-type="string">
            <text:p># Benchmarking Bc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6 <text:s text:c="8"/>0.05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5.29 <text:s text:c="6"/>115.43 <text:s text:c="6"/>115.36</text:p>
          </table:table-cell>
          <table:table-cell table:number-columns-repeated="2"/>
          <table:table-cell office:value-type="string" calcext:value-type="string">
            <text:p><text:s text:c="12"/>4 <text:s text:c="8"/>1000 <text:s text:c="8"/>2.09 <text:s text:c="8"/>2.12 <text:s text:c="8"/>2.10</text:p>
          </table:table-cell>
          <table:table-cell table:number-columns-repeated="2"/>
          <table:table-cell office:value-type="string" calcext:value-type="string">
            <text:p><text:s text:c="12"/>1 <text:s text:c="8"/>1000 <text:s text:c="7"/>45.26 <text:s text:c="7"/>45.39 <text:s text:c="7"/>45.33</text:p>
          </table:table-cell>
          <table:table-cell table:number-columns-repeated="4"/>
          <table:table-cell office:value-type="string" calcext:value-type="string">
            <text:p><text:s text:c="12"/>1 <text:s text:c="8"/>1000 <text:s text:c="7"/>81.40 <text:s text:c="7"/>81.41 <text:s text:c="7"/>81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5.98 <text:s text:c="6"/>116.07 <text:s text:c="6"/>116.02</text:p>
          </table:table-cell>
          <table:table-cell table:number-columns-repeated="2"/>
          <table:table-cell office:value-type="string" calcext:value-type="string">
            <text:p><text:s text:c="12"/>8 <text:s text:c="8"/>1000 <text:s text:c="8"/>6.81 <text:s text:c="8"/>6.85 <text:s text:c="8"/>6.83</text:p>
          </table:table-cell>
          <table:table-cell table:number-columns-repeated="2"/>
          <table:table-cell office:value-type="string" calcext:value-type="string">
            <text:p><text:s text:c="12"/>2 <text:s text:c="8"/>1000 <text:s text:c="7"/>44.61 <text:s text:c="7"/>44.66 <text:s text:c="7"/>44.63</text:p>
          </table:table-cell>
          <table:table-cell table:number-columns-repeated="4"/>
          <table:table-cell office:value-type="string" calcext:value-type="string">
            <text:p><text:s text:c="12"/>2 <text:s text:c="8"/>1000 <text:s text:c="7"/>96.64 <text:s text:c="7"/>96.72 <text:s text:c="7"/>96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4.74 <text:s text:c="6"/>114.75 <text:s text:c="6"/>114.74</text:p>
          </table:table-cell>
          <table:table-cell table:number-columns-repeated="2"/>
          <table:table-cell office:value-type="string" calcext:value-type="string">
            <text:p><text:s text:c="11"/>16 <text:s text:c="8"/>1000 <text:s text:c="7"/>14.94 <text:s text:c="7"/>14.94 <text:s text:c="7"/>14.94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4 <text:s text:c="7"/>45.87 <text:s text:c="7"/>45.81</text:p>
          </table:table-cell>
          <table:table-cell table:number-columns-repeated="4"/>
          <table:table-cell office:value-type="string" calcext:value-type="string">
            <text:p><text:s text:c="12"/>4 <text:s text:c="8"/>1000 <text:s text:c="7"/>92.39 <text:s text:c="7"/>92.41 <text:s text:c="7"/>92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2.34 <text:s text:c="6"/>112.51 <text:s text:c="6"/>112.43</text:p>
          </table:table-cell>
          <table:table-cell table:number-columns-repeated="2"/>
          <table:table-cell office:value-type="string" calcext:value-type="string">
            <text:p><text:s text:c="11"/>32 <text:s text:c="8"/>1000 <text:s text:c="7"/>10.24 <text:s text:c="7"/>10.24 <text:s text:c="7"/>10.24</text:p>
          </table:table-cell>
          <table:table-cell table:number-columns-repeated="2"/>
          <table:table-cell office:value-type="string" calcext:value-type="string">
            <text:p><text:s text:c="12"/>8 <text:s text:c="8"/>1000 <text:s text:c="7"/>44.75 <text:s text:c="7"/>44.80 <text:s text:c="7"/>44.78</text:p>
          </table:table-cell>
          <table:table-cell table:number-columns-repeated="4"/>
          <table:table-cell office:value-type="string" calcext:value-type="string">
            <text:p><text:s text:c="12"/>8 <text:s text:c="8"/>1000 <text:s text:c="7"/>87.32 <text:s text:c="7"/>87.33 <text:s text:c="7"/>87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3.63 <text:s text:c="6"/>113.73 <text:s text:c="6"/>113.68</text:p>
          </table:table-cell>
          <table:table-cell table:number-columns-repeated="2"/>
          <table:table-cell office:value-type="string" calcext:value-type="string">
            <text:p><text:s text:c="11"/>64 <text:s text:c="8"/>1000 <text:s text:c="8"/>7.41 <text:s text:c="8"/>7.42 <text:s text:c="8"/>7.42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30 <text:s text:c="7"/>45.43 <text:s text:c="7"/>45.36</text:p>
          </table:table-cell>
          <table:table-cell table:number-columns-repeated="4"/>
          <table:table-cell office:value-type="string" calcext:value-type="string">
            <text:p><text:s text:c="11"/>16 <text:s text:c="8"/>1000 <text:s text:c="7"/>98.38 <text:s text:c="7"/>98.42 <text:s text:c="7"/>98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36 <text:s text:c="6"/>114.47 <text:s text:c="6"/>114.41</text:p>
          </table:table-cell>
          <table:table-cell table:number-columns-repeated="2"/>
          <table:table-cell office:value-type="string" calcext:value-type="string">
            <text:p><text:s text:c="10"/>128 <text:s text:c="8"/>1000 <text:s text:c="7"/>11.11 <text:s text:c="7"/>11.12 <text:s text:c="7"/>11.11</text:p>
          </table:table-cell>
          <table:table-cell table:number-columns-repeated="2"/>
          <table:table-cell office:value-type="string" calcext:value-type="string">
            <text:p><text:s text:c="11"/>32 <text:s text:c="8"/>1000 <text:s text:c="7"/>48.37 <text:s text:c="7"/>48.42 <text:s text:c="7"/>48.40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31 <text:s text:c="7"/>84.32 <text:s text:c="7"/>84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5.61 <text:s text:c="6"/>115.69 <text:s text:c="6"/>115.65</text:p>
          </table:table-cell>
          <table:table-cell table:number-columns-repeated="2"/>
          <table:table-cell office:value-type="string" calcext:value-type="string">
            <text:p><text:s text:c="10"/>256 <text:s text:c="8"/>1000 <text:s text:c="7"/>12.22 <text:s text:c="7"/>12.23 <text:s text:c="7"/>12.23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84 <text:s text:c="7"/>47.96 <text:s text:c="7"/>47.90</text:p>
          </table:table-cell>
          <table:table-cell table:number-columns-repeated="4"/>
          <table:table-cell office:value-type="string" calcext:value-type="string">
            <text:p><text:s text:c="11"/>64 <text:s text:c="8"/>1000 <text:s text:c="7"/>87.47 <text:s text:c="7"/>87.49 <text:s text:c="7"/>87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5.14 <text:s text:c="6"/>125.25 <text:s text:c="6"/>125.20</text:p>
          </table:table-cell>
          <table:table-cell table:number-columns-repeated="2"/>
          <table:table-cell office:value-type="string" calcext:value-type="string">
            <text:p><text:s text:c="10"/>512 <text:s text:c="8"/>1000 <text:s text:c="7"/>11.08 <text:s text:c="7"/>11.08 <text:s text:c="7"/>11.08</text:p>
          </table:table-cell>
          <table:table-cell table:number-columns-repeated="2"/>
          <table:table-cell office:value-type="string" calcext:value-type="string">
            <text:p><text:s text:c="10"/>128 <text:s text:c="8"/>1000 <text:s text:c="7"/>49.13 <text:s text:c="7"/>49.20 <text:s text:c="7"/>49.17</text:p>
          </table:table-cell>
          <table:table-cell table:number-columns-repeated="4"/>
          <table:table-cell office:value-type="string" calcext:value-type="string">
            <text:p><text:s text:c="10"/>128 <text:s text:c="8"/>1000 <text:s text:c="7"/>92.30 <text:s text:c="7"/>92.31 <text:s text:c="7"/>92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8.92 <text:s text:c="6"/>128.99 <text:s text:c="6"/>128.96</text:p>
          </table:table-cell>
          <table:table-cell table:number-columns-repeated="2"/>
          <table:table-cell office:value-type="string" calcext:value-type="string">
            <text:p><text:s text:c="9"/>1024 <text:s text:c="8"/>1000 <text:s text:c="7"/>12.55 <text:s text:c="7"/>12.56 <text:s text:c="7"/>12.55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99 <text:s text:c="7"/>50.11 <text:s text:c="7"/>50.05</text:p>
          </table:table-cell>
          <table:table-cell table:number-columns-repeated="4"/>
          <table:table-cell office:value-type="string" calcext:value-type="string">
            <text:p><text:s text:c="10"/>256 <text:s text:c="8"/>1000 <text:s text:c="7"/>85.23 <text:s text:c="7"/>85.27 <text:s text:c="7"/>85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38.29 <text:s text:c="6"/>138.36 <text:s text:c="6"/>138.32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22 <text:s text:c="7"/>10.22 <text:s text:c="7"/>10.22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28 <text:s text:c="7"/>51.36 <text:s text:c="7"/>51.32</text:p>
          </table:table-cell>
          <table:table-cell table:number-columns-repeated="4"/>
          <table:table-cell office:value-type="string" calcext:value-type="string">
            <text:p><text:s text:c="10"/>512 <text:s text:c="8"/>1000 <text:s text:c="7"/>99.07 <text:s text:c="7"/>99.09 <text:s text:c="7"/>99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7.20 <text:s text:c="6"/>137.30 <text:s text:c="6"/>137.2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3.15 <text:s text:c="7"/>13.15 <text:s text:c="7"/>13.15</text:p>
          </table:table-cell>
          <table:table-cell table:number-columns-repeated="2"/>
          <table:table-cell office:value-type="string" calcext:value-type="string">
            <text:p><text:s text:c="9"/>1024 <text:s text:c="8"/>1000 <text:s text:c="7"/>65.54 <text:s text:c="7"/>65.67 <text:s text:c="7"/>65.61</text:p>
          </table:table-cell>
          <table:table-cell table:number-columns-repeated="4"/>
          <table:table-cell office:value-type="string" calcext:value-type="string">
            <text:p><text:s text:c="9"/>1024 <text:s text:c="8"/>1000 <text:s text:c="6"/>101.36 <text:s text:c="6"/>101.44 <text:s text:c="6"/>101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44.14 <text:s text:c="6"/>244.31 <text:s text:c="6"/>244.22</text:p>
          </table:table-cell>
          <table:table-cell table:number-columns-repeated="2"/>
          <table:table-cell office:value-type="string" calcext:value-type="string">
            <text:p><text:s text:c="9"/>8192 <text:s text:c="8"/>1000 <text:s text:c="7"/>17.82 <text:s text:c="7"/>17.82 <text:s text:c="7"/>17.82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7.04 <text:s text:c="6"/>117.18 <text:s text:c="6"/>117.11</text:p>
          </table:table-cell>
          <table:table-cell table:number-columns-repeated="4"/>
          <table:table-cell office:value-type="string" calcext:value-type="string">
            <text:p><text:s text:c="9"/>2048 <text:s text:c="8"/>1000 <text:s text:c="6"/>140.29 <text:s text:c="6"/>140.35 <text:s text:c="6"/>14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289.56 <text:s text:c="6"/>289.63 <text:s text:c="6"/>289.60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6.64 <text:s text:c="7"/>26.65 <text:s text:c="7"/>26.65</text:p>
          </table:table-cell>
          <table:table-cell table:number-columns-repeated="2"/>
          <table:table-cell office:value-type="string" calcext:value-type="string">
            <text:p><text:s text:c="9"/>4096 <text:s text:c="8"/>1000 <text:s text:c="6"/>113.19 <text:s text:c="6"/>113.27 <text:s text:c="6"/>113.23</text:p>
          </table:table-cell>
          <table:table-cell table:number-columns-repeated="4"/>
          <table:table-cell office:value-type="string" calcext:value-type="string">
            <text:p><text:s text:c="9"/>4096 <text:s text:c="8"/>1000 <text:s text:c="6"/>166.21 <text:s text:c="6"/>166.26 <text:s text:c="6"/>166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02.36 <text:s text:c="6"/>402.53 <text:s text:c="6"/>402.44</text:p>
          </table:table-cell>
          <table:table-cell table:number-columns-repeated="2"/>
          <table:table-cell office:value-type="string" calcext:value-type="string">
            <text:p><text:s text:c="8"/>32768 <text:s text:c="8"/>1000 <text:s text:c="7"/>55.06 <text:s text:c="7"/>55.11 <text:s text:c="7"/>55.08</text:p>
          </table:table-cell>
          <table:table-cell table:number-columns-repeated="2"/>
          <table:table-cell office:value-type="string" calcext:value-type="string">
            <text:p><text:s text:c="9"/>8192 <text:s text:c="8"/>1000 <text:s text:c="6"/>140.77 <text:s text:c="6"/>140.94 <text:s text:c="6"/>140.85</text:p>
          </table:table-cell>
          <table:table-cell table:number-columns-repeated="4"/>
          <table:table-cell office:value-type="string" calcext:value-type="string">
            <text:p><text:s text:c="9"/>8192 <text:s text:c="8"/>1000 <text:s text:c="6"/>215.74 <text:s text:c="6"/>215.85 <text:s text:c="6"/>215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07.36 <text:s text:c="6"/>607.54 <text:s text:c="6"/>607.45</text:p>
          </table:table-cell>
          <table:table-cell table:number-columns-repeated="2"/>
          <table:table-cell office:value-type="string" calcext:value-type="string">
            <text:p><text:s text:c="8"/>65536 <text:s text:c="9"/>640 <text:s text:c="6"/>128.42 <text:s text:c="6"/>128.45 <text:s text:c="6"/>128.4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0.22 <text:s text:c="6"/>200.36 <text:s text:c="6"/>200.29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51.27 <text:s text:c="6"/>251.42 <text:s text:c="6"/>251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805.67 <text:s text:c="5"/>1805.84 <text:s text:c="5"/>1805.76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611.52 <text:s text:c="5"/>1611.59 <text:s text:c="5"/>1611.5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19.98 <text:s text:c="6"/>420.50 <text:s text:c="6"/>420.24</text:p>
          </table:table-cell>
          <table:table-cell table:number-columns-repeated="4"/>
          <table:table-cell office:value-type="string" calcext:value-type="string">
            <text:p><text:s text:c="8"/>32768 <text:s text:c="8"/>1000 <text:s text:c="6"/>362.73 <text:s text:c="6"/>362.95 <text:s text:c="6"/>362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763.73 <text:s text:c="5"/>1764.09 <text:s text:c="5"/>1763.9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964.58 <text:s text:c="5"/>1965.01 <text:s text:c="5"/>1964.81</text:p>
          </table:table-cell>
          <table:table-cell table:number-columns-repeated="2"/>
          <table:table-cell office:value-type="string" calcext:value-type="string">
            <text:p><text:s text:c="8"/>65536 <text:s text:c="9"/>640 <text:s text:c="6"/>622.05 <text:s text:c="6"/>622.29 <text:s text:c="6"/>622.17</text:p>
          </table:table-cell>
          <table:table-cell table:number-columns-repeated="4"/>
          <table:table-cell office:value-type="string" calcext:value-type="string">
            <text:p><text:s text:c="8"/>65536 <text:s text:c="9"/>640 <text:s text:c="6"/>611.81 <text:s text:c="6"/>612.60 <text:s text:c="6"/>612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7552.58 <text:s text:c="5"/>7553.14 <text:s text:c="5"/>7552.86</text:p>
          </table:table-cell>
          <table:table-cell table:number-columns-repeated="2"/>
          <table:table-cell office:value-type="string" calcext:value-type="string">
            <text:p><text:s text:c="7"/>524288 <text:s text:c="10"/>80 <text:s text:c="5"/>1338.45 <text:s text:c="5"/>1339.01 <text:s text:c="5"/>1338.7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15.66 <text:s text:c="5"/>1218.23 <text:s text:c="5"/>1216.95</text:p>
          </table:table-cell>
          <table:table-cell table:number-columns-repeated="4"/>
          <table:table-cell office:value-type="string" calcext:value-type="string">
            <text:p><text:s text:c="7"/>131072 <text:s text:c="9"/>320 <text:s text:c="5"/>1284.86 <text:s text:c="5"/>1285.55 <text:s text:c="5"/>1285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725.31 <text:s text:c="5"/>6726.82 <text:s text:c="5"/>6726.06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492.08 <text:s text:c="5"/>2500.75 <text:s text:c="5"/>2496.4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204.17 <text:s text:c="5"/>2208.39 <text:s text:c="5"/>2206.28</text:p>
          </table:table-cell>
          <table:table-cell table:number-columns-repeated="4"/>
          <table:table-cell office:value-type="string" calcext:value-type="string">
            <text:p><text:s text:c="7"/>262144 <text:s text:c="9"/>160 <text:s text:c="5"/>2989.03 <text:s text:c="5"/>2990.82 <text:s text:c="5"/>298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4989.29 <text:s text:c="4"/>14992.47 <text:s text:c="4"/>14990.88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4274.61 <text:s text:c="5"/>4283.09 <text:s text:c="5"/>4278.91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108.89 <text:s text:c="5"/>3118.46 <text:s text:c="5"/>3113.67</text:p>
          </table:table-cell>
          <table:table-cell table:number-columns-repeated="4"/>
          <table:table-cell office:value-type="string" calcext:value-type="string">
            <text:p><text:s text:c="7"/>524288 <text:s text:c="10"/>80 <text:s text:c="5"/>2576.61 <text:s text:c="5"/>2581.36 <text:s text:c="5"/>2578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9948.25 <text:s text:c="4"/>29950.37 <text:s text:c="4"/>29949.31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7439.71 <text:s text:c="5"/>7471.61 <text:s text:c="5"/>7454.68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096.37 <text:s text:c="5"/>6119.58 <text:s text:c="5"/>6107.98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4985.85 <text:s text:c="5"/>4995.27 <text:s text:c="5"/>4990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6862.65 <text:s text:c="4"/>36873.35 <text:s text:c="4"/>36868.00</text:p>
          </table:table-cell>
          <table:table-cell table:number-columns-repeated="5"/>
          <table:table-cell office:value-type="string" calcext:value-type="string">
            <text:p><text:s text:c="6"/>2097152 <text:s text:c="10"/>20 <text:s text:c="4"/>12152.74 <text:s text:c="4"/>12214.35 <text:s text:c="4"/>12183.55</text:p>
          </table:table-cell>
          <table:table-cell table:number-columns-repeated="4"/>
          <table:table-cell office:value-type="string" calcext:value-type="string">
            <text:p><text:s text:c="6"/>2097152 <text:s text:c="10"/>20 <text:s text:c="5"/>8980.30 <text:s text:c="5"/>9003.70 <text:s text:c="5"/>899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5267.29 <text:s text:c="4"/>75291.59 <text:s text:c="4"/>75279.44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3761.01 <text:s text:c="4"/>23838.09 <text:s text:c="4"/>23799.55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41985.42 <text:s text:c="4"/>42013.60 <text:s text:c="4"/>41999.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Reduce_scatter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Barrier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Barrier </text:p>
          </table:table-cell>
          <table:table-cell table:number-columns-repeated="4"/>
          <table:table-cell office:value-type="string" calcext:value-type="string">
            <text:p># Benchmarking Barr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5 <text:s text:c="8"/>0.04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4 <text:s text:c="8"/>1000 <text:s text:c="8"/>2.58 <text:s text:c="8"/>2.59 <text:s text:c="8"/>2.59</text:p>
          </table:table-cell>
          <table:table-cell table:number-columns-repeated="2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00 <text:s text:c="7"/>99.14 <text:s text:c="7"/>99.19 <text:s text:c="7"/>99.17</text:p>
          </table:table-cell>
          <table:table-cell table:number-columns-repeated="2"/>
          <table:table-cell office:value-type="string" calcext:value-type="string">
            <text:p><text:s text:c="12"/>8 <text:s text:c="8"/>1000 <text:s text:c="8"/>5.36 <text:s text:c="8"/>5.40 <text:s text:c="8"/>5.38</text:p>
          </table:table-cell>
          <table:table-cell table:number-columns-repeated="2"/>
          <table:table-cell office:value-type="string" calcext:value-type="string">
            <text:p><text:s text:c="9"/>1000 <text:s text:c="7"/>72.53 <text:s text:c="7"/>72.53 <text:s text:c="7"/>72.53</text:p>
          </table:table-cell>
          <table:table-cell table:number-columns-repeated="4"/>
          <table:table-cell office:value-type="string" calcext:value-type="string">
            <text:p><text:s text:c="9"/>1000 <text:s text:c="7"/>83.88 <text:s text:c="7"/>83.89 <text:s text:c="7"/>83.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8.28 <text:s text:c="8"/>8.34 <text:s text:c="8"/>8.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6.85 <text:s text:c="8"/>6.85 <text:s text:c="8"/>6.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All processes entering MPI_Finalize</text:p>
          </table:table-cell>
          <table:table-cell table:number-columns-repeated="2"/>
          <table:table-cell office:value-type="string" calcext:value-type="string">
            <text:p><text:s text:c="11"/>64 <text:s text:c="8"/>1000 <text:s text:c="8"/>7.07 <text:s text:c="8"/>7.07 <text:s text:c="8"/>7.07</text:p>
          </table:table-cell>
          <table:table-cell table:number-columns-repeated="2"/>
          <table:table-cell office:value-type="string" calcext:value-type="string">
            <text:p># All processes entering MPI_Finalize</text:p>
          </table:table-cell>
          <table:table-cell table:number-columns-repeated="4"/>
          <table:table-cell office:value-type="string" calcext:value-type="string">
            <text:p># All processes entering MPI_Finaliz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8.52 <text:s text:c="8"/>8.52 <text:s text:c="8"/>8.5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5.83 <text:s text:c="7"/>15.84 <text:s text:c="7"/>15.83</text:p>
          </table:table-cell>
          <table:table-cell table:number-columns-repeated="7"/>
          <table:table-cell office:value-type="string" calcext:value-type="string">
            <text:p>[root@ip-172-31-11-192 src]# mv imb_amazon.tx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9.05 <text:s text:c="7"/>19.10 <text:s text:c="7"/>19.06</text:p>
          </table:table-cell>
          <table:table-cell table:number-columns-repeated="7"/>
          <table:table-cell office:value-type="string" calcext:value-type="string">
            <text:p>mv</text:p>
          </table:table-cell>
          <table:table-cell office:value-type="string" calcext:value-type="string">
            <text:p><text:s/>missing destination file operand after `imb_amazon.txt'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22.03 <text:s text:c="7"/>22.05 <text:s text:c="7"/>22.04</text:p>
          </table:table-cell>
          <table:table-cell table:number-columns-repeated="7"/>
          <table:table-cell office:value-type="string" calcext:value-type="string">
            <text:p>Try `mv --help' for more information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7.28 <text:s text:c="7"/>27.31 <text:s text:c="7"/>27.30</text:p>
          </table:table-cell>
          <table:table-cell table:number-columns-repeated="7"/>
          <table:table-cell office:value-type="string" calcext:value-type="string">
            <text:p>[root@ip-172-31-11-192 src]# mv imb_amazon.txt ~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3.17 <text:s text:c="7"/>23.18 <text:s text:c="7"/>23.17</text:p>
          </table:table-cell>
          <table:table-cell table:number-columns-repeated="7"/>
          <table:table-cell office:value-type="string" calcext:value-type="string">
            <text:p>[root@ip-172-31-11-192 src]# cd .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9.44 <text:s text:c="7"/>29.44 <text:s text:c="7"/>29.44</text:p>
          </table:table-cell>
          <table:table-cell table:number-columns-repeated="7"/>
          <table:table-cell office:value-type="string" calcext:value-type="string">
            <text:p>[root@ip-172-31-11-192 imb]# 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5.42 <text:s text:c="7"/>35.43 <text:s text:c="7"/>35.43</text:p>
          </table:table-cell>
          <table:table-cell table:number-columns-repeated="7"/>
          <table:table-cell office:value-type="string" calcext:value-type="string">
            <text:p>total 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4.26 <text:s text:c="7"/>54.26 <text:s text:c="7"/>54.26</text:p>
          </table:table-cell>
          <table:table-cell table:number-columns-repeated="7"/>
          <table:table-cell office:value-type="string" calcext:value-type="string">
            <text:p>drwxr-xr-x <text:s/>3 11381144 38651 <text:s/>4096 Jan 30 10</text:p>
          </table:table-cell>
          <table:table-cell office:value-type="string" calcext:value-type="string">
            <text:p>37 do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1.11 <text:s text:c="6"/>141.17 <text:s text:c="6"/>141.14</text:p>
          </table:table-cell>
          <table:table-cell table:number-columns-repeated="7"/>
          <table:table-cell office:value-type="string" calcext:value-type="string">
            <text:p>drwxr-xr-x <text:s/>2 11381144 38651 <text:s/>4096 Jan 30 10</text:p>
          </table:table-cell>
          <table:table-cell office:value-type="string" calcext:value-type="string">
            <text:p>37 licen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5"/>2563.28 <text:s text:c="5"/>2563.36 <text:s text:c="5"/>2563.31</text:p>
          </table:table-cell>
          <table:table-cell table:number-columns-repeated="7"/>
          <table:table-cell office:value-type="string" calcext:value-type="string">
            <text:p>-r--r--r-- <text:s/>1 11381144 38651 18258 Jan 30 10</text:p>
          </table:table-cell>
          <table:table-cell office:value-type="string" calcext:value-type="string">
            <text:p>30 ReadMe_IMB.tx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5"/>2052.29 <text:s text:c="5"/>2052.47 <text:s text:c="5"/>2052.39</text:p>
          </table:table-cell>
          <table:table-cell table:number-columns-repeated="7"/>
          <table:table-cell office:value-type="string" calcext:value-type="string">
            <text:p>drwxr-xr-x <text:s/>2 11381144 38651 <text:s/>4096 Jun 28 11</text:p>
          </table:table-cell>
          <table:table-cell office:value-type="string" calcext:value-type="string">
            <text:p>59 sr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5"/>2614.92 <text:s text:c="5"/>2615.75 <text:s text:c="5"/>2615.42</text:p>
          </table:table-cell>
          <table:table-cell table:number-columns-repeated="7"/>
          <table:table-cell office:value-type="string" calcext:value-type="string">
            <text:p>-rwxr-xr-x <text:s/>1 11381144 38651 63295 Jan 30 10</text:p>
          </table:table-cell>
          <table:table-cell office:value-type="string" calcext:value-type="string">
            <text:p>37 uninstall.s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3741.80 <text:s text:c="5"/>3744.75 <text:s text:c="5"/>3743.75</text:p>
          </table:table-cell>
          <table:table-cell table:number-columns-repeated="7"/>
          <table:table-cell office:value-type="string" calcext:value-type="string">
            <text:p>drwxr-xr-x 17 11381144 38651 <text:s/>4096 Jan 30 10</text:p>
          </table:table-cell>
          <table:table-cell office:value-type="string" calcext:value-type="string">
            <text:p>37 WINDOW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5729.60 <text:s text:c="5"/>5742.45 <text:s text:c="5"/>5737.31</text:p>
          </table:table-cell>
          <table:table-cell table:number-columns-repeated="7"/>
          <table:table-cell office:value-type="string" calcext:value-type="string">
            <text:p>[root@ip-172-31-11-192 imb]# cd.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8894.90 <text:s text:c="5"/>8967.80 <text:s text:c="5"/>8939.32</text:p>
          </table:table-cell>
          <table:table-cell table:number-columns-repeated="7"/>
          <table:table-cell office:value-type="string" calcext:value-type="string">
            <text:p>-bash</text:p>
          </table:table-cell>
          <table:table-cell office:value-type="string" calcext:value-type="string">
            <text:p><text:s/>cd..</text:p>
          </table:table-cell>
          <table:table-cell office:value-type="string" calcext:value-type="string">
            <text:p><text:s/>command not found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[root@ip-172-31-11-192 imb]# 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total 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7"/>
          <table:table-cell office:value-type="string" calcext:value-type="string">
            <text:p>drwxr-xr-x <text:s/>3 11381144 38651 <text:s/>4096 Jan 30 10</text:p>
          </table:table-cell>
          <table:table-cell office:value-type="string" calcext:value-type="string">
            <text:p>37 do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drwxr-xr-x <text:s/>2 11381144 38651 <text:s/>4096 Jan 30 10</text:p>
          </table:table-cell>
          <table:table-cell office:value-type="string" calcext:value-type="string">
            <text:p>37 licen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-r--r--r-- <text:s/>1 11381144 38651 18258 Jan 30 10</text:p>
          </table:table-cell>
          <table:table-cell office:value-type="string" calcext:value-type="string">
            <text:p>30 ReadMe_IMB.tx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drwxr-xr-x <text:s/>2 11381144 38651 <text:s/>4096 Jun 28 11</text:p>
          </table:table-cell>
          <table:table-cell office:value-type="string" calcext:value-type="string">
            <text:p>59 sr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-rwxr-xr-x <text:s/>1 11381144 38651 63295 Jan 30 10</text:p>
          </table:table-cell>
          <table:table-cell office:value-type="string" calcext:value-type="string">
            <text:p>37 uninstall.s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7"/>
          <table:table-cell office:value-type="string" calcext:value-type="string">
            <text:p>drwxr-xr-x 17 11381144 38651 <text:s/>4096 Jan 30 10</text:p>
          </table:table-cell>
          <table:table-cell office:value-type="string" calcext:value-type="string">
            <text:p>37 WINDOW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23 <text:s text:c="8"/>4.24 <text:s text:c="8"/>4.24</text:p>
          </table:table-cell>
          <table:table-cell table:number-columns-repeated="7"/>
          <table:table-cell office:value-type="string" calcext:value-type="string">
            <text:p>[root@ip-172-31-11-192 imb]# cd .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02 <text:s text:c="8"/>3.03 <text:s text:c="8"/>3.03</text:p>
          </table:table-cell>
          <table:table-cell table:number-columns-repeated="7"/>
          <table:table-cell office:value-type="string" calcext:value-type="string">
            <text:p>[root@ip-172-31-11-192 ~]# 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33 <text:s text:c="8"/>4.33 <text:s text:c="8"/>4.33</text:p>
          </table:table-cell>
          <table:table-cell table:number-columns-repeated="7"/>
          <table:table-cell office:value-type="string" calcext:value-type="string">
            <text:p>total 13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47 <text:s text:c="8"/>3.47 <text:s text:c="8"/>3.47</text:p>
          </table:table-cell>
          <table:table-cell table:number-columns-repeated="7"/>
          <table:table-cell office:value-type="string" calcext:value-type="string">
            <text:p>-rw-r--r-- 1 root <text:s text:c="4"/>root <text:s text:c="6"/>37 Jun 24 10</text:p>
          </table:table-cell>
          <table:table-cell office:value-type="string" calcext:value-type="string">
            <text:p>31 hos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0 <text:s text:c="8"/>2.70 <text:s text:c="8"/>2.70</text:p>
          </table:table-cell>
          <table:table-cell table:number-columns-repeated="7"/>
          <table:table-cell office:value-type="string" calcext:value-type="string">
            <text:p>drwxr-xr-x 6 11381144 38651 <text:s text:c="3"/>4096 Jan 30 10</text:p>
          </table:table-cell>
          <table:table-cell office:value-type="string" calcext:value-type="string">
            <text:p>37 im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98 <text:s text:c="8"/>3.98 <text:s text:c="8"/>3.98</text:p>
          </table:table-cell>
          <table:table-cell table:number-columns-repeated="7"/>
          <table:table-cell office:value-type="string" calcext:value-type="string">
            <text:p>-rw-r--r-- 1 root <text:s text:c="4"/>root <text:s/>1343807 Jun 24 11</text:p>
          </table:table-cell>
          <table:table-cell office:value-type="string" calcext:value-type="string">
            <text:p>37 IMB_4.0.2.tgz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77 <text:s text:c="8"/>3.78 <text:s text:c="8"/>3.77</text:p>
          </table:table-cell>
          <table:table-cell table:number-columns-repeated="7"/>
          <table:table-cell office:value-type="string" calcext:value-type="string">
            <text:p>-rw-r--r-- 1 root <text:s text:c="4"/>root <text:s text:c="3"/>30479 Jun 28 11</text:p>
          </table:table-cell>
          <table:table-cell office:value-type="string" calcext:value-type="string">
            <text:p>34 imb_amazon.tx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5.08 <text:s text:c="8"/>5.10 <text:s text:c="8"/>5.09</text:p>
          </table:table-cell>
          <table:table-cell table:number-columns-repeated="7"/>
          <table:table-cell office:value-type="string" calcext:value-type="string">
            <text:p>drwxr-xr-x 8 root <text:s text:c="4"/>root <text:s text:c="4"/>4096 Jun 24 11</text:p>
          </table:table-cell>
          <table:table-cell office:value-type="string" calcext:value-type="string">
            <text:p>06 proj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0 <text:s text:c="8"/>4.40 <text:s text:c="8"/>4.40</text:p>
          </table:table-cell>
          <table:table-cell table:number-columns-repeated="7"/>
          <table:table-cell office:value-type="string" calcext:value-type="string">
            <text:p>[root@ip-172-31-11-192 ~]# logou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51 <text:s text:c="8"/>4.52 <text:s text:c="8"/>4.52</text:p>
          </table:table-cell>
          <table:table-cell table:number-columns-repeated="7"/>
          <table:table-cell office:value-type="string" calcext:value-type="string">
            <text:p>Connection to 52.16.189.74 closed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50 <text:s text:c="8"/>6.50 <text:s text:c="8"/>6.50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scp root@52.16.189.74</text:p>
          </table:table-cell>
          <table:table-cell office:value-type="string" calcext:value-type="string">
            <text:p>imb_amazon.txt 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41 <text:s text:c="8"/>7.42 <text:s text:c="8"/>7.41</text:p>
          </table:table-cell>
          <table:table-cell table:number-columns-repeated="7"/>
          <table:table-cell office:value-type="string" calcext:value-type="string">
            <text:p>Enter passphrase for key '/home/harm/.ssh/id_rsa'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94 <text:s text:c="8"/>8.95 <text:s text:c="8"/>8.95</text:p>
          </table:table-cell>
          <table:table-cell table:number-columns-repeated="7"/>
          <table:table-cell office:value-type="string" calcext:value-type="string">
            <text:p>imb_amazon.txt <text:s text:c="188"/>100% <text:s text:c="2"/>30KB <text:s/>29.8KB/s <text:s text:c="2"/>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3.97 <text:s text:c="7"/>13.98 <text:s text:c="7"/>13.98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mv imb_amazon.txt ..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1.39 <text:s text:c="7"/>21.40 <text:s text:c="7"/>21.40</text:p>
          </table:table-cell>
          <table:table-cell table:number-columns-repeated="7"/>
          <table:table-cell office:value-type="string" calcext:value-type="string">
            <text:p>amazon/ <text:s text:c="2"/>graph500/ parsers/ <text:s/>plots/ <text:s text:c="3"/>shell/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09 <text:s text:c="7"/>28.09 <text:s text:c="7"/>28.09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mv imb_amazon.txt ../../results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4.62 <text:s text:c="7"/>44.62 <text:s text:c="7"/>44.62</text:p>
          </table:table-cell>
          <table:table-cell table:number-columns-repeated="7"/>
          <table:table-cell office:value-type="string" calcext:value-type="string">
            <text:p>1coremutiplethreads.txt <text:s text:c="20"/>cpu_exps/ <text:s text:c="34"/>experiment/ <text:s text:c="32"/>opennebula_simple/ <text:s text:c="25"/>simple_validation_2_16_nodes_9_15_scale/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10.59 <text:s text:c="6"/>110.59 <text:s text:c="6"/>110.59</text:p>
          </table:table-cell>
          <table:table-cell table:number-columns-repeated="7"/>
          <table:table-cell office:value-type="string" calcext:value-type="string">
            <text:p>amazon/ <text:s text:c="36"/>different_cores/ <text:s text:c="27"/>f-micro-gcloud.txt <text:s text:c="25"/>prun-v-8-np1.txt <text:s text:c="27"/>without_infi/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74.27 <text:s text:c="6"/>174.29 <text:s text:c="6"/>174.28</text:p>
          </table:table-cell>
          <table:table-cell table:number-columns-repeated="7"/>
          <table:table-cell office:value-type="string" calcext:value-type="string">
            <text:p>cpu_and_node_exps/ <text:s text:c="25"/>excel/ <text:s text:c="37"/>mpi_on_server.txt <text:s text:c="26"/>simple_no_validation_2_16_nodes_9_15_scale/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23.55 <text:s text:c="6"/>323.61 <text:s text:c="6"/>323.58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mv imb_amazon.txt ../../results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25.45 <text:s text:c="6"/>625.52 <text:s text:c="6"/>625.49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vim ../../results/imb_amazon.tx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102.59 <text:s text:c="5"/>1102.65 <text:s text:c="5"/>1102.62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cat ../../results/imb_amazon.tx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1.60 <text:s text:c="5"/>2182.70 <text:s text:c="5"/>2182.15</text:p>
          </table:table-cell>
          <table:table-cell table:number-columns-repeated="7"/>
          <table:table-cell office:value-type="string" calcext:value-type="string">
            <text:p>CMA</text:p>
          </table:table-cell>
          <table:table-cell office:value-type="string" calcext:value-type="string">
            <text:p><text:s/>unable to get RDMA device list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CMA</text:p>
          </table:table-cell>
          <table:table-cell office:value-type="string" calcext:value-type="string">
            <text:p><text:s/>unable to get RDMA device lis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7"/>
          <table:table-cell office:value-type="string" calcext:value-type="string">
            <text:p># <text:s text:c="3"/>Intel (R) MPI Benchmarks 4.0 Update 1, MPI-1 par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# Date <text:s text:c="17"/></text:p>
          </table:table-cell>
          <table:table-cell table:style-name="ce1" office:value-type="date" office:date-value="2011-06-28" calcext:value-type="date">
            <text:p>06/28/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3 20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# Machine <text:s text:c="14"/></text:p>
          </table:table-cell>
          <table:table-cell office:value-type="string" calcext:value-type="string">
            <text:p><text:s/>x86_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# System <text:s text:c="15"/></text:p>
          </table:table-cell>
          <table:table-cell office:value-type="string" calcext:value-type="string">
            <text:p><text:s/>Linu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7"/>
          <table:table-cell office:value-type="string" calcext:value-type="string">
            <text:p># Release <text:s text:c="14"/></text:p>
          </table:table-cell>
          <table:table-cell office:value-type="string" calcext:value-type="string">
            <text:p><text:s/>2.6.18-348.12.1.el5.centos.plu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02 <text:s text:c="8"/>6.03 <text:s text:c="8"/>6.03</text:p>
          </table:table-cell>
          <table:table-cell table:number-columns-repeated="7"/>
          <table:table-cell office:value-type="string" calcext:value-type="string">
            <text:p># Version <text:s text:c="14"/></text:p>
          </table:table-cell>
          <table:table-cell office:value-type="string" calcext:value-type="string">
            <text:p><text:s/>#1 SMP Wed Jul 10 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 EDT 20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5.53 <text:s text:c="8"/>5.53 <text:s text:c="8"/>5.53</text:p>
          </table:table-cell>
          <table:table-cell table:number-columns-repeated="7"/>
          <table:table-cell office:value-type="string" calcext:value-type="string">
            <text:p># MPI Version <text:s text:c="10"/>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31 <text:s text:c="8"/>4.32 <text:s text:c="8"/>4.31</text:p>
          </table:table-cell>
          <table:table-cell table:number-columns-repeated="7"/>
          <table:table-cell office:value-type="string" calcext:value-type="string">
            <text:p># MPI Thread Environme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35 <text:s text:c="8"/>4.35 <text:s text:c="8"/>4.3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37 <text:s text:c="8"/>4.37 <text:s text:c="8"/>4.37</text:p>
          </table:table-cell>
          <table:table-cell table:number-columns-repeated="7"/>
          <table:table-cell office:value-type="string" calcext:value-type="string">
            <text:p># New default behavior from Version 3.2 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56 <text:s text:c="8"/>4.57 <text:s text:c="8"/>4.5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5.33 <text:s text:c="7"/>15.35 <text:s text:c="7"/>15.34</text:p>
          </table:table-cell>
          <table:table-cell table:number-columns-repeated="7"/>
          <table:table-cell office:value-type="string" calcext:value-type="string">
            <text:p># the number of iterations per message size is cut dow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3.72 <text:s text:c="7"/>13.74 <text:s text:c="7"/>13.73</text:p>
          </table:table-cell>
          <table:table-cell table:number-columns-repeated="7"/>
          <table:table-cell office:value-type="string" calcext:value-type="string">
            <text:p># dynamically when a certain run time (per message size sample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3.53 <text:s text:c="7"/>13.54 <text:s text:c="7"/>13.54</text:p>
          </table:table-cell>
          <table:table-cell table:number-columns-repeated="7"/>
          <table:table-cell office:value-type="string" calcext:value-type="string">
            <text:p># is expected to be exceeded. Time limit is defined by variab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4.89 <text:s text:c="7"/>14.91 <text:s text:c="7"/>14.90</text:p>
          </table:table-cell>
          <table:table-cell table:number-columns-repeated="7"/>
          <table:table-cell office:value-type="string" calcext:value-type="string">
            <text:p># "SECS_PER_SAMPLE" (=&gt; IMB_settings.h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5.37 <text:s text:c="7"/>15.37 <text:s text:c="7"/>15.37</text:p>
          </table:table-cell>
          <table:table-cell table:number-columns-repeated="7"/>
          <table:table-cell office:value-type="string" calcext:value-type="string">
            <text:p># or through the flag =&gt; -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0.81 <text:s text:c="7"/>20.82 <text:s text:c="7"/>20.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0.89 <text:s text:c="7"/>20.90 <text:s text:c="7"/>20.9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30.09 <text:s text:c="7"/>30.10 <text:s text:c="7"/>30.0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7.69 <text:s text:c="7"/>47.70 <text:s text:c="7"/>47.69</text:p>
          </table:table-cell>
          <table:table-cell table:number-columns-repeated="7"/>
          <table:table-cell office:value-type="string" calcext:value-type="string">
            <text:p># Calling sequence wa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00.79 <text:s text:c="6"/>100.83 <text:s text:c="6"/>100.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8.78 <text:s text:c="6"/>108.79 <text:s text:c="6"/>108.78</text:p>
          </table:table-cell>
          <table:table-cell table:number-columns-repeated="7"/>
          <table:table-cell office:value-type="string" calcext:value-type="string">
            <text:p># /root/imb/src/IMB-MPI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54.74 <text:s text:c="6"/>254.79 <text:s text:c="6"/>254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66.06 <text:s text:c="6"/>366.08 <text:s text:c="6"/>366.06</text:p>
          </table:table-cell>
          <table:table-cell table:number-columns-repeated="7"/>
          <table:table-cell office:value-type="string" calcext:value-type="string">
            <text:p># Minimum message length in byte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42.60 <text:s text:c="6"/>842.95 <text:s text:c="6"/>842.77</text:p>
          </table:table-cell>
          <table:table-cell table:number-columns-repeated="7"/>
          <table:table-cell office:value-type="string" calcext:value-type="string">
            <text:p># Maximum message length in bytes</text:p>
          </table:table-cell>
          <table:table-cell office:value-type="float" office:value="4194304" calcext:value-type="float">
            <text:p>41943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773.23 <text:s text:c="5"/>1791.52 <text:s text:c="5"/>1782.16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923.15 <text:s text:c="5"/>2927.85 <text:s text:c="5"/>2925.52</text:p>
          </table:table-cell>
          <table:table-cell table:number-columns-repeated="7"/>
          <table:table-cell office:value-type="string" calcext:value-type="string">
            <text:p># MPI_Datatype <text:s text:c="18"/></text:p>
          </table:table-cell>
          <table:table-cell office:value-type="string" calcext:value-type="string">
            <text:p><text:s text:c="3"/>MPI_BY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6796.19 <text:s text:c="5"/>6866.10 <text:s text:c="5"/>6831.09</text:p>
          </table:table-cell>
          <table:table-cell table:number-columns-repeated="7"/>
          <table:table-cell office:value-type="string" calcext:value-type="string">
            <text:p># MPI_Datatype for reductions <text:s text:c="3"/></text:p>
          </table:table-cell>
          <table:table-cell office:value-type="string" calcext:value-type="string">
            <text:p><text:s text:c="3"/>MPI_FLOAT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# MPI_Op <text:s text:c="24"/></text:p>
          </table:table-cell>
          <table:table-cell office:value-type="string" calcext:value-type="string">
            <text:p><text:s text:c="3"/>MPI_SU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# List of Benchmarks to ru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7"/>
          <table:table-cell office:value-type="string" calcext:value-type="string">
            <text:p># PingPo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4.42 <text:s text:c="7"/>14.43 <text:s text:c="7"/>14.42</text:p>
          </table:table-cell>
          <table:table-cell table:number-columns-repeated="7"/>
          <table:table-cell office:value-type="string" calcext:value-type="string">
            <text:p># PingP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1.37 <text:s text:c="7"/>11.41 <text:s text:c="7"/>11.39</text:p>
          </table:table-cell>
          <table:table-cell table:number-columns-repeated="7"/>
          <table:table-cell office:value-type="string" calcext:value-type="string">
            <text:p># Sendrec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8.69 <text:s text:c="8"/>8.69 <text:s text:c="8"/>8.69</text:p>
          </table:table-cell>
          <table:table-cell table:number-columns-repeated="7"/>
          <table:table-cell office:value-type="string" calcext:value-type="string">
            <text:p># Exchang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7"/>16.38 <text:s text:c="7"/>16.40 <text:s text:c="7"/>16.39</text:p>
          </table:table-cell>
          <table:table-cell table:number-columns-repeated="7"/>
          <table:table-cell office:value-type="string" calcext:value-type="string">
            <text:p># Allredu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7"/>14.80 <text:s text:c="7"/>14.83 <text:s text:c="7"/>14.82</text:p>
          </table:table-cell>
          <table:table-cell table:number-columns-repeated="7"/>
          <table:table-cell office:value-type="string" calcext:value-type="string">
            <text:p># Redu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12.46 <text:s text:c="7"/>12.46 <text:s text:c="7"/>12.46</text:p>
          </table:table-cell>
          <table:table-cell table:number-columns-repeated="7"/>
          <table:table-cell office:value-type="string" calcext:value-type="string">
            <text:p># Reduce_scatt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8.68 <text:s text:c="8"/>8.68 <text:s text:c="8"/>8.68</text:p>
          </table:table-cell>
          <table:table-cell table:number-columns-repeated="7"/>
          <table:table-cell office:value-type="string" calcext:value-type="string">
            <text:p># Allgath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1.35 <text:s text:c="7"/>11.35 <text:s text:c="7"/>11.35</text:p>
          </table:table-cell>
          <table:table-cell table:number-columns-repeated="7"/>
          <table:table-cell office:value-type="string" calcext:value-type="string">
            <text:p># Allgath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2.36 <text:s text:c="7"/>12.37 <text:s text:c="7"/>12.36</text:p>
          </table:table-cell>
          <table:table-cell table:number-columns-repeated="7"/>
          <table:table-cell office:value-type="string" calcext:value-type="string">
            <text:p># Gath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3.98 <text:s text:c="7"/>13.99 <text:s text:c="7"/>13.99</text:p>
          </table:table-cell>
          <table:table-cell table:number-columns-repeated="7"/>
          <table:table-cell office:value-type="string" calcext:value-type="string">
            <text:p># Gath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7.71 <text:s text:c="7"/>17.72 <text:s text:c="7"/>17.72</text:p>
          </table:table-cell>
          <table:table-cell table:number-columns-repeated="7"/>
          <table:table-cell office:value-type="string" calcext:value-type="string">
            <text:p># Scatt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5.77 <text:s text:c="7"/>25.78 <text:s text:c="7"/>25.77</text:p>
          </table:table-cell>
          <table:table-cell table:number-columns-repeated="7"/>
          <table:table-cell office:value-type="string" calcext:value-type="string">
            <text:p># Scatt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0.17 <text:s text:c="7"/>30.17 <text:s text:c="7"/>30.17</text:p>
          </table:table-cell>
          <table:table-cell table:number-columns-repeated="7"/>
          <table:table-cell office:value-type="string" calcext:value-type="string">
            <text:p># Alltoa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81.98 <text:s text:c="7"/>82.00 <text:s text:c="7"/>81.98</text:p>
          </table:table-cell>
          <table:table-cell table:number-columns-repeated="7"/>
          <table:table-cell office:value-type="string" calcext:value-type="string">
            <text:p># Alltoall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69.84 <text:s text:c="7"/>69.85 <text:s text:c="7"/>69.85</text:p>
          </table:table-cell>
          <table:table-cell table:number-columns-repeated="7"/>
          <table:table-cell office:value-type="string" calcext:value-type="string">
            <text:p># Bca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36.16 <text:s text:c="6"/>136.17 <text:s text:c="6"/>136.17</text:p>
          </table:table-cell>
          <table:table-cell table:number-columns-repeated="7"/>
          <table:table-cell office:value-type="string" calcext:value-type="string">
            <text:p># Barri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75.33 <text:s text:c="6"/>175.33 <text:s text:c="6"/>175.3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308.73 <text:s text:c="6"/>308.75 <text:s text:c="6"/>308.74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679.71 <text:s text:c="6"/>679.91 <text:s text:c="6"/>679.82</text:p>
          </table:table-cell>
          <table:table-cell table:number-columns-repeated="7"/>
          <table:table-cell office:value-type="string" calcext:value-type="string">
            <text:p># Benchmarking PingPo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74.75 <text:s text:c="6"/>974.83 <text:s text:c="6"/>974.78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2186.27 <text:s text:c="5"/>2195.38 <text:s text:c="5"/>2192.42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4515.40 <text:s text:c="5"/>4519.50 <text:s text:c="5"/>4518.35</text:p>
          </table:table-cell>
          <table:table-cell table:number-columns-repeated="7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4"/>10019.80 <text:s text:c="4"/>10182.09 <text:s text:c="4"/>10125.22</text:p>
          </table:table-cell>
          <table:table-cell table:number-columns-repeated="7"/>
          <table:table-cell office:value-type="string" calcext:value-type="string">
            <text:p><text:s text:c="12"/>0 <text:s text:c="8"/>1000 <text:s text:c="7"/>81.82 <text:s text:c="8"/>0.0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2"/>1 <text:s text:c="8"/>1000 <text:s text:c="7"/>81.32 <text:s text:c="8"/>0.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2"/>2 <text:s text:c="8"/>1000 <text:s text:c="7"/>80.25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7"/>
          <table:table-cell office:value-type="string" calcext:value-type="string">
            <text:p><text:s text:c="12"/>4 <text:s text:c="8"/>1000 <text:s text:c="7"/>80.95 <text:s text:c="8"/>0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12"/>8 <text:s text:c="8"/>1000 <text:s text:c="7"/>80.70 <text:s text:c="8"/>0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11"/>16 <text:s text:c="8"/>1000 <text:s text:c="7"/>80.71 <text:s text:c="8"/>0.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1"/>32 <text:s text:c="8"/>1000 <text:s text:c="7"/>81.02 <text:s text:c="8"/>0.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11"/>64 <text:s text:c="8"/>1000 <text:s text:c="7"/>82.87 <text:s text:c="8"/>0.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7"/>
          <table:table-cell office:value-type="string" calcext:value-type="string">
            <text:p><text:s text:c="10"/>128 <text:s text:c="8"/>1000 <text:s text:c="7"/>81.76 <text:s text:c="8"/>1.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50 <text:s text:c="8"/>3.50 <text:s text:c="8"/>3.50</text:p>
          </table:table-cell>
          <table:table-cell table:number-columns-repeated="7"/>
          <table:table-cell office:value-type="string" calcext:value-type="string">
            <text:p><text:s text:c="10"/>256 <text:s text:c="8"/>1000 <text:s text:c="7"/>83.15 <text:s text:c="8"/>2.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76 <text:s text:c="8"/>2.77 <text:s text:c="8"/>2.76</text:p>
          </table:table-cell>
          <table:table-cell table:number-columns-repeated="7"/>
          <table:table-cell office:value-type="string" calcext:value-type="string">
            <text:p><text:s text:c="10"/>512 <text:s text:c="8"/>1000 <text:s text:c="7"/>87.67 <text:s text:c="8"/>5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85 <text:s text:c="8"/>2.85 <text:s text:c="8"/>2.85</text:p>
          </table:table-cell>
          <table:table-cell table:number-columns-repeated="7"/>
          <table:table-cell office:value-type="string" calcext:value-type="string">
            <text:p><text:s text:c="9"/>1024 <text:s text:c="8"/>1000 <text:s text:c="7"/>91.40 <text:s text:c="7"/>10.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49 <text:s text:c="8"/>2.49 <text:s text:c="8"/>2.49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2.96 <text:s text:c="7"/>18.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47 <text:s text:c="8"/>2.47 <text:s text:c="8"/>2.47</text:p>
          </table:table-cell>
          <table:table-cell table:number-columns-repeated="7"/>
          <table:table-cell office:value-type="string" calcext:value-type="string">
            <text:p><text:s text:c="9"/>4096 <text:s text:c="8"/>1000 <text:s text:c="6"/>125.58 <text:s text:c="7"/>31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08 <text:s text:c="8"/>3.09 <text:s text:c="8"/>3.09</text:p>
          </table:table-cell>
          <table:table-cell table:number-columns-repeated="7"/>
          <table:table-cell office:value-type="string" calcext:value-type="string">
            <text:p><text:s text:c="9"/>8192 <text:s text:c="8"/>1000 <text:s text:c="6"/>143.53 <text:s text:c="7"/>54.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45 <text:s text:c="8"/>3.46 <text:s text:c="8"/>3.46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16.97 <text:s text:c="7"/>72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51 <text:s text:c="8"/>4.51 <text:s text:c="8"/>4.51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58.57 <text:s text:c="6"/>120.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00 <text:s text:c="8"/>5.00 <text:s text:c="8"/>5.00</text:p>
          </table:table-cell>
          <table:table-cell table:number-columns-repeated="7"/>
          <table:table-cell office:value-type="string" calcext:value-type="string">
            <text:p><text:s text:c="8"/>65536 <text:s text:c="9"/>640 <text:s text:c="6"/>479.69 <text:s text:c="6"/>130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17 <text:s text:c="8"/>7.17 <text:s text:c="8"/>7.17</text:p>
          </table:table-cell>
          <table:table-cell table:number-columns-repeated="7"/>
          <table:table-cell office:value-type="string" calcext:value-type="string">
            <text:p><text:s text:c="7"/>131072 <text:s text:c="9"/>320 <text:s text:c="6"/>568.67 <text:s text:c="6"/>219.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90 <text:s text:c="8"/>6.90 <text:s text:c="8"/>6.90</text:p>
          </table:table-cell>
          <table:table-cell table:number-columns-repeated="7"/>
          <table:table-cell office:value-type="string" calcext:value-type="string">
            <text:p><text:s text:c="7"/>262144 <text:s text:c="9"/>160 <text:s text:c="5"/>1010.47 <text:s text:c="6"/>247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73 <text:s text:c="8"/>6.73 <text:s text:c="8"/>6.73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660.28 <text:s text:c="6"/>301.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3 <text:s text:c="8"/>7.93 <text:s text:c="8"/>7.93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8829.55 <text:s text:c="6"/>113.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18 <text:s text:c="7"/>11.19 <text:s text:c="7"/>11.19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17482.83 <text:s text:c="6"/>114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15 <text:s text:c="7"/>19.15 <text:s text:c="7"/>19.15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5369.90 <text:s text:c="6"/>113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48 <text:s text:c="7"/>28.48 <text:s text:c="7"/>28.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0.13 <text:s text:c="7"/>70.17 <text:s text:c="7"/>70.15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92.64 <text:s text:c="7"/>92.65 <text:s text:c="7"/>92.64</text:p>
          </table:table-cell>
          <table:table-cell table:number-columns-repeated="7"/>
          <table:table-cell office:value-type="string" calcext:value-type="string">
            <text:p># Benchmarking PingP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90.19 <text:s text:c="6"/>190.25 <text:s text:c="6"/>190.22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5.14 <text:s text:c="6"/>285.23 <text:s text:c="6"/>285.18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57.75 <text:s text:c="6"/>557.82 <text:s text:c="6"/>557.79</text:p>
          </table:table-cell>
          <table:table-cell table:number-columns-repeated="7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95.56 <text:s text:c="5"/>1095.64 <text:s text:c="5"/>1095.60</text:p>
          </table:table-cell>
          <table:table-cell table:number-columns-repeated="7"/>
          <table:table-cell office:value-type="string" calcext:value-type="string">
            <text:p><text:s text:c="12"/>0 <text:s text:c="8"/>1000 <text:s text:c="7"/>83.39 <text:s text:c="8"/>0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1.10 <text:s text:c="5"/>2181.89 <text:s text:c="5"/>2181.49</text:p>
          </table:table-cell>
          <table:table-cell table:number-columns-repeated="7"/>
          <table:table-cell office:value-type="string" calcext:value-type="string">
            <text:p><text:s text:c="12"/>1 <text:s text:c="8"/>1000 <text:s text:c="7"/>84.87 <text:s text:c="8"/>0.0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2"/>2 <text:s text:c="8"/>1000 <text:s text:c="7"/>86.83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2"/>4 <text:s text:c="8"/>1000 <text:s text:c="7"/>83.71 <text:s text:c="8"/>0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7"/>
          <table:table-cell office:value-type="string" calcext:value-type="string">
            <text:p><text:s text:c="12"/>8 <text:s text:c="8"/>1000 <text:s text:c="7"/>83.13 <text:s text:c="8"/>0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<text:s text:c="11"/>16 <text:s text:c="8"/>1000 <text:s text:c="7"/>92.57 <text:s text:c="8"/>0.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<text:s text:c="11"/>32 <text:s text:c="8"/>1000 <text:s text:c="7"/>86.45 <text:s text:c="8"/>0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1"/>64 <text:s text:c="8"/>1000 <text:s text:c="7"/>89.88 <text:s text:c="8"/>0.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10"/>128 <text:s text:c="8"/>1000 <text:s text:c="7"/>85.68 <text:s text:c="8"/>1.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7"/>
          <table:table-cell office:value-type="string" calcext:value-type="string">
            <text:p><text:s text:c="10"/>256 <text:s text:c="8"/>1000 <text:s text:c="7"/>86.63 <text:s text:c="8"/>2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0.57 <text:s text:c="7"/>10.58 <text:s text:c="7"/>10.57</text:p>
          </table:table-cell>
          <table:table-cell table:number-columns-repeated="7"/>
          <table:table-cell office:value-type="string" calcext:value-type="string">
            <text:p><text:s text:c="10"/>512 <text:s text:c="8"/>1000 <text:s text:c="7"/>96.44 <text:s text:c="8"/>5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6.20 <text:s text:c="7"/>16.21 <text:s text:c="7"/>16.21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1.33 <text:s text:c="8"/>8.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7"/>11.89 <text:s text:c="7"/>11.90 <text:s text:c="7"/>11.89</text:p>
          </table:table-cell>
          <table:table-cell table:number-columns-repeated="7"/>
          <table:table-cell office:value-type="string" calcext:value-type="string">
            <text:p><text:s text:c="9"/>2048 <text:s text:c="8"/>1000 <text:s text:c="6"/>127.29 <text:s text:c="7"/>15.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9.48 <text:s text:c="8"/>9.48 <text:s text:c="8"/>9.48</text:p>
          </table:table-cell>
          <table:table-cell table:number-columns-repeated="7"/>
          <table:table-cell office:value-type="string" calcext:value-type="string">
            <text:p><text:s text:c="9"/>4096 <text:s text:c="8"/>1000 <text:s text:c="6"/>145.10 <text:s text:c="7"/>26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9.30 <text:s text:c="8"/>9.32 <text:s text:c="8"/>9.31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2.41 <text:s text:c="7"/>40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12.20 <text:s text:c="7"/>12.21 <text:s text:c="7"/>12.21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11.42 <text:s text:c="7"/>73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6.90 <text:s text:c="7"/>16.93 <text:s text:c="7"/>16.91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77.38 <text:s text:c="6"/>112.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3.58 <text:s text:c="7"/>13.59 <text:s text:c="7"/>13.58</text:p>
          </table:table-cell>
          <table:table-cell table:number-columns-repeated="7"/>
          <table:table-cell office:value-type="string" calcext:value-type="string">
            <text:p><text:s text:c="8"/>65536 <text:s text:c="9"/>640 <text:s text:c="6"/>440.77 <text:s text:c="6"/>141.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1.21 <text:s text:c="7"/>11.21 <text:s text:c="7"/>11.21</text:p>
          </table:table-cell>
          <table:table-cell table:number-columns-repeated="7"/>
          <table:table-cell office:value-type="string" calcext:value-type="string">
            <text:p><text:s text:c="7"/>131072 <text:s text:c="9"/>320 <text:s text:c="6"/>611.07 <text:s text:c="6"/>204.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1.82 <text:s text:c="7"/>11.83 <text:s text:c="7"/>11.83</text:p>
          </table:table-cell>
          <table:table-cell table:number-columns-repeated="7"/>
          <table:table-cell office:value-type="string" calcext:value-type="string">
            <text:p><text:s text:c="7"/>262144 <text:s text:c="9"/>160 <text:s text:c="5"/>4498.27 <text:s text:c="7"/>55.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4.06 <text:s text:c="7"/>14.07 <text:s text:c="7"/>14.07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78.33 <text:s text:c="7"/>56.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6.74 <text:s text:c="7"/>16.74 <text:s text:c="7"/>16.74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766.45 <text:s text:c="7"/>56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2.31 <text:s text:c="7"/>22.31 <text:s text:c="7"/>22.31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398.26 <text:s text:c="7"/>56.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54.17 <text:s text:c="7"/>54.18 <text:s text:c="7"/>54.17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656.70 <text:s text:c="7"/>56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51.44 <text:s text:c="7"/>51.45 <text:s text:c="7"/>51.4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4.92 <text:s text:c="7"/>74.92 <text:s text:c="7"/>74.92</text:p>
          </table:table-cell>
          <table:table-cell table:number-columns-repeated="7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14.37 <text:s text:c="6"/>114.41 <text:s text:c="6"/>114.39</text:p>
          </table:table-cell>
          <table:table-cell table:number-columns-repeated="7"/>
          <table:table-cell office:value-type="string" calcext:value-type="string">
            <text:p># Benchmarking Sendrec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72.65 <text:s text:c="6"/>273.05 <text:s text:c="6"/>272.85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70.66 <text:s text:c="6"/>370.68 <text:s text:c="6"/>370.68</text:p>
          </table:table-cell>
          <table:table-cell table:number-columns-repeated="7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11.79 <text:s text:c="6"/>812.15 <text:s text:c="6"/>811.98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469.25 <text:s text:c="5"/>1469.45 <text:s text:c="5"/>1469.32</text:p>
          </table:table-cell>
          <table:table-cell table:number-columns-repeated="7"/>
          <table:table-cell office:value-type="string" calcext:value-type="string">
            <text:p><text:s text:c="12"/>0 <text:s text:c="8"/>1000 <text:s text:c="7"/>83.82 <text:s text:c="7"/>83.95 <text:s text:c="7"/>83.88 <text:s text:c="8"/>0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343.25 <text:s text:c="5"/>3356.35 <text:s text:c="5"/>3349.80</text:p>
          </table:table-cell>
          <table:table-cell table:number-columns-repeated="7"/>
          <table:table-cell office:value-type="string" calcext:value-type="string">
            <text:p><text:s text:c="12"/>1 <text:s text:c="8"/>1000 <text:s text:c="7"/>87.70 <text:s text:c="7"/>87.86 <text:s text:c="7"/>87.78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947.02 <text:s text:c="5"/>5949.21 <text:s text:c="5"/>5948.13</text:p>
          </table:table-cell>
          <table:table-cell table:number-columns-repeated="7"/>
          <table:table-cell office:value-type="string" calcext:value-type="string">
            <text:p><text:s text:c="12"/>2 <text:s text:c="8"/>1000 <text:s text:c="7"/>84.67 <text:s text:c="7"/>84.68 <text:s text:c="7"/>84.67 <text:s text:c="8"/>0.0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2"/>4 <text:s text:c="8"/>1000 <text:s text:c="7"/>85.19 <text:s text:c="7"/>85.20 <text:s text:c="7"/>85.19 <text:s text:c="8"/>0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2"/>8 <text:s text:c="8"/>1000 <text:s text:c="7"/>84.92 <text:s text:c="7"/>85.07 <text:s text:c="7"/>85.00 <text:s text:c="8"/>0.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7"/>
          <table:table-cell office:value-type="string" calcext:value-type="string">
            <text:p><text:s text:c="11"/>16 <text:s text:c="8"/>1000 <text:s text:c="7"/>85.32 <text:s text:c="7"/>85.46 <text:s text:c="7"/>85.39 <text:s text:c="8"/>0.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7"/>
          <table:table-cell office:value-type="string" calcext:value-type="string">
            <text:p><text:s text:c="11"/>32 <text:s text:c="8"/>1000 <text:s text:c="7"/>84.81 <text:s text:c="7"/>84.86 <text:s text:c="7"/>84.84 <text:s text:c="8"/>0.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1"/>64 <text:s text:c="8"/>1000 <text:s text:c="7"/>87.03 <text:s text:c="7"/>87.04 <text:s text:c="7"/>87.03 <text:s text:c="8"/>1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10"/>128 <text:s text:c="8"/>1000 <text:s text:c="7"/>86.50 <text:s text:c="7"/>86.62 <text:s text:c="7"/>86.56 <text:s text:c="8"/>2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7"/>
          <table:table-cell office:value-type="string" calcext:value-type="string">
            <text:p><text:s text:c="10"/>256 <text:s text:c="8"/>1000 <text:s text:c="7"/>87.13 <text:s text:c="7"/>87.17 <text:s text:c="7"/>87.15 <text:s text:c="8"/>5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0.41 <text:s text:c="7"/>10.42 <text:s text:c="7"/>10.41</text:p>
          </table:table-cell>
          <table:table-cell table:number-columns-repeated="7"/>
          <table:table-cell office:value-type="string" calcext:value-type="string">
            <text:p><text:s text:c="10"/>512 <text:s text:c="8"/>1000 <text:s text:c="7"/>98.54 <text:s text:c="7"/>98.57 <text:s text:c="7"/>98.56 <text:s text:c="8"/>9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0.89 <text:s text:c="7"/>10.90 <text:s text:c="7"/>10.89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7.62 <text:s text:c="6"/>117.69 <text:s text:c="6"/>117.66 <text:s text:c="7"/>16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7"/>10.34 <text:s text:c="7"/>10.34 <text:s text:c="7"/>10.34</text:p>
          </table:table-cell>
          <table:table-cell table:number-columns-repeated="7"/>
          <table:table-cell office:value-type="string" calcext:value-type="string">
            <text:p><text:s text:c="9"/>2048 <text:s text:c="8"/>1000 <text:s text:c="6"/>129.11 <text:s text:c="6"/>129.34 <text:s text:c="6"/>129.23 <text:s text:c="7"/>30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7"/>19.78 <text:s text:c="7"/>19.82 <text:s text:c="7"/>19.80</text:p>
          </table:table-cell>
          <table:table-cell table:number-columns-repeated="7"/>
          <table:table-cell office:value-type="string" calcext:value-type="string">
            <text:p><text:s text:c="9"/>4096 <text:s text:c="8"/>1000 <text:s text:c="6"/>140.85 <text:s text:c="6"/>141.05 <text:s text:c="6"/>140.95 <text:s text:c="7"/>55.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7"/>21.74 <text:s text:c="7"/>21.76 <text:s text:c="7"/>21.76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0.85 <text:s text:c="6"/>190.92 <text:s text:c="6"/>190.88 <text:s text:c="7"/>81.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25.17 <text:s text:c="7"/>25.23 <text:s text:c="7"/>25.20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51.37 <text:s text:c="6"/>251.39 <text:s text:c="6"/>251.38 <text:s text:c="6"/>124.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9.43 <text:s text:c="7"/>19.49 <text:s text:c="7"/>19.47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61.87 <text:s text:c="6"/>261.94 <text:s text:c="6"/>261.91 <text:s text:c="6"/>238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7.26 <text:s text:c="7"/>17.26 <text:s text:c="7"/>17.26</text:p>
          </table:table-cell>
          <table:table-cell table:number-columns-repeated="7"/>
          <table:table-cell office:value-type="string" calcext:value-type="string">
            <text:p><text:s text:c="8"/>65536 <text:s text:c="9"/>640 <text:s text:c="6"/>676.19 <text:s text:c="6"/>676.53 <text:s text:c="6"/>676.36 <text:s text:c="6"/>184.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5.75 <text:s text:c="7"/>15.75 <text:s text:c="7"/>15.75</text:p>
          </table:table-cell>
          <table:table-cell table:number-columns-repeated="7"/>
          <table:table-cell office:value-type="string" calcext:value-type="string">
            <text:p><text:s text:c="7"/>131072 <text:s text:c="9"/>320 <text:s text:c="6"/>890.97 <text:s text:c="6"/>891.99 <text:s text:c="6"/>891.48 <text:s text:c="6"/>280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7.12 <text:s text:c="7"/>17.12 <text:s text:c="7"/>17.12</text:p>
          </table:table-cell>
          <table:table-cell table:number-columns-repeated="7"/>
          <table:table-cell office:value-type="string" calcext:value-type="string">
            <text:p><text:s text:c="7"/>262144 <text:s text:c="9"/>160 <text:s text:c="5"/>3600.86 <text:s text:c="5"/>3605.12 <text:s text:c="5"/>3602.99 <text:s text:c="6"/>138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20.25 <text:s text:c="7"/>20.26 <text:s text:c="7"/>20.25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90.19 <text:s text:c="5"/>8895.43 <text:s text:c="5"/>8892.81 <text:s text:c="6"/>112.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8.32 <text:s text:c="7"/>28.35 <text:s text:c="7"/>28.34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707.53 <text:s text:c="4"/>17726.33 <text:s text:c="4"/>17716.93 <text:s text:c="6"/>112.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9.59 <text:s text:c="7"/>39.61 <text:s text:c="7"/>39.60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895.10 <text:s text:c="4"/>35930.40 <text:s text:c="4"/>35912.75 <text:s text:c="6"/>111.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57.34 <text:s text:c="7"/>57.35 <text:s text:c="7"/>57.35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943.40 <text:s text:c="4"/>70977.00 <text:s text:c="4"/>70960.20 <text:s text:c="6"/>112.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94.84 <text:s text:c="7"/>94.87 <text:s text:c="7"/>94.8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98.07 <text:s text:c="7"/>98.07 <text:s text:c="7"/>98.07</text:p>
          </table:table-cell>
          <table:table-cell table:number-columns-repeated="7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220.58 <text:s text:c="6"/>220.60 <text:s text:c="6"/>220.59</text:p>
          </table:table-cell>
          <table:table-cell table:number-columns-repeated="7"/>
          <table:table-cell office:value-type="string" calcext:value-type="string">
            <text:p># Benchmarking Exchang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347.36 <text:s text:c="6"/>347.40 <text:s text:c="6"/>347.38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519.37 <text:s text:c="6"/>519.42 <text:s text:c="6"/>519.40</text:p>
          </table:table-cell>
          <table:table-cell table:number-columns-repeated="7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5"/>1033.00 <text:s text:c="5"/>1033.15 <text:s text:c="5"/>1033.10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2511.02 <text:s text:c="5"/>2511.40 <text:s text:c="5"/>2511.23</text:p>
          </table:table-cell>
          <table:table-cell table:number-columns-repeated="7"/>
          <table:table-cell office:value-type="string" calcext:value-type="string">
            <text:p><text:s text:c="12"/>0 <text:s text:c="8"/>1000 <text:s text:c="7"/>97.29 <text:s text:c="7"/>97.32 <text:s text:c="7"/>97.31 <text:s text:c="8"/>0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863.39 <text:s text:c="5"/>3866.35 <text:s text:c="5"/>3865.06</text:p>
          </table:table-cell>
          <table:table-cell table:number-columns-repeated="7"/>
          <table:table-cell office:value-type="string" calcext:value-type="string">
            <text:p><text:s text:c="12"/>1 <text:s text:c="8"/>1000 <text:s text:c="6"/>102.96 <text:s text:c="6"/>103.05 <text:s text:c="6"/>103.01 <text:s text:c="8"/>0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8078.50 <text:s text:c="5"/>8080.70 <text:s text:c="5"/>8079.74</text:p>
          </table:table-cell>
          <table:table-cell table:number-columns-repeated="7"/>
          <table:table-cell office:value-type="string" calcext:value-type="string">
            <text:p><text:s text:c="12"/>2 <text:s text:c="8"/>1000 <text:s text:c="7"/>99.52 <text:s text:c="7"/>99.52 <text:s text:c="7"/>99.52 <text:s text:c="8"/>0.0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2"/>4 <text:s text:c="8"/>1000 <text:s text:c="6"/>115.99 <text:s text:c="6"/>116.09 <text:s text:c="6"/>116.04 <text:s text:c="8"/>0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2"/>8 <text:s text:c="8"/>1000 <text:s text:c="6"/>106.03 <text:s text:c="6"/>106.14 <text:s text:c="6"/>106.09 <text:s text:c="8"/>0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7"/>
          <table:table-cell office:value-type="string" calcext:value-type="string">
            <text:p><text:s text:c="11"/>16 <text:s text:c="8"/>1000 <text:s text:c="6"/>109.48 <text:s text:c="6"/>109.55 <text:s text:c="6"/>109.52 <text:s text:c="8"/>0.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11"/>32 <text:s text:c="8"/>1000 <text:s text:c="6"/>113.05 <text:s text:c="6"/>113.18 <text:s text:c="6"/>113.12 <text:s text:c="8"/>1.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11"/>64 <text:s text:c="8"/>1000 <text:s text:c="6"/>113.38 <text:s text:c="6"/>113.49 <text:s text:c="6"/>113.44 <text:s text:c="8"/>2.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0"/>128 <text:s text:c="8"/>1000 <text:s text:c="6"/>109.96 <text:s text:c="6"/>110.00 <text:s text:c="6"/>109.98 <text:s text:c="8"/>4.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10"/>256 <text:s text:c="8"/>1000 <text:s text:c="6"/>120.03 <text:s text:c="6"/>120.13 <text:s text:c="6"/>120.08 <text:s text:c="8"/>8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7"/>
          <table:table-cell office:value-type="string" calcext:value-type="string">
            <text:p><text:s text:c="10"/>512 <text:s text:c="8"/>1000 <text:s text:c="6"/>137.58 <text:s text:c="6"/>137.71 <text:s text:c="6"/>137.64 <text:s text:c="7"/>14.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7 <text:s text:c="8"/>2.17 <text:s text:c="8"/>2.17</text:p>
          </table:table-cell>
          <table:table-cell table:number-columns-repeated="7"/>
          <table:table-cell office:value-type="string" calcext:value-type="string">
            <text:p><text:s text:c="9"/>1024 <text:s text:c="8"/>1000 <text:s text:c="6"/>166.63 <text:s text:c="6"/>166.70 <text:s text:c="6"/>166.67 <text:s text:c="7"/>23.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4 <text:s text:c="8"/>2.15 <text:s text:c="8"/>2.15</text:p>
          </table:table-cell>
          <table:table-cell table:number-columns-repeated="7"/>
          <table:table-cell office:value-type="string" calcext:value-type="string">
            <text:p><text:s text:c="9"/>2048 <text:s text:c="8"/>1000 <text:s text:c="6"/>181.16 <text:s text:c="6"/>181.22 <text:s text:c="6"/>181.19 <text:s text:c="7"/>43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3 <text:s text:c="8"/>2.14 <text:s text:c="8"/>2.13</text:p>
          </table:table-cell>
          <table:table-cell table:number-columns-repeated="7"/>
          <table:table-cell office:value-type="string" calcext:value-type="string">
            <text:p><text:s text:c="9"/>4096 <text:s text:c="8"/>1000 <text:s text:c="6"/>200.31 <text:s text:c="6"/>200.35 <text:s text:c="6"/>200.33 <text:s text:c="7"/>77.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7"/>
          <table:table-cell office:value-type="string" calcext:value-type="string">
            <text:p><text:s text:c="9"/>8192 <text:s text:c="8"/>1000 <text:s text:c="6"/>205.67 <text:s text:c="6"/>205.67 <text:s text:c="6"/>205.67 <text:s text:c="6"/>151.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19 <text:s text:c="8"/>2.20 <text:s text:c="8"/>2.20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38.82 <text:s text:c="6"/>238.92 <text:s text:c="6"/>238.87 <text:s text:c="6"/>261.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5 <text:s text:c="8"/>2.25</text:p>
          </table:table-cell>
          <table:table-cell table:number-columns-repeated="7"/>
          <table:table-cell office:value-type="string" calcext:value-type="string">
            <text:p><text:s text:c="8"/>32768 <text:s text:c="8"/>1000 <text:s text:c="6"/>305.52 <text:s text:c="6"/>305.65 <text:s text:c="6"/>305.59 <text:s text:c="6"/>408.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3 <text:s text:c="8"/>2.44 <text:s text:c="8"/>2.44</text:p>
          </table:table-cell>
          <table:table-cell table:number-columns-repeated="7"/>
          <table:table-cell office:value-type="string" calcext:value-type="string">
            <text:p><text:s text:c="8"/>65536 <text:s text:c="9"/>640 <text:s text:c="5"/>2161.45 <text:s text:c="5"/>2162.45 <text:s text:c="5"/>2161.95 <text:s text:c="6"/>115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5 <text:s text:c="8"/>3.56 <text:s text:c="8"/>3.56</text:p>
          </table:table-cell>
          <table:table-cell table:number-columns-repeated="7"/>
          <table:table-cell office:value-type="string" calcext:value-type="string">
            <text:p><text:s text:c="7"/>131072 <text:s text:c="9"/>320 <text:s text:c="5"/>4462.83 <text:s text:c="5"/>4469.00 <text:s text:c="5"/>4465.92 <text:s text:c="6"/>111.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79 <text:s text:c="8"/>3.80 <text:s text:c="8"/>3.79</text:p>
          </table:table-cell>
          <table:table-cell table:number-columns-repeated="7"/>
          <table:table-cell office:value-type="string" calcext:value-type="string">
            <text:p><text:s text:c="7"/>262144 <text:s text:c="9"/>160 <text:s text:c="5"/>8900.40 <text:s text:c="5"/>8920.39 <text:s text:c="5"/>8910.39 <text:s text:c="6"/>112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6 <text:s text:c="8"/>4.16</text:p>
          </table:table-cell>
          <table:table-cell table:number-columns-repeated="7"/>
          <table:table-cell office:value-type="string" calcext:value-type="string">
            <text:p><text:s text:c="7"/>524288 <text:s text:c="10"/>80 <text:s text:c="4"/>17807.20 <text:s text:c="4"/>17857.26 <text:s text:c="4"/>17832.23 <text:s text:c="6"/>112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0 <text:s text:c="8"/>5.00 <text:s text:c="8"/>5.00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35467.58 <text:s text:c="4"/>35555.90 <text:s text:c="4"/>35511.74 <text:s text:c="6"/>112.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22 <text:s text:c="8"/>6.22 <text:s text:c="8"/>6.22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71094.45 <text:s text:c="4"/>71161.64 <text:s text:c="4"/>71128.05 <text:s text:c="6"/>112.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63 <text:s text:c="8"/>7.64 <text:s text:c="8"/>7.63</text:p>
          </table:table-cell>
          <table:table-cell table:number-columns-repeated="7"/>
          <table:table-cell office:value-type="string" calcext:value-type="string">
            <text:p><text:s text:c="6"/>4194304 <text:s text:c="10"/>10 <text:s text:c="3"/>142094.90 <text:s text:c="3"/>142345.50 <text:s text:c="3"/>142220.20 <text:s text:c="6"/>112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0.76 <text:s text:c="7"/>10.77 <text:s text:c="7"/>10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1.99 <text:s text:c="7"/>21.99 <text:s text:c="7"/>21.99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9.17 <text:s text:c="7"/>29.17 <text:s text:c="7"/>29.17</text:p>
          </table:table-cell>
          <table:table-cell table:number-columns-repeated="7"/>
          <table:table-cell office:value-type="string" calcext:value-type="string">
            <text:p># Benchmarking Allredu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65.65 <text:s text:c="7"/>65.67 <text:s text:c="7"/>65.66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03.39 <text:s text:c="6"/>103.43 <text:s text:c="6"/>103.41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90.22 <text:s text:c="6"/>190.29 <text:s text:c="6"/>190.26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0.03 <text:s text:c="6"/>280.03 <text:s text:c="6"/>280.03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40.82 <text:s text:c="6"/>540.85 <text:s text:c="6"/>540.83</text:p>
          </table:table-cell>
          <table:table-cell table:number-columns-repeated="7"/>
          <table:table-cell office:value-type="string" calcext:value-type="string">
            <text:p><text:s text:c="12"/>4 <text:s text:c="8"/>1000 <text:s text:c="7"/>85.76 <text:s text:c="7"/>85.76 <text:s text:c="7"/>85.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61.34 <text:s text:c="5"/>1061.36 <text:s text:c="5"/>1061.35</text:p>
          </table:table-cell>
          <table:table-cell table:number-columns-repeated="7"/>
          <table:table-cell office:value-type="string" calcext:value-type="string">
            <text:p><text:s text:c="12"/>8 <text:s text:c="8"/>1000 <text:s text:c="7"/>86.74 <text:s text:c="7"/>86.88 <text:s text:c="7"/>86.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597.59 <text:s text:c="5"/>2598.40 <text:s text:c="5"/>2598.00</text:p>
          </table:table-cell>
          <table:table-cell table:number-columns-repeated="7"/>
          <table:table-cell office:value-type="string" calcext:value-type="string">
            <text:p><text:s text:c="11"/>16 <text:s text:c="8"/>1000 <text:s text:c="7"/>85.41 <text:s text:c="7"/>85.42 <text:s text:c="7"/>85.4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1"/>32 <text:s text:c="8"/>1000 <text:s text:c="7"/>84.66 <text:s text:c="7"/>84.68 <text:s text:c="7"/>84.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1"/>64 <text:s text:c="8"/>1000 <text:s text:c="7"/>85.99 <text:s text:c="7"/>86.00 <text:s text:c="7"/>85.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7"/>
          <table:table-cell office:value-type="string" calcext:value-type="string">
            <text:p><text:s text:c="10"/>128 <text:s text:c="8"/>1000 <text:s text:c="7"/>86.58 <text:s text:c="7"/>86.72 <text:s text:c="7"/>86.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<text:s text:c="10"/>256 <text:s text:c="8"/>1000 <text:s text:c="7"/>89.02 <text:s text:c="7"/>89.02 <text:s text:c="7"/>89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<text:s text:c="10"/>512 <text:s text:c="8"/>1000 <text:s text:c="7"/>99.67 <text:s text:c="7"/>99.71 <text:s text:c="7"/>99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5.12 <text:s text:c="6"/>115.30 <text:s text:c="6"/>115.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9"/>2048 <text:s text:c="8"/>1000 <text:s text:c="6"/>134.37 <text:s text:c="6"/>134.55 <text:s text:c="6"/>134.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7"/>
          <table:table-cell office:value-type="string" calcext:value-type="string">
            <text:p><text:s text:c="9"/>4096 <text:s text:c="8"/>1000 <text:s text:c="6"/>136.62 <text:s text:c="6"/>136.70 <text:s text:c="6"/>136.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42 <text:s text:c="8"/>6.45 <text:s text:c="8"/>6.43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4.99 <text:s text:c="6"/>195.23 <text:s text:c="6"/>195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84 <text:s text:c="8"/>4.85 <text:s text:c="8"/>4.85</text:p>
          </table:table-cell>
          <table:table-cell table:number-columns-repeated="7"/>
          <table:table-cell office:value-type="string" calcext:value-type="string">
            <text:p><text:s text:c="8"/>16384 <text:s text:c="8"/>1000 <text:s text:c="6"/>404.17 <text:s text:c="6"/>404.29 <text:s text:c="6"/>404.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95 <text:s text:c="8"/>4.96 <text:s text:c="8"/>4.96</text:p>
          </table:table-cell>
          <table:table-cell table:number-columns-repeated="7"/>
          <table:table-cell office:value-type="string" calcext:value-type="string">
            <text:p><text:s text:c="8"/>32768 <text:s text:c="8"/>1000 <text:s text:c="6"/>484.67 <text:s text:c="6"/>484.97 <text:s text:c="6"/>484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5.23 <text:s text:c="8"/>5.26 <text:s text:c="8"/>5.25</text:p>
          </table:table-cell>
          <table:table-cell table:number-columns-repeated="7"/>
          <table:table-cell office:value-type="string" calcext:value-type="string">
            <text:p><text:s text:c="8"/>65536 <text:s text:c="9"/>640 <text:s text:c="6"/>576.69 <text:s text:c="6"/>576.78 <text:s text:c="6"/>576.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39 <text:s text:c="8"/>3.40 <text:s text:c="8"/>3.40</text:p>
          </table:table-cell>
          <table:table-cell table:number-columns-repeated="7"/>
          <table:table-cell office:value-type="string" calcext:value-type="string">
            <text:p><text:s text:c="7"/>131072 <text:s text:c="9"/>320 <text:s text:c="5"/>1342.59 <text:s text:c="5"/>1343.25 <text:s text:c="5"/>1342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0 <text:s text:c="8"/>2.51 <text:s text:c="8"/>2.50</text:p>
          </table:table-cell>
          <table:table-cell table:number-columns-repeated="7"/>
          <table:table-cell office:value-type="string" calcext:value-type="string">
            <text:p><text:s text:c="7"/>262144 <text:s text:c="9"/>160 <text:s text:c="5"/>1771.39 <text:s text:c="5"/>1773.98 <text:s text:c="5"/>1772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7 <text:s text:c="8"/>2.78 <text:s text:c="8"/>2.77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676.75 <text:s text:c="5"/>8706.70 <text:s text:c="5"/>8691.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00 <text:s text:c="8"/>6.01 <text:s text:c="8"/>6.00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694.60 <text:s text:c="4"/>17710.49 <text:s text:c="4"/>17702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84 <text:s text:c="8"/>4.86 <text:s text:c="8"/>4.85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248.65 <text:s text:c="4"/>35282.80 <text:s text:c="4"/>35265.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11 <text:s text:c="8"/>5.12 <text:s text:c="8"/>5.11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908.50 <text:s text:c="4"/>70947.72 <text:s text:c="4"/>70928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04 <text:s text:c="8"/>7.05 <text:s text:c="8"/>7.0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0.08 <text:s text:c="7"/>10.12 <text:s text:c="7"/>10.10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0.93 <text:s text:c="7"/>10.97 <text:s text:c="7"/>10.95</text:p>
          </table:table-cell>
          <table:table-cell table:number-columns-repeated="7"/>
          <table:table-cell office:value-type="string" calcext:value-type="string">
            <text:p># Benchmarking Redu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8.38 <text:s text:c="7"/>18.40 <text:s text:c="7"/>18.39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0.30 <text:s text:c="7"/>30.31 <text:s text:c="7"/>30.31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39.60 <text:s text:c="7"/>39.61 <text:s text:c="7"/>39.60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4.07 <text:s text:c="7"/>84.11 <text:s text:c="7"/>84.09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54.01 <text:s text:c="6"/>154.22 <text:s text:c="6"/>154.14</text:p>
          </table:table-cell>
          <table:table-cell table:number-columns-repeated="7"/>
          <table:table-cell office:value-type="string" calcext:value-type="string">
            <text:p><text:s text:c="12"/>4 <text:s text:c="8"/>1000 <text:s text:c="7"/>85.23 <text:s text:c="7"/>85.41 <text:s text:c="7"/>85.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27.17 <text:s text:c="6"/>227.67 <text:s text:c="6"/>227.49</text:p>
          </table:table-cell>
          <table:table-cell table:number-columns-repeated="7"/>
          <table:table-cell office:value-type="string" calcext:value-type="string">
            <text:p><text:s text:c="12"/>8 <text:s text:c="8"/>1000 <text:s text:c="7"/>86.96 <text:s text:c="7"/>87.13 <text:s text:c="7"/>87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463.21 <text:s text:c="6"/>468.87 <text:s text:c="6"/>466.24</text:p>
          </table:table-cell>
          <table:table-cell table:number-columns-repeated="7"/>
          <table:table-cell office:value-type="string" calcext:value-type="string">
            <text:p><text:s text:c="11"/>16 <text:s text:c="8"/>1000 <text:s text:c="7"/>85.93 <text:s text:c="7"/>86.08 <text:s text:c="7"/>86.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912.30 <text:s text:c="6"/>914.47 <text:s text:c="6"/>913.50</text:p>
          </table:table-cell>
          <table:table-cell table:number-columns-repeated="7"/>
          <table:table-cell office:value-type="string" calcext:value-type="string">
            <text:p><text:s text:c="11"/>32 <text:s text:c="8"/>1000 <text:s text:c="7"/>89.40 <text:s text:c="7"/>89.56 <text:s text:c="7"/>89.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244.95 <text:s text:c="5"/>2266.61 <text:s text:c="5"/>2258.95</text:p>
          </table:table-cell>
          <table:table-cell table:number-columns-repeated="7"/>
          <table:table-cell office:value-type="string" calcext:value-type="string">
            <text:p><text:s text:c="11"/>64 <text:s text:c="8"/>1000 <text:s text:c="7"/>88.26 <text:s text:c="7"/>88.42 <text:s text:c="7"/>88.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267.29 <text:s text:c="5"/>4322.20 <text:s text:c="5"/>4303.54</text:p>
          </table:table-cell>
          <table:table-cell table:number-columns-repeated="7"/>
          <table:table-cell office:value-type="string" calcext:value-type="string">
            <text:p><text:s text:c="10"/>128 <text:s text:c="8"/>1000 <text:s text:c="7"/>87.15 <text:s text:c="7"/>87.28 <text:s text:c="7"/>87.2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0"/>256 <text:s text:c="8"/>1000 <text:s text:c="7"/>86.47 <text:s text:c="7"/>86.63 <text:s text:c="7"/>86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0"/>512 <text:s text:c="8"/>1000 <text:s text:c="7"/>93.18 <text:s text:c="7"/>93.32 <text:s text:c="7"/>93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7"/>
          <table:table-cell office:value-type="string" calcext:value-type="string">
            <text:p><text:s text:c="9"/>1024 <text:s text:c="8"/>1000 <text:s text:c="6"/>106.86 <text:s text:c="6"/>107.03 <text:s text:c="6"/>106.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3.14 <text:s text:c="6"/>103.34 <text:s text:c="6"/>103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4096 <text:s text:c="8"/>1000 <text:s text:c="6"/>124.50 <text:s text:c="6"/>124.72 <text:s text:c="6"/>124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9"/>8192 <text:s text:c="8"/>1000 <text:s text:c="6"/>142.30 <text:s text:c="6"/>142.52 <text:s text:c="6"/>142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00.16 <text:s text:c="6"/>200.46 <text:s text:c="6"/>200.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80 <text:s text:c="8"/>3.82 <text:s text:c="8"/>3.81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51.51 <text:s text:c="6"/>251.83 <text:s text:c="6"/>251.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22 <text:s text:c="8"/>3.23 <text:s text:c="8"/>3.22</text:p>
          </table:table-cell>
          <table:table-cell table:number-columns-repeated="7"/>
          <table:table-cell office:value-type="string" calcext:value-type="string">
            <text:p><text:s text:c="8"/>65536 <text:s text:c="9"/>640 <text:s text:c="6"/>314.83 <text:s text:c="6"/>315.52 <text:s text:c="6"/>315.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62 <text:s text:c="8"/>3.64 <text:s text:c="8"/>3.62</text:p>
          </table:table-cell>
          <table:table-cell table:number-columns-repeated="7"/>
          <table:table-cell office:value-type="string" calcext:value-type="string">
            <text:p><text:s text:c="7"/>131072 <text:s text:c="9"/>320 <text:s text:c="6"/>914.71 <text:s text:c="6"/>915.90 <text:s text:c="6"/>915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1 <text:s text:c="8"/>2.72 <text:s text:c="8"/>2.71</text:p>
          </table:table-cell>
          <table:table-cell table:number-columns-repeated="7"/>
          <table:table-cell office:value-type="string" calcext:value-type="string">
            <text:p><text:s text:c="7"/>262144 <text:s text:c="9"/>160 <text:s text:c="5"/>1847.30 <text:s text:c="5"/>1850.08 <text:s text:c="5"/>1848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9 <text:s text:c="8"/>2.39 <text:s text:c="8"/>2.39</text:p>
          </table:table-cell>
          <table:table-cell table:number-columns-repeated="7"/>
          <table:table-cell office:value-type="string" calcext:value-type="string">
            <text:p><text:s text:c="7"/>524288 <text:s text:c="10"/>80 <text:s text:c="5"/>3584.60 <text:s text:c="5"/>3589.69 <text:s text:c="5"/>3587.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4 <text:s text:c="8"/>2.25 <text:s text:c="8"/>2.24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7360.60 <text:s text:c="5"/>7371.97 <text:s text:c="5"/>7366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14569.95 <text:s text:c="4"/>14591.44 <text:s text:c="4"/>14580.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7 <text:s text:c="8"/>3.59 <text:s text:c="8"/>3.58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0502.80 <text:s text:c="4"/>30545.81 <text:s text:c="4"/>30524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1 <text:s text:c="8"/>3.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9 <text:s text:c="8"/>4.20 <text:s text:c="8"/>4.20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20 <text:s text:c="8"/>5.22 <text:s text:c="8"/>5.21</text:p>
          </table:table-cell>
          <table:table-cell table:number-columns-repeated="7"/>
          <table:table-cell office:value-type="string" calcext:value-type="string">
            <text:p># Benchmarking Reduce_scatt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62 <text:s text:c="8"/>6.64 <text:s text:c="8"/>6.63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43 <text:s text:c="8"/>8.46 <text:s text:c="8"/>8.45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2.61 <text:s text:c="7"/>22.64 <text:s text:c="7"/>22.62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9.72 <text:s text:c="7"/>39.75 <text:s text:c="7"/>39.74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7.97 <text:s text:c="7"/>78.01 <text:s text:c="7"/>77.99</text:p>
          </table:table-cell>
          <table:table-cell table:number-columns-repeated="7"/>
          <table:table-cell office:value-type="string" calcext:value-type="string">
            <text:p><text:s text:c="12"/>4 <text:s text:c="8"/>1000 <text:s text:c="8"/>1.06 <text:s text:c="8"/>1.09 <text:s text:c="8"/>1.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98.22 <text:s text:c="7"/>98.29 <text:s text:c="7"/>98.25</text:p>
          </table:table-cell>
          <table:table-cell table:number-columns-repeated="7"/>
          <table:table-cell office:value-type="string" calcext:value-type="string">
            <text:p><text:s text:c="12"/>8 <text:s text:c="8"/>1000 <text:s text:c="7"/>83.48 <text:s text:c="7"/>83.55 <text:s text:c="7"/>83.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52.66 <text:s text:c="6"/>153.01 <text:s text:c="6"/>152.87</text:p>
          </table:table-cell>
          <table:table-cell table:number-columns-repeated="7"/>
          <table:table-cell office:value-type="string" calcext:value-type="string">
            <text:p><text:s text:c="11"/>16 <text:s text:c="8"/>1000 <text:s text:c="7"/>85.36 <text:s text:c="7"/>85.40 <text:s text:c="7"/>85.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63.39 <text:s text:c="6"/>364.48 <text:s text:c="6"/>364.00</text:p>
          </table:table-cell>
          <table:table-cell table:number-columns-repeated="7"/>
          <table:table-cell office:value-type="string" calcext:value-type="string">
            <text:p><text:s text:c="11"/>32 <text:s text:c="8"/>1000 <text:s text:c="7"/>84.21 <text:s text:c="7"/>84.34 <text:s text:c="7"/>84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37.16 <text:s text:c="6"/>641.13 <text:s text:c="6"/>639.95</text:p>
          </table:table-cell>
          <table:table-cell table:number-columns-repeated="7"/>
          <table:table-cell office:value-type="string" calcext:value-type="string">
            <text:p><text:s text:c="11"/>64 <text:s text:c="8"/>1000 <text:s text:c="7"/>89.12 <text:s text:c="7"/>89.13 <text:s text:c="7"/>89.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135.15 <text:s text:c="5"/>1150.68 <text:s text:c="5"/>1146.58</text:p>
          </table:table-cell>
          <table:table-cell table:number-columns-repeated="7"/>
          <table:table-cell office:value-type="string" calcext:value-type="string">
            <text:p><text:s text:c="10"/>128 <text:s text:c="8"/>1000 <text:s text:c="7"/>85.89 <text:s text:c="7"/>85.93 <text:s text:c="7"/>85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304.10 <text:s text:c="5"/>2365.01 <text:s text:c="5"/>2350.21</text:p>
          </table:table-cell>
          <table:table-cell table:number-columns-repeated="7"/>
          <table:table-cell office:value-type="string" calcext:value-type="string">
            <text:p><text:s text:c="10"/>256 <text:s text:c="8"/>1000 <text:s text:c="7"/>86.38 <text:s text:c="7"/>86.52 <text:s text:c="7"/>86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058.00 <text:s text:c="5"/>5361.20 <text:s text:c="5"/>5287.52</text:p>
          </table:table-cell>
          <table:table-cell table:number-columns-repeated="7"/>
          <table:table-cell office:value-type="string" calcext:value-type="string">
            <text:p><text:s text:c="10"/>512 <text:s text:c="8"/>1000 <text:s text:c="7"/>88.95 <text:s text:c="7"/>89.10 <text:s text:c="7"/>89.0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9"/>1024 <text:s text:c="8"/>1000 <text:s text:c="7"/>99.65 <text:s text:c="7"/>99.65 <text:s text:c="7"/>99.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2048 <text:s text:c="8"/>1000 <text:s text:c="6"/>114.26 <text:s text:c="6"/>114.33 <text:s text:c="6"/>114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7"/>
          <table:table-cell office:value-type="string" calcext:value-type="string">
            <text:p><text:s text:c="9"/>4096 <text:s text:c="8"/>1000 <text:s text:c="6"/>139.39 <text:s text:c="6"/>139.60 <text:s text:c="6"/>139.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9"/>8192 <text:s text:c="8"/>1000 <text:s text:c="6"/>130.97 <text:s text:c="6"/>130.99 <text:s text:c="6"/>130.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8"/>16384 <text:s text:c="8"/>1000 <text:s text:c="6"/>190.52 <text:s text:c="6"/>190.62 <text:s text:c="6"/>190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32768 <text:s text:c="8"/>1000 <text:s text:c="6"/>198.85 <text:s text:c="6"/>198.98 <text:s text:c="6"/>198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8"/>65536 <text:s text:c="9"/>640 <text:s text:c="6"/>280.74 <text:s text:c="6"/>280.75 <text:s text:c="6"/>280.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7"/>
          <table:table-cell office:value-type="string" calcext:value-type="string">
            <text:p><text:s text:c="7"/>131072 <text:s text:c="9"/>320 <text:s text:c="6"/>554.86 <text:s text:c="6"/>555.60 <text:s text:c="6"/>555.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92 <text:s text:c="8"/>2.92 <text:s text:c="8"/>2.92</text:p>
          </table:table-cell>
          <table:table-cell table:number-columns-repeated="7"/>
          <table:table-cell office:value-type="string" calcext:value-type="string">
            <text:p><text:s text:c="7"/>262144 <text:s text:c="9"/>160 <text:s text:c="6"/>929.79 <text:s text:c="6"/>929.81 <text:s text:c="6"/>929.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27 <text:s text:c="8"/>4.29 <text:s text:c="8"/>4.28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232.58 <text:s text:c="5"/>1233.47 <text:s text:c="5"/>1233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96 <text:s text:c="8"/>3.96 <text:s text:c="8"/>3.96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2231.10 <text:s text:c="5"/>2233.77 <text:s text:c="5"/>2232.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79 <text:s text:c="8"/>3.79 <text:s text:c="8"/>3.79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17557.75 <text:s text:c="4"/>17582.50 <text:s text:c="4"/>17570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66 <text:s text:c="8"/>3.66 <text:s text:c="8"/>3.66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6349.80 <text:s text:c="4"/>36388.30 <text:s text:c="4"/>36369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07 <text:s text:c="8"/>3.07 <text:s text:c="8"/>3.0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22 <text:s text:c="8"/>3.23 <text:s text:c="8"/>3.22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1 <text:s text:c="8"/>4.21 <text:s text:c="8"/>4.21</text:p>
          </table:table-cell>
          <table:table-cell table:number-columns-repeated="7"/>
          <table:table-cell office:value-type="string" calcext:value-type="string">
            <text:p># Benchmarking Allgath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11 <text:s text:c="8"/>4.11 <text:s text:c="8"/>4.11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53 <text:s text:c="8"/>5.54 <text:s text:c="8"/>5.53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52 <text:s text:c="8"/>7.57 <text:s text:c="8"/>7.55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97 <text:s text:c="8"/>6.97 <text:s text:c="8"/>6.97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1.05 <text:s text:c="7"/>11.06 <text:s text:c="7"/>11.06</text:p>
          </table:table-cell>
          <table:table-cell table:number-columns-repeated="7"/>
          <table:table-cell office:value-type="string" calcext:value-type="string">
            <text:p><text:s text:c="12"/>1 <text:s text:c="8"/>1000 <text:s text:c="7"/>83.95 <text:s text:c="7"/>83.97 <text:s text:c="7"/>83.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73 <text:s text:c="7"/>11.74 <text:s text:c="7"/>11.74</text:p>
          </table:table-cell>
          <table:table-cell table:number-columns-repeated="7"/>
          <table:table-cell office:value-type="string" calcext:value-type="string">
            <text:p><text:s text:c="12"/>2 <text:s text:c="8"/>1000 <text:s text:c="7"/>83.74 <text:s text:c="7"/>83.90 <text:s text:c="7"/>83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4.58 <text:s text:c="7"/>14.58 <text:s text:c="7"/>14.58</text:p>
          </table:table-cell>
          <table:table-cell table:number-columns-repeated="7"/>
          <table:table-cell office:value-type="string" calcext:value-type="string">
            <text:p><text:s text:c="12"/>4 <text:s text:c="8"/>1000 <text:s text:c="7"/>83.56 <text:s text:c="7"/>83.66 <text:s text:c="7"/>83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1.44 <text:s text:c="7"/>21.44 <text:s text:c="7"/>21.44</text:p>
          </table:table-cell>
          <table:table-cell table:number-columns-repeated="7"/>
          <table:table-cell office:value-type="string" calcext:value-type="string">
            <text:p><text:s text:c="12"/>8 <text:s text:c="8"/>1000 <text:s text:c="7"/>84.49 <text:s text:c="7"/>84.66 <text:s text:c="7"/>84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4.88 <text:s text:c="7"/>34.89 <text:s text:c="7"/>34.89</text:p>
          </table:table-cell>
          <table:table-cell table:number-columns-repeated="7"/>
          <table:table-cell office:value-type="string" calcext:value-type="string">
            <text:p><text:s text:c="11"/>16 <text:s text:c="8"/>1000 <text:s text:c="7"/>84.35 <text:s text:c="7"/>84.42 <text:s text:c="7"/>84.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3.01 <text:s text:c="7"/>63.06 <text:s text:c="7"/>63.04</text:p>
          </table:table-cell>
          <table:table-cell table:number-columns-repeated="7"/>
          <table:table-cell office:value-type="string" calcext:value-type="string">
            <text:p><text:s text:c="11"/>32 <text:s text:c="8"/>1000 <text:s text:c="7"/>84.41 <text:s text:c="7"/>84.44 <text:s text:c="7"/>84.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19.86 <text:s text:c="6"/>120.09 <text:s text:c="6"/>119.98</text:p>
          </table:table-cell>
          <table:table-cell table:number-columns-repeated="7"/>
          <table:table-cell office:value-type="string" calcext:value-type="string">
            <text:p><text:s text:c="11"/>64 <text:s text:c="8"/>1000 <text:s text:c="7"/>86.89 <text:s text:c="7"/>87.05 <text:s text:c="7"/>86.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30.80 <text:s text:c="6"/>231.76 <text:s text:c="6"/>231.28</text:p>
          </table:table-cell>
          <table:table-cell table:number-columns-repeated="7"/>
          <table:table-cell office:value-type="string" calcext:value-type="string">
            <text:p><text:s text:c="10"/>128 <text:s text:c="8"/>1000 <text:s text:c="7"/>84.96 <text:s text:c="7"/>85.12 <text:s text:c="7"/>85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84.27 <text:s text:c="6"/>588.00 <text:s text:c="6"/>586.14</text:p>
          </table:table-cell>
          <table:table-cell table:number-columns-repeated="7"/>
          <table:table-cell office:value-type="string" calcext:value-type="string">
            <text:p><text:s text:c="10"/>256 <text:s text:c="8"/>1000 <text:s text:c="7"/>91.49 <text:s text:c="7"/>91.68 <text:s text:c="7"/>91.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73.21 <text:s text:c="5"/>1088.85 <text:s text:c="5"/>1081.03</text:p>
          </table:table-cell>
          <table:table-cell table:number-columns-repeated="7"/>
          <table:table-cell office:value-type="string" calcext:value-type="string">
            <text:p><text:s text:c="10"/>512 <text:s text:c="8"/>1000 <text:s text:c="6"/>104.25 <text:s text:c="6"/>104.39 <text:s text:c="6"/>104.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06.41 <text:s text:c="5"/>2068.78 <text:s text:c="5"/>2037.60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2.51 <text:s text:c="6"/>112.54 <text:s text:c="6"/>112.5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9"/>2048 <text:s text:c="8"/>1000 <text:s text:c="6"/>136.62 <text:s text:c="6"/>136.71 <text:s text:c="6"/>136.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4096 <text:s text:c="8"/>1000 <text:s text:c="6"/>168.08 <text:s text:c="6"/>168.09 <text:s text:c="6"/>168.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8.04 <text:s text:c="6"/>198.08 <text:s text:c="6"/>198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01.94 <text:s text:c="6"/>202.12 <text:s text:c="6"/>202.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62.07 <text:s text:c="6"/>262.25 <text:s text:c="6"/>262.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65536 <text:s text:c="9"/>640 <text:s text:c="6"/>657.08 <text:s text:c="6"/>657.62 <text:s text:c="6"/>657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7"/>131072 <text:s text:c="9"/>320 <text:s text:c="6"/>887.22 <text:s text:c="6"/>888.03 <text:s text:c="6"/>887.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8 <text:s text:c="8"/>0.08</text:p>
          </table:table-cell>
          <table:table-cell table:number-columns-repeated="7"/>
          <table:table-cell office:value-type="string" calcext:value-type="string">
            <text:p><text:s text:c="7"/>262144 <text:s text:c="9"/>160 <text:s text:c="5"/>4355.19 <text:s text:c="5"/>4359.01 <text:s text:c="5"/>4357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01 <text:s text:c="8"/>6.02 <text:s text:c="8"/>6.02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33.39 <text:s text:c="5"/>8837.53 <text:s text:c="5"/>8835.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94 <text:s text:c="8"/>4.94 <text:s text:c="8"/>4.94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655.25 <text:s text:c="4"/>17663.70 <text:s text:c="4"/>17659.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08 <text:s text:c="8"/>3.09 <text:s text:c="8"/>3.09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665.30 <text:s text:c="4"/>35695.85 <text:s text:c="4"/>35680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47 <text:s text:c="8"/>4.49 <text:s text:c="8"/>4.48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678.28 <text:s text:c="4"/>70689.30 <text:s text:c="4"/>70683.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40 <text:s text:c="8"/>3.41 <text:s text:c="8"/>3.4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41 <text:s text:c="8"/>3.42 <text:s text:c="8"/>3.42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5 <text:s text:c="8"/>2.46 <text:s text:c="8"/>2.46</text:p>
          </table:table-cell>
          <table:table-cell table:number-columns-repeated="7"/>
          <table:table-cell office:value-type="string" calcext:value-type="string">
            <text:p># Benchmarking Allgath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61 <text:s text:c="8"/>3.62 <text:s text:c="8"/>3.61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68 <text:s text:c="8"/>3.69 <text:s text:c="8"/>3.68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03 <text:s text:c="8"/>4.04 <text:s text:c="8"/>4.04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4.98 <text:s text:c="8"/>4.99 <text:s text:c="8"/>4.98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29 <text:s text:c="8"/>6.31 <text:s text:c="8"/>6.30</text:p>
          </table:table-cell>
          <table:table-cell table:number-columns-repeated="7"/>
          <table:table-cell office:value-type="string" calcext:value-type="string">
            <text:p><text:s text:c="12"/>1 <text:s text:c="8"/>1000 <text:s text:c="7"/>83.33 <text:s text:c="7"/>83.50 <text:s text:c="7"/>83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01 <text:s text:c="8"/>8.03 <text:s text:c="8"/>8.02</text:p>
          </table:table-cell>
          <table:table-cell table:number-columns-repeated="7"/>
          <table:table-cell office:value-type="string" calcext:value-type="string">
            <text:p><text:s text:c="12"/>2 <text:s text:c="8"/>1000 <text:s text:c="7"/>84.04 <text:s text:c="7"/>84.09 <text:s text:c="7"/>84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4 <text:s text:c="7"/>11.37 <text:s text:c="7"/>11.36</text:p>
          </table:table-cell>
          <table:table-cell table:number-columns-repeated="7"/>
          <table:table-cell office:value-type="string" calcext:value-type="string">
            <text:p><text:s text:c="12"/>4 <text:s text:c="8"/>1000 <text:s text:c="7"/>84.23 <text:s text:c="7"/>84.26 <text:s text:c="7"/>84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1.10 <text:s text:c="7"/>31.12 <text:s text:c="7"/>31.11</text:p>
          </table:table-cell>
          <table:table-cell table:number-columns-repeated="7"/>
          <table:table-cell office:value-type="string" calcext:value-type="string">
            <text:p><text:s text:c="12"/>8 <text:s text:c="8"/>1000 <text:s text:c="7"/>84.10 <text:s text:c="7"/>84.14 <text:s text:c="7"/>84.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9.89 <text:s text:c="7"/>59.93 <text:s text:c="7"/>59.91</text:p>
          </table:table-cell>
          <table:table-cell table:number-columns-repeated="7"/>
          <table:table-cell office:value-type="string" calcext:value-type="string">
            <text:p><text:s text:c="11"/>16 <text:s text:c="8"/>1000 <text:s text:c="7"/>81.84 <text:s text:c="7"/>82.00 <text:s text:c="7"/>81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7.12 <text:s text:c="7"/>87.21 <text:s text:c="7"/>87.18</text:p>
          </table:table-cell>
          <table:table-cell table:number-columns-repeated="7"/>
          <table:table-cell office:value-type="string" calcext:value-type="string">
            <text:p><text:s text:c="11"/>32 <text:s text:c="8"/>1000 <text:s text:c="7"/>82.62 <text:s text:c="7"/>82.64 <text:s text:c="7"/>82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35.54 <text:s text:c="6"/>135.88 <text:s text:c="6"/>135.74</text:p>
          </table:table-cell>
          <table:table-cell table:number-columns-repeated="7"/>
          <table:table-cell office:value-type="string" calcext:value-type="string">
            <text:p><text:s text:c="11"/>64 <text:s text:c="8"/>1000 <text:s text:c="7"/>84.50 <text:s text:c="7"/>84.50 <text:s text:c="7"/>84.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9.21 <text:s text:c="6"/>350.55 <text:s text:c="6"/>349.97</text:p>
          </table:table-cell>
          <table:table-cell table:number-columns-repeated="7"/>
          <table:table-cell office:value-type="string" calcext:value-type="string">
            <text:p><text:s text:c="10"/>128 <text:s text:c="8"/>1000 <text:s text:c="7"/>85.09 <text:s text:c="7"/>85.20 <text:s text:c="7"/>85.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64.96 <text:s text:c="6"/>570.31 <text:s text:c="6"/>568.06</text:p>
          </table:table-cell>
          <table:table-cell table:number-columns-repeated="7"/>
          <table:table-cell office:value-type="string" calcext:value-type="string">
            <text:p><text:s text:c="10"/>256 <text:s text:c="8"/>1000 <text:s text:c="7"/>86.21 <text:s text:c="7"/>86.34 <text:s text:c="7"/>86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989.00 <text:s text:c="5"/>1010.20 <text:s text:c="5"/>1001.22</text:p>
          </table:table-cell>
          <table:table-cell table:number-columns-repeated="7"/>
          <table:table-cell office:value-type="string" calcext:value-type="string">
            <text:p><text:s text:c="10"/>512 <text:s text:c="8"/>1000 <text:s text:c="7"/>97.48 <text:s text:c="7"/>97.48 <text:s text:c="7"/>97.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960.80 <text:s text:c="5"/>2045.66 <text:s text:c="5"/>2009.73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3.59 <text:s text:c="6"/>113.80 <text:s text:c="6"/>113.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107.50 <text:s text:c="5"/>4467.30 <text:s text:c="5"/>4339.90</text:p>
          </table:table-cell>
          <table:table-cell table:number-columns-repeated="7"/>
          <table:table-cell office:value-type="string" calcext:value-type="string">
            <text:p><text:s text:c="9"/>2048 <text:s text:c="8"/>1000 <text:s text:c="6"/>130.68 <text:s text:c="6"/>130.80 <text:s text:c="6"/>130.7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9"/>4096 <text:s text:c="8"/>1000 <text:s text:c="6"/>132.07 <text:s text:c="6"/>132.18 <text:s text:c="6"/>132.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7.14 <text:s text:c="6"/>197.35 <text:s text:c="6"/>197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20.54 <text:s text:c="6"/>220.59 <text:s text:c="6"/>220.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58.33 <text:s text:c="6"/>258.61 <text:s text:c="6"/>258.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65536 <text:s text:c="9"/>640 <text:s text:c="6"/>675.49 <text:s text:c="6"/>675.77 <text:s text:c="6"/>675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7"/>131072 <text:s text:c="9"/>320 <text:s text:c="6"/>879.88 <text:s text:c="6"/>879.95 <text:s text:c="6"/>879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9 <text:s text:c="8"/>0.10 <text:s text:c="8"/>0.10</text:p>
          </table:table-cell>
          <table:table-cell table:number-columns-repeated="7"/>
          <table:table-cell office:value-type="string" calcext:value-type="string">
            <text:p><text:s text:c="7"/>262144 <text:s text:c="9"/>160 <text:s text:c="5"/>4408.28 <text:s text:c="5"/>4412.91 <text:s text:c="5"/>4410.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72 <text:s text:c="8"/>3.73 <text:s text:c="8"/>3.72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68.86 <text:s text:c="5"/>8872.30 <text:s text:c="5"/>8870.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4 <text:s text:c="8"/>2.15 <text:s text:c="8"/>2.15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721.90 <text:s text:c="4"/>17729.55 <text:s text:c="4"/>17725.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3 <text:s text:c="8"/>2.14 <text:s text:c="8"/>2.13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428.35 <text:s text:c="4"/>35441.05 <text:s text:c="4"/>35434.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8 <text:s text:c="8"/>2.19 <text:s text:c="8"/>2.18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1966.89 <text:s text:c="4"/>71987.99 <text:s text:c="4"/>71977.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19 <text:s text:c="8"/>2.20 <text:s text:c="8"/>2.2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6 <text:s text:c="8"/>2.25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7"/>
          <table:table-cell office:value-type="string" calcext:value-type="string">
            <text:p># Benchmarking Gath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9 <text:s text:c="8"/>3.60 <text:s text:c="8"/>3.60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2 <text:s text:c="8"/>3.81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30 <text:s text:c="8"/>4.31 <text:s text:c="8"/>4.30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0.17 <text:s text:c="7"/>10.22 <text:s text:c="7"/>10.20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2.42 <text:s text:c="7"/>12.46 <text:s text:c="7"/>12.44</text:p>
          </table:table-cell>
          <table:table-cell table:number-columns-repeated="7"/>
          <table:table-cell office:value-type="string" calcext:value-type="string">
            <text:p><text:s text:c="12"/>1 <text:s text:c="8"/>1000 <text:s text:c="7"/>82.49 <text:s text:c="7"/>82.64 <text:s text:c="7"/>82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3.21 <text:s text:c="7"/>13.26 <text:s text:c="7"/>13.24</text:p>
          </table:table-cell>
          <table:table-cell table:number-columns-repeated="7"/>
          <table:table-cell office:value-type="string" calcext:value-type="string">
            <text:p><text:s text:c="12"/>2 <text:s text:c="8"/>1000 <text:s text:c="7"/>82.17 <text:s text:c="7"/>82.36 <text:s text:c="7"/>82.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5.88 <text:s text:c="7"/>15.97 <text:s text:c="7"/>15.94</text:p>
          </table:table-cell>
          <table:table-cell table:number-columns-repeated="7"/>
          <table:table-cell office:value-type="string" calcext:value-type="string">
            <text:p><text:s text:c="12"/>4 <text:s text:c="8"/>1000 <text:s text:c="7"/>82.08 <text:s text:c="7"/>82.24 <text:s text:c="7"/>82.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9.16 <text:s text:c="7"/>49.19 <text:s text:c="7"/>49.18</text:p>
          </table:table-cell>
          <table:table-cell table:number-columns-repeated="7"/>
          <table:table-cell office:value-type="string" calcext:value-type="string">
            <text:p><text:s text:c="12"/>8 <text:s text:c="8"/>1000 <text:s text:c="7"/>81.87 <text:s text:c="7"/>82.03 <text:s text:c="7"/>81.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6.06 <text:s text:c="7"/>56.11 <text:s text:c="7"/>56.09</text:p>
          </table:table-cell>
          <table:table-cell table:number-columns-repeated="7"/>
          <table:table-cell office:value-type="string" calcext:value-type="string">
            <text:p><text:s text:c="11"/>16 <text:s text:c="8"/>1000 <text:s text:c="7"/>82.25 <text:s text:c="7"/>82.42 <text:s text:c="7"/>82.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0.69 <text:s text:c="6"/>100.87 <text:s text:c="6"/>100.80</text:p>
          </table:table-cell>
          <table:table-cell table:number-columns-repeated="7"/>
          <table:table-cell office:value-type="string" calcext:value-type="string">
            <text:p><text:s text:c="11"/>32 <text:s text:c="8"/>1000 <text:s text:c="7"/>81.51 <text:s text:c="7"/>81.65 <text:s text:c="7"/>81.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16.57 <text:s text:c="6"/>217.18 <text:s text:c="6"/>216.91</text:p>
          </table:table-cell>
          <table:table-cell table:number-columns-repeated="7"/>
          <table:table-cell office:value-type="string" calcext:value-type="string">
            <text:p><text:s text:c="11"/>64 <text:s text:c="8"/>1000 <text:s text:c="7"/>82.96 <text:s text:c="7"/>83.12 <text:s text:c="7"/>83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27.77 <text:s text:c="6"/>329.79 <text:s text:c="6"/>328.89</text:p>
          </table:table-cell>
          <table:table-cell table:number-columns-repeated="7"/>
          <table:table-cell office:value-type="string" calcext:value-type="string">
            <text:p><text:s text:c="10"/>128 <text:s text:c="8"/>1000 <text:s text:c="7"/>91.96 <text:s text:c="7"/>92.15 <text:s text:c="7"/>92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68.25 <text:s text:c="6"/>676.17 <text:s text:c="6"/>672.63</text:p>
          </table:table-cell>
          <table:table-cell table:number-columns-repeated="7"/>
          <table:table-cell office:value-type="string" calcext:value-type="string">
            <text:p><text:s text:c="10"/>256 <text:s text:c="8"/>1000 <text:s text:c="7"/>90.63 <text:s text:c="7"/>90.80 <text:s text:c="7"/>90.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547.25 <text:s text:c="5"/>1581.65 <text:s text:c="5"/>1566.14</text:p>
          </table:table-cell>
          <table:table-cell table:number-columns-repeated="7"/>
          <table:table-cell office:value-type="string" calcext:value-type="string">
            <text:p><text:s text:c="10"/>512 <text:s text:c="8"/>1000 <text:s text:c="7"/>90.62 <text:s text:c="7"/>90.83 <text:s text:c="7"/>90.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573.55 <text:s text:c="5"/>2701.25 <text:s text:c="5"/>2643.55</text:p>
          </table:table-cell>
          <table:table-cell table:number-columns-repeated="7"/>
          <table:table-cell office:value-type="string" calcext:value-type="string">
            <text:p><text:s text:c="9"/>1024 <text:s text:c="8"/>1000 <text:s text:c="7"/>94.54 <text:s text:c="7"/>94.74 <text:s text:c="7"/>94.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039.60 <text:s text:c="5"/>5555.30 <text:s text:c="5"/>5322.50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3.37 <text:s text:c="6"/>103.56 <text:s text:c="6"/>103.4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9"/>4096 <text:s text:c="8"/>1000 <text:s text:c="6"/>124.89 <text:s text:c="6"/>125.14 <text:s text:c="6"/>125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8.52 <text:s text:c="6"/>198.80 <text:s text:c="6"/>198.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06.31 <text:s text:c="6"/>206.59 <text:s text:c="6"/>206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51.42 <text:s text:c="6"/>251.74 <text:s text:c="6"/>251.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8"/>65536 <text:s text:c="9"/>640 <text:s text:c="6"/>315.84 <text:s text:c="6"/>316.37 <text:s text:c="6"/>316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131072 <text:s text:c="9"/>320 <text:s text:c="6"/>706.94 <text:s text:c="6"/>708.24 <text:s text:c="6"/>707.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7"/>262144 <text:s text:c="9"/>160 <text:s text:c="5"/>1119.07 <text:s text:c="5"/>1124.13 <text:s text:c="5"/>1121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841.12 <text:s text:c="5"/>1848.25 <text:s text:c="5"/>1844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5 <text:s text:c="8"/>2.15 <text:s text:c="8"/>2.15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3168.93 <text:s text:c="5"/>3186.67 <text:s text:c="5"/>3177.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6 <text:s text:c="8"/>2.16 <text:s text:c="8"/>2.16</text:p>
          </table:table-cell>
          <table:table-cell table:number-columns-repeated="7"/>
          <table:table-cell office:value-type="string" calcext:value-type="string">
            <text:p><text:s text:c="6"/>2097152 <text:s text:c="10"/>20 <text:s text:c="5"/>5908.56 <text:s text:c="5"/>5941.84 <text:s text:c="5"/>5925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6 <text:s text:c="8"/>2.16 <text:s text:c="8"/>2.16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6454.01 <text:s text:c="4"/>36514.12 <text:s text:c="4"/>36484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0 <text:s text:c="8"/>2.31 <text:s text:c="8"/>2.31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4 <text:s text:c="8"/>2.24 <text:s text:c="8"/>2.24</text:p>
          </table:table-cell>
          <table:table-cell table:number-columns-repeated="7"/>
          <table:table-cell office:value-type="string" calcext:value-type="string">
            <text:p># Benchmarking Gath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8 <text:s text:c="8"/>3.58 <text:s text:c="8"/>3.58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78 <text:s text:c="8"/>3.79 <text:s text:c="8"/>3.79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7 <text:s text:c="8"/>4.17</text:p>
          </table:table-cell>
          <table:table-cell table:number-columns-repeated="7"/>
          <table:table-cell office:value-type="string" calcext:value-type="string">
            <text:p><text:s text:c="12"/>0 <text:s text:c="8"/>1000 <text:s text:c="8"/>0.05 <text:s text:c="8"/>0.22 <text:s text:c="8"/>0.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10 <text:s text:c="8"/>5.11 <text:s text:c="8"/>5.10</text:p>
          </table:table-cell>
          <table:table-cell table:number-columns-repeated="7"/>
          <table:table-cell office:value-type="string" calcext:value-type="string">
            <text:p><text:s text:c="12"/>1 <text:s text:c="8"/>1000 <text:s text:c="7"/>87.29 <text:s text:c="7"/>87.45 <text:s text:c="7"/>87.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08 <text:s text:c="8"/>6.08 <text:s text:c="8"/>6.08</text:p>
          </table:table-cell>
          <table:table-cell table:number-columns-repeated="7"/>
          <table:table-cell office:value-type="string" calcext:value-type="string">
            <text:p><text:s text:c="12"/>2 <text:s text:c="8"/>1000 <text:s text:c="7"/>84.98 <text:s text:c="7"/>85.14 <text:s text:c="7"/>85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1.26 <text:s text:c="7"/>11.26 <text:s text:c="7"/>11.26</text:p>
          </table:table-cell>
          <table:table-cell table:number-columns-repeated="7"/>
          <table:table-cell office:value-type="string" calcext:value-type="string">
            <text:p><text:s text:c="12"/>4 <text:s text:c="8"/>1000 <text:s text:c="7"/>89.57 <text:s text:c="7"/>89.74 <text:s text:c="7"/>89.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3.78 <text:s text:c="7"/>13.80 <text:s text:c="7"/>13.79</text:p>
          </table:table-cell>
          <table:table-cell table:number-columns-repeated="7"/>
          <table:table-cell office:value-type="string" calcext:value-type="string">
            <text:p><text:s text:c="12"/>8 <text:s text:c="8"/>1000 <text:s text:c="7"/>89.23 <text:s text:c="7"/>89.40 <text:s text:c="7"/>89.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85 <text:s text:c="7"/>19.85 <text:s text:c="7"/>19.85</text:p>
          </table:table-cell>
          <table:table-cell table:number-columns-repeated="7"/>
          <table:table-cell office:value-type="string" calcext:value-type="string">
            <text:p><text:s text:c="11"/>16 <text:s text:c="8"/>1000 <text:s text:c="7"/>85.30 <text:s text:c="7"/>85.47 <text:s text:c="7"/>85.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7.45 <text:s text:c="7"/>27.46 <text:s text:c="7"/>27.45</text:p>
          </table:table-cell>
          <table:table-cell table:number-columns-repeated="7"/>
          <table:table-cell office:value-type="string" calcext:value-type="string">
            <text:p><text:s text:c="11"/>32 <text:s text:c="8"/>1000 <text:s text:c="7"/>85.39 <text:s text:c="7"/>86.31 <text:s text:c="7"/>85.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8.80 <text:s text:c="7"/>38.82 <text:s text:c="7"/>38.81</text:p>
          </table:table-cell>
          <table:table-cell table:number-columns-repeated="7"/>
          <table:table-cell office:value-type="string" calcext:value-type="string">
            <text:p><text:s text:c="11"/>64 <text:s text:c="8"/>1000 <text:s text:c="7"/>99.25 <text:s text:c="7"/>99.41 <text:s text:c="7"/>99.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4.31 <text:s text:c="7"/>64.38 <text:s text:c="7"/>64.34</text:p>
          </table:table-cell>
          <table:table-cell table:number-columns-repeated="7"/>
          <table:table-cell office:value-type="string" calcext:value-type="string">
            <text:p><text:s text:c="10"/>128 <text:s text:c="8"/>1000 <text:s text:c="6"/>106.53 <text:s text:c="6"/>106.70 <text:s text:c="6"/>106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24.69 <text:s text:c="6"/>125.01 <text:s text:c="6"/>124.85</text:p>
          </table:table-cell>
          <table:table-cell table:number-columns-repeated="7"/>
          <table:table-cell office:value-type="string" calcext:value-type="string">
            <text:p><text:s text:c="10"/>256 <text:s text:c="8"/>1000 <text:s text:c="7"/>91.04 <text:s text:c="7"/>91.21 <text:s text:c="7"/>91.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40.57 <text:s text:c="6"/>241.82 <text:s text:c="6"/>241.20</text:p>
          </table:table-cell>
          <table:table-cell table:number-columns-repeated="7"/>
          <table:table-cell office:value-type="string" calcext:value-type="string">
            <text:p><text:s text:c="10"/>512 <text:s text:c="8"/>1000 <text:s text:c="7"/>88.76 <text:s text:c="7"/>88.94 <text:s text:c="7"/>88.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03.00 <text:s text:c="6"/>608.00 <text:s text:c="6"/>605.50</text:p>
          </table:table-cell>
          <table:table-cell table:number-columns-repeated="7"/>
          <table:table-cell office:value-type="string" calcext:value-type="string">
            <text:p><text:s text:c="9"/>1024 <text:s text:c="8"/>1000 <text:s text:c="7"/>90.27 <text:s text:c="7"/>90.44 <text:s text:c="7"/>90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170.90 <text:s text:c="5"/>1192.05 <text:s text:c="5"/>1181.47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3.05 <text:s text:c="6"/>103.21 <text:s text:c="6"/>103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993.61 <text:s text:c="5"/>2073.62 <text:s text:c="5"/>2033.62</text:p>
          </table:table-cell>
          <table:table-cell table:number-columns-repeated="7"/>
          <table:table-cell office:value-type="string" calcext:value-type="string">
            <text:p><text:s text:c="9"/>4096 <text:s text:c="8"/>1000 <text:s text:c="6"/>124.91 <text:s text:c="6"/>125.11 <text:s text:c="6"/>125.0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9"/>8192 <text:s text:c="8"/>1000 <text:s text:c="6"/>137.49 <text:s text:c="6"/>137.70 <text:s text:c="6"/>137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16384 <text:s text:c="8"/>1000 <text:s text:c="6"/>194.46 <text:s text:c="6"/>194.65 <text:s text:c="6"/>194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44.91 <text:s text:c="6"/>245.20 <text:s text:c="6"/>245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<text:s text:c="8"/>65536 <text:s text:c="9"/>640 <text:s text:c="6"/>467.00 <text:s text:c="6"/>467.49 <text:s text:c="6"/>467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<text:s text:c="7"/>131072 <text:s text:c="9"/>320 <text:s text:c="6"/>581.29 <text:s text:c="6"/>582.81 <text:s text:c="6"/>582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262144 <text:s text:c="9"/>160 <text:s text:c="6"/>996.62 <text:s text:c="5"/>1001.91 <text:s text:c="6"/>999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710.92 <text:s text:c="5"/>1717.10 <text:s text:c="5"/>1714.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3334.95 <text:s text:c="5"/>3356.53 <text:s text:c="5"/>3345.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5.55 <text:s text:c="8"/>5.57 <text:s text:c="8"/>5.57</text:p>
          </table:table-cell>
          <table:table-cell table:number-columns-repeated="7"/>
          <table:table-cell office:value-type="string" calcext:value-type="string">
            <text:p><text:s text:c="6"/>2097152 <text:s text:c="10"/>20 <text:s text:c="5"/>5913.70 <text:s text:c="5"/>5951.44 <text:s text:c="5"/>5932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86 <text:s text:c="8"/>3.87 <text:s text:c="8"/>3.86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27560.69 <text:s text:c="4"/>27680.40 <text:s text:c="4"/>27620.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67 <text:s text:c="8"/>3.68 <text:s text:c="8"/>3.6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84 <text:s text:c="8"/>3.84 <text:s text:c="8"/>3.84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15 <text:s text:c="8"/>3.16 <text:s text:c="8"/>3.15</text:p>
          </table:table-cell>
          <table:table-cell table:number-columns-repeated="7"/>
          <table:table-cell office:value-type="string" calcext:value-type="string">
            <text:p># Benchmarking Scatt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19 <text:s text:c="8"/>4.20 <text:s text:c="8"/>4.20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4.17 <text:s text:c="8"/>4.18 <text:s text:c="8"/>4.17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99 <text:s text:c="8"/>3.99 <text:s text:c="8"/>3.99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07 <text:s text:c="8"/>4.07 <text:s text:c="8"/>4.07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40 <text:s text:c="8"/>4.40 <text:s text:c="8"/>4.40</text:p>
          </table:table-cell>
          <table:table-cell table:number-columns-repeated="7"/>
          <table:table-cell office:value-type="string" calcext:value-type="string">
            <text:p><text:s text:c="12"/>1 <text:s text:c="8"/>1000 <text:s text:c="7"/>81.82 <text:s text:c="7"/>81.85 <text:s text:c="7"/>81.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55 <text:s text:c="8"/>5.55 <text:s text:c="8"/>5.55</text:p>
          </table:table-cell>
          <table:table-cell table:number-columns-repeated="7"/>
          <table:table-cell office:value-type="string" calcext:value-type="string">
            <text:p><text:s text:c="12"/>2 <text:s text:c="8"/>1000 <text:s text:c="7"/>81.16 <text:s text:c="7"/>81.17 <text:s text:c="7"/>81.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97 <text:s text:c="8"/>6.97 <text:s text:c="8"/>6.97</text:p>
          </table:table-cell>
          <table:table-cell table:number-columns-repeated="7"/>
          <table:table-cell office:value-type="string" calcext:value-type="string">
            <text:p><text:s text:c="12"/>4 <text:s text:c="8"/>1000 <text:s text:c="7"/>81.68 <text:s text:c="7"/>81.70 <text:s text:c="7"/>81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82 <text:s text:c="8"/>8.83 <text:s text:c="8"/>8.82</text:p>
          </table:table-cell>
          <table:table-cell table:number-columns-repeated="7"/>
          <table:table-cell office:value-type="string" calcext:value-type="string">
            <text:p><text:s text:c="12"/>8 <text:s text:c="8"/>1000 <text:s text:c="7"/>81.14 <text:s text:c="7"/>81.17 <text:s text:c="7"/>81.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2.59 <text:s text:c="7"/>12.60 <text:s text:c="7"/>12.60</text:p>
          </table:table-cell>
          <table:table-cell table:number-columns-repeated="7"/>
          <table:table-cell office:value-type="string" calcext:value-type="string">
            <text:p><text:s text:c="11"/>16 <text:s text:c="8"/>1000 <text:s text:c="7"/>83.27 <text:s text:c="7"/>83.32 <text:s text:c="7"/>83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8.99 <text:s text:c="7"/>39.02 <text:s text:c="7"/>39.01</text:p>
          </table:table-cell>
          <table:table-cell table:number-columns-repeated="7"/>
          <table:table-cell office:value-type="string" calcext:value-type="string">
            <text:p><text:s text:c="11"/>32 <text:s text:c="8"/>1000 <text:s text:c="7"/>81.97 <text:s text:c="7"/>81.98 <text:s text:c="7"/>81.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9.91 <text:s text:c="7"/>49.96 <text:s text:c="7"/>49.94</text:p>
          </table:table-cell>
          <table:table-cell table:number-columns-repeated="7"/>
          <table:table-cell office:value-type="string" calcext:value-type="string">
            <text:p><text:s text:c="11"/>64 <text:s text:c="8"/>1000 <text:s text:c="7"/>82.85 <text:s text:c="7"/>82.90 <text:s text:c="7"/>82.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9.82 <text:s text:c="7"/>79.93 <text:s text:c="7"/>79.88</text:p>
          </table:table-cell>
          <table:table-cell table:number-columns-repeated="7"/>
          <table:table-cell office:value-type="string" calcext:value-type="string">
            <text:p><text:s text:c="10"/>128 <text:s text:c="8"/>1000 <text:s text:c="7"/>84.30 <text:s text:c="7"/>84.32 <text:s text:c="7"/>84.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42.19 <text:s text:c="6"/>142.58 <text:s text:c="6"/>142.42</text:p>
          </table:table-cell>
          <table:table-cell table:number-columns-repeated="7"/>
          <table:table-cell office:value-type="string" calcext:value-type="string">
            <text:p><text:s text:c="10"/>256 <text:s text:c="8"/>1000 <text:s text:c="7"/>84.48 <text:s text:c="7"/>84.49 <text:s text:c="7"/>84.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68.54 <text:s text:c="6"/>270.02 <text:s text:c="6"/>269.38</text:p>
          </table:table-cell>
          <table:table-cell table:number-columns-repeated="7"/>
          <table:table-cell office:value-type="string" calcext:value-type="string">
            <text:p><text:s text:c="10"/>512 <text:s text:c="8"/>1000 <text:s text:c="7"/>87.52 <text:s text:c="7"/>87.57 <text:s text:c="7"/>87.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18.21 <text:s text:c="6"/>523.95 <text:s text:c="6"/>521.43</text:p>
          </table:table-cell>
          <table:table-cell table:number-columns-repeated="7"/>
          <table:table-cell office:value-type="string" calcext:value-type="string">
            <text:p><text:s text:c="9"/>1024 <text:s text:c="8"/>1000 <text:s text:c="7"/>90.83 <text:s text:c="7"/>90.88 <text:s text:c="7"/>90.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16.13 <text:s text:c="5"/>1038.63 <text:s text:c="5"/>1028.68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8.41 <text:s text:c="6"/>108.42 <text:s text:c="6"/>108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028.39 <text:s text:c="5"/>2118.40 <text:s text:c="5"/>2078.66</text:p>
          </table:table-cell>
          <table:table-cell table:number-columns-repeated="7"/>
          <table:table-cell office:value-type="string" calcext:value-type="string">
            <text:p><text:s text:c="9"/>4096 <text:s text:c="8"/>1000 <text:s text:c="6"/>124.49 <text:s text:c="6"/>124.53 <text:s text:c="6"/>124.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099.30 <text:s text:c="5"/>4491.59 <text:s text:c="5"/>4354.33</text:p>
          </table:table-cell>
          <table:table-cell table:number-columns-repeated="7"/>
          <table:table-cell office:value-type="string" calcext:value-type="string">
            <text:p><text:s text:c="9"/>8192 <text:s text:c="8"/>1000 <text:s text:c="6"/>138.39 <text:s text:c="6"/>138.42 <text:s text:c="6"/>138.4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8"/>16384 <text:s text:c="8"/>1000 <text:s text:c="6"/>195.67 <text:s text:c="6"/>195.81 <text:s text:c="6"/>195.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54.13 <text:s text:c="6"/>254.32 <text:s text:c="6"/>254.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7"/>
          <table:table-cell office:value-type="string" calcext:value-type="string">
            <text:p><text:s text:c="8"/>65536 <text:s text:c="9"/>640 <text:s text:c="6"/>461.95 <text:s text:c="6"/>462.27 <text:s text:c="6"/>462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7"/>
          <table:table-cell office:value-type="string" calcext:value-type="string">
            <text:p><text:s text:c="7"/>131072 <text:s text:c="9"/>320 <text:s text:c="6"/>579.44 <text:s text:c="6"/>580.29 <text:s text:c="6"/>579.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262144 <text:s text:c="9"/>160 <text:s text:c="6"/>986.51 <text:s text:c="6"/>990.01 <text:s text:c="6"/>988.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681.62 <text:s text:c="5"/>1685.68 <text:s text:c="5"/>1683.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5 <text:s text:c="8"/>0.03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3071.25 <text:s text:c="5"/>3081.15 <text:s text:c="5"/>3076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57 <text:s text:c="8"/>2.57 <text:s text:c="8"/>2.57</text:p>
          </table:table-cell>
          <table:table-cell table:number-columns-repeated="7"/>
          <table:table-cell office:value-type="string" calcext:value-type="string">
            <text:p><text:s text:c="6"/>2097152 <text:s text:c="10"/>20 <text:s text:c="5"/>6034.30 <text:s text:c="5"/>6041.75 <text:s text:c="5"/>6038.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46 <text:s text:c="8"/>2.46 <text:s text:c="8"/>2.46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4290.89 <text:s text:c="4"/>34307.19 <text:s text:c="4"/>34299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45 <text:s text:c="8"/>2.45 <text:s text:c="8"/>2.4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50 <text:s text:c="8"/>2.51 <text:s text:c="8"/>2.50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56 <text:s text:c="8"/>2.56 <text:s text:c="8"/>2.56</text:p>
          </table:table-cell>
          <table:table-cell table:number-columns-repeated="7"/>
          <table:table-cell office:value-type="string" calcext:value-type="string">
            <text:p># Benchmarking Scatt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9 <text:s text:c="8"/>2.59 <text:s text:c="8"/>2.59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5 <text:s text:c="8"/>2.76 <text:s text:c="8"/>2.75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10 <text:s text:c="8"/>4.11 <text:s text:c="8"/>4.11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35 <text:s text:c="8"/>4.36 <text:s text:c="8"/>4.36</text:p>
          </table:table-cell>
          <table:table-cell table:number-columns-repeated="7"/>
          <table:table-cell office:value-type="string" calcext:value-type="string">
            <text:p><text:s text:c="12"/>0 <text:s text:c="8"/>1000 <text:s text:c="8"/>0.06 <text:s text:c="8"/>0.21 <text:s text:c="8"/>0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77 <text:s text:c="8"/>4.78 <text:s text:c="8"/>4.78</text:p>
          </table:table-cell>
          <table:table-cell table:number-columns-repeated="7"/>
          <table:table-cell office:value-type="string" calcext:value-type="string">
            <text:p><text:s text:c="12"/>1 <text:s text:c="8"/>1000 <text:s text:c="7"/>80.73 <text:s text:c="7"/>80.74 <text:s text:c="7"/>80.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03 <text:s text:c="8"/>6.03 <text:s text:c="8"/>6.03</text:p>
          </table:table-cell>
          <table:table-cell table:number-columns-repeated="7"/>
          <table:table-cell office:value-type="string" calcext:value-type="string">
            <text:p><text:s text:c="12"/>2 <text:s text:c="8"/>1000 <text:s text:c="7"/>80.65 <text:s text:c="7"/>80.66 <text:s text:c="7"/>80.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62 <text:s text:c="8"/>7.63 <text:s text:c="8"/>7.63</text:p>
          </table:table-cell>
          <table:table-cell table:number-columns-repeated="7"/>
          <table:table-cell office:value-type="string" calcext:value-type="string">
            <text:p><text:s text:c="12"/>4 <text:s text:c="8"/>1000 <text:s text:c="7"/>81.09 <text:s text:c="7"/>81.12 <text:s text:c="7"/>81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9.84 <text:s text:c="8"/>9.85 <text:s text:c="8"/>9.84</text:p>
          </table:table-cell>
          <table:table-cell table:number-columns-repeated="7"/>
          <table:table-cell office:value-type="string" calcext:value-type="string">
            <text:p><text:s text:c="12"/>8 <text:s text:c="8"/>1000 <text:s text:c="7"/>81.34 <text:s text:c="7"/>81.34 <text:s text:c="7"/>81.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4.16 <text:s text:c="7"/>14.17 <text:s text:c="7"/>14.17</text:p>
          </table:table-cell>
          <table:table-cell table:number-columns-repeated="7"/>
          <table:table-cell office:value-type="string" calcext:value-type="string">
            <text:p><text:s text:c="11"/>16 <text:s text:c="8"/>1000 <text:s text:c="7"/>81.42 <text:s text:c="7"/>81.47 <text:s text:c="7"/>81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5.24 <text:s text:c="7"/>45.29 <text:s text:c="7"/>45.27</text:p>
          </table:table-cell>
          <table:table-cell table:number-columns-repeated="7"/>
          <table:table-cell office:value-type="string" calcext:value-type="string">
            <text:p><text:s text:c="11"/>32 <text:s text:c="8"/>1000 <text:s text:c="7"/>82.18 <text:s text:c="7"/>82.21 <text:s text:c="7"/>82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4.37 <text:s text:c="7"/>64.44 <text:s text:c="7"/>64.41</text:p>
          </table:table-cell>
          <table:table-cell table:number-columns-repeated="7"/>
          <table:table-cell office:value-type="string" calcext:value-type="string">
            <text:p><text:s text:c="11"/>64 <text:s text:c="8"/>1000 <text:s text:c="7"/>85.23 <text:s text:c="7"/>85.24 <text:s text:c="7"/>85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2.06 <text:s text:c="6"/>102.23 <text:s text:c="6"/>102.15</text:p>
          </table:table-cell>
          <table:table-cell table:number-columns-repeated="7"/>
          <table:table-cell office:value-type="string" calcext:value-type="string">
            <text:p><text:s text:c="10"/>128 <text:s text:c="8"/>1000 <text:s text:c="7"/>83.11 <text:s text:c="7"/>83.14 <text:s text:c="7"/>83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81.38 <text:s text:c="6"/>181.95 <text:s text:c="6"/>181.70</text:p>
          </table:table-cell>
          <table:table-cell table:number-columns-repeated="7"/>
          <table:table-cell office:value-type="string" calcext:value-type="string">
            <text:p><text:s text:c="10"/>256 <text:s text:c="8"/>1000 <text:s text:c="7"/>83.96 <text:s text:c="7"/>83.98 <text:s text:c="7"/>83.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1.02 <text:s text:c="6"/>343.22 <text:s text:c="6"/>342.21</text:p>
          </table:table-cell>
          <table:table-cell table:number-columns-repeated="7"/>
          <table:table-cell office:value-type="string" calcext:value-type="string">
            <text:p><text:s text:c="10"/>512 <text:s text:c="8"/>1000 <text:s text:c="7"/>87.26 <text:s text:c="7"/>87.28 <text:s text:c="7"/>87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58.04 <text:s text:c="6"/>666.40 <text:s text:c="6"/>662.56</text:p>
          </table:table-cell>
          <table:table-cell table:number-columns-repeated="7"/>
          <table:table-cell office:value-type="string" calcext:value-type="string">
            <text:p><text:s text:c="9"/>1024 <text:s text:c="8"/>1000 <text:s text:c="7"/>91.40 <text:s text:c="7"/>91.40 <text:s text:c="7"/>91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08.95 <text:s text:c="5"/>1341.90 <text:s text:c="5"/>1326.73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4.01 <text:s text:c="6"/>104.04 <text:s text:c="6"/>104.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669.00 <text:s text:c="5"/>2805.29 <text:s text:c="5"/>2742.81</text:p>
          </table:table-cell>
          <table:table-cell table:number-columns-repeated="7"/>
          <table:table-cell office:value-type="string" calcext:value-type="string">
            <text:p><text:s text:c="9"/>4096 <text:s text:c="8"/>1000 <text:s text:c="6"/>125.14 <text:s text:c="6"/>125.20 <text:s text:c="6"/>125.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317.02 <text:s text:c="5"/>5864.12 <text:s text:c="5"/>5612.95</text:p>
          </table:table-cell>
          <table:table-cell table:number-columns-repeated="7"/>
          <table:table-cell office:value-type="string" calcext:value-type="string">
            <text:p><text:s text:c="9"/>8192 <text:s text:c="8"/>1000 <text:s text:c="6"/>139.97 <text:s text:c="6"/>140.00 <text:s text:c="6"/>139.9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8"/>16384 <text:s text:c="8"/>1000 <text:s text:c="6"/>203.45 <text:s text:c="6"/>203.60 <text:s text:c="6"/>203.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45.95 <text:s text:c="6"/>246.10 <text:s text:c="6"/>246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7"/>
          <table:table-cell office:value-type="string" calcext:value-type="string">
            <text:p><text:s text:c="8"/>65536 <text:s text:c="9"/>640 <text:s text:c="6"/>461.87 <text:s text:c="6"/>462.19 <text:s text:c="6"/>462.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7"/>131072 <text:s text:c="9"/>320 <text:s text:c="6"/>580.19 <text:s text:c="6"/>580.85 <text:s text:c="6"/>580.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7"/>262144 <text:s text:c="9"/>160 <text:s text:c="6"/>969.43 <text:s text:c="6"/>973.39 <text:s text:c="6"/>971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678.09 <text:s text:c="5"/>1681.51 <text:s text:c="5"/>1679.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3111.82 <text:s text:c="5"/>3126.65 <text:s text:c="5"/>3119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10 <text:s text:c="8"/>0.10 <text:s text:c="8"/>0.10</text:p>
          </table:table-cell>
          <table:table-cell table:number-columns-repeated="7"/>
          <table:table-cell office:value-type="string" calcext:value-type="string">
            <text:p><text:s text:c="6"/>2097152 <text:s text:c="10"/>20 <text:s text:c="5"/>6268.20 <text:s text:c="5"/>6277.06 <text:s text:c="5"/>6272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6 <text:s text:c="8"/>2.16 <text:s text:c="8"/>2.16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3056.90 <text:s text:c="4"/>33064.32 <text:s text:c="4"/>33060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7 <text:s text:c="8"/>2.17 <text:s text:c="8"/>2.1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4 <text:s text:c="8"/>2.14 <text:s text:c="8"/>2.14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8 <text:s text:c="8"/>2.18 <text:s text:c="8"/>2.18</text:p>
          </table:table-cell>
          <table:table-cell table:number-columns-repeated="7"/>
          <table:table-cell office:value-type="string" calcext:value-type="string">
            <text:p># Benchmarking Alltoa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20 <text:s text:c="8"/>2.20 <text:s text:c="8"/>2.20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5 <text:s text:c="8"/>2.25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3 <text:s text:c="8"/>2.43 <text:s text:c="8"/>2.43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9 <text:s text:c="8"/>3.59 <text:s text:c="8"/>3.59</text:p>
          </table:table-cell>
          <table:table-cell table:number-columns-repeated="7"/>
          <table:table-cell office:value-type="string" calcext:value-type="string">
            <text:p><text:s text:c="12"/>0 <text:s text:c="8"/>1000 <text:s text:c="8"/>0.01 <text:s text:c="8"/>0.04 <text:s text:c="8"/>0.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0 <text:s text:c="8"/>3.80</text:p>
          </table:table-cell>
          <table:table-cell table:number-columns-repeated="7"/>
          <table:table-cell office:value-type="string" calcext:value-type="string">
            <text:p><text:s text:c="12"/>1 <text:s text:c="8"/>1000 <text:s text:c="7"/>87.91 <text:s text:c="7"/>87.92 <text:s text:c="7"/>87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6 <text:s text:c="8"/>4.16</text:p>
          </table:table-cell>
          <table:table-cell table:number-columns-repeated="7"/>
          <table:table-cell office:value-type="string" calcext:value-type="string">
            <text:p><text:s text:c="12"/>2 <text:s text:c="8"/>1000 <text:s text:c="7"/>89.83 <text:s text:c="7"/>89.84 <text:s text:c="7"/>89.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1 <text:s text:c="8"/>5.02 <text:s text:c="8"/>5.02</text:p>
          </table:table-cell>
          <table:table-cell table:number-columns-repeated="7"/>
          <table:table-cell office:value-type="string" calcext:value-type="string">
            <text:p><text:s text:c="12"/>4 <text:s text:c="8"/>1000 <text:s text:c="7"/>90.63 <text:s text:c="7"/>90.64 <text:s text:c="7"/>90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09 <text:s text:c="8"/>6.09 <text:s text:c="8"/>6.09</text:p>
          </table:table-cell>
          <table:table-cell table:number-columns-repeated="7"/>
          <table:table-cell office:value-type="string" calcext:value-type="string">
            <text:p><text:s text:c="12"/>8 <text:s text:c="8"/>1000 <text:s text:c="7"/>88.26 <text:s text:c="7"/>88.29 <text:s text:c="7"/>88.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47 <text:s text:c="8"/>7.47 <text:s text:c="8"/>7.47</text:p>
          </table:table-cell>
          <table:table-cell table:number-columns-repeated="7"/>
          <table:table-cell office:value-type="string" calcext:value-type="string">
            <text:p><text:s text:c="11"/>16 <text:s text:c="8"/>1000 <text:s text:c="7"/>90.99 <text:s text:c="7"/>91.00 <text:s text:c="7"/>90.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0.34 <text:s text:c="7"/>10.35 <text:s text:c="7"/>10.35</text:p>
          </table:table-cell>
          <table:table-cell table:number-columns-repeated="7"/>
          <table:table-cell office:value-type="string" calcext:value-type="string">
            <text:p><text:s text:c="11"/>32 <text:s text:c="8"/>1000 <text:s text:c="7"/>94.59 <text:s text:c="7"/>94.60 <text:s text:c="7"/>94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5.07 <text:s text:c="7"/>15.07 <text:s text:c="7"/>15.07</text:p>
          </table:table-cell>
          <table:table-cell table:number-columns-repeated="7"/>
          <table:table-cell office:value-type="string" calcext:value-type="string">
            <text:p><text:s text:c="11"/>64 <text:s text:c="8"/>1000 <text:s text:c="6"/>103.79 <text:s text:c="6"/>103.96 <text:s text:c="6"/>103.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2.03 <text:s text:c="7"/>22.03 <text:s text:c="7"/>22.03</text:p>
          </table:table-cell>
          <table:table-cell table:number-columns-repeated="7"/>
          <table:table-cell office:value-type="string" calcext:value-type="string">
            <text:p><text:s text:c="10"/>128 <text:s text:c="8"/>1000 <text:s text:c="6"/>106.03 <text:s text:c="6"/>106.07 <text:s text:c="6"/>106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5.62 <text:s text:c="7"/>35.64 <text:s text:c="7"/>35.63</text:p>
          </table:table-cell>
          <table:table-cell table:number-columns-repeated="7"/>
          <table:table-cell office:value-type="string" calcext:value-type="string">
            <text:p><text:s text:c="10"/>256 <text:s text:c="8"/>1000 <text:s text:c="6"/>115.46 <text:s text:c="6"/>115.51 <text:s text:c="6"/>115.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4.04 <text:s text:c="7"/>64.11 <text:s text:c="7"/>64.08</text:p>
          </table:table-cell>
          <table:table-cell table:number-columns-repeated="7"/>
          <table:table-cell office:value-type="string" calcext:value-type="string">
            <text:p><text:s text:c="10"/>512 <text:s text:c="8"/>1000 <text:s text:c="6"/>101.19 <text:s text:c="6"/>101.39 <text:s text:c="6"/>101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24.43 <text:s text:c="6"/>124.74 <text:s text:c="6"/>124.59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6.52 <text:s text:c="6"/>116.57 <text:s text:c="6"/>116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40.61 <text:s text:c="6"/>241.85 <text:s text:c="6"/>241.23</text:p>
          </table:table-cell>
          <table:table-cell table:number-columns-repeated="7"/>
          <table:table-cell office:value-type="string" calcext:value-type="string">
            <text:p><text:s text:c="9"/>2048 <text:s text:c="8"/>1000 <text:s text:c="6"/>134.41 <text:s text:c="6"/>134.58 <text:s text:c="6"/>134.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473.33 <text:s text:c="6"/>478.40 <text:s text:c="6"/>475.86</text:p>
          </table:table-cell>
          <table:table-cell table:number-columns-repeated="7"/>
          <table:table-cell office:value-type="string" calcext:value-type="string">
            <text:p><text:s text:c="9"/>4096 <text:s text:c="8"/>1000 <text:s text:c="6"/>133.71 <text:s text:c="6"/>133.76 <text:s text:c="6"/>133.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937.69 <text:s text:c="6"/>957.85 <text:s text:c="6"/>947.77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9.31 <text:s text:c="6"/>199.61 <text:s text:c="6"/>199.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881.31 <text:s text:c="5"/>1961.90 <text:s text:c="5"/>1921.61</text:p>
          </table:table-cell>
          <table:table-cell table:number-columns-repeated="7"/>
          <table:table-cell office:value-type="string" calcext:value-type="string">
            <text:p><text:s text:c="8"/>16384 <text:s text:c="8"/>1000 <text:s text:c="6"/>199.73 <text:s text:c="6"/>199.76 <text:s text:c="6"/>199.7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8"/>32768 <text:s text:c="8"/>1000 <text:s text:c="6"/>253.08 <text:s text:c="6"/>253.15 <text:s text:c="6"/>253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65536 <text:s text:c="9"/>640 <text:s text:c="6"/>662.00 <text:s text:c="6"/>662.54 <text:s text:c="6"/>662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7"/>
          <table:table-cell office:value-type="string" calcext:value-type="string">
            <text:p><text:s text:c="7"/>131072 <text:s text:c="9"/>320 <text:s text:c="6"/>888.21 <text:s text:c="6"/>889.07 <text:s text:c="6"/>888.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<text:s text:c="7"/>262144 <text:s text:c="9"/>160 <text:s text:c="5"/>4482.43 <text:s text:c="5"/>4486.61 <text:s text:c="5"/>4484.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31.18 <text:s text:c="5"/>8834.69 <text:s text:c="5"/>8832.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892.30 <text:s text:c="4"/>17909.20 <text:s text:c="4"/>17900.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563.10 <text:s text:c="4"/>35574.45 <text:s text:c="4"/>35568.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723.10 <text:s text:c="4"/>70750.81 <text:s text:c="4"/>70736.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30 <text:s text:c="8"/>2.30 <text:s text:c="8"/>2.3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6 <text:s text:c="8"/>2.26 <text:s text:c="8"/>2.26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3 <text:s text:c="8"/>2.23 <text:s text:c="8"/>2.23</text:p>
          </table:table-cell>
          <table:table-cell table:number-columns-repeated="7"/>
          <table:table-cell office:value-type="string" calcext:value-type="string">
            <text:p># Benchmarking Alltoall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0 <text:s text:c="8"/>2.30 <text:s text:c="8"/>2.30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3 <text:s text:c="8"/>2.33 <text:s text:c="8"/>2.33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6 <text:s text:c="8"/>2.36 <text:s text:c="8"/>2.36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3 <text:s text:c="8"/>2.54 <text:s text:c="8"/>2.53</text:p>
          </table:table-cell>
          <table:table-cell table:number-columns-repeated="7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80 <text:s text:c="8"/>3.80 <text:s text:c="8"/>3.80</text:p>
          </table:table-cell>
          <table:table-cell table:number-columns-repeated="7"/>
          <table:table-cell office:value-type="string" calcext:value-type="string">
            <text:p><text:s text:c="12"/>1 <text:s text:c="8"/>1000 <text:s text:c="7"/>84.91 <text:s text:c="7"/>85.07 <text:s text:c="7"/>84.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04 <text:s text:c="8"/>4.04 <text:s text:c="8"/>4.04</text:p>
          </table:table-cell>
          <table:table-cell table:number-columns-repeated="7"/>
          <table:table-cell office:value-type="string" calcext:value-type="string">
            <text:p><text:s text:c="12"/>2 <text:s text:c="8"/>1000 <text:s text:c="7"/>84.11 <text:s text:c="7"/>84.25 <text:s text:c="7"/>84.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40 <text:s text:c="8"/>4.40 <text:s text:c="8"/>4.40</text:p>
          </table:table-cell>
          <table:table-cell table:number-columns-repeated="7"/>
          <table:table-cell office:value-type="string" calcext:value-type="string">
            <text:p><text:s text:c="12"/>4 <text:s text:c="8"/>1000 <text:s text:c="7"/>83.69 <text:s text:c="7"/>83.70 <text:s text:c="7"/>83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49 <text:s text:c="8"/>5.50 <text:s text:c="8"/>5.49</text:p>
          </table:table-cell>
          <table:table-cell table:number-columns-repeated="7"/>
          <table:table-cell office:value-type="string" calcext:value-type="string">
            <text:p><text:s text:c="12"/>8 <text:s text:c="8"/>1000 <text:s text:c="7"/>84.20 <text:s text:c="7"/>84.33 <text:s text:c="7"/>84.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04 <text:s text:c="8"/>7.04 <text:s text:c="8"/>7.04</text:p>
          </table:table-cell>
          <table:table-cell table:number-columns-repeated="7"/>
          <table:table-cell office:value-type="string" calcext:value-type="string">
            <text:p><text:s text:c="11"/>16 <text:s text:c="8"/>1000 <text:s text:c="7"/>90.00 <text:s text:c="7"/>90.17 <text:s text:c="7"/>90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86 <text:s text:c="8"/>8.86 <text:s text:c="8"/>8.86</text:p>
          </table:table-cell>
          <table:table-cell table:number-columns-repeated="7"/>
          <table:table-cell office:value-type="string" calcext:value-type="string">
            <text:p><text:s text:c="11"/>32 <text:s text:c="8"/>1000 <text:s text:c="7"/>84.04 <text:s text:c="7"/>84.14 <text:s text:c="7"/>84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2.64 <text:s text:c="7"/>12.65 <text:s text:c="7"/>12.64</text:p>
          </table:table-cell>
          <table:table-cell table:number-columns-repeated="7"/>
          <table:table-cell office:value-type="string" calcext:value-type="string">
            <text:p><text:s text:c="11"/>64 <text:s text:c="8"/>1000 <text:s text:c="7"/>86.06 <text:s text:c="7"/>86.24 <text:s text:c="7"/>86.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4.88 <text:s text:c="7"/>34.91 <text:s text:c="7"/>34.90</text:p>
          </table:table-cell>
          <table:table-cell table:number-columns-repeated="7"/>
          <table:table-cell office:value-type="string" calcext:value-type="string">
            <text:p><text:s text:c="10"/>128 <text:s text:c="8"/>1000 <text:s text:c="7"/>85.86 <text:s text:c="7"/>85.99 <text:s text:c="7"/>85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9.91 <text:s text:c="7"/>49.96 <text:s text:c="7"/>49.94</text:p>
          </table:table-cell>
          <table:table-cell table:number-columns-repeated="7"/>
          <table:table-cell office:value-type="string" calcext:value-type="string">
            <text:p><text:s text:c="10"/>256 <text:s text:c="8"/>1000 <text:s text:c="7"/>86.28 <text:s text:c="7"/>86.31 <text:s text:c="7"/>86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9.60 <text:s text:c="7"/>79.71 <text:s text:c="7"/>79.67</text:p>
          </table:table-cell>
          <table:table-cell table:number-columns-repeated="7"/>
          <table:table-cell office:value-type="string" calcext:value-type="string">
            <text:p><text:s text:c="10"/>512 <text:s text:c="8"/>1000 <text:s text:c="7"/>96.40 <text:s text:c="7"/>96.41 <text:s text:c="7"/>96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42.20 <text:s text:c="6"/>142.59 <text:s text:c="6"/>142.43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3.00 <text:s text:c="6"/>113.10 <text:s text:c="6"/>113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68.89 <text:s text:c="6"/>270.38 <text:s text:c="6"/>269.73</text:p>
          </table:table-cell>
          <table:table-cell table:number-columns-repeated="7"/>
          <table:table-cell office:value-type="string" calcext:value-type="string">
            <text:p><text:s text:c="9"/>2048 <text:s text:c="8"/>1000 <text:s text:c="6"/>131.12 <text:s text:c="6"/>131.28 <text:s text:c="6"/>131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18.36 <text:s text:c="6"/>524.08 <text:s text:c="6"/>521.56</text:p>
          </table:table-cell>
          <table:table-cell table:number-columns-repeated="7"/>
          <table:table-cell office:value-type="string" calcext:value-type="string">
            <text:p><text:s text:c="9"/>4096 <text:s text:c="8"/>1000 <text:s text:c="6"/>134.35 <text:s text:c="6"/>134.54 <text:s text:c="6"/>134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15.93 <text:s text:c="5"/>1038.43 <text:s text:c="5"/>1028.51</text:p>
          </table:table-cell>
          <table:table-cell table:number-columns-repeated="7"/>
          <table:table-cell office:value-type="string" calcext:value-type="string">
            <text:p><text:s text:c="9"/>8192 <text:s text:c="8"/>1000 <text:s text:c="6"/>186.77 <text:s text:c="6"/>186.78 <text:s text:c="6"/>186.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027.55 <text:s text:c="5"/>2117.55 <text:s text:c="5"/>2077.71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03.81 <text:s text:c="6"/>203.86 <text:s text:c="6"/>203.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100.39 <text:s text:c="5"/>4492.28 <text:s text:c="5"/>4355.11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62.05 <text:s text:c="6"/>262.16 <text:s text:c="6"/>262.1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8"/>65536 <text:s text:c="9"/>640 <text:s text:c="6"/>679.69 <text:s text:c="6"/>680.18 <text:s text:c="6"/>679.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131072 <text:s text:c="9"/>320 <text:s text:c="6"/>864.70 <text:s text:c="6"/>865.77 <text:s text:c="6"/>865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7"/>
          <table:table-cell office:value-type="string" calcext:value-type="string">
            <text:p><text:s text:c="7"/>262144 <text:s text:c="9"/>160 <text:s text:c="5"/>4413.71 <text:s text:c="5"/>4417.66 <text:s text:c="5"/>4415.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09.86 <text:s text:c="5"/>8811.94 <text:s text:c="5"/>8810.9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813.40 <text:s text:c="4"/>17830.95 <text:s text:c="4"/>17822.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349.75 <text:s text:c="4"/>35366.95 <text:s text:c="4"/>35358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8 <text:s text:c="8"/>0.08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829.70 <text:s text:c="4"/>70888.81 <text:s text:c="4"/>70859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57 <text:s text:c="8"/>2.57 <text:s text:c="8"/>2.5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46 <text:s text:c="8"/>2.46 <text:s text:c="8"/>2.46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44 <text:s text:c="8"/>2.44 <text:s text:c="8"/>2.44</text:p>
          </table:table-cell>
          <table:table-cell table:number-columns-repeated="7"/>
          <table:table-cell office:value-type="string" calcext:value-type="string">
            <text:p># Benchmarking Bca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50 <text:s text:c="8"/>2.51 <text:s text:c="8"/>2.51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54 <text:s text:c="8"/>2.54 <text:s text:c="8"/>2.54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9 <text:s text:c="8"/>2.60 <text:s text:c="8"/>2.59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7 <text:s text:c="8"/>2.77 <text:s text:c="8"/>2.77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12 <text:s text:c="8"/>4.13 <text:s text:c="8"/>4.12</text:p>
          </table:table-cell>
          <table:table-cell table:number-columns-repeated="7"/>
          <table:table-cell office:value-type="string" calcext:value-type="string">
            <text:p><text:s text:c="12"/>1 <text:s text:c="8"/>1000 <text:s text:c="7"/>81.40 <text:s text:c="7"/>81.41 <text:s text:c="7"/>81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36 <text:s text:c="8"/>4.37 <text:s text:c="8"/>4.37</text:p>
          </table:table-cell>
          <table:table-cell table:number-columns-repeated="7"/>
          <table:table-cell office:value-type="string" calcext:value-type="string">
            <text:p><text:s text:c="12"/>2 <text:s text:c="8"/>1000 <text:s text:c="7"/>96.64 <text:s text:c="7"/>96.72 <text:s text:c="7"/>96.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77 <text:s text:c="8"/>4.78 <text:s text:c="8"/>4.78</text:p>
          </table:table-cell>
          <table:table-cell table:number-columns-repeated="7"/>
          <table:table-cell office:value-type="string" calcext:value-type="string">
            <text:p><text:s text:c="12"/>4 <text:s text:c="8"/>1000 <text:s text:c="7"/>92.39 <text:s text:c="7"/>92.41 <text:s text:c="7"/>92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06 <text:s text:c="8"/>6.06 <text:s text:c="8"/>6.06</text:p>
          </table:table-cell>
          <table:table-cell table:number-columns-repeated="7"/>
          <table:table-cell office:value-type="string" calcext:value-type="string">
            <text:p><text:s text:c="12"/>8 <text:s text:c="8"/>1000 <text:s text:c="7"/>87.32 <text:s text:c="7"/>87.33 <text:s text:c="7"/>87.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71 <text:s text:c="8"/>7.72 <text:s text:c="8"/>7.71</text:p>
          </table:table-cell>
          <table:table-cell table:number-columns-repeated="7"/>
          <table:table-cell office:value-type="string" calcext:value-type="string">
            <text:p><text:s text:c="11"/>16 <text:s text:c="8"/>1000 <text:s text:c="7"/>98.38 <text:s text:c="7"/>98.42 <text:s text:c="7"/>98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9.82 <text:s text:c="8"/>9.83 <text:s text:c="8"/>9.83</text:p>
          </table:table-cell>
          <table:table-cell table:number-columns-repeated="7"/>
          <table:table-cell office:value-type="string" calcext:value-type="string">
            <text:p><text:s text:c="11"/>32 <text:s text:c="8"/>1000 <text:s text:c="7"/>84.31 <text:s text:c="7"/>84.32 <text:s text:c="7"/>84.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4.24 <text:s text:c="7"/>14.25 <text:s text:c="7"/>14.25</text:p>
          </table:table-cell>
          <table:table-cell table:number-columns-repeated="7"/>
          <table:table-cell office:value-type="string" calcext:value-type="string">
            <text:p><text:s text:c="11"/>64 <text:s text:c="8"/>1000 <text:s text:c="7"/>87.47 <text:s text:c="7"/>87.49 <text:s text:c="7"/>87.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5.27 <text:s text:c="7"/>45.32 <text:s text:c="7"/>45.30</text:p>
          </table:table-cell>
          <table:table-cell table:number-columns-repeated="7"/>
          <table:table-cell office:value-type="string" calcext:value-type="string">
            <text:p><text:s text:c="10"/>128 <text:s text:c="8"/>1000 <text:s text:c="7"/>92.30 <text:s text:c="7"/>92.31 <text:s text:c="7"/>92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4.25 <text:s text:c="7"/>64.32 <text:s text:c="7"/>64.29</text:p>
          </table:table-cell>
          <table:table-cell table:number-columns-repeated="7"/>
          <table:table-cell office:value-type="string" calcext:value-type="string">
            <text:p><text:s text:c="10"/>256 <text:s text:c="8"/>1000 <text:s text:c="7"/>85.23 <text:s text:c="7"/>85.27 <text:s text:c="7"/>85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1.93 <text:s text:c="6"/>102.09 <text:s text:c="6"/>102.02</text:p>
          </table:table-cell>
          <table:table-cell table:number-columns-repeated="7"/>
          <table:table-cell office:value-type="string" calcext:value-type="string">
            <text:p><text:s text:c="10"/>512 <text:s text:c="8"/>1000 <text:s text:c="7"/>99.07 <text:s text:c="7"/>99.09 <text:s text:c="7"/>99.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81.47 <text:s text:c="6"/>182.05 <text:s text:c="6"/>181.79</text:p>
          </table:table-cell>
          <table:table-cell table:number-columns-repeated="7"/>
          <table:table-cell office:value-type="string" calcext:value-type="string">
            <text:p><text:s text:c="9"/>1024 <text:s text:c="8"/>1000 <text:s text:c="6"/>101.36 <text:s text:c="6"/>101.44 <text:s text:c="6"/>101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0.84 <text:s text:c="6"/>343.00 <text:s text:c="6"/>342.02</text:p>
          </table:table-cell>
          <table:table-cell table:number-columns-repeated="7"/>
          <table:table-cell office:value-type="string" calcext:value-type="string">
            <text:p><text:s text:c="9"/>2048 <text:s text:c="8"/>1000 <text:s text:c="6"/>140.29 <text:s text:c="6"/>140.35 <text:s text:c="6"/>140.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57.76 <text:s text:c="6"/>666.15 <text:s text:c="6"/>662.30</text:p>
          </table:table-cell>
          <table:table-cell table:number-columns-repeated="7"/>
          <table:table-cell office:value-type="string" calcext:value-type="string">
            <text:p><text:s text:c="9"/>4096 <text:s text:c="8"/>1000 <text:s text:c="6"/>166.21 <text:s text:c="6"/>166.26 <text:s text:c="6"/>166.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294.65 <text:s text:c="5"/>1327.55 <text:s text:c="5"/>1312.39</text:p>
          </table:table-cell>
          <table:table-cell table:number-columns-repeated="7"/>
          <table:table-cell office:value-type="string" calcext:value-type="string">
            <text:p><text:s text:c="9"/>8192 <text:s text:c="8"/>1000 <text:s text:c="6"/>215.74 <text:s text:c="6"/>215.85 <text:s text:c="6"/>215.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668.65 <text:s text:c="5"/>2805.10 <text:s text:c="5"/>2742.50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51.27 <text:s text:c="6"/>251.42 <text:s text:c="6"/>251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316.00 <text:s text:c="5"/>5863.00 <text:s text:c="5"/>5612.04</text:p>
          </table:table-cell>
          <table:table-cell table:number-columns-repeated="7"/>
          <table:table-cell office:value-type="string" calcext:value-type="string">
            <text:p><text:s text:c="8"/>32768 <text:s text:c="8"/>1000 <text:s text:c="6"/>362.73 <text:s text:c="6"/>362.95 <text:s text:c="6"/>362.8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8"/>65536 <text:s text:c="9"/>640 <text:s text:c="6"/>611.81 <text:s text:c="6"/>612.60 <text:s text:c="6"/>612.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131072 <text:s text:c="9"/>320 <text:s text:c="5"/>1284.86 <text:s text:c="5"/>1285.55 <text:s text:c="5"/>1285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7"/>
          <table:table-cell office:value-type="string" calcext:value-type="string">
            <text:p><text:s text:c="7"/>262144 <text:s text:c="9"/>160 <text:s text:c="5"/>2989.03 <text:s text:c="5"/>2990.82 <text:s text:c="5"/>2989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7"/>524288 <text:s text:c="10"/>80 <text:s text:c="5"/>2576.61 <text:s text:c="5"/>2581.36 <text:s text:c="5"/>2578.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4985.85 <text:s text:c="5"/>4995.27 <text:s text:c="5"/>4990.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6"/>2097152 <text:s text:c="10"/>20 <text:s text:c="5"/>8980.30 <text:s text:c="5"/>9003.70 <text:s text:c="5"/>8992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41985.42 <text:s text:c="4"/>42013.60 <text:s text:c="4"/>41999.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29 <text:s text:c="8"/>2.29 <text:s text:c="8"/>2.29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8 <text:s text:c="8"/>2.28 <text:s text:c="8"/>2.28</text:p>
          </table:table-cell>
          <table:table-cell table:number-columns-repeated="7"/>
          <table:table-cell office:value-type="string" calcext:value-type="string">
            <text:p># Benchmarking Barri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7 <text:s text:c="8"/>2.28 <text:s text:c="8"/>2.28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1 <text:s text:c="8"/>2.31 <text:s text:c="8"/>2.31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3 <text:s text:c="8"/>2.33 <text:s text:c="8"/>2.33</text:p>
          </table:table-cell>
          <table:table-cell table:number-columns-repeated="7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8 <text:s text:c="8"/>2.38 <text:s text:c="8"/>2.38</text:p>
          </table:table-cell>
          <table:table-cell table:number-columns-repeated="7"/>
          <table:table-cell office:value-type="string" calcext:value-type="string">
            <text:p><text:s text:c="9"/>1000 <text:s text:c="7"/>83.88 <text:s text:c="7"/>83.89 <text:s text:c="7"/>83.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5 <text:s text:c="8"/>2.55 <text:s text:c="8"/>2.5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5 <text:s text:c="8"/>3.75 <text:s text:c="8"/>3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4 <text:s text:c="8"/>3.94 <text:s text:c="8"/>3.94</text:p>
          </table:table-cell>
          <table:table-cell table:number-columns-repeated="7"/>
          <table:table-cell office:value-type="string" calcext:value-type="string">
            <text:p># All processes entering MPI_Finaliz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29 <text:s text:c="8"/>4.29 <text:s text:c="8"/>4.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16 <text:s text:c="8"/>5.17 <text:s text:c="8"/>5.1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37 <text:s text:c="8"/>6.37 <text:s text:c="8"/>6.3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2 <text:s text:c="8"/>7.92 <text:s text:c="8"/>7.9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6 <text:s text:c="7"/>11.37 <text:s text:c="7"/>11.3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8.93 <text:s text:c="7"/>18.93 <text:s text:c="7"/>18.9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81 <text:s text:c="7"/>28.81 <text:s text:c="7"/>28.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5.25 <text:s text:c="7"/>45.26 <text:s text:c="7"/>45.2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77.72 <text:s text:c="7"/>77.72 <text:s text:c="7"/>77.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48.71 <text:s text:c="6"/>148.73 <text:s text:c="6"/>148.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4.54 <text:s text:c="6"/>284.59 <text:s text:c="6"/>284.5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55.20 <text:s text:c="6"/>555.25 <text:s text:c="6"/>555.2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9.75 <text:s text:c="5"/>1089.85 <text:s text:c="5"/>1089.8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6.51 <text:s text:c="5"/>2187.09 <text:s text:c="5"/>2186.8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58 <text:s text:c="8"/>3.58 <text:s text:c="8"/>3.5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60 <text:s text:c="8"/>3.60 <text:s text:c="8"/>3.6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58 <text:s text:c="8"/>3.58 <text:s text:c="8"/>3.5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71 <text:s text:c="8"/>3.71 <text:s text:c="8"/>3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76 <text:s text:c="8"/>3.76 <text:s text:c="8"/>3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80 <text:s text:c="8"/>3.80 <text:s text:c="8"/>3.8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4.13 <text:s text:c="8"/>4.13 <text:s text:c="8"/>4.1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5.27 <text:s text:c="8"/>5.27 <text:s text:c="8"/>5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59 <text:s text:c="8"/>5.59 <text:s text:c="8"/>5.5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6.06 <text:s text:c="8"/>6.06 <text:s text:c="8"/>6.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54 <text:s text:c="8"/>7.54 <text:s text:c="8"/>7.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0.12 <text:s text:c="7"/>10.13 <text:s text:c="7"/>10.1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4.05 <text:s text:c="7"/>24.06 <text:s text:c="7"/>24.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34.48 <text:s text:c="7"/>34.48 <text:s text:c="7"/>34.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52.25 <text:s text:c="7"/>52.25 <text:s text:c="7"/>52.2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83.42 <text:s text:c="7"/>83.43 <text:s text:c="7"/>83.4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4.17 <text:s text:c="6"/>144.20 <text:s text:c="6"/>144.1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28.34 <text:s text:c="6"/>228.41 <text:s text:c="6"/>228.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96.87 <text:s text:c="6"/>396.96 <text:s text:c="6"/>396.9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718.99 <text:s text:c="6"/>719.27 <text:s text:c="6"/>719.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84.32 <text:s text:c="5"/>1385.60 <text:s text:c="5"/>1385.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919.15 <text:s text:c="5"/>2923.94 <text:s text:c="5"/>2921.5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776.41 <text:s text:c="5"/>5796.00 <text:s text:c="5"/>5786.0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49 <text:s text:c="8"/>4.50 <text:s text:c="8"/>4.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48 <text:s text:c="8"/>4.49 <text:s text:c="8"/>4.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49 <text:s text:c="8"/>4.49 <text:s text:c="8"/>4.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65 <text:s text:c="8"/>4.65 <text:s text:c="8"/>4.6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69 <text:s text:c="8"/>4.70 <text:s text:c="8"/>4.6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75 <text:s text:c="8"/>4.75 <text:s text:c="8"/>4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5.11 <text:s text:c="8"/>5.11 <text:s text:c="8"/>5.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22 <text:s text:c="8"/>6.22 <text:s text:c="8"/>6.2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6.60 <text:s text:c="8"/>6.60 <text:s text:c="8"/>6.6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20 <text:s text:c="8"/>7.20 <text:s text:c="8"/>7.2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8.99 <text:s text:c="8"/>8.99 <text:s text:c="8"/>8.9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85 <text:s text:c="7"/>11.85 <text:s text:c="7"/>11.8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4.63 <text:s text:c="7"/>34.64 <text:s text:c="7"/>34.6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49.00 <text:s text:c="7"/>49.02 <text:s text:c="7"/>49.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69.27 <text:s text:c="7"/>69.28 <text:s text:c="7"/>69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08.68 <text:s text:c="6"/>108.69 <text:s text:c="6"/>108.6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90.85 <text:s text:c="6"/>190.88 <text:s text:c="6"/>190.8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95.57 <text:s text:c="6"/>295.64 <text:s text:c="6"/>295.6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511.01 <text:s text:c="6"/>511.21 <text:s text:c="6"/>511.1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33.94 <text:s text:c="6"/>934.24 <text:s text:c="6"/>934.0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890.70 <text:s text:c="5"/>1892.75 <text:s text:c="5"/>1891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804.55 <text:s text:c="5"/>3809.94 <text:s text:c="5"/>3807.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7477.62 <text:s text:c="5"/>7499.41 <text:s text:c="5"/>7490.2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27 <text:s text:c="8"/>2.27 <text:s text:c="8"/>2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7 <text:s text:c="8"/>2.27 <text:s text:c="8"/>2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7 <text:s text:c="8"/>2.27 <text:s text:c="8"/>2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0 <text:s text:c="8"/>2.30 <text:s text:c="8"/>2.3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1 <text:s text:c="8"/>2.31 <text:s text:c="8"/>2.3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6 <text:s text:c="8"/>2.36 <text:s text:c="8"/>2.3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5 <text:s text:c="8"/>2.55 <text:s text:c="8"/>2.5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4 <text:s text:c="8"/>3.74 <text:s text:c="8"/>3.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3 <text:s text:c="8"/>3.93 <text:s text:c="8"/>3.9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29 <text:s text:c="8"/>4.29 <text:s text:c="8"/>4.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29 <text:s text:c="8"/>5.29 <text:s text:c="8"/>5.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38 <text:s text:c="8"/>6.38 <text:s text:c="8"/>6.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4 <text:s text:c="8"/>7.94 <text:s text:c="8"/>7.9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6 <text:s text:c="7"/>11.37 <text:s text:c="7"/>11.3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10 <text:s text:c="7"/>19.11 <text:s text:c="7"/>19.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76 <text:s text:c="7"/>28.76 <text:s text:c="7"/>28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5.00 <text:s text:c="7"/>45.00 <text:s text:c="7"/>45.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77.81 <text:s text:c="7"/>77.81 <text:s text:c="7"/>77.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48.35 <text:s text:c="6"/>148.36 <text:s text:c="6"/>148.3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4.75 <text:s text:c="6"/>284.78 <text:s text:c="6"/>284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60.18 <text:s text:c="6"/>560.25 <text:s text:c="6"/>560.2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9.94 <text:s text:c="5"/>1090.00 <text:s text:c="5"/>1089.9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3.10 <text:s text:c="5"/>2183.49 <text:s text:c="5"/>2183.2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5 <text:s text:c="8"/>0.08 <text:s text:c="8"/>0.0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46 <text:s text:c="8"/>3.46 <text:s text:c="8"/>3.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47 <text:s text:c="8"/>3.47 <text:s text:c="8"/>3.4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44 <text:s text:c="8"/>3.44 <text:s text:c="8"/>3.4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60 <text:s text:c="8"/>3.61 <text:s text:c="8"/>3.6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82 <text:s text:c="8"/>4.83 <text:s text:c="8"/>4.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69 <text:s text:c="8"/>3.70 <text:s text:c="8"/>3.6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95 <text:s text:c="8"/>3.96 <text:s text:c="8"/>3.9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97 <text:s text:c="8"/>4.97 <text:s text:c="8"/>4.9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27 <text:s text:c="8"/>5.27 <text:s text:c="8"/>5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77 <text:s text:c="8"/>5.78 <text:s text:c="8"/>5.7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28 <text:s text:c="8"/>7.28 <text:s text:c="8"/>7.2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9.76 <text:s text:c="8"/>9.76 <text:s text:c="8"/>9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2.74 <text:s text:c="7"/>12.75 <text:s text:c="7"/>12.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9.23 <text:s text:c="7"/>19.24 <text:s text:c="7"/>19.2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4.61 <text:s text:c="7"/>34.61 <text:s text:c="7"/>34.6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0.10 <text:s text:c="7"/>60.11 <text:s text:c="7"/>60.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12.80 <text:s text:c="6"/>112.83 <text:s text:c="6"/>112.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90.41 <text:s text:c="6"/>190.42 <text:s text:c="6"/>190.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9.89 <text:s text:c="6"/>350.17 <text:s text:c="6"/>350.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68.09 <text:s text:c="6"/>668.62 <text:s text:c="6"/>668.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10.03 <text:s text:c="5"/>1311.40 <text:s text:c="5"/>1310.9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783.39 <text:s text:c="5"/>2785.90 <text:s text:c="5"/>2784.9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571.51 <text:s text:c="5"/>5576.21 <text:s text:c="5"/>5574.8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6 <text:s text:c="8"/>0.09 <text:s text:c="8"/>0.0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49 <text:s text:c="8"/>4.50 <text:s text:c="8"/>4.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53 <text:s text:c="8"/>4.53 <text:s text:c="8"/>4.5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49 <text:s text:c="8"/>4.49 <text:s text:c="8"/>4.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67 <text:s text:c="8"/>4.67 <text:s text:c="8"/>4.6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70 <text:s text:c="8"/>4.70 <text:s text:c="8"/>4.7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78 <text:s text:c="8"/>4.78 <text:s text:c="8"/>4.7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5.46 <text:s text:c="8"/>5.46 <text:s text:c="8"/>5.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15 <text:s text:c="8"/>6.15 <text:s text:c="8"/>6.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6.52 <text:s text:c="8"/>6.52 <text:s text:c="8"/>6.5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11 <text:s text:c="8"/>7.11 <text:s text:c="8"/>7.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8.90 <text:s text:c="8"/>8.91 <text:s text:c="8"/>8.9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90 <text:s text:c="7"/>11.90 <text:s text:c="7"/>11.9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5.79 <text:s text:c="7"/>15.80 <text:s text:c="7"/>15.8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4.00 <text:s text:c="7"/>24.01 <text:s text:c="7"/>24.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2.35 <text:s text:c="7"/>42.36 <text:s text:c="7"/>42.3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5.55 <text:s text:c="7"/>75.56 <text:s text:c="7"/>75.5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2.42 <text:s text:c="6"/>142.44 <text:s text:c="6"/>142.4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50.10 <text:s text:c="6"/>250.14 <text:s text:c="6"/>250.1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460.39 <text:s text:c="6"/>460.50 <text:s text:c="6"/>460.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74.67 <text:s text:c="6"/>874.90 <text:s text:c="6"/>874.8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793.35 <text:s text:c="5"/>1794.65 <text:s text:c="5"/>1794.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633.11 <text:s text:c="5"/>3634.14 <text:s text:c="5"/>3633.6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7244.61 <text:s text:c="5"/>7254.39 <text:s text:c="5"/>7250.54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5 <text:s text:c="8"/>0.05 <text:s text:c="8"/>0.0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42 <text:s text:c="8"/>2.42 <text:s text:c="8"/>2.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38 <text:s text:c="8"/>2.38 <text:s text:c="8"/>2.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37 <text:s text:c="8"/>2.37 <text:s text:c="8"/>2.3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40 <text:s text:c="8"/>2.40 <text:s text:c="8"/>2.4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43 <text:s text:c="8"/>2.43 <text:s text:c="8"/>2.4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45 <text:s text:c="8"/>2.45 <text:s text:c="8"/>2.4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62 <text:s text:c="8"/>2.62 <text:s text:c="8"/>2.6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9 <text:s text:c="8"/>3.79 <text:s text:c="8"/>3.7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9 <text:s text:c="8"/>3.99 <text:s text:c="8"/>3.9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35 <text:s text:c="8"/>4.35 <text:s text:c="8"/>4.3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7 <text:s text:c="8"/>5.07 <text:s text:c="8"/>5.0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18 <text:s text:c="8"/>6.18 <text:s text:c="8"/>6.1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33 <text:s text:c="8"/>8.33 <text:s text:c="8"/>8.3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42 <text:s text:c="7"/>11.43 <text:s text:c="7"/>11.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7.09 <text:s text:c="7"/>17.10 <text:s text:c="7"/>17.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32.07 <text:s text:c="7"/>32.07 <text:s text:c="7"/>32.0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53.72 <text:s text:c="7"/>53.72 <text:s text:c="7"/>53.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97.72 <text:s text:c="7"/>97.72 <text:s text:c="7"/>97.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80.47 <text:s text:c="6"/>180.49 <text:s text:c="6"/>180.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18.09 <text:s text:c="6"/>218.12 <text:s text:c="6"/>218.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436.50 <text:s text:c="6"/>436.58 <text:s text:c="6"/>436.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873.24 <text:s text:c="6"/>873.40 <text:s text:c="6"/>873.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776.10 <text:s text:c="5"/>1776.19 <text:s text:c="5"/>1776.15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67 <text:s text:c="8"/>2.67 <text:s text:c="8"/>2.6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64 <text:s text:c="8"/>2.65 <text:s text:c="8"/>2.6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63 <text:s text:c="8"/>2.63 <text:s text:c="8"/>2.6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1 <text:s text:c="8"/>2.71 <text:s text:c="8"/>2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1 <text:s text:c="8"/>2.72 <text:s text:c="8"/>2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73 <text:s text:c="8"/>2.74 <text:s text:c="8"/>2.7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92 <text:s text:c="8"/>2.92 <text:s text:c="8"/>2.9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0 <text:s text:c="8"/>4.21 <text:s text:c="8"/>4.2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2 <text:s text:c="8"/>4.42 <text:s text:c="8"/>4.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80 <text:s text:c="8"/>4.80 <text:s text:c="8"/>4.8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96 <text:s text:c="8"/>5.97 <text:s text:c="8"/>5.9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04 <text:s text:c="7"/>11.05 <text:s text:c="7"/>11.0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4.23 <text:s text:c="7"/>14.24 <text:s text:c="7"/>14.2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8.15 <text:s text:c="7"/>18.16 <text:s text:c="7"/>18.1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6.31 <text:s text:c="7"/>26.33 <text:s text:c="7"/>26.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8.13 <text:s text:c="7"/>48.13 <text:s text:c="7"/>48.1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8.28 <text:s text:c="7"/>88.29 <text:s text:c="7"/>88.2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69.42 <text:s text:c="6"/>169.48 <text:s text:c="6"/>169.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12.17 <text:s text:c="6"/>312.31 <text:s text:c="6"/>312.2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41.90 <text:s text:c="6"/>342.25 <text:s text:c="6"/>342.0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36.52 <text:s text:c="6"/>637.25 <text:s text:c="6"/>636.8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4.15 <text:s text:c="5"/>1090.05 <text:s text:c="5"/>1087.8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60.20 <text:s text:c="5"/>2071.69 <text:s text:c="5"/>2067.3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71 <text:s text:c="8"/>2.71 <text:s text:c="8"/>2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71 <text:s text:c="8"/>2.71 <text:s text:c="8"/>2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71 <text:s text:c="8"/>2.71 <text:s text:c="8"/>2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5 <text:s text:c="8"/>2.75 <text:s text:c="8"/>2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9 <text:s text:c="8"/>2.79 <text:s text:c="8"/>2.7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82 <text:s text:c="8"/>2.82 <text:s text:c="8"/>2.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00 <text:s text:c="8"/>3.01 <text:s text:c="8"/>3.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7 <text:s text:c="8"/>4.27 <text:s text:c="8"/>4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8 <text:s text:c="8"/>4.49 <text:s text:c="8"/>4.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84 <text:s text:c="8"/>4.85 <text:s text:c="8"/>4.8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98 <text:s text:c="8"/>5.99 <text:s text:c="8"/>5.9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2.35 <text:s text:c="7"/>12.37 <text:s text:c="7"/>12.3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5.34 <text:s text:c="7"/>15.36 <text:s text:c="7"/>15.3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9.96 <text:s text:c="7"/>19.98 <text:s text:c="7"/>19.9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9.31 <text:s text:c="7"/>29.33 <text:s text:c="7"/>29.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0.27 <text:s text:c="7"/>50.30 <text:s text:c="7"/>50.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92.09 <text:s text:c="7"/>92.15 <text:s text:c="7"/>92.1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79.32 <text:s text:c="6"/>179.47 <text:s text:c="6"/>179.4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30.96 <text:s text:c="6"/>331.60 <text:s text:c="6"/>331.4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33.30 <text:s text:c="6"/>335.15 <text:s text:c="6"/>334.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32.03 <text:s text:c="6"/>638.65 <text:s text:c="6"/>637.2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97.80 <text:s text:c="5"/>1107.41 <text:s text:c="5"/>1103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45.01 <text:s text:c="5"/>2062.51 <text:s text:c="5"/>2055.7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2.08 <text:s text:c="8"/>2.08 <text:s text:c="8"/>2.0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3.99 <text:s text:c="8"/>3.99 <text:s text:c="8"/>3.9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6.30 <text:s text:c="8"/>6.30 <text:s text:c="8"/>6.30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 All processes entering MPI_Finaliz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 style:data-style-name="N2" text:time-value="14:02:33.0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8T14:04:08.437000000</dc:date>
    <meta:generator>LibreOffice/4.3.5.2$Windows_x86 LibreOffice_project/3a87456aaa6a95c63eea1c1b3201acedf0751bd5</meta:generator>
    <meta:editing-duration>PT2M18S</meta:editing-duration>
    <meta:editing-cycles>5</meta:editing-cycles>
    <meta:document-statistic meta:table-count="1" meta:cell-count="3517" meta:object-count="0"/>
  </office:meta>
</office:document-meta>
</file>